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4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5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6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8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225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2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style:font-family-generic="script"/>
    </style:style>
    <style:style style:name="ce23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23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8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8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3" style:family="table-cell" style:parent-style-name="_21315__20998__20301__91_0_93__32_2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74" style:family="table-cell" style:parent-style-name="_21315__20998__20301__91_0_93__32_2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5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6" style:family="table-cell" style:parent-style-name="_19968__33324__32_3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21315__20998__20301__91_0_93__32_2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21315__20998__20301__91_0_93__32_2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4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7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88" style:family="table-cell" style:parent-style-name="_21315__20998__20301__91_0_93__32_2" style:data-style-name="N66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89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0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7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98" style:family="table-cell" style:parent-style-name="_21315__20998__20301__91_0_93__32_2" style:data-style-name="N66">
      <style:table-cell-properties fo:border-top="thin solid #000000" fo:border-bottom="thin dotte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9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0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1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2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3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4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5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0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8" style:family="table-cell" style:parent-style-name="_21315__20998__20301__91_0_93__32_2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9" style:family="table-cell" style:parent-style-name="_21315__20998__20301__91_0_93__32_2" style:data-style-name="N65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1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3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4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15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1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17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1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9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20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2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5" style:family="table-cell" style:parent-style-name="_19968__33324__32_3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7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8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6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.35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7.1pt" style:use-optimal-row-height="false" fo:break-before="page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30.2pt" style:use-optimal-row-height="false" fo:break-before="auto"/>
    </style:style>
    <style:style style:name="ro29" style:family="table-row">
      <style:table-row-properties style:row-height="12.2pt" style:use-optimal-row-height="false" fo:break-before="auto"/>
    </style:style>
    <style:style style:name="ro30" style:family="table-row">
      <style:table-row-properties style:row-height="16.5pt" style:use-optimal-row-height="true" fo:break-before="auto"/>
    </style:style>
    <style:style style:name="ro31" style:family="table-row">
      <style:table-row-properties style:row-height="15pt" style:use-optimal-row-height="true" fo:break-before="page"/>
    </style:style>
    <style:style style:name="ro3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27"/>
        <table:table-column table:style-name="co2" table:default-cell-style-name="ce227"/>
        <table:table-column table:style-name="co3" table:default-cell-style-name="ce227"/>
        <table:table-column table:style-name="co4" table:number-columns-repeated="3" table:default-cell-style-name="ce227"/>
        <table:table-column table:style-name="co5" table:default-cell-style-name="ce227"/>
        <table:table-column table:style-name="co6" table:number-columns-repeated="3" table:default-cell-style-name="ce227"/>
        <table:table-column table:style-name="co7" table:default-cell-style-name="ce227"/>
        <table:table-column table:style-name="co6" table:number-columns-repeated="3" table:default-cell-style-name="ce227"/>
        <table:table-column table:style-name="co8" table:default-cell-style-name="ce227"/>
        <table:table-column table:style-name="co6" table:default-cell-style-name="ce227"/>
        <table:table-column table:style-name="co9" table:default-cell-style-name="ce227"/>
        <table:table-column table:style-name="co1" table:number-columns-repeated="14" table:default-cell-style-name="ce227"/>
        <table:table-column table:style-name="co10" table:default-cell-style-name="ce227"/>
        <table:table-column table:style-name="co11" table:number-columns-repeated="16352" table:default-cell-style-name="ce227"/>
        <table:table-row table:style-name="ro1">
          <table:table-cell table:number-columns-repeated="16384" table:style-name="ce227"/>
        </table:table-row>
        <table:table-row table:style-name="ro2">
          <table:table-cell office:value-type="string" table:number-columns-spanned="16" table:number-rows-spanned="1" table:style-name="ce228">
            <text:p>民 國 113 年 6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28">
            <text:p>民 國 113 年 6 月 戶 口 統 計 速 報 表(續)</text:p>
          </table:table-cell>
          <table:covered-table-cell table:number-columns-repeated="14"/>
          <table:table-cell table:number-columns-repeated="16353" table:style-name="ce229"/>
        </table:table-row>
        <table:table-row table:style-name="ro3">
          <table:table-cell table:number-columns-repeated="15" table:style-name="ce230"/>
          <table:table-cell table:style-name="ce231"/>
          <table:table-cell table:number-columns-repeated="14" table:style-name="ce230"/>
          <table:table-cell office:value-type="string" table:style-name="ce231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38">
            <text:p><text:span text:style-name="T7">年月別</text:span></text:p>
          </table:table-cell>
          <table:covered-table-cell/>
          <table:table-cell table:style-name="ce234"/>
          <table:table-cell office:value-type="string" table:style-name="ce235">
            <text:p><text:span text:style-name="T7">人</text:span></text:p>
          </table:table-cell>
          <table:table-cell office:value-type="string" table:style-name="ce235">
            <text:p><text:span text:style-name="T7">口</text:span></text:p>
          </table:table-cell>
          <table:table-cell office:value-type="string" table:style-name="ce235">
            <text:p><text:span text:style-name="T7">數</text:span></text:p>
          </table:table-cell>
          <table:table-cell office:value-type="string" table:number-columns-spanned="4" table:number-rows-spanned="1" table:style-name="ce326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6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6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6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6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7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7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9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4">
            <text:p><text:span text:style-name="T7">戶　數</text:span></text:p>
          </table:table-cell>
          <table:table-cell table:number-columns-repeated="3" table:style-name="ce243"/>
          <table:table-cell office:value-type="string" table:number-columns-spanned="1" table:number-rows-spanned="3" table:style-name="ce326">
            <text:p><text:span text:style-name="T7">計</text:span></text:p>
          </table:table-cell>
          <table:table-cell office:value-type="string" table:number-columns-spanned="1" table:number-rows-spanned="3" table:style-name="ce326">
            <text:p><text:span text:style-name="T7">男</text:span></text:p>
          </table:table-cell>
          <table:table-cell office:value-type="string" table:number-columns-spanned="1" table:number-rows-spanned="3" table:style-name="ce326">
            <text:p><text:span text:style-name="T7">女</text:span></text:p>
          </table:table-cell>
          <table:table-cell office:value-type="string" table:style-name="ce246">
            <text:p><text:span text:style-name="T7">折合年</text:span></text:p>
          </table:table-cell>
          <table:table-cell office:value-type="string" table:number-columns-spanned="1" table:number-rows-spanned="3" table:style-name="ce326">
            <text:p><text:span text:style-name="T7">計</text:span></text:p>
          </table:table-cell>
          <table:table-cell office:value-type="string" table:number-columns-spanned="1" table:number-rows-spanned="3" table:style-name="ce326">
            <text:p><text:span text:style-name="T7">男</text:span></text:p>
          </table:table-cell>
          <table:table-cell office:value-type="string" table:number-columns-spanned="1" table:number-rows-spanned="3" table:style-name="ce326">
            <text:p><text:span text:style-name="T7">女</text:span></text:p>
          </table:table-cell>
          <table:table-cell office:value-type="string" table:style-name="ce247">
            <text:p><text:span text:style-name="T7">折合年</text:span></text:p>
          </table:table-cell>
          <table:table-cell office:value-type="string" table:style-name="ce243">
            <text:p><text:s/></text:p>
          </table:table-cell>
          <table:table-cell office:value-type="string" table:style-name="ce248">
            <text:p><text:span text:style-name="T7">折合年自</text:span></text:p>
          </table:table-cell>
          <table:table-cell office:value-type="string" table:number-columns-spanned="1" table:number-rows-spanned="3" table:style-name="ce32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7">
            <text:p><text:span text:style-name="T7">不同性別</text:span></text:p>
          </table:table-cell>
          <table:table-cell office:value-type="string" table:number-columns-spanned="3" table:number-rows-spanned="1" table:style-name="ce326">
            <text:p><text:span text:style-name="T7">相同性別</text:span></text:p>
          </table:table-cell>
          <table:covered-table-cell table:number-columns-repeated="2"/>
          <table:table-cell office:value-type="string" table:style-name="ce247">
            <text:p><text:span text:style-name="T7">折合年</text:span></text:p>
          </table:table-cell>
          <table:table-cell office:value-type="string" table:number-columns-spanned="1" table:number-rows-spanned="3" table:style-name="ce32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7">
            <text:p><text:span text:style-name="T7">不同性別</text:span></text:p>
          </table:table-cell>
          <table:table-cell office:value-type="string" table:number-columns-spanned="3" table:number-rows-spanned="1" table:style-name="ce326">
            <text:p><text:span text:style-name="T7">相同性別</text:span></text:p>
          </table:table-cell>
          <table:covered-table-cell table:number-columns-repeated="2"/>
          <table:table-cell office:value-type="string" table:style-name="ce247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253">
            <text:p><text:span text:style-name="T7">計</text:span></text:p>
          </table:table-cell>
          <table:table-cell office:value-type="string" table:style-name="ce253">
            <text:p><text:span text:style-name="T7">男</text:span></text:p>
          </table:table-cell>
          <table:table-cell office:value-type="string" table:style-name="ce253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255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255">
            <text:p><text:span text:style-name="T7">粗死亡率</text:span></text:p>
          </table:table-cell>
          <table:table-cell office:value-type="string" table:style-name="ce253">
            <text:p><text:span text:style-name="T7">人數</text:span></text:p>
          </table:table-cell>
          <table:table-cell office:value-type="string" table:style-name="ce248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6">
            <text:p><text:span text:style-name="T7">計</text:span></text:p>
          </table:table-cell>
          <table:table-cell office:value-type="string" table:number-columns-spanned="1" table:number-rows-spanned="2" table:style-name="ce326">
            <text:p><text:span text:style-name="T7">男</text:span></text:p>
          </table:table-cell>
          <table:table-cell office:value-type="string" table:number-columns-spanned="1" table:number-rows-spanned="2" table:style-name="ce328">
            <text:p><text:span text:style-name="T7">女</text:span></text:p>
          </table:table-cell>
          <table:table-cell office:value-type="string" table:style-name="ce255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6">
            <text:p><text:span text:style-name="T7">計</text:span></text:p>
          </table:table-cell>
          <table:table-cell office:value-type="string" table:number-columns-spanned="1" table:number-rows-spanned="2" table:style-name="ce326">
            <text:p><text:span text:style-name="T7">男</text:span></text:p>
          </table:table-cell>
          <table:table-cell office:value-type="string" table:number-columns-spanned="1" table:number-rows-spanned="2" table:style-name="ce328">
            <text:p><text:span text:style-name="T7">女</text:span></text:p>
          </table:table-cell>
          <table:table-cell office:value-type="string" table:style-name="ce255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260"/>
          <table:table-cell table:style-name="ce261"/>
          <table:table-cell table:number-columns-repeated="2" table:style-name="ce262"/>
          <table:covered-table-cell/>
          <table:covered-table-cell/>
          <table:covered-table-cell/>
          <table:table-cell office:value-type="string" table:style-name="ce262">
            <text:p>‰</text:p>
          </table:table-cell>
          <table:covered-table-cell/>
          <table:covered-table-cell/>
          <table:covered-table-cell/>
          <table:table-cell office:value-type="string" table:style-name="ce265">
            <text:p>‰</text:p>
          </table:table-cell>
          <table:table-cell table:style-name="ce262"/>
          <table:table-cell office:value-type="string" table:style-name="ce26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6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62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46"/>
          <table:table-cell table:style-name="ce269"/>
          <table:table-cell table:style-name="ce270"/>
          <table:table-cell table:style-name="ce271"/>
          <table:table-cell table:number-columns-repeated="2" table:style-name="ce272"/>
          <table:table-cell office:value-type="float" office:value="0" table:style-name="ce273">
            <text:p>—</text:p>
          </table:table-cell>
          <table:table-cell table:number-columns-repeated="2" table:style-name="ce246"/>
          <table:table-cell table:style-name="ce272"/>
          <table:table-cell table:number-columns-repeated="3" table:style-name="ce246"/>
          <table:table-cell table:style-name="ce272"/>
          <table:table-cell office:value-type="float" office:value="0" table:style-name="ce274">
            <text:p>—</text:p>
          </table:table-cell>
          <table:table-cell table:style-name="ce248"/>
          <table:table-cell table:style-name="ce246"/>
          <table:table-cell table:style-name="ce275"/>
          <table:table-cell table:number-columns-repeated="2" table:style-name="ce246"/>
          <table:table-cell table:number-columns-repeated="2" table:style-name="ce272"/>
          <table:table-cell table:style-name="ce246"/>
          <table:table-cell table:style-name="ce275"/>
          <table:table-cell table:number-columns-repeated="2" table:style-name="ce246"/>
          <table:table-cell table:number-columns-repeated="2" table:style-name="ce272"/>
          <table:table-cell table:number-columns-repeated="2" table:style-name="ce246"/>
          <table:table-cell table:style-name="ce276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78">
            <text:p>40<text:s/><text:span text:style-name="T8">年</text:span></text:p>
          </table:table-cell>
          <table:covered-table-cell/>
          <table:table-cell office:value-type="float" office:value="1440787" table:style-name="ce279">
            <text:p>1,440,787</text:p>
          </table:table-cell>
          <table:table-cell office:value-type="float" office:value="7869247" table:style-name="ce279">
            <text:p>7,869,247</text:p>
          </table:table-cell>
          <table:table-cell office:value-type="float" office:value="4016708" table:style-name="ce279">
            <text:p>4,016,708</text:p>
          </table:table-cell>
          <table:table-cell office:value-type="float" office:value="3852539" table:style-name="ce279">
            <text:p>3,852,539</text:p>
          </table:table-cell>
          <table:table-cell office:value-type="float" office:value="385383" table:style-name="ce279">
            <text:p>385,383</text:p>
          </table:table-cell>
          <table:table-cell office:value-type="float" office:value="197297" table:style-name="ce279">
            <text:p>197,297</text:p>
          </table:table-cell>
          <table:table-cell office:value-type="float" office:value="188086" table:style-name="ce279">
            <text:p>188,086</text:p>
          </table:table-cell>
          <table:table-cell office:value-type="float" office:value="49.97" table:style-name="ce280">
            <text:p>49.97</text:p>
          </table:table-cell>
          <table:table-cell office:value-type="float" office:value="89259" table:style-name="ce279">
            <text:p>89,259</text:p>
          </table:table-cell>
          <table:table-cell office:value-type="float" office:value="46225" table:style-name="ce279">
            <text:p>46,225</text:p>
          </table:table-cell>
          <table:table-cell office:value-type="float" office:value="43034" table:style-name="ce279">
            <text:p>43,034</text:p>
          </table:table-cell>
          <table:table-cell office:value-type="float" office:value="11.57" table:style-name="ce280">
            <text:p>11.57</text:p>
          </table:table-cell>
          <table:table-cell office:value-type="float" office:value="296124" table:style-name="ce279">
            <text:p>296,124</text:p>
          </table:table-cell>
          <table:table-cell office:value-type="float" office:value="38.4" table:style-name="ce281">
            <text:p>38.40</text:p>
          </table:table-cell>
          <table:table-cell table:style-name="ce279"/>
          <table:table-cell office:value-type="float" office:value="73676" table:style-name="ce279">
            <text:p>73,676</text:p>
          </table:table-cell>
          <table:table-cell table:number-columns-repeated="3" table:style-name="ce279"/>
          <table:table-cell office:value-type="float" office:value="9.5500000000000007" table:style-name="ce280">
            <text:p>9.55</text:p>
          </table:table-cell>
          <table:table-cell table:style-name="ce279"/>
          <table:table-cell office:value-type="float" office:value="3858" table:style-name="ce279">
            <text:p>3,858</text:p>
          </table:table-cell>
          <table:table-cell table:number-columns-repeated="3" table:style-name="ce279"/>
          <table:table-cell office:value-type="float" office:value="0.5" table:style-name="ce280">
            <text:p>0.50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170729" table:style-name="ce282">
            <text:p>170,729</text:p>
          </table:table-cell>
          <table:table-cell table:number-columns-repeated="16353" table:style-name="ce283"/>
        </table:table-row>
        <table:table-row table:style-name="ro7">
          <table:table-cell office:value-type="string" table:number-columns-spanned="2" table:number-rows-spanned="1" table:style-name="ce278">
            <text:p>50<text:s/><text:span text:style-name="T8">年</text:span></text:p>
          </table:table-cell>
          <table:covered-table-cell/>
          <table:table-cell office:value-type="float" office:value="2002493" table:style-name="ce279">
            <text:p>2,002,493</text:p>
          </table:table-cell>
          <table:table-cell office:value-type="float" office:value="11149139" table:style-name="ce279">
            <text:p>11,149,139</text:p>
          </table:table-cell>
          <table:table-cell office:value-type="float" office:value="5715463" table:style-name="ce279">
            <text:p>5,715,463</text:p>
          </table:table-cell>
          <table:table-cell office:value-type="float" office:value="5433676" table:style-name="ce279">
            <text:p>5,433,676</text:p>
          </table:table-cell>
          <table:table-cell office:value-type="float" office:value="420254" table:style-name="ce279">
            <text:p>420,254</text:p>
          </table:table-cell>
          <table:table-cell office:value-type="float" office:value="216728" table:style-name="ce279">
            <text:p>216,728</text:p>
          </table:table-cell>
          <table:table-cell office:value-type="float" office:value="203526" table:style-name="ce279">
            <text:p>203,526</text:p>
          </table:table-cell>
          <table:table-cell office:value-type="float" office:value="38.31" table:style-name="ce280">
            <text:p>38.31</text:p>
          </table:table-cell>
          <table:table-cell office:value-type="float" office:value="73823" table:style-name="ce279">
            <text:p>73,823</text:p>
          </table:table-cell>
          <table:table-cell office:value-type="float" office:value="40570" table:style-name="ce279">
            <text:p>40,570</text:p>
          </table:table-cell>
          <table:table-cell office:value-type="float" office:value="33253" table:style-name="ce279">
            <text:p>33,253</text:p>
          </table:table-cell>
          <table:table-cell office:value-type="float" office:value="6.73" table:style-name="ce280">
            <text:p>6.73</text:p>
          </table:table-cell>
          <table:table-cell office:value-type="float" office:value="346431" table:style-name="ce279">
            <text:p>346,431</text:p>
          </table:table-cell>
          <table:table-cell office:value-type="float" office:value="31.58" table:style-name="ce281">
            <text:p>31.58</text:p>
          </table:table-cell>
          <table:table-cell table:style-name="ce279"/>
          <table:table-cell office:value-type="float" office:value="83797" table:style-name="ce279">
            <text:p>83,797</text:p>
          </table:table-cell>
          <table:table-cell table:number-columns-repeated="3" table:style-name="ce279"/>
          <table:table-cell office:value-type="float" office:value="7.51" table:style-name="ce280">
            <text:p>7.51</text:p>
          </table:table-cell>
          <table:table-cell table:style-name="ce279"/>
          <table:table-cell office:value-type="float" office:value="4487" table:style-name="ce279">
            <text:p>4,487</text:p>
          </table:table-cell>
          <table:table-cell table:number-columns-repeated="3" table:style-name="ce279"/>
          <table:table-cell office:value-type="float" office:value="0.4" table:style-name="ce280">
            <text:p>0.40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218098" table:style-name="ce282">
            <text:p>218,098</text:p>
          </table:table-cell>
          <table:table-cell table:number-columns-repeated="16353" table:style-name="ce283"/>
        </table:table-row>
        <table:table-row table:style-name="ro7">
          <table:table-cell office:value-type="string" table:number-columns-spanned="2" table:number-rows-spanned="1" table:style-name="ce278">
            <text:p>60<text:s/><text:span text:style-name="T8">年</text:span></text:p>
          </table:table-cell>
          <table:covered-table-cell/>
          <table:table-cell office:value-type="float" office:value="2702792" table:style-name="ce279">
            <text:p>2,702,792</text:p>
          </table:table-cell>
          <table:table-cell office:value-type="float" office:value="14994823" table:style-name="ce279">
            <text:p>14,994,823</text:p>
          </table:table-cell>
          <table:table-cell office:value-type="float" office:value="7895140" table:style-name="ce279">
            <text:p>7,895,140</text:p>
          </table:table-cell>
          <table:table-cell office:value-type="float" office:value="7099683" table:style-name="ce279">
            <text:p>7,099,683</text:p>
          </table:table-cell>
          <table:table-cell office:value-type="float" office:value="380424" table:style-name="ce279">
            <text:p>380,424</text:p>
          </table:table-cell>
          <table:table-cell office:value-type="float" office:value="195938" table:style-name="ce279">
            <text:p>195,938</text:p>
          </table:table-cell>
          <table:table-cell office:value-type="float" office:value="184486" table:style-name="ce279">
            <text:p>184,486</text:p>
          </table:table-cell>
          <table:table-cell office:value-type="float" office:value="25.64" table:style-name="ce280">
            <text:p>25.64</text:p>
          </table:table-cell>
          <table:table-cell office:value-type="float" office:value="70954" table:style-name="ce279">
            <text:p>70,954</text:p>
          </table:table-cell>
          <table:table-cell office:value-type="float" office:value="41596" table:style-name="ce279">
            <text:p>41,596</text:p>
          </table:table-cell>
          <table:table-cell office:value-type="float" office:value="29358" table:style-name="ce279">
            <text:p>29,358</text:p>
          </table:table-cell>
          <table:table-cell office:value-type="float" office:value="4.78" table:style-name="ce280">
            <text:p>4.78</text:p>
          </table:table-cell>
          <table:table-cell office:value-type="float" office:value="309470" table:style-name="ce279">
            <text:p>309,470</text:p>
          </table:table-cell>
          <table:table-cell office:value-type="float" office:value="20.86" table:style-name="ce281">
            <text:p>20.86</text:p>
          </table:table-cell>
          <table:table-cell table:style-name="ce279"/>
          <table:table-cell office:value-type="float" office:value="106812" table:style-name="ce279">
            <text:p>106,812</text:p>
          </table:table-cell>
          <table:table-cell table:number-columns-repeated="3" table:style-name="ce279"/>
          <table:table-cell office:value-type="float" office:value="7.2" table:style-name="ce280">
            <text:p>7.20</text:p>
          </table:table-cell>
          <table:table-cell table:style-name="ce279"/>
          <table:table-cell office:value-type="float" office:value="5310" table:style-name="ce279">
            <text:p>5,310</text:p>
          </table:table-cell>
          <table:table-cell table:number-columns-repeated="3" table:style-name="ce279"/>
          <table:table-cell office:value-type="float" office:value="0.36" table:style-name="ce280">
            <text:p>0.36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270905" table:style-name="ce279">
            <text:p>270,905</text:p>
          </table:table-cell>
          <table:table-cell table:number-columns-repeated="16353" table:style-name="ce283"/>
        </table:table-row>
        <table:table-row table:style-name="ro7">
          <table:table-cell office:value-type="string" table:number-columns-spanned="2" table:number-rows-spanned="1" table:style-name="ce278">
            <text:p>70<text:s/><text:span text:style-name="T8">年</text:span></text:p>
          </table:table-cell>
          <table:covered-table-cell/>
          <table:table-cell office:value-type="float" office:value="3906015" table:style-name="ce279">
            <text:p>3,906,015</text:p>
          </table:table-cell>
          <table:table-cell office:value-type="float" office:value="18193955" table:style-name="ce279">
            <text:p>18,193,955</text:p>
          </table:table-cell>
          <table:table-cell office:value-type="float" office:value="9479508" table:style-name="ce279">
            <text:p>9,479,508</text:p>
          </table:table-cell>
          <table:table-cell office:value-type="float" office:value="8714447" table:style-name="ce279">
            <text:p>8,714,447</text:p>
          </table:table-cell>
          <table:table-cell office:value-type="float" office:value="412779" table:style-name="ce279">
            <text:p>412,779</text:p>
          </table:table-cell>
          <table:table-cell office:value-type="float" office:value="213273" table:style-name="ce279">
            <text:p>213,273</text:p>
          </table:table-cell>
          <table:table-cell office:value-type="float" office:value="199506" table:style-name="ce279">
            <text:p>199,506</text:p>
          </table:table-cell>
          <table:table-cell office:value-type="float" office:value="22.97" table:style-name="ce280">
            <text:p>22.97</text:p>
          </table:table-cell>
          <table:table-cell office:value-type="float" office:value="86848" table:style-name="ce279">
            <text:p>86,848</text:p>
          </table:table-cell>
          <table:table-cell office:value-type="float" office:value="52627" table:style-name="ce279">
            <text:p>52,627</text:p>
          </table:table-cell>
          <table:table-cell office:value-type="float" office:value="34221" table:style-name="ce279">
            <text:p>34,221</text:p>
          </table:table-cell>
          <table:table-cell office:value-type="float" office:value="4.83" table:style-name="ce280">
            <text:p>4.83</text:p>
          </table:table-cell>
          <table:table-cell office:value-type="float" office:value="325931" table:style-name="ce279">
            <text:p>325,931</text:p>
          </table:table-cell>
          <table:table-cell office:value-type="float" office:value="18.14" table:style-name="ce281">
            <text:p>18.14</text:p>
          </table:table-cell>
          <table:table-cell table:style-name="ce279"/>
          <table:table-cell office:value-type="float" office:value="167496" table:style-name="ce279">
            <text:p>167,496</text:p>
          </table:table-cell>
          <table:table-cell table:number-columns-repeated="3" table:style-name="ce279"/>
          <table:table-cell office:value-type="float" office:value="9.2899999999999991" table:style-name="ce280">
            <text:p>9.29</text:p>
          </table:table-cell>
          <table:table-cell table:style-name="ce279"/>
          <table:table-cell office:value-type="float" office:value="14875" table:style-name="ce279">
            <text:p>14,875</text:p>
          </table:table-cell>
          <table:table-cell table:number-columns-repeated="3" table:style-name="ce279"/>
          <table:table-cell office:value-type="float" office:value="0.83" table:style-name="ce280">
            <text:p>0.83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310116" table:style-name="ce279">
            <text:p>310,116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80<text:s/><text:span text:style-name="T8">年</text:span></text:p>
          </table:table-cell>
          <table:covered-table-cell/>
          <table:table-cell office:value-type="float" office:value="5227185" table:style-name="ce279">
            <text:p>5,227,185</text:p>
          </table:table-cell>
          <table:table-cell office:value-type="float" office:value="20605831" table:style-name="ce279">
            <text:p>20,605,831</text:p>
          </table:table-cell>
          <table:table-cell office:value-type="float" office:value="10640276" table:style-name="ce279">
            <text:p>10,640,276</text:p>
          </table:table-cell>
          <table:table-cell office:value-type="float" office:value="9965555" table:style-name="ce279">
            <text:p>9,965,555</text:p>
          </table:table-cell>
          <table:table-cell office:value-type="float" office:value="321932" table:style-name="ce279">
            <text:p>321,932</text:p>
          </table:table-cell>
          <table:table-cell office:value-type="float" office:value="168865" table:style-name="ce279">
            <text:p>168,865</text:p>
          </table:table-cell>
          <table:table-cell office:value-type="float" office:value="153067" table:style-name="ce279">
            <text:p>153,067</text:p>
          </table:table-cell>
          <table:table-cell office:value-type="float" office:value="15.7" table:style-name="ce280">
            <text:p>15.70</text:p>
          </table:table-cell>
          <table:table-cell office:value-type="float" office:value="106284" table:style-name="ce279">
            <text:p>106,284</text:p>
          </table:table-cell>
          <table:table-cell office:value-type="float" office:value="65386" table:style-name="ce279">
            <text:p>65,386</text:p>
          </table:table-cell>
          <table:table-cell office:value-type="float" office:value="40898" table:style-name="ce279">
            <text:p>40,898</text:p>
          </table:table-cell>
          <table:table-cell office:value-type="float" office:value="5.18" table:style-name="ce280">
            <text:p>5.18</text:p>
          </table:table-cell>
          <table:table-cell office:value-type="float" office:value="215648" table:style-name="ce279">
            <text:p>215,648</text:p>
          </table:table-cell>
          <table:table-cell office:value-type="float" office:value="10.52" table:style-name="ce281">
            <text:p>10.52</text:p>
          </table:table-cell>
          <table:table-cell table:style-name="ce279"/>
          <table:table-cell office:value-type="float" office:value="162972" table:style-name="ce279">
            <text:p>162,972</text:p>
          </table:table-cell>
          <table:table-cell table:number-columns-repeated="3" table:style-name="ce279"/>
          <table:table-cell office:value-type="float" office:value="7.95" table:style-name="ce280">
            <text:p>7.95</text:p>
          </table:table-cell>
          <table:table-cell table:style-name="ce279"/>
          <table:table-cell office:value-type="float" office:value="28298" table:style-name="ce279">
            <text:p>28,298</text:p>
          </table:table-cell>
          <table:table-cell table:number-columns-repeated="3" table:style-name="ce279"/>
          <table:table-cell office:value-type="float" office:value="1.38" table:style-name="ce280">
            <text:p>1.38</text:p>
          </table:table-cell>
          <table:table-cell office:value-type="float" office:value="1477764" table:style-name="ce279">
            <text:p>1,477,764</text:p>
          </table:table-cell>
          <table:table-cell office:value-type="float" office:value="1489892" table:style-name="ce279">
            <text:p>1,489,892</text:p>
          </table:table-cell>
          <table:table-cell office:value-type="float" office:value="345523" table:style-name="ce279">
            <text:p>345,52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90<text:s/><text:span text:style-name="T8">年</text:span></text:p>
          </table:table-cell>
          <table:covered-table-cell/>
          <table:table-cell office:value-type="float" office:value="6802281" table:style-name="ce279">
            <text:p>6,802,281</text:p>
          </table:table-cell>
          <table:table-cell office:value-type="float" office:value="22405568" table:style-name="ce279">
            <text:p>22,405,568</text:p>
          </table:table-cell>
          <table:table-cell office:value-type="float" office:value="11441651" table:style-name="ce279">
            <text:p>11,441,651</text:p>
          </table:table-cell>
          <table:table-cell office:value-type="float" office:value="10963917" table:style-name="ce279">
            <text:p>10,963,917</text:p>
          </table:table-cell>
          <table:table-cell office:value-type="float" office:value="260354" table:style-name="ce279">
            <text:p>260,354</text:p>
          </table:table-cell>
          <table:table-cell office:value-type="float" office:value="135596" table:style-name="ce279">
            <text:p>135,596</text:p>
          </table:table-cell>
          <table:table-cell office:value-type="float" office:value="124758" table:style-name="ce279">
            <text:p>124,758</text:p>
          </table:table-cell>
          <table:table-cell office:value-type="float" office:value="11.65" table:style-name="ce280">
            <text:p>11.65</text:p>
          </table:table-cell>
          <table:table-cell office:value-type="float" office:value="127647" table:style-name="ce279">
            <text:p>127,647</text:p>
          </table:table-cell>
          <table:table-cell office:value-type="float" office:value="79319" table:style-name="ce279">
            <text:p>79,319</text:p>
          </table:table-cell>
          <table:table-cell office:value-type="float" office:value="48328" table:style-name="ce279">
            <text:p>48,328</text:p>
          </table:table-cell>
          <table:table-cell office:value-type="float" office:value="5.71" table:style-name="ce280">
            <text:p>5.71</text:p>
          </table:table-cell>
          <table:table-cell office:value-type="float" office:value="132707" table:style-name="ce279">
            <text:p>132,707</text:p>
          </table:table-cell>
          <table:table-cell office:value-type="float" office:value="5.94" table:style-name="ce281">
            <text:p>5.94</text:p>
          </table:table-cell>
          <table:table-cell table:style-name="ce279"/>
          <table:table-cell office:value-type="float" office:value="170515" table:style-name="ce279">
            <text:p>170,515</text:p>
          </table:table-cell>
          <table:table-cell table:number-columns-repeated="3" table:style-name="ce279"/>
          <table:table-cell office:value-type="float" office:value="7.63" table:style-name="ce280">
            <text:p>7.63</text:p>
          </table:table-cell>
          <table:table-cell table:style-name="ce279"/>
          <table:table-cell office:value-type="float" office:value="56538" table:style-name="ce279">
            <text:p>56,538</text:p>
          </table:table-cell>
          <table:table-cell table:number-columns-repeated="3" table:style-name="ce279"/>
          <table:table-cell office:value-type="float" office:value="2.5299999999999998" table:style-name="ce280">
            <text:p>2.53</text:p>
          </table:table-cell>
          <table:table-cell office:value-type="float" office:value="1373363" table:style-name="ce279">
            <text:p>1,373,363</text:p>
          </table:table-cell>
          <table:table-cell office:value-type="float" office:value="1377174" table:style-name="ce279">
            <text:p>1,377,174</text:p>
          </table:table-cell>
          <table:table-cell office:value-type="float" office:value="420892" table:style-name="ce279">
            <text:p>420,892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95<text:s/><text:span text:style-name="T8">年</text:span></text:p>
          </table:table-cell>
          <table:covered-table-cell/>
          <table:table-cell office:value-type="float" office:value="7394758" table:style-name="ce279">
            <text:p>7,394,758</text:p>
          </table:table-cell>
          <table:table-cell office:value-type="float" office:value="22876527" table:style-name="ce279">
            <text:p>22,876,527</text:p>
          </table:table-cell>
          <table:table-cell office:value-type="float" office:value="11591707" table:style-name="ce279">
            <text:p>11,591,707</text:p>
          </table:table-cell>
          <table:table-cell office:value-type="float" office:value="11284820" table:style-name="ce279">
            <text:p>11,284,820</text:p>
          </table:table-cell>
          <table:table-cell office:value-type="float" office:value="204459" table:style-name="ce279">
            <text:p>204,459</text:p>
          </table:table-cell>
          <table:table-cell office:value-type="float" office:value="106936" table:style-name="ce279">
            <text:p>106,936</text:p>
          </table:table-cell>
          <table:table-cell office:value-type="float" office:value="97523" table:style-name="ce279">
            <text:p>97,523</text:p>
          </table:table-cell>
          <table:table-cell office:value-type="float" office:value="8.9600000000000009" table:style-name="ce280">
            <text:p>8.96</text:p>
          </table:table-cell>
          <table:table-cell office:value-type="float" office:value="135839" table:style-name="ce279">
            <text:p>135,839</text:p>
          </table:table-cell>
          <table:table-cell office:value-type="float" office:value="84800" table:style-name="ce279">
            <text:p>84,800</text:p>
          </table:table-cell>
          <table:table-cell office:value-type="float" office:value="51039" table:style-name="ce279">
            <text:p>51,039</text:p>
          </table:table-cell>
          <table:table-cell office:value-type="float" office:value="5.95" table:style-name="ce280">
            <text:p>5.95</text:p>
          </table:table-cell>
          <table:table-cell office:value-type="float" office:value="68620" table:style-name="ce279">
            <text:p>68,620</text:p>
          </table:table-cell>
          <table:table-cell office:value-type="float" office:value="3.01" table:style-name="ce281">
            <text:p>3.01</text:p>
          </table:table-cell>
          <table:table-cell table:style-name="ce279"/>
          <table:table-cell office:value-type="float" office:value="142669" table:style-name="ce279">
            <text:p>142,669</text:p>
          </table:table-cell>
          <table:table-cell table:number-columns-repeated="3" table:style-name="ce279"/>
          <table:table-cell office:value-type="float" office:value="6.25" table:style-name="ce280">
            <text:p>6.25</text:p>
          </table:table-cell>
          <table:table-cell table:style-name="ce279"/>
          <table:table-cell office:value-type="float" office:value="64540" table:style-name="ce279">
            <text:p>64,540</text:p>
          </table:table-cell>
          <table:table-cell table:number-columns-repeated="3" table:style-name="ce279"/>
          <table:table-cell office:value-type="float" office:value="2.83" table:style-name="ce280">
            <text:p>2.83</text:p>
          </table:table-cell>
          <table:table-cell office:value-type="float" office:value="1414340" table:style-name="ce279">
            <text:p>1,414,340</text:p>
          </table:table-cell>
          <table:table-cell office:value-type="float" office:value="1376816" table:style-name="ce279">
            <text:p>1,376,816</text:p>
          </table:table-cell>
          <table:table-cell office:value-type="float" office:value="474919" table:style-name="ce279">
            <text:p>474,91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6<text:s/><text:span text:style-name="T8">年</text:span></text:p>
          </table:table-cell>
          <table:covered-table-cell/>
          <table:table-cell office:value-type="float" office:value="7512449" table:style-name="ce279">
            <text:p>7,512,449</text:p>
          </table:table-cell>
          <table:table-cell office:value-type="float" office:value="22958360" table:style-name="ce279">
            <text:p>22,958,360</text:p>
          </table:table-cell>
          <table:table-cell office:value-type="float" office:value="11608767" table:style-name="ce279">
            <text:p>11,608,767</text:p>
          </table:table-cell>
          <table:table-cell office:value-type="float" office:value="11349593" table:style-name="ce279">
            <text:p>11,349,593</text:p>
          </table:table-cell>
          <table:table-cell office:value-type="float" office:value="204414" table:style-name="ce279">
            <text:p>204,414</text:p>
          </table:table-cell>
          <table:table-cell office:value-type="float" office:value="106898" table:style-name="ce279">
            <text:p>106,898</text:p>
          </table:table-cell>
          <table:table-cell office:value-type="float" office:value="97516" table:style-name="ce279">
            <text:p>97,516</text:p>
          </table:table-cell>
          <table:table-cell office:value-type="float" office:value="8.92" table:style-name="ce280">
            <text:p>8.92</text:p>
          </table:table-cell>
          <table:table-cell office:value-type="float" office:value="141111" table:style-name="ce279">
            <text:p>141,111</text:p>
          </table:table-cell>
          <table:table-cell office:value-type="float" office:value="87029" table:style-name="ce279">
            <text:p>87,029</text:p>
          </table:table-cell>
          <table:table-cell office:value-type="float" office:value="54082" table:style-name="ce279">
            <text:p>54,082</text:p>
          </table:table-cell>
          <table:table-cell office:value-type="float" office:value="6.16" table:style-name="ce280">
            <text:p>6.16</text:p>
          </table:table-cell>
          <table:table-cell office:value-type="float" office:value="63303" table:style-name="ce279">
            <text:p>63,303</text:p>
          </table:table-cell>
          <table:table-cell office:value-type="float" office:value="2.76" table:style-name="ce281">
            <text:p>2.76</text:p>
          </table:table-cell>
          <table:table-cell table:style-name="ce279"/>
          <table:table-cell office:value-type="float" office:value="135041" table:style-name="ce279">
            <text:p>135,041</text:p>
          </table:table-cell>
          <table:table-cell table:number-columns-repeated="3" table:style-name="ce279"/>
          <table:table-cell office:value-type="float" office:value="5.89" table:style-name="ce280">
            <text:p>5.89</text:p>
          </table:table-cell>
          <table:table-cell table:style-name="ce279"/>
          <table:table-cell office:value-type="float" office:value="58518" table:style-name="ce279">
            <text:p>58,518</text:p>
          </table:table-cell>
          <table:table-cell table:number-columns-repeated="3" table:style-name="ce279"/>
          <table:table-cell office:value-type="float" office:value="2.5499999999999998" table:style-name="ce280">
            <text:p>2.55</text:p>
          </table:table-cell>
          <table:table-cell office:value-type="float" office:value="1173040" table:style-name="ce279">
            <text:p>1,173,040</text:p>
          </table:table-cell>
          <table:table-cell office:value-type="float" office:value="1154510" table:style-name="ce279">
            <text:p>1,154,510</text:p>
          </table:table-cell>
          <table:table-cell office:value-type="float" office:value="484174" table:style-name="ce279">
            <text:p>484,17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7<text:s/><text:span text:style-name="T8">年</text:span></text:p>
          </table:table-cell>
          <table:covered-table-cell/>
          <table:table-cell office:value-type="float" office:value="7655772" table:style-name="ce279">
            <text:p>7,655,772</text:p>
          </table:table-cell>
          <table:table-cell office:value-type="float" office:value="23037031" table:style-name="ce279">
            <text:p>23,037,031</text:p>
          </table:table-cell>
          <table:table-cell office:value-type="float" office:value="11626351" table:style-name="ce279">
            <text:p>11,626,351</text:p>
          </table:table-cell>
          <table:table-cell office:value-type="float" office:value="11410680" table:style-name="ce279">
            <text:p>11,410,680</text:p>
          </table:table-cell>
          <table:table-cell office:value-type="float" office:value="198733" table:style-name="ce279">
            <text:p>198,733</text:p>
          </table:table-cell>
          <table:table-cell office:value-type="float" office:value="103937" table:style-name="ce279">
            <text:p>103,937</text:p>
          </table:table-cell>
          <table:table-cell office:value-type="float" office:value="94796" table:style-name="ce279">
            <text:p>94,796</text:p>
          </table:table-cell>
          <table:table-cell office:value-type="float" office:value="8.64" table:style-name="ce280">
            <text:p>8.64</text:p>
          </table:table-cell>
          <table:table-cell office:value-type="float" office:value="143624" table:style-name="ce279">
            <text:p>143,624</text:p>
          </table:table-cell>
          <table:table-cell office:value-type="float" office:value="88541" table:style-name="ce279">
            <text:p>88,541</text:p>
          </table:table-cell>
          <table:table-cell office:value-type="float" office:value="55083" table:style-name="ce279">
            <text:p>55,083</text:p>
          </table:table-cell>
          <table:table-cell office:value-type="float" office:value="6.25" table:style-name="ce280">
            <text:p>6.25</text:p>
          </table:table-cell>
          <table:table-cell office:value-type="float" office:value="55109" table:style-name="ce279">
            <text:p>55,109</text:p>
          </table:table-cell>
          <table:table-cell office:value-type="float" office:value="2.4" table:style-name="ce281">
            <text:p>2.40</text:p>
          </table:table-cell>
          <table:table-cell table:style-name="ce279"/>
          <table:table-cell office:value-type="float" office:value="154866" table:style-name="ce279">
            <text:p>154,866</text:p>
          </table:table-cell>
          <table:table-cell table:number-columns-repeated="3" table:style-name="ce279"/>
          <table:table-cell office:value-type="float" office:value="6.73" table:style-name="ce280">
            <text:p>6.73</text:p>
          </table:table-cell>
          <table:table-cell table:style-name="ce279"/>
          <table:table-cell office:value-type="float" office:value="55995" table:style-name="ce279">
            <text:p>55,995</text:p>
          </table:table-cell>
          <table:table-cell table:number-columns-repeated="3" table:style-name="ce279"/>
          <table:table-cell office:value-type="float" office:value="2.4300000000000002" table:style-name="ce280">
            <text:p>2.43</text:p>
          </table:table-cell>
          <table:table-cell office:value-type="float" office:value="1196407" table:style-name="ce279">
            <text:p>1,196,407</text:p>
          </table:table-cell>
          <table:table-cell office:value-type="float" office:value="1172845" table:style-name="ce279">
            <text:p>1,172,845</text:p>
          </table:table-cell>
          <table:table-cell office:value-type="float" office:value="494107" table:style-name="ce279">
            <text:p>494,10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8<text:s/><text:span text:style-name="T8">年</text:span></text:p>
          </table:table-cell>
          <table:covered-table-cell/>
          <table:table-cell office:value-type="float" office:value="7805834" table:style-name="ce279">
            <text:p>7,805,834</text:p>
          </table:table-cell>
          <table:table-cell office:value-type="float" office:value="23119772" table:style-name="ce279">
            <text:p>23,119,772</text:p>
          </table:table-cell>
          <table:table-cell office:value-type="float" office:value="11636734" table:style-name="ce279">
            <text:p>11,636,734</text:p>
          </table:table-cell>
          <table:table-cell office:value-type="float" office:value="11483038" table:style-name="ce279">
            <text:p>11,483,038</text:p>
          </table:table-cell>
          <table:table-cell office:value-type="float" office:value="191310" table:style-name="ce279">
            <text:p>191,310</text:p>
          </table:table-cell>
          <table:table-cell office:value-type="float" office:value="99492" table:style-name="ce279">
            <text:p>99,492</text:p>
          </table:table-cell>
          <table:table-cell office:value-type="float" office:value="91818" table:style-name="ce279">
            <text:p>91,818</text:p>
          </table:table-cell>
          <table:table-cell office:value-type="float" office:value="8.2899999999999991" table:style-name="ce280">
            <text:p>8.29</text:p>
          </table:table-cell>
          <table:table-cell office:value-type="float" office:value="143582" table:style-name="ce279">
            <text:p>143,582</text:p>
          </table:table-cell>
          <table:table-cell office:value-type="float" office:value="88088" table:style-name="ce279">
            <text:p>88,088</text:p>
          </table:table-cell>
          <table:table-cell office:value-type="float" office:value="55494" table:style-name="ce279">
            <text:p>55,494</text:p>
          </table:table-cell>
          <table:table-cell office:value-type="float" office:value="6.22" table:style-name="ce280">
            <text:p>6.22</text:p>
          </table:table-cell>
          <table:table-cell office:value-type="float" office:value="47728" table:style-name="ce279">
            <text:p>47,728</text:p>
          </table:table-cell>
          <table:table-cell office:value-type="float" office:value="2.0699999999999998" table:style-name="ce281">
            <text:p>2.07</text:p>
          </table:table-cell>
          <table:table-cell table:style-name="ce279"/>
          <table:table-cell office:value-type="float" office:value="117099" table:style-name="ce279">
            <text:p>117,099</text:p>
          </table:table-cell>
          <table:table-cell table:number-columns-repeated="3" table:style-name="ce279"/>
          <table:table-cell office:value-type="float" office:value="5.07" table:style-name="ce280">
            <text:p>5.07</text:p>
          </table:table-cell>
          <table:table-cell table:style-name="ce279"/>
          <table:table-cell office:value-type="float" office:value="57223" table:style-name="ce279">
            <text:p>57,223</text:p>
          </table:table-cell>
          <table:table-cell table:number-columns-repeated="3" table:style-name="ce279"/>
          <table:table-cell office:value-type="float" office:value="2.48" table:style-name="ce280">
            <text:p>2.48</text:p>
          </table:table-cell>
          <table:table-cell office:value-type="float" office:value="1198561" table:style-name="ce279">
            <text:p>1,198,561</text:p>
          </table:table-cell>
          <table:table-cell office:value-type="float" office:value="1163548" table:style-name="ce279">
            <text:p>1,163,548</text:p>
          </table:table-cell>
          <table:table-cell office:value-type="float" office:value="504531" table:style-name="ce279">
            <text:p>504,531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9<text:s/><text:span text:style-name="T8">年</text:span></text:p>
          </table:table-cell>
          <table:covered-table-cell/>
          <table:table-cell office:value-type="float" office:value="7937024" table:style-name="ce279">
            <text:p>7,937,024</text:p>
          </table:table-cell>
          <table:table-cell office:value-type="float" office:value="23162123" table:style-name="ce279">
            <text:p>23,162,123</text:p>
          </table:table-cell>
          <table:table-cell office:value-type="float" office:value="11635225" table:style-name="ce279">
            <text:p>11,635,225</text:p>
          </table:table-cell>
          <table:table-cell office:value-type="float" office:value="11526898" table:style-name="ce279">
            <text:p>11,526,898</text:p>
          </table:table-cell>
          <table:table-cell office:value-type="float" office:value="166886" table:style-name="ce279">
            <text:p>166,886</text:p>
          </table:table-cell>
          <table:table-cell office:value-type="float" office:value="87213" table:style-name="ce279">
            <text:p>87,213</text:p>
          </table:table-cell>
          <table:table-cell office:value-type="float" office:value="79673" table:style-name="ce279">
            <text:p>79,673</text:p>
          </table:table-cell>
          <table:table-cell office:value-type="float" office:value="7.21" table:style-name="ce280">
            <text:p>7.21</text:p>
          </table:table-cell>
          <table:table-cell office:value-type="float" office:value="145772" table:style-name="ce279">
            <text:p>145,772</text:p>
          </table:table-cell>
          <table:table-cell office:value-type="float" office:value="89152" table:style-name="ce279">
            <text:p>89,152</text:p>
          </table:table-cell>
          <table:table-cell office:value-type="float" office:value="56620" table:style-name="ce279">
            <text:p>56,620</text:p>
          </table:table-cell>
          <table:table-cell office:value-type="float" office:value="6.3" table:style-name="ce280">
            <text:p>6.30</text:p>
          </table:table-cell>
          <table:table-cell office:value-type="float" office:value="21114" table:style-name="ce279">
            <text:p>21,114</text:p>
          </table:table-cell>
          <table:table-cell office:value-type="float" office:value="0.91" table:style-name="ce281">
            <text:p>0.91</text:p>
          </table:table-cell>
          <table:table-cell table:style-name="ce279"/>
          <table:table-cell office:value-type="float" office:value="138819" table:style-name="ce279">
            <text:p>138,819</text:p>
          </table:table-cell>
          <table:table-cell table:number-columns-repeated="3" table:style-name="ce279"/>
          <table:table-cell office:value-type="float" office:value="6" table:style-name="ce280">
            <text:p>6.00</text:p>
          </table:table-cell>
          <table:table-cell table:style-name="ce279"/>
          <table:table-cell office:value-type="float" office:value="58115" table:style-name="ce279">
            <text:p>58,115</text:p>
          </table:table-cell>
          <table:table-cell table:number-columns-repeated="3" table:style-name="ce279"/>
          <table:table-cell office:value-type="float" office:value="2.5099999999999998" table:style-name="ce280">
            <text:p>2.51</text:p>
          </table:table-cell>
          <table:table-cell office:value-type="float" office:value="1213899" table:style-name="ce279">
            <text:p>1,213,899</text:p>
          </table:table-cell>
          <table:table-cell office:value-type="float" office:value="1192662" table:style-name="ce279">
            <text:p>1,192,662</text:p>
          </table:table-cell>
          <table:table-cell office:value-type="float" office:value="512701" table:style-name="ce279">
            <text:p>512,70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0<text:span text:style-name="T8">年</text:span></text:p>
          </table:table-cell>
          <table:covered-table-cell/>
          <table:table-cell office:value-type="float" office:value="8057761" table:style-name="ce279">
            <text:p>8,057,761</text:p>
          </table:table-cell>
          <table:table-cell office:value-type="float" office:value="23224912" table:style-name="ce279">
            <text:p>23,224,912</text:p>
          </table:table-cell>
          <table:table-cell office:value-type="float" office:value="11645674" table:style-name="ce279">
            <text:p>11,645,674</text:p>
          </table:table-cell>
          <table:table-cell office:value-type="float" office:value="11579238" table:style-name="ce279">
            <text:p>11,579,238</text:p>
          </table:table-cell>
          <table:table-cell office:value-type="float" office:value="196627" table:style-name="ce279">
            <text:p>196,627</text:p>
          </table:table-cell>
          <table:table-cell office:value-type="float" office:value="101943" table:style-name="ce279">
            <text:p>101,943</text:p>
          </table:table-cell>
          <table:table-cell office:value-type="float" office:value="94684" table:style-name="ce279">
            <text:p>94,684</text:p>
          </table:table-cell>
          <table:table-cell office:value-type="float" office:value="8.48" table:style-name="ce280">
            <text:p>8.48</text:p>
          </table:table-cell>
          <table:table-cell office:value-type="float" office:value="152915" table:style-name="ce279">
            <text:p>152,915</text:p>
          </table:table-cell>
          <table:table-cell office:value-type="float" office:value="93810" table:style-name="ce279">
            <text:p>93,810</text:p>
          </table:table-cell>
          <table:table-cell office:value-type="float" office:value="59105" table:style-name="ce279">
            <text:p>59,105</text:p>
          </table:table-cell>
          <table:table-cell office:value-type="float" office:value="6.59" table:style-name="ce280">
            <text:p>6.59</text:p>
          </table:table-cell>
          <table:table-cell office:value-type="float" office:value="43712" table:style-name="ce279">
            <text:p>43,712</text:p>
          </table:table-cell>
          <table:table-cell office:value-type="float" office:value="1.88" table:style-name="ce281">
            <text:p>1.88</text:p>
          </table:table-cell>
          <table:table-cell table:style-name="ce279"/>
          <table:table-cell office:value-type="float" office:value="165327" table:style-name="ce279">
            <text:p>165,327</text:p>
          </table:table-cell>
          <table:table-cell table:number-columns-repeated="3" table:style-name="ce279"/>
          <table:table-cell office:value-type="float" office:value="7.13" table:style-name="ce280">
            <text:p>7.13</text:p>
          </table:table-cell>
          <table:table-cell table:style-name="ce279"/>
          <table:table-cell office:value-type="float" office:value="57008" table:style-name="ce279">
            <text:p>57,008</text:p>
          </table:table-cell>
          <table:table-cell table:number-columns-repeated="3" table:style-name="ce279"/>
          <table:table-cell office:value-type="float" office:value="2.46" table:style-name="ce280">
            <text:p>2.46</text:p>
          </table:table-cell>
          <table:table-cell office:value-type="float" office:value="1128449" table:style-name="ce279">
            <text:p>1,128,449</text:p>
          </table:table-cell>
          <table:table-cell office:value-type="float" office:value="1109372" table:style-name="ce279">
            <text:p>1,109,372</text:p>
          </table:table-cell>
          <table:table-cell office:value-type="float" office:value="519984" table:style-name="ce279">
            <text:p>519,984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1<text:span text:style-name="T8">年</text:span></text:p>
          </table:table-cell>
          <table:covered-table-cell/>
          <table:table-cell office:value-type="float" office:value="8186432" table:style-name="ce279">
            <text:p>8,186,432</text:p>
          </table:table-cell>
          <table:table-cell office:value-type="float" office:value="23315822" table:style-name="ce279">
            <text:p>23,315,822</text:p>
          </table:table-cell>
          <table:table-cell office:value-type="float" office:value="11673319" table:style-name="ce279">
            <text:p>11,673,319</text:p>
          </table:table-cell>
          <table:table-cell office:value-type="float" office:value="11642503" table:style-name="ce279">
            <text:p>11,642,503</text:p>
          </table:table-cell>
          <table:table-cell office:value-type="float" office:value="229481" table:style-name="ce279">
            <text:p>229,481</text:p>
          </table:table-cell>
          <table:table-cell office:value-type="float" office:value="118848" table:style-name="ce279">
            <text:p>118,848</text:p>
          </table:table-cell>
          <table:table-cell office:value-type="float" office:value="110633" table:style-name="ce279">
            <text:p>110,633</text:p>
          </table:table-cell>
          <table:table-cell office:value-type="float" office:value="9.86" table:style-name="ce280">
            <text:p>9.86</text:p>
          </table:table-cell>
          <table:table-cell office:value-type="float" office:value="154251" table:style-name="ce279">
            <text:p>154,251</text:p>
          </table:table-cell>
          <table:table-cell office:value-type="float" office:value="93618" table:style-name="ce279">
            <text:p>93,618</text:p>
          </table:table-cell>
          <table:table-cell office:value-type="float" office:value="60633" table:style-name="ce279">
            <text:p>60,633</text:p>
          </table:table-cell>
          <table:table-cell office:value-type="float" office:value="6.63" table:style-name="ce280">
            <text:p>6.63</text:p>
          </table:table-cell>
          <table:table-cell office:value-type="float" office:value="75230" table:style-name="ce279">
            <text:p>75,230</text:p>
          </table:table-cell>
          <table:table-cell office:value-type="float" office:value="3.23" table:style-name="ce281">
            <text:p>3.23</text:p>
          </table:table-cell>
          <table:table-cell table:style-name="ce279"/>
          <table:table-cell office:value-type="float" office:value="143384" table:style-name="ce279">
            <text:p>143,384</text:p>
          </table:table-cell>
          <table:table-cell table:number-columns-repeated="3" table:style-name="ce279"/>
          <table:table-cell office:value-type="float" office:value="6.16" table:style-name="ce280">
            <text:p>6.16</text:p>
          </table:table-cell>
          <table:table-cell table:style-name="ce279"/>
          <table:table-cell office:value-type="float" office:value="55980" table:style-name="ce279">
            <text:p>55,980</text:p>
          </table:table-cell>
          <table:table-cell table:number-columns-repeated="3" table:style-name="ce279"/>
          <table:table-cell office:value-type="float" office:value="2.41" table:style-name="ce280">
            <text:p>2.41</text:p>
          </table:table-cell>
          <table:table-cell office:value-type="float" office:value="1118006" table:style-name="ce279">
            <text:p>1,118,006</text:p>
          </table:table-cell>
          <table:table-cell office:value-type="float" office:value="1102326" table:style-name="ce279">
            <text:p>1,102,326</text:p>
          </table:table-cell>
          <table:table-cell office:value-type="float" office:value="527250" table:style-name="ce279">
            <text:p>527,250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2<text:span text:style-name="T8">年</text:span></text:p>
          </table:table-cell>
          <table:covered-table-cell/>
          <table:table-cell office:value-type="float" office:value="8286260" table:style-name="ce279">
            <text:p>8,286,260</text:p>
          </table:table-cell>
          <table:table-cell office:value-type="float" office:value="23373517" table:style-name="ce279">
            <text:p>23,373,517</text:p>
          </table:table-cell>
          <table:table-cell office:value-type="float" office:value="11684674" table:style-name="ce279">
            <text:p>11,684,674</text:p>
          </table:table-cell>
          <table:table-cell office:value-type="float" office:value="11688843" table:style-name="ce279">
            <text:p>11,688,843</text:p>
          </table:table-cell>
          <table:table-cell office:value-type="float" office:value="199113" table:style-name="ce279">
            <text:p>199,113</text:p>
          </table:table-cell>
          <table:table-cell office:value-type="float" office:value="103120" table:style-name="ce279">
            <text:p>103,120</text:p>
          </table:table-cell>
          <table:table-cell office:value-type="float" office:value="95993" table:style-name="ce279">
            <text:p>95,993</text:p>
          </table:table-cell>
          <table:table-cell office:value-type="float" office:value="8.5299999999999994" table:style-name="ce280">
            <text:p>8.53</text:p>
          </table:table-cell>
          <table:table-cell office:value-type="float" office:value="155908" table:style-name="ce279">
            <text:p>155,908</text:p>
          </table:table-cell>
          <table:table-cell office:value-type="float" office:value="94505" table:style-name="ce279">
            <text:p>94,505</text:p>
          </table:table-cell>
          <table:table-cell office:value-type="float" office:value="61403" table:style-name="ce279">
            <text:p>61,403</text:p>
          </table:table-cell>
          <table:table-cell office:value-type="float" office:value="6.68" table:style-name="ce280">
            <text:p>6.68</text:p>
          </table:table-cell>
          <table:table-cell office:value-type="float" office:value="43205" table:style-name="ce279">
            <text:p>43,205</text:p>
          </table:table-cell>
          <table:table-cell office:value-type="float" office:value="1.85" table:style-name="ce281">
            <text:p>1.85</text:p>
          </table:table-cell>
          <table:table-cell table:style-name="ce279"/>
          <table:table-cell office:value-type="float" office:value="147636" table:style-name="ce279">
            <text:p>147,636</text:p>
          </table:table-cell>
          <table:table-cell table:number-columns-repeated="3" table:style-name="ce279"/>
          <table:table-cell office:value-type="float" office:value="6.32" table:style-name="ce280">
            <text:p>6.32</text:p>
          </table:table-cell>
          <table:table-cell table:style-name="ce279"/>
          <table:table-cell office:value-type="float" office:value="53604" table:style-name="ce279">
            <text:p>53,604</text:p>
          </table:table-cell>
          <table:table-cell table:number-columns-repeated="3" table:style-name="ce279"/>
          <table:table-cell office:value-type="float" office:value="2.2999999999999998" table:style-name="ce280">
            <text:p>2.30</text:p>
          </table:table-cell>
          <table:table-cell office:value-type="float" office:value="1079702" table:style-name="ce279">
            <text:p>1,079,702</text:p>
          </table:table-cell>
          <table:table-cell office:value-type="float" office:value="1065212" table:style-name="ce279">
            <text:p>1,065,212</text:p>
          </table:table-cell>
          <table:table-cell office:value-type="float" office:value="533601" table:style-name="ce279">
            <text:p>533,60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3<text:span text:style-name="T8">年</text:span></text:p>
          </table:table-cell>
          <table:covered-table-cell/>
          <table:table-cell office:value-type="float" office:value="8382699" table:style-name="ce279">
            <text:p>8,382,699</text:p>
          </table:table-cell>
          <table:table-cell office:value-type="float" office:value="23433753" table:style-name="ce279">
            <text:p>23,433,753</text:p>
          </table:table-cell>
          <table:table-cell office:value-type="float" office:value="11697971" table:style-name="ce279">
            <text:p>11,697,971</text:p>
          </table:table-cell>
          <table:table-cell office:value-type="float" office:value="11735782" table:style-name="ce279">
            <text:p>11,735,782</text:p>
          </table:table-cell>
          <table:table-cell office:value-type="float" office:value="210383" table:style-name="ce279">
            <text:p>210,383</text:p>
          </table:table-cell>
          <table:table-cell office:value-type="float" office:value="108817" table:style-name="ce279">
            <text:p>108,817</text:p>
          </table:table-cell>
          <table:table-cell office:value-type="float" office:value="101566" table:style-name="ce279">
            <text:p>101,566</text:p>
          </table:table-cell>
          <table:table-cell office:value-type="float" office:value="8.99" table:style-name="ce280">
            <text:p>8.99</text:p>
          </table:table-cell>
          <table:table-cell office:value-type="float" office:value="163929" table:style-name="ce279">
            <text:p>163,929</text:p>
          </table:table-cell>
          <table:table-cell office:value-type="float" office:value="98733" table:style-name="ce279">
            <text:p>98,733</text:p>
          </table:table-cell>
          <table:table-cell office:value-type="float" office:value="65196" table:style-name="ce279">
            <text:p>65,196</text:p>
          </table:table-cell>
          <table:table-cell office:value-type="float" office:value="7" table:style-name="ce280">
            <text:p>7.00</text:p>
          </table:table-cell>
          <table:table-cell office:value-type="float" office:value="46454" table:style-name="ce279">
            <text:p>46,454</text:p>
          </table:table-cell>
          <table:table-cell office:value-type="float" office:value="1.98" table:style-name="ce281">
            <text:p>1.98</text:p>
          </table:table-cell>
          <table:table-cell table:style-name="ce279"/>
          <table:table-cell office:value-type="float" office:value="149287" table:style-name="ce279">
            <text:p>149,287</text:p>
          </table:table-cell>
          <table:table-cell table:number-columns-repeated="3" table:style-name="ce279"/>
          <table:table-cell office:value-type="float" office:value="6.38" table:style-name="ce280">
            <text:p>6.38</text:p>
          </table:table-cell>
          <table:table-cell table:style-name="ce279"/>
          <table:table-cell office:value-type="float" office:value="53190" table:style-name="ce279">
            <text:p>53,190</text:p>
          </table:table-cell>
          <table:table-cell table:number-columns-repeated="3" table:style-name="ce279"/>
          <table:table-cell office:value-type="float" office:value="2.27" table:style-name="ce280">
            <text:p>2.27</text:p>
          </table:table-cell>
          <table:table-cell office:value-type="float" office:value="1073783" table:style-name="ce279">
            <text:p>1,073,783</text:p>
          </table:table-cell>
          <table:table-cell office:value-type="float" office:value="1060001" table:style-name="ce279">
            <text:p>1,060,001</text:p>
          </table:table-cell>
          <table:table-cell office:value-type="float" office:value="540023" table:style-name="ce279">
            <text:p>540,02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4<text:span text:style-name="T8">年</text:span></text:p>
          </table:table-cell>
          <table:covered-table-cell/>
          <table:table-cell office:value-type="float" office:value="8468978" table:style-name="ce279">
            <text:p>8,468,978</text:p>
          </table:table-cell>
          <table:table-cell office:value-type="float" office:value="23492074" table:style-name="ce279">
            <text:p>23,492,074</text:p>
          </table:table-cell>
          <table:table-cell office:value-type="float" office:value="11712047" table:style-name="ce279">
            <text:p>11,712,047</text:p>
          </table:table-cell>
          <table:table-cell office:value-type="float" office:value="11780027" table:style-name="ce279">
            <text:p>11,780,027</text:p>
          </table:table-cell>
          <table:table-cell office:value-type="float" office:value="213598" table:style-name="ce279">
            <text:p>213,598</text:p>
          </table:table-cell>
          <table:table-cell office:value-type="float" office:value="111041" table:style-name="ce279">
            <text:p>111,041</text:p>
          </table:table-cell>
          <table:table-cell office:value-type="float" office:value="102557" table:style-name="ce279">
            <text:p>102,557</text:p>
          </table:table-cell>
          <table:table-cell office:value-type="float" office:value="9.1" table:style-name="ce280">
            <text:p>9.10</text:p>
          </table:table-cell>
          <table:table-cell office:value-type="float" office:value="163858" table:style-name="ce279">
            <text:p>163,858</text:p>
          </table:table-cell>
          <table:table-cell office:value-type="float" office:value="98580" table:style-name="ce279">
            <text:p>98,580</text:p>
          </table:table-cell>
          <table:table-cell office:value-type="float" office:value="65278" table:style-name="ce279">
            <text:p>65,278</text:p>
          </table:table-cell>
          <table:table-cell office:value-type="float" office:value="6.98" table:style-name="ce280">
            <text:p>6.98</text:p>
          </table:table-cell>
          <table:table-cell office:value-type="float" office:value="49740" table:style-name="ce279">
            <text:p>49,740</text:p>
          </table:table-cell>
          <table:table-cell office:value-type="float" office:value="2.12" table:style-name="ce281">
            <text:p>2.12</text:p>
          </table:table-cell>
          <table:table-cell table:style-name="ce279"/>
          <table:table-cell office:value-type="float" office:value="154346" table:style-name="ce279">
            <text:p>154,346</text:p>
          </table:table-cell>
          <table:table-cell table:number-columns-repeated="3" table:style-name="ce279"/>
          <table:table-cell office:value-type="float" office:value="6.58" table:style-name="ce280">
            <text:p>6.58</text:p>
          </table:table-cell>
          <table:table-cell table:style-name="ce279"/>
          <table:table-cell office:value-type="float" office:value="53459" table:style-name="ce279">
            <text:p>53,459</text:p>
          </table:table-cell>
          <table:table-cell table:number-columns-repeated="3" table:style-name="ce279"/>
          <table:table-cell office:value-type="float" office:value="2.2799999999999998" table:style-name="ce280">
            <text:p>2.28</text:p>
          </table:table-cell>
          <table:table-cell office:value-type="float" office:value="1004108" table:style-name="ce279">
            <text:p>1,004,108</text:p>
          </table:table-cell>
          <table:table-cell office:value-type="float" office:value="995527" table:style-name="ce279">
            <text:p>995,527</text:p>
          </table:table-cell>
          <table:table-cell office:value-type="float" office:value="546698" table:style-name="ce279">
            <text:p>546,69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5<text:span text:style-name="T8">年</text:span></text:p>
          </table:table-cell>
          <table:covered-table-cell/>
          <table:table-cell office:value-type="float" office:value="8561383" table:style-name="ce279">
            <text:p>8,561,383</text:p>
          </table:table-cell>
          <table:table-cell office:value-type="float" office:value="23539816" table:style-name="ce279">
            <text:p>23,539,816</text:p>
          </table:table-cell>
          <table:table-cell office:value-type="float" office:value="11719270" table:style-name="ce279">
            <text:p>11,719,270</text:p>
          </table:table-cell>
          <table:table-cell office:value-type="float" office:value="11820546" table:style-name="ce279">
            <text:p>11,820,546</text:p>
          </table:table-cell>
          <table:table-cell office:value-type="float" office:value="208440" table:style-name="ce279">
            <text:p>208,440</text:p>
          </table:table-cell>
          <table:table-cell office:value-type="float" office:value="108133" table:style-name="ce279">
            <text:p>108,133</text:p>
          </table:table-cell>
          <table:table-cell office:value-type="float" office:value="100307" table:style-name="ce279">
            <text:p>100,307</text:p>
          </table:table-cell>
          <table:table-cell office:value-type="float" office:value="8.86" table:style-name="ce280">
            <text:p>8.86</text:p>
          </table:table-cell>
          <table:table-cell office:value-type="float" office:value="172405" table:style-name="ce279">
            <text:p>172,405</text:p>
          </table:table-cell>
          <table:table-cell office:value-type="float" office:value="103144" table:style-name="ce279">
            <text:p>103,144</text:p>
          </table:table-cell>
          <table:table-cell office:value-type="float" office:value="69261" table:style-name="ce279">
            <text:p>69,261</text:p>
          </table:table-cell>
          <table:table-cell office:value-type="float" office:value="7.33" table:style-name="ce280">
            <text:p>7.33</text:p>
          </table:table-cell>
          <table:table-cell office:value-type="float" office:value="36035" table:style-name="ce279">
            <text:p>36,035</text:p>
          </table:table-cell>
          <table:table-cell office:value-type="float" office:value="1.53" table:style-name="ce281">
            <text:p>1.53</text:p>
          </table:table-cell>
          <table:table-cell table:style-name="ce279"/>
          <table:table-cell office:value-type="float" office:value="147861" table:style-name="ce279">
            <text:p>147,861</text:p>
          </table:table-cell>
          <table:table-cell table:number-columns-repeated="3" table:style-name="ce279"/>
          <table:table-cell office:value-type="float" office:value="6.29" table:style-name="ce280">
            <text:p>6.29</text:p>
          </table:table-cell>
          <table:table-cell table:style-name="ce279"/>
          <table:table-cell office:value-type="float" office:value="53837" table:style-name="ce279">
            <text:p>53,837</text:p>
          </table:table-cell>
          <table:table-cell table:number-columns-repeated="3" table:style-name="ce279"/>
          <table:table-cell office:value-type="float" office:value="2.29" table:style-name="ce280">
            <text:p>2.29</text:p>
          </table:table-cell>
          <table:table-cell office:value-type="float" office:value="964536" table:style-name="ce279">
            <text:p>964,536</text:p>
          </table:table-cell>
          <table:table-cell office:value-type="float" office:value="952829" table:style-name="ce279">
            <text:p>952,829</text:p>
          </table:table-cell>
          <table:table-cell office:value-type="float" office:value="553228" table:style-name="ce279">
            <text:p>553,22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6<text:span text:style-name="T8">年</text:span></text:p>
          </table:table-cell>
          <table:covered-table-cell/>
          <table:table-cell office:value-type="float" office:value="8649000" table:style-name="ce279">
            <text:p>8,649,000</text:p>
          </table:table-cell>
          <table:table-cell office:value-type="float" office:value="23571227" table:style-name="ce279">
            <text:p>23,571,227</text:p>
          </table:table-cell>
          <table:table-cell office:value-type="float" office:value="11719580" table:style-name="ce279">
            <text:p>11,719,580</text:p>
          </table:table-cell>
          <table:table-cell office:value-type="float" office:value="11851647" table:style-name="ce279">
            <text:p>11,851,647</text:p>
          </table:table-cell>
          <table:table-cell office:value-type="float" office:value="193844" table:style-name="ce279">
            <text:p>193,844</text:p>
          </table:table-cell>
          <table:table-cell office:value-type="float" office:value="100477" table:style-name="ce279">
            <text:p>100,477</text:p>
          </table:table-cell>
          <table:table-cell office:value-type="float" office:value="93367" table:style-name="ce279">
            <text:p>93,367</text:p>
          </table:table-cell>
          <table:table-cell office:value-type="float" office:value="8.23" table:style-name="ce280">
            <text:p>8.23</text:p>
          </table:table-cell>
          <table:table-cell office:value-type="float" office:value="171242" table:style-name="ce279">
            <text:p>171,242</text:p>
          </table:table-cell>
          <table:table-cell office:value-type="float" office:value="101555" table:style-name="ce279">
            <text:p>101,555</text:p>
          </table:table-cell>
          <table:table-cell office:value-type="float" office:value="69687" table:style-name="ce279">
            <text:p>69,687</text:p>
          </table:table-cell>
          <table:table-cell office:value-type="float" office:value="7.27" table:style-name="ce280">
            <text:p>7.27</text:p>
          </table:table-cell>
          <table:table-cell office:value-type="float" office:value="22602" table:style-name="ce279">
            <text:p>22,602</text:p>
          </table:table-cell>
          <table:table-cell office:value-type="float" office:value="0.96" table:style-name="ce281">
            <text:p>0.96</text:p>
          </table:table-cell>
          <table:table-cell table:style-name="ce279"/>
          <table:table-cell office:value-type="float" office:value="138034" table:style-name="ce279">
            <text:p>138,034</text:p>
          </table:table-cell>
          <table:table-cell table:number-columns-repeated="3" table:style-name="ce279"/>
          <table:table-cell office:value-type="float" office:value="5.86" table:style-name="ce280">
            <text:p>5.86</text:p>
          </table:table-cell>
          <table:table-cell table:style-name="ce279"/>
          <table:table-cell office:value-type="float" office:value="54412" table:style-name="ce279">
            <text:p>54,412</text:p>
          </table:table-cell>
          <table:table-cell table:number-columns-repeated="3" table:style-name="ce279"/>
          <table:table-cell office:value-type="float" office:value="2.31" table:style-name="ce280">
            <text:p>2.31</text:p>
          </table:table-cell>
          <table:table-cell office:value-type="float" office:value="948049" table:style-name="ce279">
            <text:p>948,049</text:p>
          </table:table-cell>
          <table:table-cell office:value-type="float" office:value="939240" table:style-name="ce279">
            <text:p>939,240</text:p>
          </table:table-cell>
          <table:table-cell office:value-type="float" office:value="559426" table:style-name="ce279">
            <text:p>559,426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7<text:span text:style-name="T8">年</text:span></text:p>
          </table:table-cell>
          <table:covered-table-cell/>
          <table:table-cell office:value-type="float" office:value="8734477" table:style-name="ce279">
            <text:p>8,734,477</text:p>
          </table:table-cell>
          <table:table-cell office:value-type="float" office:value="23588932" table:style-name="ce279">
            <text:p>23,588,932</text:p>
          </table:table-cell>
          <table:table-cell office:value-type="float" office:value="11712913" table:style-name="ce279">
            <text:p>11,712,913</text:p>
          </table:table-cell>
          <table:table-cell office:value-type="float" office:value="11876019" table:style-name="ce279">
            <text:p>11,876,019</text:p>
          </table:table-cell>
          <table:table-cell office:value-type="float" office:value="181601" table:style-name="ce279">
            <text:p>181,601</text:p>
          </table:table-cell>
          <table:table-cell office:value-type="float" office:value="93876" table:style-name="ce279">
            <text:p>93,876</text:p>
          </table:table-cell>
          <table:table-cell office:value-type="float" office:value="87725" table:style-name="ce279">
            <text:p>87,725</text:p>
          </table:table-cell>
          <table:table-cell office:value-type="float" office:value="7.7" table:style-name="ce280">
            <text:p>7.70</text:p>
          </table:table-cell>
          <table:table-cell office:value-type="float" office:value="172784" table:style-name="ce279">
            <text:p>172,784</text:p>
          </table:table-cell>
          <table:table-cell office:value-type="float" office:value="101931" table:style-name="ce279">
            <text:p>101,931</text:p>
          </table:table-cell>
          <table:table-cell office:value-type="float" office:value="70853" table:style-name="ce279">
            <text:p>70,853</text:p>
          </table:table-cell>
          <table:table-cell office:value-type="float" office:value="7.33" table:style-name="ce280">
            <text:p>7.33</text:p>
          </table:table-cell>
          <table:table-cell office:value-type="float" office:value="8817" table:style-name="ce279">
            <text:p>8,817</text:p>
          </table:table-cell>
          <table:table-cell office:value-type="float" office:value="0.37" table:style-name="ce281">
            <text:p>0.37</text:p>
          </table:table-cell>
          <table:table-cell table:style-name="ce279"/>
          <table:table-cell office:value-type="float" office:value="135403" table:style-name="ce279">
            <text:p>135,403</text:p>
          </table:table-cell>
          <table:table-cell table:number-columns-repeated="3" table:style-name="ce279"/>
          <table:table-cell office:value-type="float" office:value="5.74" table:style-name="ce280">
            <text:p>5.74</text:p>
          </table:table-cell>
          <table:table-cell table:style-name="ce279"/>
          <table:table-cell office:value-type="float" office:value="54443" table:style-name="ce279">
            <text:p>54,443</text:p>
          </table:table-cell>
          <table:table-cell table:number-columns-repeated="3" table:style-name="ce279"/>
          <table:table-cell office:value-type="float" office:value="2.31" table:style-name="ce280">
            <text:p>2.31</text:p>
          </table:table-cell>
          <table:table-cell office:value-type="float" office:value="984815" table:style-name="ce279">
            <text:p>984,815</text:p>
          </table:table-cell>
          <table:table-cell office:value-type="float" office:value="975927" table:style-name="ce279">
            <text:p>975,927</text:p>
          </table:table-cell>
          <table:table-cell office:value-type="float" office:value="565561" table:style-name="ce279">
            <text:p>565,56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8<text:span text:style-name="T8">年</text:span></text:p>
          </table:table-cell>
          <table:covered-table-cell/>
          <table:table-cell office:value-type="float" office:value="8832745" table:style-name="ce279">
            <text:p>8,832,745</text:p>
          </table:table-cell>
          <table:table-cell office:value-type="float" office:value="23603121" table:style-name="ce279">
            <text:p>23,603,121</text:p>
          </table:table-cell>
          <table:table-cell office:value-type="float" office:value="11705186" table:style-name="ce279">
            <text:p>11,705,186</text:p>
          </table:table-cell>
          <table:table-cell office:value-type="float" office:value="11897935" table:style-name="ce279">
            <text:p>11,897,935</text:p>
          </table:table-cell>
          <table:table-cell office:value-type="float" office:value="177767" table:style-name="ce279">
            <text:p>177,767</text:p>
          </table:table-cell>
          <table:table-cell office:value-type="float" office:value="92237" table:style-name="ce279">
            <text:p>92,237</text:p>
          </table:table-cell>
          <table:table-cell office:value-type="float" office:value="85530" table:style-name="ce279">
            <text:p>85,530</text:p>
          </table:table-cell>
          <table:table-cell office:value-type="float" office:value="7.53" table:style-name="ce280">
            <text:p>7.53</text:p>
          </table:table-cell>
          <table:table-cell office:value-type="float" office:value="176296" table:style-name="ce279">
            <text:p>176,296</text:p>
          </table:table-cell>
          <table:table-cell office:value-type="float" office:value="103720" table:style-name="ce279">
            <text:p>103,720</text:p>
          </table:table-cell>
          <table:table-cell office:value-type="float" office:value="72576" table:style-name="ce279">
            <text:p>72,576</text:p>
          </table:table-cell>
          <table:table-cell office:value-type="float" office:value="7.47" table:style-name="ce280">
            <text:p>7.47</text:p>
          </table:table-cell>
          <table:table-cell office:value-type="float" office:value="1471" table:style-name="ce279">
            <text:p>1,471</text:p>
          </table:table-cell>
          <table:table-cell office:value-type="float" office:value="6.2E-2" table:style-name="ce281">
            <text:p>0.06</text:p>
          </table:table-cell>
          <table:table-cell office:value-type="float" office:value="134524" table:style-name="ce279">
            <text:p>134,524</text:p>
          </table:table-cell>
          <table:table-cell office:value-type="float" office:value="131585" table:style-name="ce279">
            <text:p>131,585</text:p>
          </table:table-cell>
          <table:table-cell office:value-type="float" office:value="2939" table:style-name="ce279">
            <text:p>2,939</text:p>
          </table:table-cell>
          <table:table-cell office:value-type="float" office:value="928" table:style-name="ce279">
            <text:p>928</text:p>
          </table:table-cell>
          <table:table-cell office:value-type="float" office:value="2011" table:style-name="ce279">
            <text:p>2,011</text:p>
          </table:table-cell>
          <table:table-cell office:value-type="float" office:value="5.7" table:style-name="ce280">
            <text:p>5.70</text:p>
          </table:table-cell>
          <table:table-cell office:value-type="float" office:value="54473" table:style-name="ce279">
            <text:p>54,473</text:p>
          </table:table-cell>
          <table:table-cell office:value-type="float" office:value="54363" table:style-name="ce279">
            <text:p>54,363</text:p>
          </table:table-cell>
          <table:table-cell office:value-type="float" office:value="110" table:style-name="ce279">
            <text:p>110</text:p>
          </table:table-cell>
          <table:table-cell office:value-type="float" office:value="50" table:style-name="ce279">
            <text:p>50</text:p>
          </table:table-cell>
          <table:table-cell office:value-type="float" office:value="60" table:style-name="ce279">
            <text:p>60</text:p>
          </table:table-cell>
          <table:table-cell office:value-type="float" office:value="2.31" table:style-name="ce280">
            <text:p>2.31</text:p>
          </table:table-cell>
          <table:table-cell office:value-type="float" office:value="972043" table:style-name="ce279">
            <text:p>972,043</text:p>
          </table:table-cell>
          <table:table-cell office:value-type="float" office:value="959325" table:style-name="ce279">
            <text:p>959,325</text:p>
          </table:table-cell>
          <table:table-cell office:value-type="float" office:value="571427" table:style-name="ce279">
            <text:p>571,42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8740977" table:style-name="ce287">
            <text:p>8,740,977</text:p>
          </table:table-cell>
          <table:table-cell office:value-type="float" office:value="23590744" table:style-name="ce287">
            <text:p>23,590,744</text:p>
          </table:table-cell>
          <table:table-cell office:value-type="float" office:value="11712236" table:style-name="ce287">
            <text:p>11,712,236</text:p>
          </table:table-cell>
          <table:table-cell office:value-type="float" office:value="11878508" table:style-name="ce287">
            <text:p>11,878,508</text:p>
          </table:table-cell>
          <table:table-cell office:value-type="float" office:value="17139" table:style-name="ce287">
            <text:p>17,139</text:p>
          </table:table-cell>
          <table:table-cell office:value-type="float" office:value="8762" table:style-name="ce287">
            <text:p>8,762</text:p>
          </table:table-cell>
          <table:table-cell office:value-type="float" office:value="8377" table:style-name="ce287">
            <text:p>8,377</text:p>
          </table:table-cell>
          <table:table-cell office:value-type="float" office:value="8.5500000000000007" table:style-name="ce288">
            <text:p>8.55</text:p>
          </table:table-cell>
          <table:table-cell office:value-type="float" office:value="16622" table:style-name="ce287">
            <text:p>16,622</text:p>
          </table:table-cell>
          <table:table-cell office:value-type="float" office:value="9853" table:style-name="ce287">
            <text:p>9,853</text:p>
          </table:table-cell>
          <table:table-cell office:value-type="float" office:value="6769" table:style-name="ce287">
            <text:p>6,769</text:p>
          </table:table-cell>
          <table:table-cell office:value-type="float" office:value="8.3000000000000007" table:style-name="ce288">
            <text:p>8.30</text:p>
          </table:table-cell>
          <table:table-cell office:value-type="float" office:value="517" table:style-name="ce287">
            <text:p>517</text:p>
          </table:table-cell>
          <table:table-cell office:value-type="float" office:value="0.26" table:style-name="ce289">
            <text:p>0.26</text:p>
          </table:table-cell>
          <table:table-cell office:value-type="float" office:value="13902" table:style-name="ce287">
            <text:p>13,902</text:p>
          </table:table-cell>
          <table:table-cell office:value-type="float" office:value="13902" table:style-name="ce287">
            <text:p>13,902</text:p>
          </table:table-cell>
          <table:table-cell table:number-columns-repeated="3" table:style-name="ce287"/>
          <table:table-cell office:value-type="float" office:value="6.94" table:style-name="ce288">
            <text:p>6.94</text:p>
          </table:table-cell>
          <table:table-cell office:value-type="float" office:value="4775" table:style-name="ce287">
            <text:p>4,775</text:p>
          </table:table-cell>
          <table:table-cell office:value-type="float" office:value="4775" table:style-name="ce287">
            <text:p>4,775</text:p>
          </table:table-cell>
          <table:table-cell table:number-columns-repeated="3" table:style-name="ce287"/>
          <table:table-cell office:value-type="float" office:value="2.38" table:style-name="ce288">
            <text:p>2.38</text:p>
          </table:table-cell>
          <table:table-cell office:value-type="float" office:value="88882" table:style-name="ce287">
            <text:p>88,882</text:p>
          </table:table-cell>
          <table:table-cell office:value-type="float" office:value="87587" table:style-name="ce287">
            <text:p>87,587</text:p>
          </table:table-cell>
          <table:table-cell office:value-type="float" office:value="566129" table:style-name="ce287">
            <text:p>566,12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8746680" table:style-name="ce287">
            <text:p>8,746,680</text:p>
          </table:table-cell>
          <table:table-cell office:value-type="float" office:value="23590004" table:style-name="ce287">
            <text:p>23,590,004</text:p>
          </table:table-cell>
          <table:table-cell office:value-type="float" office:value="11710952" table:style-name="ce287">
            <text:p>11,710,952</text:p>
          </table:table-cell>
          <table:table-cell office:value-type="float" office:value="11879052" table:style-name="ce287">
            <text:p>11,879,052</text:p>
          </table:table-cell>
          <table:table-cell office:value-type="float" office:value="12497" table:style-name="ce287">
            <text:p>12,497</text:p>
          </table:table-cell>
          <table:table-cell office:value-type="float" office:value="6475" table:style-name="ce287">
            <text:p>6,475</text:p>
          </table:table-cell>
          <table:table-cell office:value-type="float" office:value="6022" table:style-name="ce287">
            <text:p>6,022</text:p>
          </table:table-cell>
          <table:table-cell office:value-type="float" office:value="6.91" table:style-name="ce288">
            <text:p>6.91</text:p>
          </table:table-cell>
          <table:table-cell office:value-type="float" office:value="13352" table:style-name="ce287">
            <text:p>13,352</text:p>
          </table:table-cell>
          <table:table-cell office:value-type="float" office:value="7781" table:style-name="ce287">
            <text:p>7,781</text:p>
          </table:table-cell>
          <table:table-cell office:value-type="float" office:value="5571" table:style-name="ce287">
            <text:p>5,571</text:p>
          </table:table-cell>
          <table:table-cell office:value-type="float" office:value="7.38" table:style-name="ce288">
            <text:p>7.38</text:p>
          </table:table-cell>
          <table:table-cell office:value-type="float" office:value="-855" table:style-name="ce287">
            <text:p>–855</text:p>
          </table:table-cell>
          <table:table-cell office:value-type="float" office:value="-0.47" table:style-name="ce289">
            <text:p>–0.47</text:p>
          </table:table-cell>
          <table:table-cell office:value-type="float" office:value="9986" table:style-name="ce287">
            <text:p>9,986</text:p>
          </table:table-cell>
          <table:table-cell office:value-type="float" office:value="9986" table:style-name="ce287">
            <text:p>9,986</text:p>
          </table:table-cell>
          <table:table-cell table:number-columns-repeated="3" table:style-name="ce287"/>
          <table:table-cell office:value-type="float" office:value="5.52" table:style-name="ce288">
            <text:p>5.52</text:p>
          </table:table-cell>
          <table:table-cell office:value-type="float" office:value="3505" table:style-name="ce287">
            <text:p>3,505</text:p>
          </table:table-cell>
          <table:table-cell office:value-type="float" office:value="3505" table:style-name="ce287">
            <text:p>3,505</text:p>
          </table:table-cell>
          <table:table-cell table:number-columns-repeated="3" table:style-name="ce287"/>
          <table:table-cell office:value-type="float" office:value="1.94" table:style-name="ce288">
            <text:p>1.94</text:p>
          </table:table-cell>
          <table:table-cell office:value-type="float" office:value="68557" table:style-name="ce287">
            <text:p>68,557</text:p>
          </table:table-cell>
          <table:table-cell office:value-type="float" office:value="68442" table:style-name="ce287">
            <text:p>68,442</text:p>
          </table:table-cell>
          <table:table-cell office:value-type="float" office:value="566565" table:style-name="ce287">
            <text:p>566,56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8754384" table:style-name="ce287">
            <text:p>8,754,384</text:p>
          </table:table-cell>
          <table:table-cell office:value-type="float" office:value="23589192" table:style-name="ce287">
            <text:p>23,589,192</text:p>
          </table:table-cell>
          <table:table-cell office:value-type="float" office:value="11709344" table:style-name="ce287">
            <text:p>11,709,344</text:p>
          </table:table-cell>
          <table:table-cell office:value-type="float" office:value="11879848" table:style-name="ce287">
            <text:p>11,879,848</text:p>
          </table:table-cell>
          <table:table-cell office:value-type="float" office:value="14567" table:style-name="ce287">
            <text:p>14,567</text:p>
          </table:table-cell>
          <table:table-cell office:value-type="float" office:value="7632" table:style-name="ce287">
            <text:p>7,632</text:p>
          </table:table-cell>
          <table:table-cell office:value-type="float" office:value="6935" table:style-name="ce287">
            <text:p>6,935</text:p>
          </table:table-cell>
          <table:table-cell office:value-type="float" office:value="7.27" table:style-name="ce288">
            <text:p>7.27</text:p>
          </table:table-cell>
          <table:table-cell office:value-type="float" office:value="15171" table:style-name="ce287">
            <text:p>15,171</text:p>
          </table:table-cell>
          <table:table-cell office:value-type="float" office:value="8989" table:style-name="ce287">
            <text:p>8,989</text:p>
          </table:table-cell>
          <table:table-cell office:value-type="float" office:value="6182" table:style-name="ce287">
            <text:p>6,182</text:p>
          </table:table-cell>
          <table:table-cell office:value-type="float" office:value="7.57" table:style-name="ce288">
            <text:p>7.57</text:p>
          </table:table-cell>
          <table:table-cell office:value-type="float" office:value="-604" table:style-name="ce287">
            <text:p>–604</text:p>
          </table:table-cell>
          <table:table-cell office:value-type="float" office:value="-0.3" table:style-name="ce289">
            <text:p>–0.30</text:p>
          </table:table-cell>
          <table:table-cell office:value-type="float" office:value="11180" table:style-name="ce287">
            <text:p>11,180</text:p>
          </table:table-cell>
          <table:table-cell office:value-type="float" office:value="11180" table:style-name="ce287">
            <text:p>11,180</text:p>
          </table:table-cell>
          <table:table-cell table:number-columns-repeated="3" table:style-name="ce287"/>
          <table:table-cell office:value-type="float" office:value="5.58" table:style-name="ce288">
            <text:p>5.58</text:p>
          </table:table-cell>
          <table:table-cell office:value-type="float" office:value="4456" table:style-name="ce287">
            <text:p>4,456</text:p>
          </table:table-cell>
          <table:table-cell office:value-type="float" office:value="4456" table:style-name="ce287">
            <text:p>4,456</text:p>
          </table:table-cell>
          <table:table-cell table:number-columns-repeated="3" table:style-name="ce287"/>
          <table:table-cell office:value-type="float" office:value="2.2200000000000002" table:style-name="ce288">
            <text:p>2.22</text:p>
          </table:table-cell>
          <table:table-cell office:value-type="float" office:value="84368" table:style-name="ce287">
            <text:p>84,368</text:p>
          </table:table-cell>
          <table:table-cell office:value-type="float" office:value="84576" table:style-name="ce287">
            <text:p>84,576</text:p>
          </table:table-cell>
          <table:table-cell office:value-type="float" office:value="567044" table:style-name="ce287">
            <text:p>567,04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8762104" table:style-name="ce287">
            <text:p>8,762,104</text:p>
          </table:table-cell>
          <table:table-cell office:value-type="float" office:value="23589312" table:style-name="ce287">
            <text:p>23,589,312</text:p>
          </table:table-cell>
          <table:table-cell office:value-type="float" office:value="11708129" table:style-name="ce287">
            <text:p>11,708,129</text:p>
          </table:table-cell>
          <table:table-cell office:value-type="float" office:value="11881183" table:style-name="ce287">
            <text:p>11,881,183</text:p>
          </table:table-cell>
          <table:table-cell office:value-type="float" office:value="14285" table:style-name="ce287">
            <text:p>14,285</text:p>
          </table:table-cell>
          <table:table-cell office:value-type="float" office:value="7435" table:style-name="ce287">
            <text:p>7,435</text:p>
          </table:table-cell>
          <table:table-cell office:value-type="float" office:value="6850" table:style-name="ce287">
            <text:p>6,850</text:p>
          </table:table-cell>
          <table:table-cell office:value-type="float" office:value="7.37" table:style-name="ce288">
            <text:p>7.37</text:p>
          </table:table-cell>
          <table:table-cell office:value-type="float" office:value="14996" table:style-name="ce287">
            <text:p>14,996</text:p>
          </table:table-cell>
          <table:table-cell office:value-type="float" office:value="8806" table:style-name="ce287">
            <text:p>8,806</text:p>
          </table:table-cell>
          <table:table-cell office:value-type="float" office:value="6190" table:style-name="ce287">
            <text:p>6,190</text:p>
          </table:table-cell>
          <table:table-cell office:value-type="float" office:value="7.73" table:style-name="ce288">
            <text:p>7.73</text:p>
          </table:table-cell>
          <table:table-cell office:value-type="float" office:value="-711" table:style-name="ce287">
            <text:p>–711</text:p>
          </table:table-cell>
          <table:table-cell office:value-type="float" office:value="-0.37" table:style-name="ce289">
            <text:p>–0.37</text:p>
          </table:table-cell>
          <table:table-cell office:value-type="float" office:value="9387" table:style-name="ce287">
            <text:p>9,387</text:p>
          </table:table-cell>
          <table:table-cell office:value-type="float" office:value="9387" table:style-name="ce287">
            <text:p>9,387</text:p>
          </table:table-cell>
          <table:table-cell table:number-columns-repeated="3" table:style-name="ce287"/>
          <table:table-cell office:value-type="float" office:value="4.84" table:style-name="ce288">
            <text:p>4.84</text:p>
          </table:table-cell>
          <table:table-cell office:value-type="float" office:value="4627" table:style-name="ce287">
            <text:p>4,627</text:p>
          </table:table-cell>
          <table:table-cell office:value-type="float" office:value="4627" table:style-name="ce287">
            <text:p>4,627</text:p>
          </table:table-cell>
          <table:table-cell table:number-columns-repeated="3" table:style-name="ce287"/>
          <table:table-cell office:value-type="float" office:value="2.39" table:style-name="ce288">
            <text:p>2.39</text:p>
          </table:table-cell>
          <table:table-cell office:value-type="float" office:value="84757" table:style-name="ce287">
            <text:p>84,757</text:p>
          </table:table-cell>
          <table:table-cell office:value-type="float" office:value="83926" table:style-name="ce287">
            <text:p>83,926</text:p>
          </table:table-cell>
          <table:table-cell office:value-type="float" office:value="567502" table:style-name="ce287">
            <text:p>567,502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8771842" table:style-name="ce287">
            <text:p>8,771,842</text:p>
          </table:table-cell>
          <table:table-cell office:value-type="float" office:value="23589870" table:style-name="ce287">
            <text:p>23,589,870</text:p>
          </table:table-cell>
          <table:table-cell office:value-type="float" office:value="11707074" table:style-name="ce287">
            <text:p>11,707,074</text:p>
          </table:table-cell>
          <table:table-cell office:value-type="float" office:value="11882796" table:style-name="ce287">
            <text:p>11,882,796</text:p>
          </table:table-cell>
          <table:table-cell office:value-type="float" office:value="14587" table:style-name="ce287">
            <text:p>14,587</text:p>
          </table:table-cell>
          <table:table-cell office:value-type="float" office:value="7504" table:style-name="ce287">
            <text:p>7,504</text:p>
          </table:table-cell>
          <table:table-cell office:value-type="float" office:value="7083" table:style-name="ce287">
            <text:p>7,083</text:p>
          </table:table-cell>
          <table:table-cell office:value-type="float" office:value="7.28" table:style-name="ce288">
            <text:p>7.28</text:p>
          </table:table-cell>
          <table:table-cell office:value-type="float" office:value="14655" table:style-name="ce287">
            <text:p>14,655</text:p>
          </table:table-cell>
          <table:table-cell office:value-type="float" office:value="8655" table:style-name="ce287">
            <text:p>8,655</text:p>
          </table:table-cell>
          <table:table-cell office:value-type="float" office:value="6000" table:style-name="ce287">
            <text:p>6,000</text:p>
          </table:table-cell>
          <table:table-cell office:value-type="float" office:value="7.31" table:style-name="ce288">
            <text:p>7.31</text:p>
          </table:table-cell>
          <table:table-cell office:value-type="float" office:value="-68" table:style-name="ce287">
            <text:p>–68</text:p>
          </table:table-cell>
          <table:table-cell office:value-type="float" office:value="-0.03" table:style-name="ce289">
            <text:p>–0.03</text:p>
          </table:table-cell>
          <table:table-cell office:value-type="float" office:value="13106" table:style-name="ce287">
            <text:p>13,106</text:p>
          </table:table-cell>
          <table:table-cell office:value-type="float" office:value="12332" table:style-name="ce287">
            <text:p>12,332</text:p>
          </table:table-cell>
          <table:table-cell office:value-type="float" office:value="774" table:style-name="ce287">
            <text:p>774</text:p>
          </table:table-cell>
          <table:table-cell office:value-type="float" office:value="265" table:style-name="ce287">
            <text:p>265</text:p>
          </table:table-cell>
          <table:table-cell office:value-type="float" office:value="509" table:style-name="ce287">
            <text:p>509</text:p>
          </table:table-cell>
          <table:table-cell office:value-type="float" office:value="6.54" table:style-name="ce288">
            <text:p>6.54</text:p>
          </table:table-cell>
          <table:table-cell office:value-type="float" office:value="4916" table:style-name="ce287">
            <text:p>4,916</text:p>
          </table:table-cell>
          <table:table-cell office:value-type="float" office:value="4916" table:style-name="ce287">
            <text:p>4,916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2.4500000000000002" table:style-name="ce288">
            <text:p>2.45</text:p>
          </table:table-cell>
          <table:table-cell office:value-type="float" office:value="92651" table:style-name="ce287">
            <text:p>92,651</text:p>
          </table:table-cell>
          <table:table-cell office:value-type="float" office:value="92025" table:style-name="ce287">
            <text:p>92,025</text:p>
          </table:table-cell>
          <table:table-cell office:value-type="float" office:value="567987" table:style-name="ce287">
            <text:p>567,98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8778661" table:style-name="ce287">
            <text:p>8,778,661</text:p>
          </table:table-cell>
          <table:table-cell office:value-type="float" office:value="23591031" table:style-name="ce287">
            <text:p>23,591,031</text:p>
          </table:table-cell>
          <table:table-cell office:value-type="float" office:value="11706411" table:style-name="ce287">
            <text:p>11,706,411</text:p>
          </table:table-cell>
          <table:table-cell office:value-type="float" office:value="11884620" table:style-name="ce287">
            <text:p>11,884,620</text:p>
          </table:table-cell>
          <table:table-cell office:value-type="float" office:value="12886" table:style-name="ce287">
            <text:p>12,886</text:p>
          </table:table-cell>
          <table:table-cell office:value-type="float" office:value="6737" table:style-name="ce287">
            <text:p>6,737</text:p>
          </table:table-cell>
          <table:table-cell office:value-type="float" office:value="6149" table:style-name="ce287">
            <text:p>6,149</text:p>
          </table:table-cell>
          <table:table-cell office:value-type="float" office:value="6.65" table:style-name="ce288">
            <text:p>6.65</text:p>
          </table:table-cell>
          <table:table-cell office:value-type="float" office:value="13302" table:style-name="ce287">
            <text:p>13,302</text:p>
          </table:table-cell>
          <table:table-cell office:value-type="float" office:value="7888" table:style-name="ce287">
            <text:p>7,888</text:p>
          </table:table-cell>
          <table:table-cell office:value-type="float" office:value="5414" table:style-name="ce287">
            <text:p>5,414</text:p>
          </table:table-cell>
          <table:table-cell office:value-type="float" office:value="6.86" table:style-name="ce288">
            <text:p>6.86</text:p>
          </table:table-cell>
          <table:table-cell office:value-type="float" office:value="-416" table:style-name="ce287">
            <text:p>–416</text:p>
          </table:table-cell>
          <table:table-cell office:value-type="float" office:value="-0.21" table:style-name="ce289">
            <text:p>–0.21</text:p>
          </table:table-cell>
          <table:table-cell office:value-type="float" office:value="11326" table:style-name="ce287">
            <text:p>11,326</text:p>
          </table:table-cell>
          <table:table-cell office:value-type="float" office:value="10810" table:style-name="ce287">
            <text:p>10,810</text:p>
          </table:table-cell>
          <table:table-cell office:value-type="float" office:value="516" table:style-name="ce287">
            <text:p>516</text:p>
          </table:table-cell>
          <table:table-cell office:value-type="float" office:value="150" table:style-name="ce287">
            <text:p>150</text:p>
          </table:table-cell>
          <table:table-cell office:value-type="float" office:value="366" table:style-name="ce287">
            <text:p>366</text:p>
          </table:table-cell>
          <table:table-cell office:value-type="float" office:value="5.84" table:style-name="ce288">
            <text:p>5.84</text:p>
          </table:table-cell>
          <table:table-cell office:value-type="float" office:value="4400" table:style-name="ce287">
            <text:p>4,400</text:p>
          </table:table-cell>
          <table:table-cell office:value-type="float" office:value="4398" table:style-name="ce287">
            <text:p>4,398</text:p>
          </table:table-cell>
          <table:table-cell office:value-type="float" office:value="2" table:style-name="ce287">
            <text:p>2</text:p>
          </table:table-cell>
          <table:table-cell office:value-type="float" office:value="1" table:style-name="ce287">
            <text:p>1</text:p>
          </table:table-cell>
          <table:table-cell office:value-type="float" office:value="1" table:style-name="ce287">
            <text:p>1</text:p>
          </table:table-cell>
          <table:table-cell office:value-type="float" office:value="2.27" table:style-name="ce288">
            <text:p>2.27</text:p>
          </table:table-cell>
          <table:table-cell office:value-type="float" office:value="76443" table:style-name="ce287">
            <text:p>76,443</text:p>
          </table:table-cell>
          <table:table-cell office:value-type="float" office:value="74866" table:style-name="ce287">
            <text:p>74,866</text:p>
          </table:table-cell>
          <table:table-cell office:value-type="float" office:value="568465" table:style-name="ce287">
            <text:p>568,46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8788954" table:style-name="ce287">
            <text:p>8,788,954</text:p>
          </table:table-cell>
          <table:table-cell office:value-type="float" office:value="23592598" table:style-name="ce287">
            <text:p>23,592,598</text:p>
          </table:table-cell>
          <table:table-cell office:value-type="float" office:value="11705811" table:style-name="ce287">
            <text:p>11,705,811</text:p>
          </table:table-cell>
          <table:table-cell office:value-type="float" office:value="11886787" table:style-name="ce287">
            <text:p>11,886,787</text:p>
          </table:table-cell>
          <table:table-cell office:value-type="float" office:value="15104" table:style-name="ce287">
            <text:p>15,104</text:p>
          </table:table-cell>
          <table:table-cell office:value-type="float" office:value="7803" table:style-name="ce287">
            <text:p>7,803</text:p>
          </table:table-cell>
          <table:table-cell office:value-type="float" office:value="7301" table:style-name="ce287">
            <text:p>7,301</text:p>
          </table:table-cell>
          <table:table-cell office:value-type="float" office:value="7.54" table:style-name="ce288">
            <text:p>7.54</text:p>
          </table:table-cell>
          <table:table-cell office:value-type="float" office:value="15854" table:style-name="ce287">
            <text:p>15,854</text:p>
          </table:table-cell>
          <table:table-cell office:value-type="float" office:value="9248" table:style-name="ce287">
            <text:p>9,248</text:p>
          </table:table-cell>
          <table:table-cell office:value-type="float" office:value="6606" table:style-name="ce287">
            <text:p>6,606</text:p>
          </table:table-cell>
          <table:table-cell office:value-type="float" office:value="7.91" table:style-name="ce288">
            <text:p>7.91</text:p>
          </table:table-cell>
          <table:table-cell office:value-type="float" office:value="-750" table:style-name="ce287">
            <text:p>–750</text:p>
          </table:table-cell>
          <table:table-cell office:value-type="float" office:value="-0.37" table:style-name="ce289">
            <text:p>–0.37</text:p>
          </table:table-cell>
          <table:table-cell office:value-type="float" office:value="10432" table:style-name="ce287">
            <text:p>10,432</text:p>
          </table:table-cell>
          <table:table-cell office:value-type="float" office:value="10098" table:style-name="ce287">
            <text:p>10,098</text:p>
          </table:table-cell>
          <table:table-cell office:value-type="float" office:value="334" table:style-name="ce287">
            <text:p>334</text:p>
          </table:table-cell>
          <table:table-cell office:value-type="float" office:value="126" table:style-name="ce287">
            <text:p>126</text:p>
          </table:table-cell>
          <table:table-cell office:value-type="float" office:value="208" table:style-name="ce287">
            <text:p>208</text:p>
          </table:table-cell>
          <table:table-cell office:value-type="float" office:value="5.21" table:style-name="ce288">
            <text:p>5.21</text:p>
          </table:table-cell>
          <table:table-cell office:value-type="float" office:value="5035" table:style-name="ce287">
            <text:p>5,035</text:p>
          </table:table-cell>
          <table:table-cell office:value-type="float" office:value="5022" table:style-name="ce287">
            <text:p>5,022</text:p>
          </table:table-cell>
          <table:table-cell office:value-type="float" office:value="13" table:style-name="ce287">
            <text:p>13</text:p>
          </table:table-cell>
          <table:table-cell office:value-type="float" office:value="10" table:style-name="ce287">
            <text:p>10</text:p>
          </table:table-cell>
          <table:table-cell office:value-type="float" office:value="3" table:style-name="ce287">
            <text:p>3</text:p>
          </table:table-cell>
          <table:table-cell office:value-type="float" office:value="2.5099999999999998" table:style-name="ce288">
            <text:p>2.51</text:p>
          </table:table-cell>
          <table:table-cell office:value-type="float" office:value="98131" table:style-name="ce287">
            <text:p>98,131</text:p>
          </table:table-cell>
          <table:table-cell office:value-type="float" office:value="95814" table:style-name="ce287">
            <text:p>95,814</text:p>
          </table:table-cell>
          <table:table-cell office:value-type="float" office:value="569008" table:style-name="ce287">
            <text:p>569,0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8802401" table:style-name="ce287">
            <text:p>8,802,401</text:p>
          </table:table-cell>
          <table:table-cell office:value-type="float" office:value="23593794" table:style-name="ce287">
            <text:p>23,593,794</text:p>
          </table:table-cell>
          <table:table-cell office:value-type="float" office:value="11705234" table:style-name="ce287">
            <text:p>11,705,234</text:p>
          </table:table-cell>
          <table:table-cell office:value-type="float" office:value="11888560" table:style-name="ce287">
            <text:p>11,888,560</text:p>
          </table:table-cell>
          <table:table-cell office:value-type="float" office:value="14330" table:style-name="ce287">
            <text:p>14,330</text:p>
          </table:table-cell>
          <table:table-cell office:value-type="float" office:value="7427" table:style-name="ce287">
            <text:p>7,427</text:p>
          </table:table-cell>
          <table:table-cell office:value-type="float" office:value="6903" table:style-name="ce287">
            <text:p>6,903</text:p>
          </table:table-cell>
          <table:table-cell office:value-type="float" office:value="7.15" table:style-name="ce288">
            <text:p>7.15</text:p>
          </table:table-cell>
          <table:table-cell office:value-type="float" office:value="13983" table:style-name="ce287">
            <text:p>13,983</text:p>
          </table:table-cell>
          <table:table-cell office:value-type="float" office:value="8190" table:style-name="ce287">
            <text:p>8,190</text:p>
          </table:table-cell>
          <table:table-cell office:value-type="float" office:value="5793" table:style-name="ce287">
            <text:p>5,793</text:p>
          </table:table-cell>
          <table:table-cell office:value-type="float" office:value="6.98" table:style-name="ce288">
            <text:p>6.98</text:p>
          </table:table-cell>
          <table:table-cell office:value-type="float" office:value="347" table:style-name="ce287">
            <text:p>347</text:p>
          </table:table-cell>
          <table:table-cell office:value-type="float" office:value="0.17" table:style-name="ce289">
            <text:p>0.17</text:p>
          </table:table-cell>
          <table:table-cell office:value-type="float" office:value="5121" table:style-name="ce287">
            <text:p>5,121</text:p>
          </table:table-cell>
          <table:table-cell office:value-type="float" office:value="4918" table:style-name="ce287">
            <text:p>4,918</text:p>
          </table:table-cell>
          <table:table-cell office:value-type="float" office:value="203" table:style-name="ce287">
            <text:p>203</text:p>
          </table:table-cell>
          <table:table-cell office:value-type="float" office:value="64" table:style-name="ce287">
            <text:p>64</text:p>
          </table:table-cell>
          <table:table-cell office:value-type="float" office:value="139" table:style-name="ce287">
            <text:p>139</text:p>
          </table:table-cell>
          <table:table-cell office:value-type="float" office:value="2.56" table:style-name="ce288">
            <text:p>2.56</text:p>
          </table:table-cell>
          <table:table-cell office:value-type="float" office:value="4665" table:style-name="ce287">
            <text:p>4,665</text:p>
          </table:table-cell>
          <table:table-cell office:value-type="float" office:value="4646" table:style-name="ce287">
            <text:p>4,646</text:p>
          </table:table-cell>
          <table:table-cell office:value-type="float" office:value="19" table:style-name="ce287">
            <text:p>19</text:p>
          </table:table-cell>
          <table:table-cell office:value-type="float" office:value="7" table:style-name="ce287">
            <text:p>7</text:p>
          </table:table-cell>
          <table:table-cell office:value-type="float" office:value="12" table:style-name="ce287">
            <text:p>12</text:p>
          </table:table-cell>
          <table:table-cell office:value-type="float" office:value="2.33" table:style-name="ce288">
            <text:p>2.33</text:p>
          </table:table-cell>
          <table:table-cell office:value-type="float" office:value="92486" table:style-name="ce287">
            <text:p>92,486</text:p>
          </table:table-cell>
          <table:table-cell office:value-type="float" office:value="91637" table:style-name="ce287">
            <text:p>91,637</text:p>
          </table:table-cell>
          <table:table-cell office:value-type="float" office:value="569677" table:style-name="ce287">
            <text:p>569,67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8824319" table:style-name="ce287">
            <text:p>8,824,319</text:p>
          </table:table-cell>
          <table:table-cell office:value-type="float" office:value="23593783" table:style-name="ce287">
            <text:p>23,593,783</text:p>
          </table:table-cell>
          <table:table-cell office:value-type="float" office:value="11704227" table:style-name="ce287">
            <text:p>11,704,227</text:p>
          </table:table-cell>
          <table:table-cell office:value-type="float" office:value="11889556" table:style-name="ce287">
            <text:p>11,889,556</text:p>
          </table:table-cell>
          <table:table-cell office:value-type="float" office:value="14533" table:style-name="ce287">
            <text:p>14,533</text:p>
          </table:table-cell>
          <table:table-cell office:value-type="float" office:value="7515" table:style-name="ce287">
            <text:p>7,515</text:p>
          </table:table-cell>
          <table:table-cell office:value-type="float" office:value="7018" table:style-name="ce287">
            <text:p>7,018</text:p>
          </table:table-cell>
          <table:table-cell office:value-type="float" office:value="7.49" table:style-name="ce288">
            <text:p>7.49</text:p>
          </table:table-cell>
          <table:table-cell office:value-type="float" office:value="13866" table:style-name="ce287">
            <text:p>13,866</text:p>
          </table:table-cell>
          <table:table-cell office:value-type="float" office:value="8148" table:style-name="ce287">
            <text:p>8,148</text:p>
          </table:table-cell>
          <table:table-cell office:value-type="float" office:value="5718" table:style-name="ce287">
            <text:p>5,718</text:p>
          </table:table-cell>
          <table:table-cell office:value-type="float" office:value="7.15" table:style-name="ce288">
            <text:p>7.15</text:p>
          </table:table-cell>
          <table:table-cell office:value-type="float" office:value="667" table:style-name="ce287">
            <text:p>667</text:p>
          </table:table-cell>
          <table:table-cell office:value-type="float" office:value="0.34" table:style-name="ce289">
            <text:p>0.34</text:p>
          </table:table-cell>
          <table:table-cell office:value-type="float" office:value="11656" table:style-name="ce287">
            <text:p>11,656</text:p>
          </table:table-cell>
          <table:table-cell office:value-type="float" office:value="11328" table:style-name="ce287">
            <text:p>11,328</text:p>
          </table:table-cell>
          <table:table-cell office:value-type="float" office:value="328" table:style-name="ce287">
            <text:p>328</text:p>
          </table:table-cell>
          <table:table-cell office:value-type="float" office:value="89" table:style-name="ce287">
            <text:p>89</text:p>
          </table:table-cell>
          <table:table-cell office:value-type="float" office:value="239" table:style-name="ce287">
            <text:p>239</text:p>
          </table:table-cell>
          <table:table-cell office:value-type="float" office:value="6.01" table:style-name="ce288">
            <text:p>6.01</text:p>
          </table:table-cell>
          <table:table-cell office:value-type="float" office:value="4402" table:style-name="ce287">
            <text:p>4,402</text:p>
          </table:table-cell>
          <table:table-cell office:value-type="float" office:value="4386" table:style-name="ce287">
            <text:p>4,386</text:p>
          </table:table-cell>
          <table:table-cell office:value-type="float" office:value="16" table:style-name="ce287">
            <text:p>16</text:p>
          </table:table-cell>
          <table:table-cell office:value-type="float" office:value="10" table:style-name="ce287">
            <text:p>10</text:p>
          </table:table-cell>
          <table:table-cell office:value-type="float" office:value="6" table:style-name="ce287">
            <text:p>6</text:p>
          </table:table-cell>
          <table:table-cell office:value-type="float" office:value="2.27" table:style-name="ce288">
            <text:p>2.27</text:p>
          </table:table-cell>
          <table:table-cell office:value-type="float" office:value="90276" table:style-name="ce287">
            <text:p>90,276</text:p>
          </table:table-cell>
          <table:table-cell office:value-type="float" office:value="90954" table:style-name="ce287">
            <text:p>90,954</text:p>
          </table:table-cell>
          <table:table-cell office:value-type="float" office:value="570074" table:style-name="ce287">
            <text:p>570,07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8826808" table:style-name="ce287">
            <text:p>8,826,808</text:p>
          </table:table-cell>
          <table:table-cell office:value-type="float" office:value="23596266" table:style-name="ce287">
            <text:p>23,596,266</text:p>
          </table:table-cell>
          <table:table-cell office:value-type="float" office:value="11704142" table:style-name="ce287">
            <text:p>11,704,142</text:p>
          </table:table-cell>
          <table:table-cell office:value-type="float" office:value="11892124" table:style-name="ce287">
            <text:p>11,892,124</text:p>
          </table:table-cell>
          <table:table-cell office:value-type="float" office:value="16236" table:style-name="ce287">
            <text:p>16,236</text:p>
          </table:table-cell>
          <table:table-cell office:value-type="float" office:value="8413" table:style-name="ce287">
            <text:p>8,413</text:p>
          </table:table-cell>
          <table:table-cell office:value-type="float" office:value="7823" table:style-name="ce287">
            <text:p>7,823</text:p>
          </table:table-cell>
          <table:table-cell office:value-type="float" office:value="8.1" table:style-name="ce288">
            <text:p>8.10</text:p>
          </table:table-cell>
          <table:table-cell office:value-type="float" office:value="15350" table:style-name="ce287">
            <text:p>15,350</text:p>
          </table:table-cell>
          <table:table-cell office:value-type="float" office:value="9024" table:style-name="ce287">
            <text:p>9,024</text:p>
          </table:table-cell>
          <table:table-cell office:value-type="float" office:value="6326" table:style-name="ce287">
            <text:p>6,326</text:p>
          </table:table-cell>
          <table:table-cell office:value-type="float" office:value="7.66" table:style-name="ce288">
            <text:p>7.66</text:p>
          </table:table-cell>
          <table:table-cell office:value-type="float" office:value="886" table:style-name="ce287">
            <text:p>886</text:p>
          </table:table-cell>
          <table:table-cell office:value-type="float" office:value="0.44" table:style-name="ce289">
            <text:p>0.44</text:p>
          </table:table-cell>
          <table:table-cell office:value-type="float" office:value="12000" table:style-name="ce287">
            <text:p>12,000</text:p>
          </table:table-cell>
          <table:table-cell office:value-type="float" office:value="11765" table:style-name="ce287">
            <text:p>11,765</text:p>
          </table:table-cell>
          <table:table-cell office:value-type="float" office:value="235" table:style-name="ce287">
            <text:p>235</text:p>
          </table:table-cell>
          <table:table-cell office:value-type="float" office:value="77" table:style-name="ce287">
            <text:p>77</text:p>
          </table:table-cell>
          <table:table-cell office:value-type="float" office:value="158" table:style-name="ce287">
            <text:p>158</text:p>
          </table:table-cell>
          <table:table-cell office:value-type="float" office:value="5.99" table:style-name="ce288">
            <text:p>5.99</text:p>
          </table:table-cell>
          <table:table-cell office:value-type="float" office:value="4779" table:style-name="ce287">
            <text:p>4,779</text:p>
          </table:table-cell>
          <table:table-cell office:value-type="float" office:value="4758" table:style-name="ce287">
            <text:p>4,758</text:p>
          </table:table-cell>
          <table:table-cell office:value-type="float" office:value="21" table:style-name="ce287">
            <text:p>21</text:p>
          </table:table-cell>
          <table:table-cell office:value-type="float" office:value="11" table:style-name="ce287">
            <text:p>11</text:p>
          </table:table-cell>
          <table:table-cell office:value-type="float" office:value="10" table:style-name="ce287">
            <text:p>10</text:p>
          </table:table-cell>
          <table:table-cell office:value-type="float" office:value="2.38" table:style-name="ce288">
            <text:p>2.38</text:p>
          </table:table-cell>
          <table:table-cell office:value-type="float" office:value="69619" table:style-name="ce287">
            <text:p>69,619</text:p>
          </table:table-cell>
          <table:table-cell office:value-type="float" office:value="68022" table:style-name="ce287">
            <text:p>68,022</text:p>
          </table:table-cell>
          <table:table-cell office:value-type="float" office:value="570608" table:style-name="ce287">
            <text:p>570,6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8830422" table:style-name="ce287">
            <text:p>8,830,422</text:p>
          </table:table-cell>
          <table:table-cell office:value-type="float" office:value="23598776" table:style-name="ce287">
            <text:p>23,598,776</text:p>
          </table:table-cell>
          <table:table-cell office:value-type="float" office:value="11704260" table:style-name="ce287">
            <text:p>11,704,260</text:p>
          </table:table-cell>
          <table:table-cell office:value-type="float" office:value="11894516" table:style-name="ce287">
            <text:p>11,894,516</text:p>
          </table:table-cell>
          <table:table-cell office:value-type="float" office:value="14687" table:style-name="ce287">
            <text:p>14,687</text:p>
          </table:table-cell>
          <table:table-cell office:value-type="float" office:value="7770" table:style-name="ce287">
            <text:p>7,770</text:p>
          </table:table-cell>
          <table:table-cell office:value-type="float" office:value="6917" table:style-name="ce287">
            <text:p>6,917</text:p>
          </table:table-cell>
          <table:table-cell office:value-type="float" office:value="7.57" table:style-name="ce288">
            <text:p>7.57</text:p>
          </table:table-cell>
          <table:table-cell office:value-type="float" office:value="13739" table:style-name="ce287">
            <text:p>13,739</text:p>
          </table:table-cell>
          <table:table-cell office:value-type="float" office:value="8113" table:style-name="ce287">
            <text:p>8,113</text:p>
          </table:table-cell>
          <table:table-cell office:value-type="float" office:value="5626" table:style-name="ce287">
            <text:p>5,626</text:p>
          </table:table-cell>
          <table:table-cell office:value-type="float" office:value="7.08" table:style-name="ce288">
            <text:p>7.08</text:p>
          </table:table-cell>
          <table:table-cell office:value-type="float" office:value="948" table:style-name="ce287">
            <text:p>948</text:p>
          </table:table-cell>
          <table:table-cell office:value-type="float" office:value="0.49" table:style-name="ce289">
            <text:p>0.49</text:p>
          </table:table-cell>
          <table:table-cell office:value-type="float" office:value="12497" table:style-name="ce287">
            <text:p>12,497</text:p>
          </table:table-cell>
          <table:table-cell office:value-type="float" office:value="12264" table:style-name="ce287">
            <text:p>12,264</text:p>
          </table:table-cell>
          <table:table-cell office:value-type="float" office:value="233" table:style-name="ce287">
            <text:p>233</text:p>
          </table:table-cell>
          <table:table-cell office:value-type="float" office:value="66" table:style-name="ce287">
            <text:p>66</text:p>
          </table:table-cell>
          <table:table-cell office:value-type="float" office:value="167" table:style-name="ce287">
            <text:p>167</text:p>
          </table:table-cell>
          <table:table-cell office:value-type="float" office:value="6.44" table:style-name="ce288">
            <text:p>6.44</text:p>
          </table:table-cell>
          <table:table-cell office:value-type="float" office:value="4476" table:style-name="ce287">
            <text:p>4,476</text:p>
          </table:table-cell>
          <table:table-cell office:value-type="float" office:value="4452" table:style-name="ce287">
            <text:p>4,452</text:p>
          </table:table-cell>
          <table:table-cell office:value-type="float" office:value="24" table:style-name="ce287">
            <text:p>24</text:p>
          </table:table-cell>
          <table:table-cell office:value-type="float" office:value="9" table:style-name="ce287">
            <text:p>9</text:p>
          </table:table-cell>
          <table:table-cell office:value-type="float" office:value="15" table:style-name="ce287">
            <text:p>15</text:p>
          </table:table-cell>
          <table:table-cell office:value-type="float" office:value="2.31" table:style-name="ce288">
            <text:p>2.31</text:p>
          </table:table-cell>
          <table:table-cell office:value-type="float" office:value="62816" table:style-name="ce287">
            <text:p>62,816</text:p>
          </table:table-cell>
          <table:table-cell office:value-type="float" office:value="61254" table:style-name="ce287">
            <text:p>61,254</text:p>
          </table:table-cell>
          <table:table-cell office:value-type="float" office:value="570952" table:style-name="ce287">
            <text:p>570,952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8832745" table:style-name="ce287">
            <text:p>8,832,745</text:p>
          </table:table-cell>
          <table:table-cell office:value-type="float" office:value="23603121" table:style-name="ce287">
            <text:p>23,603,121</text:p>
          </table:table-cell>
          <table:table-cell office:value-type="float" office:value="11705186" table:style-name="ce287">
            <text:p>11,705,186</text:p>
          </table:table-cell>
          <table:table-cell office:value-type="float" office:value="11897935" table:style-name="ce287">
            <text:p>11,897,935</text:p>
          </table:table-cell>
          <table:table-cell office:value-type="float" office:value="16916" table:style-name="ce287">
            <text:p>16,916</text:p>
          </table:table-cell>
          <table:table-cell office:value-type="float" office:value="8764" table:style-name="ce287">
            <text:p>8,764</text:p>
          </table:table-cell>
          <table:table-cell office:value-type="float" office:value="8152" table:style-name="ce287">
            <text:p>8,152</text:p>
          </table:table-cell>
          <table:table-cell office:value-type="float" office:value="8.44" table:style-name="ce288">
            <text:p>8.44</text:p>
          </table:table-cell>
          <table:table-cell office:value-type="float" office:value="15406" table:style-name="ce287">
            <text:p>15,406</text:p>
          </table:table-cell>
          <table:table-cell office:value-type="float" office:value="9025" table:style-name="ce287">
            <text:p>9,025</text:p>
          </table:table-cell>
          <table:table-cell office:value-type="float" office:value="6381" table:style-name="ce287">
            <text:p>6,381</text:p>
          </table:table-cell>
          <table:table-cell office:value-type="float" office:value="7.69" table:style-name="ce288">
            <text:p>7.69</text:p>
          </table:table-cell>
          <table:table-cell office:value-type="float" office:value="1510" table:style-name="ce287">
            <text:p>1,510</text:p>
          </table:table-cell>
          <table:table-cell office:value-type="float" office:value="0.75" table:style-name="ce289">
            <text:p>0.75</text:p>
          </table:table-cell>
          <table:table-cell office:value-type="float" office:value="13931" table:style-name="ce287">
            <text:p>13,931</text:p>
          </table:table-cell>
          <table:table-cell office:value-type="float" office:value="13615" table:style-name="ce287">
            <text:p>13,615</text:p>
          </table:table-cell>
          <table:table-cell office:value-type="float" office:value="316" table:style-name="ce287">
            <text:p>316</text:p>
          </table:table-cell>
          <table:table-cell office:value-type="float" office:value="91" table:style-name="ce287">
            <text:p>91</text:p>
          </table:table-cell>
          <table:table-cell office:value-type="float" office:value="225" table:style-name="ce287">
            <text:p>225</text:p>
          </table:table-cell>
          <table:table-cell office:value-type="float" office:value="6.95" table:style-name="ce288">
            <text:p>6.95</text:p>
          </table:table-cell>
          <table:table-cell office:value-type="float" office:value="4437" table:style-name="ce287">
            <text:p>4,437</text:p>
          </table:table-cell>
          <table:table-cell office:value-type="float" office:value="4422" table:style-name="ce287">
            <text:p>4,422</text:p>
          </table:table-cell>
          <table:table-cell office:value-type="float" office:value="15" table:style-name="ce287">
            <text:p>15</text:p>
          </table:table-cell>
          <table:table-cell office:value-type="float" office:value="2" table:style-name="ce287">
            <text:p>2</text:p>
          </table:table-cell>
          <table:table-cell office:value-type="float" office:value="13" table:style-name="ce287">
            <text:p>13</text:p>
          </table:table-cell>
          <table:table-cell office:value-type="float" office:value="2.21" table:style-name="ce288">
            <text:p>2.21</text:p>
          </table:table-cell>
          <table:table-cell office:value-type="float" office:value="63057" table:style-name="ce287">
            <text:p>63,057</text:p>
          </table:table-cell>
          <table:table-cell office:value-type="float" office:value="60222" table:style-name="ce287">
            <text:p>60,222</text:p>
          </table:table-cell>
          <table:table-cell office:value-type="float" office:value="571427" table:style-name="ce287">
            <text:p>571,427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9<text:span text:style-name="T8">年</text:span></text:p>
          </table:table-cell>
          <table:covered-table-cell/>
          <table:table-cell office:value-type="float" office:value="8933814" table:style-name="ce279">
            <text:p>8,933,814</text:p>
          </table:table-cell>
          <table:table-cell office:value-type="float" office:value="23561236" table:style-name="ce279">
            <text:p>23,561,236</text:p>
          </table:table-cell>
          <table:table-cell office:value-type="float" office:value="11673765" table:style-name="ce279">
            <text:p>11,673,765</text:p>
          </table:table-cell>
          <table:table-cell office:value-type="float" office:value="11887471" table:style-name="ce279">
            <text:p>11,887,471</text:p>
          </table:table-cell>
          <table:table-cell office:value-type="float" office:value="165249" table:style-name="ce279">
            <text:p>165,249</text:p>
          </table:table-cell>
          <table:table-cell office:value-type="float" office:value="85704" table:style-name="ce279">
            <text:p>85,704</text:p>
          </table:table-cell>
          <table:table-cell office:value-type="float" office:value="79545" table:style-name="ce279">
            <text:p>79,545</text:p>
          </table:table-cell>
          <table:table-cell office:value-type="float" office:value="7.0073678731589624" table:style-name="ce290">
            <text:p>7.01</text:p>
          </table:table-cell>
          <table:table-cell office:value-type="float" office:value="173156" table:style-name="ce279">
            <text:p>173,156</text:p>
          </table:table-cell>
          <table:table-cell office:value-type="float" office:value="101468" table:style-name="ce279">
            <text:p>101,468</text:p>
          </table:table-cell>
          <table:table-cell office:value-type="float" office:value="71688" table:style-name="ce279">
            <text:p>71,688</text:p>
          </table:table-cell>
          <table:table-cell office:value-type="float" office:value="7.342663443922282" table:style-name="ce290">
            <text:p>7.34</text:p>
          </table:table-cell>
          <table:table-cell office:value-type="float" office:value="-7907" table:style-name="ce279">
            <text:p>–7,907</text:p>
          </table:table-cell>
          <table:table-cell office:value-type="float" office:value="-0.33529557076332028" table:style-name="ce291">
            <text:p>–0.34</text:p>
          </table:table-cell>
          <table:table-cell office:value-type="float" office:value="121702" table:style-name="ce279">
            <text:p>121,702</text:p>
          </table:table-cell>
          <table:table-cell office:value-type="float" office:value="119315" table:style-name="ce279">
            <text:p>119,315</text:p>
          </table:table-cell>
          <table:table-cell office:value-type="float" office:value="2387" table:style-name="ce279">
            <text:p>2,387</text:p>
          </table:table-cell>
          <table:table-cell office:value-type="float" office:value="674" table:style-name="ce279">
            <text:p>674</text:p>
          </table:table-cell>
          <table:table-cell office:value-type="float" office:value="1713" table:style-name="ce279">
            <text:p>1,713</text:p>
          </table:table-cell>
          <table:table-cell office:value-type="float" office:value="5.1607615471149115" table:style-name="ce290">
            <text:p>5.16</text:p>
          </table:table-cell>
          <table:table-cell office:value-type="float" office:value="51680" table:style-name="ce279">
            <text:p>51,680</text:p>
          </table:table-cell>
          <table:table-cell office:value-type="float" office:value="51309" table:style-name="ce279">
            <text:p>51,309</text:p>
          </table:table-cell>
          <table:table-cell office:value-type="float" office:value="371" table:style-name="ce279">
            <text:p>371</text:p>
          </table:table-cell>
          <table:table-cell office:value-type="float" office:value="100" table:style-name="ce279">
            <text:p>100</text:p>
          </table:table-cell>
          <table:table-cell office:value-type="float" office:value="271" table:style-name="ce279">
            <text:p>271</text:p>
          </table:table-cell>
          <table:table-cell office:value-type="float" office:value="2.1914854049637524" table:style-name="ce290">
            <text:p>2.19</text:p>
          </table:table-cell>
          <table:table-cell office:value-type="float" office:value="946251" table:style-name="ce279">
            <text:p>946,251</text:p>
          </table:table-cell>
          <table:table-cell office:value-type="float" office:value="980229" table:style-name="ce279">
            <text:p>980,229</text:p>
          </table:table-cell>
          <table:table-cell office:value-type="float" office:value="576792" table:style-name="ce279">
            <text:p>576,792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8835281" table:style-name="ce287">
            <text:p>8,835,281</text:p>
          </table:table-cell>
          <table:table-cell office:value-type="float" office:value="23604265" table:style-name="ce287">
            <text:p>23,604,265</text:p>
          </table:table-cell>
          <table:table-cell office:value-type="float" office:value="11704308" table:style-name="ce287">
            <text:p>11,704,308</text:p>
          </table:table-cell>
          <table:table-cell office:value-type="float" office:value="11899957" table:style-name="ce287">
            <text:p>11,899,957</text:p>
          </table:table-cell>
          <table:table-cell office:value-type="float" office:value="12510" table:style-name="ce287">
            <text:p>12,510</text:p>
          </table:table-cell>
          <table:table-cell office:value-type="float" office:value="6445" table:style-name="ce287">
            <text:p>6,445</text:p>
          </table:table-cell>
          <table:table-cell office:value-type="float" office:value="6065" table:style-name="ce287">
            <text:p>6,065</text:p>
          </table:table-cell>
          <table:table-cell office:value-type="float" office:value="6.26" table:style-name="ce288">
            <text:p>6.26</text:p>
          </table:table-cell>
          <table:table-cell office:value-type="float" office:value="14673" table:style-name="ce287">
            <text:p>14,673</text:p>
          </table:table-cell>
          <table:table-cell office:value-type="float" office:value="8649" table:style-name="ce287">
            <text:p>8,649</text:p>
          </table:table-cell>
          <table:table-cell office:value-type="float" office:value="6024" table:style-name="ce287">
            <text:p>6,024</text:p>
          </table:table-cell>
          <table:table-cell office:value-type="float" office:value="7.34" table:style-name="ce288">
            <text:p>7.34</text:p>
          </table:table-cell>
          <table:table-cell office:value-type="float" office:value="-2163" table:style-name="ce287">
            <text:p>–2,163</text:p>
          </table:table-cell>
          <table:table-cell office:value-type="float" office:value="-1.08" table:style-name="ce289">
            <text:p>–1.08</text:p>
          </table:table-cell>
          <table:table-cell office:value-type="float" office:value="12677" table:style-name="ce287">
            <text:p>12,677</text:p>
          </table:table-cell>
          <table:table-cell office:value-type="float" office:value="12473" table:style-name="ce287">
            <text:p>12,473</text:p>
          </table:table-cell>
          <table:table-cell office:value-type="float" office:value="204" table:style-name="ce287">
            <text:p>204</text:p>
          </table:table-cell>
          <table:table-cell office:value-type="float" office:value="69" table:style-name="ce287">
            <text:p>69</text:p>
          </table:table-cell>
          <table:table-cell office:value-type="float" office:value="135" table:style-name="ce287">
            <text:p>135</text:p>
          </table:table-cell>
          <table:table-cell office:value-type="float" office:value="6.34" table:style-name="ce288">
            <text:p>6.34</text:p>
          </table:table-cell>
          <table:table-cell office:value-type="float" office:value="3672" table:style-name="ce287">
            <text:p>3,672</text:p>
          </table:table-cell>
          <table:table-cell office:value-type="float" office:value="3648" table:style-name="ce287">
            <text:p>3,648</text:p>
          </table:table-cell>
          <table:table-cell office:value-type="float" office:value="24" table:style-name="ce287">
            <text:p>24</text:p>
          </table:table-cell>
          <table:table-cell office:value-type="float" office:value="7" table:style-name="ce287">
            <text:p>7</text:p>
          </table:table-cell>
          <table:table-cell office:value-type="float" office:value="17" table:style-name="ce287">
            <text:p>17</text:p>
          </table:table-cell>
          <table:table-cell office:value-type="float" office:value="1.84" table:style-name="ce288">
            <text:p>1.84</text:p>
          </table:table-cell>
          <table:table-cell office:value-type="float" office:value="73313" table:style-name="ce287">
            <text:p>73,313</text:p>
          </table:table-cell>
          <table:table-cell office:value-type="float" office:value="70006" table:style-name="ce287">
            <text:p>70,006</text:p>
          </table:table-cell>
          <table:table-cell office:value-type="float" office:value="571816" table:style-name="ce287">
            <text:p>571,81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8841182" table:style-name="ce287">
            <text:p>8,841,182</text:p>
          </table:table-cell>
          <table:table-cell office:value-type="float" office:value="23600903" table:style-name="ce287">
            <text:p>23,600,903</text:p>
          </table:table-cell>
          <table:table-cell office:value-type="float" office:value="11701322" table:style-name="ce287">
            <text:p>11,701,322</text:p>
          </table:table-cell>
          <table:table-cell office:value-type="float" office:value="11899581" table:style-name="ce287">
            <text:p>11,899,581</text:p>
          </table:table-cell>
          <table:table-cell office:value-type="float" office:value="13536" table:style-name="ce287">
            <text:p>13,536</text:p>
          </table:table-cell>
          <table:table-cell office:value-type="float" office:value="6926" table:style-name="ce287">
            <text:p>6,926</text:p>
          </table:table-cell>
          <table:table-cell office:value-type="float" office:value="6610" table:style-name="ce287">
            <text:p>6,610</text:p>
          </table:table-cell>
          <table:table-cell office:value-type="float" office:value="7.24" table:style-name="ce288">
            <text:p>7.24</text:p>
          </table:table-cell>
          <table:table-cell office:value-type="float" office:value="16211" table:style-name="ce287">
            <text:p>16,211</text:p>
          </table:table-cell>
          <table:table-cell office:value-type="float" office:value="9525" table:style-name="ce287">
            <text:p>9,525</text:p>
          </table:table-cell>
          <table:table-cell office:value-type="float" office:value="6686" table:style-name="ce287">
            <text:p>6,686</text:p>
          </table:table-cell>
          <table:table-cell office:value-type="float" office:value="8.67" table:style-name="ce288">
            <text:p>8.67</text:p>
          </table:table-cell>
          <table:table-cell office:value-type="float" office:value="-2675" table:style-name="ce287">
            <text:p>–2,675</text:p>
          </table:table-cell>
          <table:table-cell office:value-type="float" office:value="-1.43" table:style-name="ce289">
            <text:p>–1.43</text:p>
          </table:table-cell>
          <table:table-cell office:value-type="float" office:value="11092" table:style-name="ce287">
            <text:p>11,092</text:p>
          </table:table-cell>
          <table:table-cell office:value-type="float" office:value="10833" table:style-name="ce287">
            <text:p>10,833</text:p>
          </table:table-cell>
          <table:table-cell office:value-type="float" office:value="259" table:style-name="ce287">
            <text:p>259</text:p>
          </table:table-cell>
          <table:table-cell office:value-type="float" office:value="75" table:style-name="ce287">
            <text:p>75</text:p>
          </table:table-cell>
          <table:table-cell office:value-type="float" office:value="184" table:style-name="ce287">
            <text:p>184</text:p>
          </table:table-cell>
          <table:table-cell office:value-type="float" office:value="5.93" table:style-name="ce288">
            <text:p>5.93</text:p>
          </table:table-cell>
          <table:table-cell office:value-type="float" office:value="4234" table:style-name="ce287">
            <text:p>4,234</text:p>
          </table:table-cell>
          <table:table-cell office:value-type="float" office:value="4210" table:style-name="ce287">
            <text:p>4,210</text:p>
          </table:table-cell>
          <table:table-cell office:value-type="float" office:value="24" table:style-name="ce287">
            <text:p>24</text:p>
          </table:table-cell>
          <table:table-cell office:value-type="float" office:value="7" table:style-name="ce287">
            <text:p>7</text:p>
          </table:table-cell>
          <table:table-cell office:value-type="float" office:value="17" table:style-name="ce287">
            <text:p>17</text:p>
          </table:table-cell>
          <table:table-cell office:value-type="float" office:value="2.2599999999999998" table:style-name="ce288">
            <text:p>2.26</text:p>
          </table:table-cell>
          <table:table-cell office:value-type="float" office:value="82908" table:style-name="ce287">
            <text:p>82,908</text:p>
          </table:table-cell>
          <table:table-cell office:value-type="float" office:value="83595" table:style-name="ce287">
            <text:p>83,595</text:p>
          </table:table-cell>
          <table:table-cell office:value-type="float" office:value="572224" table:style-name="ce287">
            <text:p>572,22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8848368" table:style-name="ce287">
            <text:p>8,848,368</text:p>
          </table:table-cell>
          <table:table-cell office:value-type="float" office:value="23596493" table:style-name="ce287">
            <text:p>23,596,493</text:p>
          </table:table-cell>
          <table:table-cell office:value-type="float" office:value="11697977" table:style-name="ce287">
            <text:p>11,697,977</text:p>
          </table:table-cell>
          <table:table-cell office:value-type="float" office:value="11898516" table:style-name="ce287">
            <text:p>11,898,516</text:p>
          </table:table-cell>
          <table:table-cell office:value-type="float" office:value="14368" table:style-name="ce287">
            <text:p>14,368</text:p>
          </table:table-cell>
          <table:table-cell office:value-type="float" office:value="7439" table:style-name="ce287">
            <text:p>7,439</text:p>
          </table:table-cell>
          <table:table-cell office:value-type="float" office:value="6929" table:style-name="ce287">
            <text:p>6,929</text:p>
          </table:table-cell>
          <table:table-cell office:value-type="float" office:value="7.19" table:style-name="ce288">
            <text:p>7.19</text:p>
          </table:table-cell>
          <table:table-cell office:value-type="float" office:value="16083" table:style-name="ce287">
            <text:p>16,083</text:p>
          </table:table-cell>
          <table:table-cell office:value-type="float" office:value="9449" table:style-name="ce287">
            <text:p>9,449</text:p>
          </table:table-cell>
          <table:table-cell office:value-type="float" office:value="6634" table:style-name="ce287">
            <text:p>6,634</text:p>
          </table:table-cell>
          <table:table-cell office:value-type="float" office:value="8.0500000000000007" table:style-name="ce288">
            <text:p>8.05</text:p>
          </table:table-cell>
          <table:table-cell office:value-type="float" office:value="-1715" table:style-name="ce287">
            <text:p>–1,715</text:p>
          </table:table-cell>
          <table:table-cell office:value-type="float" office:value="-0.86" table:style-name="ce289">
            <text:p>–0.86</text:p>
          </table:table-cell>
          <table:table-cell office:value-type="float" office:value="9378" table:style-name="ce287">
            <text:p>9,378</text:p>
          </table:table-cell>
          <table:table-cell office:value-type="float" office:value="9227" table:style-name="ce287">
            <text:p>9,227</text:p>
          </table:table-cell>
          <table:table-cell office:value-type="float" office:value="151" table:style-name="ce287">
            <text:p>151</text:p>
          </table:table-cell>
          <table:table-cell office:value-type="float" office:value="50" table:style-name="ce287">
            <text:p>50</text:p>
          </table:table-cell>
          <table:table-cell office:value-type="float" office:value="101" table:style-name="ce287">
            <text:p>101</text:p>
          </table:table-cell>
          <table:table-cell office:value-type="float" office:value="4.6900000000000004" table:style-name="ce288">
            <text:p>4.69</text:p>
          </table:table-cell>
          <table:table-cell office:value-type="float" office:value="4654" table:style-name="ce287">
            <text:p>4,654</text:p>
          </table:table-cell>
          <table:table-cell office:value-type="float" office:value="4624" table:style-name="ce287">
            <text:p>4,624</text:p>
          </table:table-cell>
          <table:table-cell office:value-type="float" office:value="30" table:style-name="ce287">
            <text:p>30</text:p>
          </table:table-cell>
          <table:table-cell office:value-type="float" office:value="10" table:style-name="ce287">
            <text:p>10</text:p>
          </table:table-cell>
          <table:table-cell office:value-type="float" office:value="20" table:style-name="ce287">
            <text:p>20</text:p>
          </table:table-cell>
          <table:table-cell office:value-type="float" office:value="2.33" table:style-name="ce288">
            <text:p>2.33</text:p>
          </table:table-cell>
          <table:table-cell office:value-type="float" office:value="87117" table:style-name="ce287">
            <text:p>87,117</text:p>
          </table:table-cell>
          <table:table-cell office:value-type="float" office:value="89812" table:style-name="ce287">
            <text:p>89,812</text:p>
          </table:table-cell>
          <table:table-cell office:value-type="float" office:value="572675" table:style-name="ce287">
            <text:p>572,67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8854938" table:style-name="ce287">
            <text:p>8,854,938</text:p>
          </table:table-cell>
          <table:table-cell office:value-type="float" office:value="23591920" table:style-name="ce287">
            <text:p>23,591,920</text:p>
          </table:table-cell>
          <table:table-cell office:value-type="float" office:value="11694751" table:style-name="ce287">
            <text:p>11,694,751</text:p>
          </table:table-cell>
          <table:table-cell office:value-type="float" office:value="11897169" table:style-name="ce287">
            <text:p>11,897,169</text:p>
          </table:table-cell>
          <table:table-cell office:value-type="float" office:value="12864" table:style-name="ce287">
            <text:p>12,864</text:p>
          </table:table-cell>
          <table:table-cell office:value-type="float" office:value="6642" table:style-name="ce287">
            <text:p>6,642</text:p>
          </table:table-cell>
          <table:table-cell office:value-type="float" office:value="6222" table:style-name="ce287">
            <text:p>6,222</text:p>
          </table:table-cell>
          <table:table-cell office:value-type="float" office:value="6.65" table:style-name="ce288">
            <text:p>6.65</text:p>
          </table:table-cell>
          <table:table-cell office:value-type="float" office:value="14423" table:style-name="ce287">
            <text:p>14,423</text:p>
          </table:table-cell>
          <table:table-cell office:value-type="float" office:value="8417" table:style-name="ce287">
            <text:p>8,417</text:p>
          </table:table-cell>
          <table:table-cell office:value-type="float" office:value="6006" table:style-name="ce287">
            <text:p>6,006</text:p>
          </table:table-cell>
          <table:table-cell office:value-type="float" office:value="7.46" table:style-name="ce288">
            <text:p>7.46</text:p>
          </table:table-cell>
          <table:table-cell office:value-type="float" office:value="-1559" table:style-name="ce287">
            <text:p>–1,559</text:p>
          </table:table-cell>
          <table:table-cell office:value-type="float" office:value="-0.81" table:style-name="ce289">
            <text:p>–0.81</text:p>
          </table:table-cell>
          <table:table-cell office:value-type="float" office:value="6939" table:style-name="ce287">
            <text:p>6,939</text:p>
          </table:table-cell>
          <table:table-cell office:value-type="float" office:value="6807" table:style-name="ce287">
            <text:p>6,807</text:p>
          </table:table-cell>
          <table:table-cell office:value-type="float" office:value="132" table:style-name="ce287">
            <text:p>132</text:p>
          </table:table-cell>
          <table:table-cell office:value-type="float" office:value="39" table:style-name="ce287">
            <text:p>39</text:p>
          </table:table-cell>
          <table:table-cell office:value-type="float" office:value="93" table:style-name="ce287">
            <text:p>93</text:p>
          </table:table-cell>
          <table:table-cell office:value-type="float" office:value="3.59" table:style-name="ce288">
            <text:p>3.59</text:p>
          </table:table-cell>
          <table:table-cell office:value-type="float" office:value="4024" table:style-name="ce287">
            <text:p>4,024</text:p>
          </table:table-cell>
          <table:table-cell office:value-type="float" office:value="3989" table:style-name="ce287">
            <text:p>3,989</text:p>
          </table:table-cell>
          <table:table-cell office:value-type="float" office:value="35" table:style-name="ce287">
            <text:p>35</text:p>
          </table:table-cell>
          <table:table-cell office:value-type="float" office:value="11" table:style-name="ce287">
            <text:p>11</text:p>
          </table:table-cell>
          <table:table-cell office:value-type="float" office:value="24" table:style-name="ce287">
            <text:p>24</text:p>
          </table:table-cell>
          <table:table-cell office:value-type="float" office:value="2.08" table:style-name="ce288">
            <text:p>2.08</text:p>
          </table:table-cell>
          <table:table-cell office:value-type="float" office:value="74075" table:style-name="ce287">
            <text:p>74,075</text:p>
          </table:table-cell>
          <table:table-cell office:value-type="float" office:value="77089" table:style-name="ce287">
            <text:p>77,089</text:p>
          </table:table-cell>
          <table:table-cell office:value-type="float" office:value="573086" table:style-name="ce287">
            <text:p>573,08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8865759" table:style-name="ce287">
            <text:p>8,865,759</text:p>
          </table:table-cell>
          <table:table-cell office:value-type="float" office:value="23586562" table:style-name="ce287">
            <text:p>23,586,562</text:p>
          </table:table-cell>
          <table:table-cell office:value-type="float" office:value="11691334" table:style-name="ce287">
            <text:p>11,691,334</text:p>
          </table:table-cell>
          <table:table-cell office:value-type="float" office:value="11895228" table:style-name="ce287">
            <text:p>11,895,228</text:p>
          </table:table-cell>
          <table:table-cell office:value-type="float" office:value="12235" table:style-name="ce287">
            <text:p>12,235</text:p>
          </table:table-cell>
          <table:table-cell office:value-type="float" office:value="6403" table:style-name="ce287">
            <text:p>6,403</text:p>
          </table:table-cell>
          <table:table-cell office:value-type="float" office:value="5832" table:style-name="ce287">
            <text:p>5,832</text:p>
          </table:table-cell>
          <table:table-cell office:value-type="float" office:value="6.12" table:style-name="ce288">
            <text:p>6.12</text:p>
          </table:table-cell>
          <table:table-cell office:value-type="float" office:value="13272" table:style-name="ce287">
            <text:p>13,272</text:p>
          </table:table-cell>
          <table:table-cell office:value-type="float" office:value="7871" table:style-name="ce287">
            <text:p>7,871</text:p>
          </table:table-cell>
          <table:table-cell office:value-type="float" office:value="5401" table:style-name="ce287">
            <text:p>5,401</text:p>
          </table:table-cell>
          <table:table-cell office:value-type="float" office:value="6.64" table:style-name="ce288">
            <text:p>6.64</text:p>
          </table:table-cell>
          <table:table-cell office:value-type="float" office:value="-1037" table:style-name="ce287">
            <text:p>–1,037</text:p>
          </table:table-cell>
          <table:table-cell office:value-type="float" office:value="-0.52" table:style-name="ce289">
            <text:p>–0.52</text:p>
          </table:table-cell>
          <table:table-cell office:value-type="float" office:value="15370" table:style-name="ce287">
            <text:p>15,370</text:p>
          </table:table-cell>
          <table:table-cell office:value-type="float" office:value="14968" table:style-name="ce287">
            <text:p>14,968</text:p>
          </table:table-cell>
          <table:table-cell office:value-type="float" office:value="402" table:style-name="ce287">
            <text:p>402</text:p>
          </table:table-cell>
          <table:table-cell office:value-type="float" office:value="96" table:style-name="ce287">
            <text:p>96</text:p>
          </table:table-cell>
          <table:table-cell office:value-type="float" office:value="306" table:style-name="ce287">
            <text:p>306</text:p>
          </table:table-cell>
          <table:table-cell office:value-type="float" office:value="7.69" table:style-name="ce288">
            <text:p>7.69</text:p>
          </table:table-cell>
          <table:table-cell office:value-type="float" office:value="4447" table:style-name="ce287">
            <text:p>4,447</text:p>
          </table:table-cell>
          <table:table-cell office:value-type="float" office:value="4419" table:style-name="ce287">
            <text:p>4,419</text:p>
          </table:table-cell>
          <table:table-cell office:value-type="float" office:value="28" table:style-name="ce287">
            <text:p>28</text:p>
          </table:table-cell>
          <table:table-cell office:value-type="float" office:value="5" table:style-name="ce287">
            <text:p>5</text:p>
          </table:table-cell>
          <table:table-cell office:value-type="float" office:value="23" table:style-name="ce287">
            <text:p>23</text:p>
          </table:table-cell>
          <table:table-cell office:value-type="float" office:value="2.23" table:style-name="ce288">
            <text:p>2.23</text:p>
          </table:table-cell>
          <table:table-cell office:value-type="float" office:value="76367" table:style-name="ce287">
            <text:p>76,367</text:p>
          </table:table-cell>
          <table:table-cell office:value-type="float" office:value="80688" table:style-name="ce287">
            <text:p>80,688</text:p>
          </table:table-cell>
          <table:table-cell office:value-type="float" office:value="573469" table:style-name="ce287">
            <text:p>573,46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8874204" table:style-name="ce287">
            <text:p>8,874,204</text:p>
          </table:table-cell>
          <table:table-cell office:value-type="float" office:value="23583823" table:style-name="ce287">
            <text:p>23,583,823</text:p>
          </table:table-cell>
          <table:table-cell office:value-type="float" office:value="11689221" table:style-name="ce287">
            <text:p>11,689,221</text:p>
          </table:table-cell>
          <table:table-cell office:value-type="float" office:value="11894602" table:style-name="ce287">
            <text:p>11,894,602</text:p>
          </table:table-cell>
          <table:table-cell office:value-type="float" office:value="14247" table:style-name="ce287">
            <text:p>14,247</text:p>
          </table:table-cell>
          <table:table-cell office:value-type="float" office:value="7408" table:style-name="ce287">
            <text:p>7,408</text:p>
          </table:table-cell>
          <table:table-cell office:value-type="float" office:value="6839" table:style-name="ce287">
            <text:p>6,839</text:p>
          </table:table-cell>
          <table:table-cell office:value-type="float" office:value="7.37" table:style-name="ce288">
            <text:p>7.37</text:p>
          </table:table-cell>
          <table:table-cell office:value-type="float" office:value="13893" table:style-name="ce287">
            <text:p>13,893</text:p>
          </table:table-cell>
          <table:table-cell office:value-type="float" office:value="8120" table:style-name="ce287">
            <text:p>8,120</text:p>
          </table:table-cell>
          <table:table-cell office:value-type="float" office:value="5773" table:style-name="ce287">
            <text:p>5,773</text:p>
          </table:table-cell>
          <table:table-cell office:value-type="float" office:value="7.19" table:style-name="ce288">
            <text:p>7.19</text:p>
          </table:table-cell>
          <table:table-cell office:value-type="float" office:value="354" table:style-name="ce287">
            <text:p>354</text:p>
          </table:table-cell>
          <table:table-cell office:value-type="float" office:value="0.18" table:style-name="ce289">
            <text:p>0.18</text:p>
          </table:table-cell>
          <table:table-cell office:value-type="float" office:value="6889" table:style-name="ce287">
            <text:p>6,889</text:p>
          </table:table-cell>
          <table:table-cell office:value-type="float" office:value="6745" table:style-name="ce287">
            <text:p>6,745</text:p>
          </table:table-cell>
          <table:table-cell office:value-type="float" office:value="144" table:style-name="ce287">
            <text:p>144</text:p>
          </table:table-cell>
          <table:table-cell office:value-type="float" office:value="51" table:style-name="ce287">
            <text:p>51</text:p>
          </table:table-cell>
          <table:table-cell office:value-type="float" office:value="93" table:style-name="ce287">
            <text:p>93</text:p>
          </table:table-cell>
          <table:table-cell office:value-type="float" office:value="3.56" table:style-name="ce288">
            <text:p>3.56</text:p>
          </table:table-cell>
          <table:table-cell office:value-type="float" office:value="4259" table:style-name="ce287">
            <text:p>4,259</text:p>
          </table:table-cell>
          <table:table-cell office:value-type="float" office:value="4235" table:style-name="ce287">
            <text:p>4,235</text:p>
          </table:table-cell>
          <table:table-cell office:value-type="float" office:value="24" table:style-name="ce287">
            <text:p>24</text:p>
          </table:table-cell>
          <table:table-cell office:value-type="float" office:value="6" table:style-name="ce287">
            <text:p>6</text:p>
          </table:table-cell>
          <table:table-cell office:value-type="float" office:value="18" table:style-name="ce287">
            <text:p>18</text:p>
          </table:table-cell>
          <table:table-cell office:value-type="float" office:value="2.2000000000000002" table:style-name="ce288">
            <text:p>2.20</text:p>
          </table:table-cell>
          <table:table-cell office:value-type="float" office:value="72568" table:style-name="ce287">
            <text:p>72,568</text:p>
          </table:table-cell>
          <table:table-cell office:value-type="float" office:value="75661" table:style-name="ce287">
            <text:p>75,661</text:p>
          </table:table-cell>
          <table:table-cell office:value-type="float" office:value="573980" table:style-name="ce287">
            <text:p>573,98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8884763" table:style-name="ce287">
            <text:p>8,884,763</text:p>
          </table:table-cell>
          <table:table-cell office:value-type="float" office:value="23578705" table:style-name="ce287">
            <text:p>23,578,705</text:p>
          </table:table-cell>
          <table:table-cell office:value-type="float" office:value="11685947" table:style-name="ce287">
            <text:p>11,685,947</text:p>
          </table:table-cell>
          <table:table-cell office:value-type="float" office:value="11892758" table:style-name="ce287">
            <text:p>11,892,758</text:p>
          </table:table-cell>
          <table:table-cell office:value-type="float" office:value="12614" table:style-name="ce287">
            <text:p>12,614</text:p>
          </table:table-cell>
          <table:table-cell office:value-type="float" office:value="6582" table:style-name="ce287">
            <text:p>6,582</text:p>
          </table:table-cell>
          <table:table-cell office:value-type="float" office:value="6032" table:style-name="ce287">
            <text:p>6,032</text:p>
          </table:table-cell>
          <table:table-cell office:value-type="float" office:value="6.32" table:style-name="ce288">
            <text:p>6.32</text:p>
          </table:table-cell>
          <table:table-cell office:value-type="float" office:value="14533" table:style-name="ce287">
            <text:p>14,533</text:p>
          </table:table-cell>
          <table:table-cell office:value-type="float" office:value="8381" table:style-name="ce287">
            <text:p>8,381</text:p>
          </table:table-cell>
          <table:table-cell office:value-type="float" office:value="6152" table:style-name="ce287">
            <text:p>6,152</text:p>
          </table:table-cell>
          <table:table-cell office:value-type="float" office:value="7.28" table:style-name="ce288">
            <text:p>7.28</text:p>
          </table:table-cell>
          <table:table-cell office:value-type="float" office:value="-1919" table:style-name="ce287">
            <text:p>–1,919</text:p>
          </table:table-cell>
          <table:table-cell office:value-type="float" office:value="-0.96" table:style-name="ce289">
            <text:p>–0.96</text:p>
          </table:table-cell>
          <table:table-cell office:value-type="float" office:value="8324" table:style-name="ce287">
            <text:p>8,324</text:p>
          </table:table-cell>
          <table:table-cell office:value-type="float" office:value="8170" table:style-name="ce287">
            <text:p>8,170</text:p>
          </table:table-cell>
          <table:table-cell office:value-type="float" office:value="154" table:style-name="ce287">
            <text:p>154</text:p>
          </table:table-cell>
          <table:table-cell office:value-type="float" office:value="44" table:style-name="ce287">
            <text:p>44</text:p>
          </table:table-cell>
          <table:table-cell office:value-type="float" office:value="110" table:style-name="ce287">
            <text:p>110</text:p>
          </table:table-cell>
          <table:table-cell office:value-type="float" office:value="4.17" table:style-name="ce288">
            <text:p>4.17</text:p>
          </table:table-cell>
          <table:table-cell office:value-type="float" office:value="4905" table:style-name="ce287">
            <text:p>4,905</text:p>
          </table:table-cell>
          <table:table-cell office:value-type="float" office:value="4867" table:style-name="ce287">
            <text:p>4,867</text:p>
          </table:table-cell>
          <table:table-cell office:value-type="float" office:value="38" table:style-name="ce287">
            <text:p>38</text:p>
          </table:table-cell>
          <table:table-cell office:value-type="float" office:value="7" table:style-name="ce287">
            <text:p>7</text:p>
          </table:table-cell>
          <table:table-cell office:value-type="float" office:value="31" table:style-name="ce287">
            <text:p>31</text:p>
          </table:table-cell>
          <table:table-cell office:value-type="float" office:value="2.46" table:style-name="ce288">
            <text:p>2.46</text:p>
          </table:table-cell>
          <table:table-cell office:value-type="float" office:value="88137" table:style-name="ce287">
            <text:p>88,137</text:p>
          </table:table-cell>
          <table:table-cell office:value-type="float" office:value="91336" table:style-name="ce287">
            <text:p>91,336</text:p>
          </table:table-cell>
          <table:table-cell office:value-type="float" office:value="574508" table:style-name="ce287">
            <text:p>574,5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8903119" table:style-name="ce287">
            <text:p>8,903,119</text:p>
          </table:table-cell>
          <table:table-cell office:value-type="float" office:value="23574334" table:style-name="ce287">
            <text:p>23,574,334</text:p>
          </table:table-cell>
          <table:table-cell office:value-type="float" office:value="11683160" table:style-name="ce287">
            <text:p>11,683,160</text:p>
          </table:table-cell>
          <table:table-cell office:value-type="float" office:value="11891174" table:style-name="ce287">
            <text:p>11,891,174</text:p>
          </table:table-cell>
          <table:table-cell office:value-type="float" office:value="12787" table:style-name="ce287">
            <text:p>12,787</text:p>
          </table:table-cell>
          <table:table-cell office:value-type="float" office:value="6638" table:style-name="ce287">
            <text:p>6,638</text:p>
          </table:table-cell>
          <table:table-cell office:value-type="float" office:value="6149" table:style-name="ce287">
            <text:p>6,149</text:p>
          </table:table-cell>
          <table:table-cell office:value-type="float" office:value="6.4" table:style-name="ce288">
            <text:p>6.40</text:p>
          </table:table-cell>
          <table:table-cell office:value-type="float" office:value="13301" table:style-name="ce287">
            <text:p>13,301</text:p>
          </table:table-cell>
          <table:table-cell office:value-type="float" office:value="7767" table:style-name="ce287">
            <text:p>7,767</text:p>
          </table:table-cell>
          <table:table-cell office:value-type="float" office:value="5534" table:style-name="ce287">
            <text:p>5,534</text:p>
          </table:table-cell>
          <table:table-cell office:value-type="float" office:value="6.66" table:style-name="ce288">
            <text:p>6.66</text:p>
          </table:table-cell>
          <table:table-cell office:value-type="float" office:value="-514" table:style-name="ce287">
            <text:p>–514</text:p>
          </table:table-cell>
          <table:table-cell office:value-type="float" office:value="-0.26" table:style-name="ce289">
            <text:p>–0.26</text:p>
          </table:table-cell>
          <table:table-cell office:value-type="float" office:value="6583" table:style-name="ce287">
            <text:p>6,583</text:p>
          </table:table-cell>
          <table:table-cell office:value-type="float" office:value="6422" table:style-name="ce287">
            <text:p>6,422</text:p>
          </table:table-cell>
          <table:table-cell office:value-type="float" office:value="161" table:style-name="ce287">
            <text:p>161</text:p>
          </table:table-cell>
          <table:table-cell office:value-type="float" office:value="64" table:style-name="ce287">
            <text:p>64</text:p>
          </table:table-cell>
          <table:table-cell office:value-type="float" office:value="97" table:style-name="ce287">
            <text:p>97</text:p>
          </table:table-cell>
          <table:table-cell office:value-type="float" office:value="3.3" table:style-name="ce288">
            <text:p>3.30</text:p>
          </table:table-cell>
          <table:table-cell office:value-type="float" office:value="4379" table:style-name="ce287">
            <text:p>4,379</text:p>
          </table:table-cell>
          <table:table-cell office:value-type="float" office:value="4350" table:style-name="ce287">
            <text:p>4,350</text:p>
          </table:table-cell>
          <table:table-cell office:value-type="float" office:value="29" table:style-name="ce287">
            <text:p>29</text:p>
          </table:table-cell>
          <table:table-cell office:value-type="float" office:value="9" table:style-name="ce287">
            <text:p>9</text:p>
          </table:table-cell>
          <table:table-cell office:value-type="float" office:value="20" table:style-name="ce287">
            <text:p>20</text:p>
          </table:table-cell>
          <table:table-cell office:value-type="float" office:value="2.19" table:style-name="ce288">
            <text:p>2.19</text:p>
          </table:table-cell>
          <table:table-cell office:value-type="float" office:value="89396" table:style-name="ce287">
            <text:p>89,396</text:p>
          </table:table-cell>
          <table:table-cell office:value-type="float" office:value="93253" table:style-name="ce287">
            <text:p>93,253</text:p>
          </table:table-cell>
          <table:table-cell office:value-type="float" office:value="575067" table:style-name="ce287">
            <text:p>575,06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8921682" table:style-name="ce287">
            <text:p>8,921,682</text:p>
          </table:table-cell>
          <table:table-cell office:value-type="float" office:value="23568378" table:style-name="ce287">
            <text:p>23,568,378</text:p>
          </table:table-cell>
          <table:table-cell office:value-type="float" office:value="11679669" table:style-name="ce287">
            <text:p>11,679,669</text:p>
          </table:table-cell>
          <table:table-cell office:value-type="float" office:value="11888709" table:style-name="ce287">
            <text:p>11,888,709</text:p>
          </table:table-cell>
          <table:table-cell office:value-type="float" office:value="13854" table:style-name="ce287">
            <text:p>13,854</text:p>
          </table:table-cell>
          <table:table-cell office:value-type="float" office:value="7318" table:style-name="ce287">
            <text:p>7,318</text:p>
          </table:table-cell>
          <table:table-cell office:value-type="float" office:value="6536" table:style-name="ce287">
            <text:p>6,536</text:p>
          </table:table-cell>
          <table:table-cell office:value-type="float" office:value="7.17" table:style-name="ce288">
            <text:p>7.17</text:p>
          </table:table-cell>
          <table:table-cell office:value-type="float" office:value="13876" table:style-name="ce287">
            <text:p>13,876</text:p>
          </table:table-cell>
          <table:table-cell office:value-type="float" office:value="8136" table:style-name="ce287">
            <text:p>8,136</text:p>
          </table:table-cell>
          <table:table-cell office:value-type="float" office:value="5740" table:style-name="ce287">
            <text:p>5,740</text:p>
          </table:table-cell>
          <table:table-cell office:value-type="float" office:value="7.18" table:style-name="ce288">
            <text:p>7.18</text:p>
          </table:table-cell>
          <table:table-cell office:value-type="float" office:value="-22" table:style-name="ce287">
            <text:p>–22</text:p>
          </table:table-cell>
          <table:table-cell office:value-type="float" office:value="-0.01" table:style-name="ce289">
            <text:p>–0.01</text:p>
          </table:table-cell>
          <table:table-cell office:value-type="float" office:value="7242" table:style-name="ce287">
            <text:p>7,242</text:p>
          </table:table-cell>
          <table:table-cell office:value-type="float" office:value="7063" table:style-name="ce287">
            <text:p>7,063</text:p>
          </table:table-cell>
          <table:table-cell office:value-type="float" office:value="179" table:style-name="ce287">
            <text:p>179</text:p>
          </table:table-cell>
          <table:table-cell office:value-type="float" office:value="46" table:style-name="ce287">
            <text:p>46</text:p>
          </table:table-cell>
          <table:table-cell office:value-type="float" office:value="133" table:style-name="ce287">
            <text:p>133</text:p>
          </table:table-cell>
          <table:table-cell office:value-type="float" office:value="3.75" table:style-name="ce288">
            <text:p>3.75</text:p>
          </table:table-cell>
          <table:table-cell office:value-type="float" office:value="4516" table:style-name="ce287">
            <text:p>4,516</text:p>
          </table:table-cell>
          <table:table-cell office:value-type="float" office:value="4492" table:style-name="ce287">
            <text:p>4,492</text:p>
          </table:table-cell>
          <table:table-cell office:value-type="float" office:value="24" table:style-name="ce287">
            <text:p>24</text:p>
          </table:table-cell>
          <table:table-cell office:value-type="float" office:value="5" table:style-name="ce287">
            <text:p>5</text:p>
          </table:table-cell>
          <table:table-cell office:value-type="float" office:value="19" table:style-name="ce287">
            <text:p>19</text:p>
          </table:table-cell>
          <table:table-cell office:value-type="float" office:value="2.34" table:style-name="ce288">
            <text:p>2.34</text:p>
          </table:table-cell>
          <table:table-cell office:value-type="float" office:value="92416" table:style-name="ce287">
            <text:p>92,416</text:p>
          </table:table-cell>
          <table:table-cell office:value-type="float" office:value="98350" table:style-name="ce287">
            <text:p>98,350</text:p>
          </table:table-cell>
          <table:table-cell office:value-type="float" office:value="575555" table:style-name="ce287">
            <text:p>575,55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8923738" table:style-name="ce287">
            <text:p>8,923,738</text:p>
          </table:table-cell>
          <table:table-cell office:value-type="float" office:value="23566471" table:style-name="ce287">
            <text:p>23,566,471</text:p>
          </table:table-cell>
          <table:table-cell office:value-type="float" office:value="11677788" table:style-name="ce287">
            <text:p>11,677,788</text:p>
          </table:table-cell>
          <table:table-cell office:value-type="float" office:value="11888683" table:style-name="ce287">
            <text:p>11,888,683</text:p>
          </table:table-cell>
          <table:table-cell office:value-type="float" office:value="14031" table:style-name="ce287">
            <text:p>14,031</text:p>
          </table:table-cell>
          <table:table-cell office:value-type="float" office:value="7205" table:style-name="ce287">
            <text:p>7,205</text:p>
          </table:table-cell>
          <table:table-cell office:value-type="float" office:value="6826" table:style-name="ce287">
            <text:p>6,826</text:p>
          </table:table-cell>
          <table:table-cell office:value-type="float" office:value="7.03" table:style-name="ce288">
            <text:p>7.03</text:p>
          </table:table-cell>
          <table:table-cell office:value-type="float" office:value="13542" table:style-name="ce287">
            <text:p>13,542</text:p>
          </table:table-cell>
          <table:table-cell office:value-type="float" office:value="7938" table:style-name="ce287">
            <text:p>7,938</text:p>
          </table:table-cell>
          <table:table-cell office:value-type="float" office:value="5604" table:style-name="ce287">
            <text:p>5,604</text:p>
          </table:table-cell>
          <table:table-cell office:value-type="float" office:value="6.78" table:style-name="ce288">
            <text:p>6.78</text:p>
          </table:table-cell>
          <table:table-cell office:value-type="float" office:value="489" table:style-name="ce287">
            <text:p>489</text:p>
          </table:table-cell>
          <table:table-cell office:value-type="float" office:value="0.24" table:style-name="ce289">
            <text:p>0.24</text:p>
          </table:table-cell>
          <table:table-cell office:value-type="float" office:value="12384" table:style-name="ce287">
            <text:p>12,384</text:p>
          </table:table-cell>
          <table:table-cell office:value-type="float" office:value="12204" table:style-name="ce287">
            <text:p>12,204</text:p>
          </table:table-cell>
          <table:table-cell office:value-type="float" office:value="180" table:style-name="ce287">
            <text:p>180</text:p>
          </table:table-cell>
          <table:table-cell office:value-type="float" office:value="50" table:style-name="ce287">
            <text:p>50</text:p>
          </table:table-cell>
          <table:table-cell office:value-type="float" office:value="130" table:style-name="ce287">
            <text:p>130</text:p>
          </table:table-cell>
          <table:table-cell office:value-type="float" office:value="6.2" table:style-name="ce288">
            <text:p>6.20</text:p>
          </table:table-cell>
          <table:table-cell office:value-type="float" office:value="4043" table:style-name="ce287">
            <text:p>4,043</text:p>
          </table:table-cell>
          <table:table-cell office:value-type="float" office:value="4017" table:style-name="ce287">
            <text:p>4,017</text:p>
          </table:table-cell>
          <table:table-cell office:value-type="float" office:value="26" table:style-name="ce287">
            <text:p>26</text:p>
          </table:table-cell>
          <table:table-cell office:value-type="float" office:value="9" table:style-name="ce287">
            <text:p>9</text:p>
          </table:table-cell>
          <table:table-cell office:value-type="float" office:value="17" table:style-name="ce287">
            <text:p>17</text:p>
          </table:table-cell>
          <table:table-cell office:value-type="float" office:value="2.0299999999999998" table:style-name="ce288">
            <text:p>2.03</text:p>
          </table:table-cell>
          <table:table-cell office:value-type="float" office:value="63402" table:style-name="ce287">
            <text:p>63,402</text:p>
          </table:table-cell>
          <table:table-cell office:value-type="float" office:value="65798" table:style-name="ce287">
            <text:p>65,798</text:p>
          </table:table-cell>
          <table:table-cell office:value-type="float" office:value="575967" table:style-name="ce287">
            <text:p>575,96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8928167" table:style-name="ce287">
            <text:p>8,928,167</text:p>
          </table:table-cell>
          <table:table-cell office:value-type="float" office:value="23563356" table:style-name="ce287">
            <text:p>23,563,356</text:p>
          </table:table-cell>
          <table:table-cell office:value-type="float" office:value="11675605" table:style-name="ce287">
            <text:p>11,675,605</text:p>
          </table:table-cell>
          <table:table-cell office:value-type="float" office:value="11887751" table:style-name="ce287">
            <text:p>11,887,751</text:p>
          </table:table-cell>
          <table:table-cell office:value-type="float" office:value="14656" table:style-name="ce287">
            <text:p>14,656</text:p>
          </table:table-cell>
          <table:table-cell office:value-type="float" office:value="7659" table:style-name="ce287">
            <text:p>7,659</text:p>
          </table:table-cell>
          <table:table-cell office:value-type="float" office:value="6997" table:style-name="ce287">
            <text:p>6,997</text:p>
          </table:table-cell>
          <table:table-cell office:value-type="float" office:value="7.587380510973774" table:style-name="ce288">
            <text:p>7.59</text:p>
          </table:table-cell>
          <table:table-cell office:value-type="float" office:value="14141" table:style-name="ce287">
            <text:p>14,141</text:p>
          </table:table-cell>
          <table:table-cell office:value-type="float" office:value="8271" table:style-name="ce287">
            <text:p>8,271</text:p>
          </table:table-cell>
          <table:table-cell office:value-type="float" office:value="5870" table:style-name="ce287">
            <text:p>5,870</text:p>
          </table:table-cell>
          <table:table-cell office:value-type="float" office:value="7.3207660893613626" table:style-name="ce288">
            <text:p>7.32</text:p>
          </table:table-cell>
          <table:table-cell office:value-type="float" office:value="515" table:style-name="ce287">
            <text:p>515</text:p>
          </table:table-cell>
          <table:table-cell office:value-type="float" office:value="0.26661442161241089" table:style-name="ce289">
            <text:p>0.27</text:p>
          </table:table-cell>
          <table:table-cell office:value-type="float" office:value="9186" table:style-name="ce287">
            <text:p>9,186</text:p>
          </table:table-cell>
          <table:table-cell office:value-type="float" office:value="9023" table:style-name="ce287">
            <text:p>9,023</text:p>
          </table:table-cell>
          <table:table-cell office:value-type="float" office:value="163" table:style-name="ce287">
            <text:p>163</text:p>
          </table:table-cell>
          <table:table-cell office:value-type="float" office:value="35" table:style-name="ce287">
            <text:p>35</text:p>
          </table:table-cell>
          <table:table-cell office:value-type="float" office:value="128" table:style-name="ce287">
            <text:p>128</text:p>
          </table:table-cell>
          <table:table-cell office:value-type="float" office:value="4.755572964915741" table:style-name="ce288">
            <text:p>4.76</text:p>
          </table:table-cell>
          <table:table-cell office:value-type="float" office:value="4209" table:style-name="ce287">
            <text:p>4,209</text:p>
          </table:table-cell>
          <table:table-cell office:value-type="float" office:value="4171" table:style-name="ce287">
            <text:p>4,171</text:p>
          </table:table-cell>
          <table:table-cell office:value-type="float" office:value="38" table:style-name="ce287">
            <text:p>38</text:p>
          </table:table-cell>
          <table:table-cell office:value-type="float" office:value="13" table:style-name="ce287">
            <text:p>13</text:p>
          </table:table-cell>
          <table:table-cell office:value-type="float" office:value="25" table:style-name="ce287">
            <text:p>25</text:p>
          </table:table-cell>
          <table:table-cell office:value-type="float" office:value="2.1789904865371597" table:style-name="ce288">
            <text:p>2.18</text:p>
          </table:table-cell>
          <table:table-cell office:value-type="float" office:value="68722" table:style-name="ce287">
            <text:p>68,722</text:p>
          </table:table-cell>
          <table:table-cell office:value-type="float" office:value="72352" table:style-name="ce287">
            <text:p>72,352</text:p>
          </table:table-cell>
          <table:table-cell office:value-type="float" office:value="576374" table:style-name="ce287">
            <text:p>576,37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8933814" table:style-name="ce287">
            <text:p>8,933,814</text:p>
          </table:table-cell>
          <table:table-cell office:value-type="float" office:value="23561236" table:style-name="ce287">
            <text:p>23,561,236</text:p>
          </table:table-cell>
          <table:table-cell office:value-type="float" office:value="11673765" table:style-name="ce287">
            <text:p>11,673,765</text:p>
          </table:table-cell>
          <table:table-cell office:value-type="float" office:value="11887471" table:style-name="ce287">
            <text:p>11,887,471</text:p>
          </table:table-cell>
          <table:table-cell office:value-type="float" office:value="17547" table:style-name="ce287">
            <text:p>17,547</text:p>
          </table:table-cell>
          <table:table-cell office:value-type="float" office:value="9039" table:style-name="ce287">
            <text:p>9,039</text:p>
          </table:table-cell>
          <table:table-cell office:value-type="float" office:value="8508" table:style-name="ce287">
            <text:p>8,508</text:p>
          </table:table-cell>
          <table:table-cell office:value-type="float" office:value="8.7923437703869318" table:style-name="ce288">
            <text:p>8.79</text:p>
          </table:table-cell>
          <table:table-cell office:value-type="float" office:value="15208" table:style-name="ce287">
            <text:p>15,208</text:p>
          </table:table-cell>
          <table:table-cell office:value-type="float" office:value="8944" table:style-name="ce287">
            <text:p>8,944</text:p>
          </table:table-cell>
          <table:table-cell office:value-type="float" office:value="6264" table:style-name="ce287">
            <text:p>6,264</text:p>
          </table:table-cell>
          <table:table-cell office:value-type="float" office:value="7.6203319120102826" table:style-name="ce288">
            <text:p>7.62</text:p>
          </table:table-cell>
          <table:table-cell office:value-type="float" office:value="2339" table:style-name="ce287">
            <text:p>2,339</text:p>
          </table:table-cell>
          <table:table-cell office:value-type="float" office:value="1.1720118583766475" table:style-name="ce289">
            <text:p>1.17</text:p>
          </table:table-cell>
          <table:table-cell office:value-type="float" office:value="15638" table:style-name="ce287">
            <text:p>15,638</text:p>
          </table:table-cell>
          <table:table-cell office:value-type="float" office:value="15380" table:style-name="ce287">
            <text:p>15,380</text:p>
          </table:table-cell>
          <table:table-cell office:value-type="float" office:value="258" table:style-name="ce287">
            <text:p>258</text:p>
          </table:table-cell>
          <table:table-cell office:value-type="float" office:value="55" table:style-name="ce287">
            <text:p>55</text:p>
          </table:table-cell>
          <table:table-cell office:value-type="float" office:value="203" table:style-name="ce287">
            <text:p>203</text:p>
          </table:table-cell>
          <table:table-cell office:value-type="float" office:value="7.8357936901641763" table:style-name="ce288">
            <text:p>7.84</text:p>
          </table:table-cell>
          <table:table-cell office:value-type="float" office:value="4338" table:style-name="ce287">
            <text:p>4,338</text:p>
          </table:table-cell>
          <table:table-cell office:value-type="float" office:value="4287" table:style-name="ce287">
            <text:p>4,287</text:p>
          </table:table-cell>
          <table:table-cell office:value-type="float" office:value="51" table:style-name="ce287">
            <text:p>51</text:p>
          </table:table-cell>
          <table:table-cell office:value-type="float" office:value="11" table:style-name="ce287">
            <text:p>11</text:p>
          </table:table-cell>
          <table:table-cell office:value-type="float" office:value="40" table:style-name="ce287">
            <text:p>40</text:p>
          </table:table-cell>
          <table:table-cell office:value-type="float" office:value="2.1736585898409131" table:style-name="ce288">
            <text:p>2.17</text:p>
          </table:table-cell>
          <table:table-cell office:value-type="float" office:value="77830" table:style-name="ce287">
            <text:p>77,830</text:p>
          </table:table-cell>
          <table:table-cell office:value-type="float" office:value="82289" table:style-name="ce287">
            <text:p>82,289</text:p>
          </table:table-cell>
          <table:table-cell office:value-type="float" office:value="576792" table:style-name="ce287">
            <text:p>576,792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10<text:span text:style-name="T8">年</text:span></text:p>
          </table:table-cell>
          <table:covered-table-cell/>
          <table:table-cell office:value-type="float" office:value="9006580" table:style-name="ce279">
            <text:p>9,006,580</text:p>
          </table:table-cell>
          <table:table-cell office:value-type="float" office:value="23375314" table:style-name="ce279">
            <text:p>23,375,314</text:p>
          </table:table-cell>
          <table:table-cell office:value-type="float" office:value="11578696" table:style-name="ce279">
            <text:p>11,578,696</text:p>
          </table:table-cell>
          <table:table-cell office:value-type="float" office:value="11796618" table:style-name="ce279">
            <text:p>11,796,618</text:p>
          </table:table-cell>
          <table:table-cell office:value-type="float" office:value="153820" table:style-name="ce279">
            <text:p>153,820</text:p>
          </table:table-cell>
          <table:table-cell office:value-type="float" office:value="79513" table:style-name="ce279">
            <text:p>79,513</text:p>
          </table:table-cell>
          <table:table-cell office:value-type="float" office:value="74307" table:style-name="ce279">
            <text:p>74,307</text:p>
          </table:table-cell>
          <table:table-cell office:value-type="float" office:value="6.5543803283368716" table:style-name="ce290">
            <text:p>6.55</text:p>
          </table:table-cell>
          <table:table-cell office:value-type="float" office:value="183732" table:style-name="ce279">
            <text:p>183,732</text:p>
          </table:table-cell>
          <table:table-cell office:value-type="float" office:value="106877" table:style-name="ce279">
            <text:p>106,877</text:p>
          </table:table-cell>
          <table:table-cell office:value-type="float" office:value="76855" table:style-name="ce279">
            <text:p>76,855</text:p>
          </table:table-cell>
          <table:table-cell office:value-type="float" office:value="7.8289520640098162" table:style-name="ce290">
            <text:p>7.83</text:p>
          </table:table-cell>
          <table:table-cell office:value-type="float" office:value="-29912" table:style-name="ce279">
            <text:p>–29,912</text:p>
          </table:table-cell>
          <table:table-cell office:value-type="float" office:value="-1.2745717356729458" table:style-name="ce291">
            <text:p>–1.27</text:p>
          </table:table-cell>
          <table:table-cell office:value-type="float" office:value="114606" table:style-name="ce279">
            <text:p>114,606</text:p>
          </table:table-cell>
          <table:table-cell office:value-type="float" office:value="112750" table:style-name="ce279">
            <text:p>112,750</text:p>
          </table:table-cell>
          <table:table-cell office:value-type="float" office:value="1856" table:style-name="ce279">
            <text:p>1,856</text:p>
          </table:table-cell>
          <table:table-cell office:value-type="float" office:value="535" table:style-name="ce279">
            <text:p>535</text:p>
          </table:table-cell>
          <table:table-cell office:value-type="float" office:value="1321" table:style-name="ce279">
            <text:p>1,321</text:p>
          </table:table-cell>
          <table:table-cell office:value-type="float" office:value="4.8834437128421246" table:style-name="ce290">
            <text:p>4.88</text:p>
          </table:table-cell>
          <table:table-cell office:value-type="float" office:value="47887" table:style-name="ce279">
            <text:p>47,887</text:p>
          </table:table-cell>
          <table:table-cell office:value-type="float" office:value="47379" table:style-name="ce279">
            <text:p>47,379</text:p>
          </table:table-cell>
          <table:table-cell office:value-type="float" office:value="508" table:style-name="ce279">
            <text:p>508</text:p>
          </table:table-cell>
          <table:table-cell office:value-type="float" office:value="126" table:style-name="ce279">
            <text:p>126</text:p>
          </table:table-cell>
          <table:table-cell office:value-type="float" office:value="382" table:style-name="ce279">
            <text:p>382</text:p>
          </table:table-cell>
          <table:table-cell office:value-type="float" office:value="2.040499354980287" table:style-name="ce290">
            <text:p>2.04</text:p>
          </table:table-cell>
          <table:table-cell office:value-type="float" office:value="920703" table:style-name="ce279">
            <text:p>920,703</text:p>
          </table:table-cell>
          <table:table-cell office:value-type="float" office:value="1076713" table:style-name="ce279">
            <text:p>1,076,713</text:p>
          </table:table-cell>
          <table:table-cell office:value-type="float" office:value="580758" table:style-name="ce279">
            <text:p>580,758</text:p>
          </table:table-cell>
          <table:table-cell table:number-columns-repeated="16353" table:style-name="ce292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8938484" table:style-name="ce287">
            <text:p>8,938,484</text:p>
          </table:table-cell>
          <table:table-cell office:value-type="float" office:value="23548633" table:style-name="ce287">
            <text:p>23,548,633</text:p>
          </table:table-cell>
          <table:table-cell office:value-type="float" office:value="11666663" table:style-name="ce287">
            <text:p>11,666,663</text:p>
          </table:table-cell>
          <table:table-cell office:value-type="float" office:value="11881970" table:style-name="ce287">
            <text:p>11,881,970</text:p>
          </table:table-cell>
          <table:table-cell office:value-type="float" office:value="9601" table:style-name="ce287">
            <text:p>9,601</text:p>
          </table:table-cell>
          <table:table-cell office:value-type="float" office:value="4906" table:style-name="ce287">
            <text:p>4,906</text:p>
          </table:table-cell>
          <table:table-cell office:value-type="float" office:value="4695" table:style-name="ce287">
            <text:p>4,695</text:p>
          </table:table-cell>
          <table:table-cell office:value-type="float" office:value="4.7991656380137471" table:style-name="ce288">
            <text:p>4.80</text:p>
          </table:table-cell>
          <table:table-cell office:value-type="float" office:value="16332" table:style-name="ce287">
            <text:p>16,332</text:p>
          </table:table-cell>
          <table:table-cell office:value-type="float" office:value="9566" table:style-name="ce287">
            <text:p>9,566</text:p>
          </table:table-cell>
          <table:table-cell office:value-type="float" office:value="6766" table:style-name="ce287">
            <text:p>6,766</text:p>
          </table:table-cell>
          <table:table-cell office:value-type="float" office:value="8.1637301531132707" table:style-name="ce288">
            <text:p>8.16</text:p>
          </table:table-cell>
          <table:table-cell office:value-type="float" office:value="-6731" table:style-name="ce287">
            <text:p>–6,731</text:p>
          </table:table-cell>
          <table:table-cell office:value-type="float" office:value="-3.3645645150995236" table:style-name="ce289">
            <text:p>–3.36</text:p>
          </table:table-cell>
          <table:table-cell office:value-type="float" office:value="10619" table:style-name="ce287">
            <text:p>10,619</text:p>
          </table:table-cell>
          <table:table-cell office:value-type="float" office:value="10486" table:style-name="ce287">
            <text:p>10,486</text:p>
          </table:table-cell>
          <table:table-cell office:value-type="float" office:value="133" table:style-name="ce287">
            <text:p>133</text:p>
          </table:table-cell>
          <table:table-cell office:value-type="float" office:value="42" table:style-name="ce287">
            <text:p>42</text:p>
          </table:table-cell>
          <table:table-cell office:value-type="float" office:value="91" table:style-name="ce287">
            <text:p>91</text:p>
          </table:table-cell>
          <table:table-cell office:value-type="float" office:value="5.3080241547826237" table:style-name="ce288">
            <text:p>5.31</text:p>
          </table:table-cell>
          <table:table-cell office:value-type="float" office:value="3601" table:style-name="ce287">
            <text:p>3,601</text:p>
          </table:table-cell>
          <table:table-cell office:value-type="float" office:value="3566" table:style-name="ce287">
            <text:p>3,566</text:p>
          </table:table-cell>
          <table:table-cell office:value-type="float" office:value="35" table:style-name="ce287">
            <text:p>35</text:p>
          </table:table-cell>
          <table:table-cell office:value-type="float" office:value="9" table:style-name="ce287">
            <text:p>9</text:p>
          </table:table-cell>
          <table:table-cell office:value-type="float" office:value="26" table:style-name="ce287">
            <text:p>26</text:p>
          </table:table-cell>
          <table:table-cell office:value-type="float" office:value="1.799999527391678" table:style-name="ce288">
            <text:p>1.80</text:p>
          </table:table-cell>
          <table:table-cell office:value-type="float" office:value="69158" table:style-name="ce287">
            <text:p>69,158</text:p>
          </table:table-cell>
          <table:table-cell office:value-type="float" office:value="75030" table:style-name="ce287">
            <text:p>75,030</text:p>
          </table:table-cell>
          <table:table-cell office:value-type="float" office:value="577029" table:style-name="ce287">
            <text:p>577,02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8942698" table:style-name="ce287">
            <text:p>8,942,698</text:p>
          </table:table-cell>
          <table:table-cell office:value-type="float" office:value="23539588" table:style-name="ce287">
            <text:p>23,539,588</text:p>
          </table:table-cell>
          <table:table-cell office:value-type="float" office:value="11661640" table:style-name="ce287">
            <text:p>11,661,640</text:p>
          </table:table-cell>
          <table:table-cell office:value-type="float" office:value="11877948" table:style-name="ce287">
            <text:p>11,877,948</text:p>
          </table:table-cell>
          <table:table-cell office:value-type="float" office:value="11497" table:style-name="ce287">
            <text:p>11,497</text:p>
          </table:table-cell>
          <table:table-cell office:value-type="float" office:value="6028" table:style-name="ce287">
            <text:p>6,028</text:p>
          </table:table-cell>
          <table:table-cell office:value-type="float" office:value="5469" table:style-name="ce287">
            <text:p>5,469</text:p>
          </table:table-cell>
          <table:table-cell office:value-type="float" office:value="6.3655667578886508" table:style-name="ce288">
            <text:p>6.37</text:p>
          </table:table-cell>
          <table:table-cell office:value-type="float" office:value="14856" table:style-name="ce287">
            <text:p>14,856</text:p>
          </table:table-cell>
          <table:table-cell office:value-type="float" office:value="8561" table:style-name="ce287">
            <text:p>8,561</text:p>
          </table:table-cell>
          <table:table-cell office:value-type="float" office:value="6295" table:style-name="ce287">
            <text:p>6,295</text:p>
          </table:table-cell>
          <table:table-cell office:value-type="float" office:value="8.2253509398272406" table:style-name="ce288">
            <text:p>8.23</text:p>
          </table:table-cell>
          <table:table-cell office:value-type="float" office:value="-3359" table:style-name="ce287">
            <text:p>–3,359</text:p>
          </table:table-cell>
          <table:table-cell office:value-type="float" office:value="-1.8597841819385907" table:style-name="ce289">
            <text:p>–1.86</text:p>
          </table:table-cell>
          <table:table-cell office:value-type="float" office:value="7710" table:style-name="ce287">
            <text:p>7,710</text:p>
          </table:table-cell>
          <table:table-cell office:value-type="float" office:value="7581" table:style-name="ce287">
            <text:p>7,581</text:p>
          </table:table-cell>
          <table:table-cell office:value-type="float" office:value="129" table:style-name="ce287">
            <text:p>129</text:p>
          </table:table-cell>
          <table:table-cell office:value-type="float" office:value="41" table:style-name="ce287">
            <text:p>41</text:p>
          </table:table-cell>
          <table:table-cell office:value-type="float" office:value="88" table:style-name="ce287">
            <text:p>88</text:p>
          </table:table-cell>
          <table:table-cell office:value-type="float" office:value="4.2688109683675304" table:style-name="ce288">
            <text:p>4.27</text:p>
          </table:table-cell>
          <table:table-cell office:value-type="float" office:value="3371" table:style-name="ce287">
            <text:p>3,371</text:p>
          </table:table-cell>
          <table:table-cell office:value-type="float" office:value="3326" table:style-name="ce287">
            <text:p>3,326</text:p>
          </table:table-cell>
          <table:table-cell office:value-type="float" office:value="45" table:style-name="ce287">
            <text:p>45</text:p>
          </table:table-cell>
          <table:table-cell office:value-type="float" office:value="12" table:style-name="ce287">
            <text:p>12</text:p>
          </table:table-cell>
          <table:table-cell office:value-type="float" office:value="33" table:style-name="ce287">
            <text:p>33</text:p>
          </table:table-cell>
          <table:table-cell office:value-type="float" office:value="1.8664282457025869" table:style-name="ce288">
            <text:p>1.87</text:p>
          </table:table-cell>
          <table:table-cell office:value-type="float" office:value="64406" table:style-name="ce287">
            <text:p>64,406</text:p>
          </table:table-cell>
          <table:table-cell office:value-type="float" office:value="70092" table:style-name="ce287">
            <text:p>70,092</text:p>
          </table:table-cell>
          <table:table-cell office:value-type="float" office:value="577401" table:style-name="ce287">
            <text:p>577,401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8950538" table:style-name="ce287">
            <text:p>8,950,538</text:p>
          </table:table-cell>
          <table:table-cell office:value-type="float" office:value="23525623" table:style-name="ce287">
            <text:p>23,525,623</text:p>
          </table:table-cell>
          <table:table-cell office:value-type="float" office:value="11654138" table:style-name="ce287">
            <text:p>11,654,138</text:p>
          </table:table-cell>
          <table:table-cell office:value-type="float" office:value="11871485" table:style-name="ce287">
            <text:p>11,871,485</text:p>
          </table:table-cell>
          <table:table-cell office:value-type="float" office:value="13819" table:style-name="ce287">
            <text:p>13,819</text:p>
          </table:table-cell>
          <table:table-cell office:value-type="float" office:value="7097" table:style-name="ce287">
            <text:p>7,097</text:p>
          </table:table-cell>
          <table:table-cell office:value-type="float" office:value="6722" table:style-name="ce287">
            <text:p>6,722</text:p>
          </table:table-cell>
          <table:table-cell office:value-type="float" office:value="6.9141336961247797" table:style-name="ce288">
            <text:p>6.91</text:p>
          </table:table-cell>
          <table:table-cell office:value-type="float" office:value="16438" table:style-name="ce287">
            <text:p>16,438</text:p>
          </table:table-cell>
          <table:table-cell office:value-type="float" office:value="9535" table:style-name="ce287">
            <text:p>9,535</text:p>
          </table:table-cell>
          <table:table-cell office:value-type="float" office:value="6903" table:style-name="ce287">
            <text:p>6,903</text:p>
          </table:table-cell>
          <table:table-cell office:value-type="float" office:value="8.2245118819667908" table:style-name="ce288">
            <text:p>8.22</text:p>
          </table:table-cell>
          <table:table-cell office:value-type="float" office:value="-2619" table:style-name="ce287">
            <text:p>–2,619</text:p>
          </table:table-cell>
          <table:table-cell office:value-type="float" office:value="-1.3103781858420143" table:style-name="ce289">
            <text:p>–1.31</text:p>
          </table:table-cell>
          <table:table-cell office:value-type="float" office:value="10426" table:style-name="ce287">
            <text:p>10,426</text:p>
          </table:table-cell>
          <table:table-cell office:value-type="float" office:value="10274" table:style-name="ce287">
            <text:p>10,274</text:p>
          </table:table-cell>
          <table:table-cell office:value-type="float" office:value="152" table:style-name="ce287">
            <text:p>152</text:p>
          </table:table-cell>
          <table:table-cell office:value-type="float" office:value="51" table:style-name="ce287">
            <text:p>51</text:p>
          </table:table-cell>
          <table:table-cell office:value-type="float" office:value="101" table:style-name="ce287">
            <text:p>101</text:p>
          </table:table-cell>
          <table:table-cell office:value-type="float" office:value="5.2164959776971518" table:style-name="ce288">
            <text:p>5.22</text:p>
          </table:table-cell>
          <table:table-cell office:value-type="float" office:value="4719" table:style-name="ce287">
            <text:p>4,719</text:p>
          </table:table-cell>
          <table:table-cell office:value-type="float" office:value="4669" table:style-name="ce287">
            <text:p>4,669</text:p>
          </table:table-cell>
          <table:table-cell office:value-type="float" office:value="50" table:style-name="ce287">
            <text:p>50</text:p>
          </table:table-cell>
          <table:table-cell office:value-type="float" office:value="11" table:style-name="ce287">
            <text:p>11</text:p>
          </table:table-cell>
          <table:table-cell office:value-type="float" office:value="39" table:style-name="ce287">
            <text:p>39</text:p>
          </table:table-cell>
          <table:table-cell office:value-type="float" office:value="2.3610823440200326" table:style-name="ce288">
            <text:p>2.36</text:p>
          </table:table-cell>
          <table:table-cell office:value-type="float" office:value="91907" table:style-name="ce287">
            <text:p>91,907</text:p>
          </table:table-cell>
          <table:table-cell office:value-type="float" office:value="103253" table:style-name="ce287">
            <text:p>103,253</text:p>
          </table:table-cell>
          <table:table-cell office:value-type="float" office:value="577863" table:style-name="ce287">
            <text:p>577,863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8957953" table:style-name="ce287">
            <text:p>8,957,953</text:p>
          </table:table-cell>
          <table:table-cell office:value-type="float" office:value="23514196" table:style-name="ce287">
            <text:p>23,514,196</text:p>
          </table:table-cell>
          <table:table-cell office:value-type="float" office:value="11647873" table:style-name="ce287">
            <text:p>11,647,873</text:p>
          </table:table-cell>
          <table:table-cell office:value-type="float" office:value="11866323" table:style-name="ce287">
            <text:p>11,866,323</text:p>
          </table:table-cell>
          <table:table-cell office:value-type="float" office:value="12264" table:style-name="ce287">
            <text:p>12,264</text:p>
          </table:table-cell>
          <table:table-cell office:value-type="float" office:value="6352" table:style-name="ce287">
            <text:p>6,352</text:p>
          </table:table-cell>
          <table:table-cell office:value-type="float" office:value="5912" table:style-name="ce287">
            <text:p>5,912</text:p>
          </table:table-cell>
          <table:table-cell office:value-type="float" office:value="6.3440720296989248" table:style-name="ce288">
            <text:p>6.34</text:p>
          </table:table-cell>
          <table:table-cell office:value-type="float" office:value="14276" table:style-name="ce287">
            <text:p>14,276</text:p>
          </table:table-cell>
          <table:table-cell office:value-type="float" office:value="8379" table:style-name="ce287">
            <text:p>8,379</text:p>
          </table:table-cell>
          <table:table-cell office:value-type="float" office:value="5897" table:style-name="ce287">
            <text:p>5,897</text:p>
          </table:table-cell>
          <table:table-cell office:value-type="float" office:value="7.3848640163064116" table:style-name="ce288">
            <text:p>7.38</text:p>
          </table:table-cell>
          <table:table-cell office:value-type="float" office:value="-2012" table:style-name="ce287">
            <text:p>–2,012</text:p>
          </table:table-cell>
          <table:table-cell office:value-type="float" office:value="-1.0407919866074882" table:style-name="ce289">
            <text:p>–1.04</text:p>
          </table:table-cell>
          <table:table-cell office:value-type="float" office:value="7547" table:style-name="ce287">
            <text:p>7,547</text:p>
          </table:table-cell>
          <table:table-cell office:value-type="float" office:value="7416" table:style-name="ce287">
            <text:p>7,416</text:p>
          </table:table-cell>
          <table:table-cell office:value-type="float" office:value="131" table:style-name="ce287">
            <text:p>131</text:p>
          </table:table-cell>
          <table:table-cell office:value-type="float" office:value="47" table:style-name="ce287">
            <text:p>47</text:p>
          </table:table-cell>
          <table:table-cell office:value-type="float" office:value="84" table:style-name="ce287">
            <text:p>84</text:p>
          </table:table-cell>
          <table:table-cell office:value-type="float" office:value="3.9040045342578096" table:style-name="ce288">
            <text:p>3.90</text:p>
          </table:table-cell>
          <table:table-cell office:value-type="float" office:value="4230" table:style-name="ce287">
            <text:p>4,230</text:p>
          </table:table-cell>
          <table:table-cell office:value-type="float" office:value="4190" table:style-name="ce287">
            <text:p>4,190</text:p>
          </table:table-cell>
          <table:table-cell office:value-type="float" office:value="40" table:style-name="ce287">
            <text:p>40</text:p>
          </table:table-cell>
          <table:table-cell office:value-type="float" office:value="14" table:style-name="ce287">
            <text:p>14</text:p>
          </table:table-cell>
          <table:table-cell office:value-type="float" office:value="26" table:style-name="ce287">
            <text:p>26</text:p>
          </table:table-cell>
          <table:table-cell office:value-type="float" office:value="2.1881461746270747" table:style-name="ce288">
            <text:p>2.19</text:p>
          </table:table-cell>
          <table:table-cell office:value-type="float" office:value="80225" table:style-name="ce287">
            <text:p>80,225</text:p>
          </table:table-cell>
          <table:table-cell office:value-type="float" office:value="89640" table:style-name="ce287">
            <text:p>89,640</text:p>
          </table:table-cell>
          <table:table-cell office:value-type="float" office:value="578241" table:style-name="ce287">
            <text:p>578,241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8961217" table:style-name="ce287">
            <text:p>8,961,217</text:p>
          </table:table-cell>
          <table:table-cell office:value-type="float" office:value="23499070" table:style-name="ce287">
            <text:p>23,499,070</text:p>
          </table:table-cell>
          <table:table-cell office:value-type="float" office:value="11640336" table:style-name="ce287">
            <text:p>11,640,336</text:p>
          </table:table-cell>
          <table:table-cell office:value-type="float" office:value="11858734" table:style-name="ce287">
            <text:p>11,858,734</text:p>
          </table:table-cell>
          <table:table-cell office:value-type="float" office:value="12300" table:style-name="ce287">
            <text:p>12,300</text:p>
          </table:table-cell>
          <table:table-cell office:value-type="float" office:value="6385" table:style-name="ce287">
            <text:p>6,385</text:p>
          </table:table-cell>
          <table:table-cell office:value-type="float" office:value="5915" table:style-name="ce287">
            <text:p>5,915</text:p>
          </table:table-cell>
          <table:table-cell office:value-type="float" office:value="6.1609240525923594" table:style-name="ce288">
            <text:p>6.16</text:p>
          </table:table-cell>
          <table:table-cell office:value-type="float" office:value="15108" table:style-name="ce287">
            <text:p>15,108</text:p>
          </table:table-cell>
          <table:table-cell office:value-type="float" office:value="8622" table:style-name="ce287">
            <text:p>8,622</text:p>
          </table:table-cell>
          <table:table-cell office:value-type="float" office:value="6486" table:style-name="ce287">
            <text:p>6,486</text:p>
          </table:table-cell>
          <table:table-cell office:value-type="float" office:value="7.5674179338671035" table:style-name="ce288">
            <text:p>7.57</text:p>
          </table:table-cell>
          <table:table-cell office:value-type="float" office:value="-2808" table:style-name="ce287">
            <text:p>–2,808</text:p>
          </table:table-cell>
          <table:table-cell office:value-type="float" office:value="-1.4064938812747434" table:style-name="ce289">
            <text:p>–1.41</text:p>
          </table:table-cell>
          <table:table-cell office:value-type="float" office:value="12634" table:style-name="ce287">
            <text:p>12,634</text:p>
          </table:table-cell>
          <table:table-cell office:value-type="float" office:value="12407" table:style-name="ce287">
            <text:p>12,407</text:p>
          </table:table-cell>
          <table:table-cell office:value-type="float" office:value="227" table:style-name="ce287">
            <text:p>227</text:p>
          </table:table-cell>
          <table:table-cell office:value-type="float" office:value="63" table:style-name="ce287">
            <text:p>63</text:p>
          </table:table-cell>
          <table:table-cell office:value-type="float" office:value="164" table:style-name="ce287">
            <text:p>164</text:p>
          </table:table-cell>
          <table:table-cell office:value-type="float" office:value="6.3282206894676305" table:style-name="ce288">
            <text:p>6.33</text:p>
          </table:table-cell>
          <table:table-cell office:value-type="float" office:value="3875" table:style-name="ce287">
            <text:p>3,875</text:p>
          </table:table-cell>
          <table:table-cell office:value-type="float" office:value="3828" table:style-name="ce287">
            <text:p>3,828</text:p>
          </table:table-cell>
          <table:table-cell office:value-type="float" office:value="47" table:style-name="ce287">
            <text:p>47</text:p>
          </table:table-cell>
          <table:table-cell office:value-type="float" office:value="13" table:style-name="ce287">
            <text:p>13</text:p>
          </table:table-cell>
          <table:table-cell office:value-type="float" office:value="34" table:style-name="ce287">
            <text:p>34</text:p>
          </table:table-cell>
          <table:table-cell office:value-type="float" office:value="1.9409415206337719" table:style-name="ce288">
            <text:p>1.94</text:p>
          </table:table-cell>
          <table:table-cell office:value-type="float" office:value="65063" table:style-name="ce287">
            <text:p>65,063</text:p>
          </table:table-cell>
          <table:table-cell office:value-type="float" office:value="77381" table:style-name="ce287">
            <text:p>77,381</text:p>
          </table:table-cell>
          <table:table-cell office:value-type="float" office:value="578556" table:style-name="ce287">
            <text:p>578,55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8965343" table:style-name="ce287">
            <text:p>8,965,343</text:p>
          </table:table-cell>
          <table:table-cell office:value-type="float" office:value="23487509" table:style-name="ce287">
            <text:p>23,487,509</text:p>
          </table:table-cell>
          <table:table-cell office:value-type="float" office:value="11634375" table:style-name="ce287">
            <text:p>11,634,375</text:p>
          </table:table-cell>
          <table:table-cell office:value-type="float" office:value="11853134" table:style-name="ce287">
            <text:p>11,853,134</text:p>
          </table:table-cell>
          <table:table-cell office:value-type="float" office:value="15128" table:style-name="ce287">
            <text:p>15,128</text:p>
          </table:table-cell>
          <table:table-cell office:value-type="float" office:value="7842" table:style-name="ce287">
            <text:p>7,842</text:p>
          </table:table-cell>
          <table:table-cell office:value-type="float" office:value="7286" table:style-name="ce287">
            <text:p>7,286</text:p>
          </table:table-cell>
          <table:table-cell office:value-type="float" office:value="7.8344641065838543" table:style-name="ce288">
            <text:p>7.83</text:p>
          </table:table-cell>
          <table:table-cell office:value-type="float" office:value="16639" table:style-name="ce287">
            <text:p>16,639</text:p>
          </table:table-cell>
          <table:table-cell office:value-type="float" office:value="9689" table:style-name="ce287">
            <text:p>9,689</text:p>
          </table:table-cell>
          <table:table-cell office:value-type="float" office:value="6950" table:style-name="ce287">
            <text:p>6,950</text:p>
          </table:table-cell>
          <table:table-cell office:value-type="float" office:value="8.6169783361613401" table:style-name="ce288">
            <text:p>8.62</text:p>
          </table:table-cell>
          <table:table-cell office:value-type="float" office:value="-1511" table:style-name="ce287">
            <text:p>–1,511</text:p>
          </table:table-cell>
          <table:table-cell office:value-type="float" office:value="-0.78251422957748573" table:style-name="ce289">
            <text:p>–0.78</text:p>
          </table:table-cell>
          <table:table-cell office:value-type="float" office:value="7977" table:style-name="ce287">
            <text:p>7,977</text:p>
          </table:table-cell>
          <table:table-cell office:value-type="float" office:value="7838" table:style-name="ce287">
            <text:p>7,838</text:p>
          </table:table-cell>
          <table:table-cell office:value-type="float" office:value="139" table:style-name="ce287">
            <text:p>139</text:p>
          </table:table-cell>
          <table:table-cell office:value-type="float" office:value="37" table:style-name="ce287">
            <text:p>37</text:p>
          </table:table-cell>
          <table:table-cell office:value-type="float" office:value="102" table:style-name="ce287">
            <text:p>102</text:p>
          </table:table-cell>
          <table:table-cell office:value-type="float" office:value="4.1311158235205845" table:style-name="ce288">
            <text:p>4.13</text:p>
          </table:table-cell>
          <table:table-cell office:value-type="float" office:value="3256" table:style-name="ce287">
            <text:p>3,256</text:p>
          </table:table-cell>
          <table:table-cell office:value-type="float" office:value="3226" table:style-name="ce287">
            <text:p>3,226</text:p>
          </table:table-cell>
          <table:table-cell office:value-type="float" office:value="30" table:style-name="ce287">
            <text:p>30</text:p>
          </table:table-cell>
          <table:table-cell office:value-type="float" office:value="7" table:style-name="ce287">
            <text:p>7</text:p>
          </table:table-cell>
          <table:table-cell office:value-type="float" office:value="23" table:style-name="ce287">
            <text:p>23</text:p>
          </table:table-cell>
          <table:table-cell office:value-type="float" office:value="1.6862119996719349" table:style-name="ce288">
            <text:p>1.69</text:p>
          </table:table-cell>
          <table:table-cell office:value-type="float" office:value="62038" table:style-name="ce287">
            <text:p>62,038</text:p>
          </table:table-cell>
          <table:table-cell office:value-type="float" office:value="72088" table:style-name="ce287">
            <text:p>72,088</text:p>
          </table:table-cell>
          <table:table-cell office:value-type="float" office:value="578847" table:style-name="ce287">
            <text:p>578,84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8973218" table:style-name="ce287">
            <text:p>8,973,218</text:p>
          </table:table-cell>
          <table:table-cell office:value-type="float" office:value="23470633" table:style-name="ce287">
            <text:p>23,470,633</text:p>
          </table:table-cell>
          <table:table-cell office:value-type="float" office:value="11625977" table:style-name="ce287">
            <text:p>11,625,977</text:p>
          </table:table-cell>
          <table:table-cell office:value-type="float" office:value="11844656" table:style-name="ce287">
            <text:p>11,844,656</text:p>
          </table:table-cell>
          <table:table-cell office:value-type="float" office:value="11809" table:style-name="ce287">
            <text:p>11,809</text:p>
          </table:table-cell>
          <table:table-cell office:value-type="float" office:value="6171" table:style-name="ce287">
            <text:p>6,171</text:p>
          </table:table-cell>
          <table:table-cell office:value-type="float" office:value="5638" table:style-name="ce287">
            <text:p>5,638</text:p>
          </table:table-cell>
          <table:table-cell office:value-type="float" office:value="5.9219315624925377" table:style-name="ce288">
            <text:p>5.92</text:p>
          </table:table-cell>
          <table:table-cell office:value-type="float" office:value="15523" table:style-name="ce287">
            <text:p>15,523</text:p>
          </table:table-cell>
          <table:table-cell office:value-type="float" office:value="8978" table:style-name="ce287">
            <text:p>8,978</text:p>
          </table:table-cell>
          <table:table-cell office:value-type="float" office:value="6545" table:style-name="ce287">
            <text:p>6,545</text:p>
          </table:table-cell>
          <table:table-cell office:value-type="float" office:value="7.7844138914871417" table:style-name="ce288">
            <text:p>7.78</text:p>
          </table:table-cell>
          <table:table-cell office:value-type="float" office:value="-3714" table:style-name="ce287">
            <text:p>–3,714</text:p>
          </table:table-cell>
          <table:table-cell office:value-type="float" office:value="-1.8624823289946042" table:style-name="ce289">
            <text:p>–1.86</text:p>
          </table:table-cell>
          <table:table-cell office:value-type="float" office:value="8275" table:style-name="ce287">
            <text:p>8,275</text:p>
          </table:table-cell>
          <table:table-cell office:value-type="float" office:value="8153" table:style-name="ce287">
            <text:p>8,153</text:p>
          </table:table-cell>
          <table:table-cell office:value-type="float" office:value="122" table:style-name="ce287">
            <text:p>122</text:p>
          </table:table-cell>
          <table:table-cell office:value-type="float" office:value="35" table:style-name="ce287">
            <text:p>35</text:p>
          </table:table-cell>
          <table:table-cell office:value-type="float" office:value="87" table:style-name="ce287">
            <text:p>87</text:p>
          </table:table-cell>
          <table:table-cell office:value-type="float" office:value="4.1497149360340204" table:style-name="ce288">
            <text:p>4.15</text:p>
          </table:table-cell>
          <table:table-cell office:value-type="float" office:value="3843" table:style-name="ce287">
            <text:p>3,843</text:p>
          </table:table-cell>
          <table:table-cell office:value-type="float" office:value="3818" table:style-name="ce287">
            <text:p>3,818</text:p>
          </table:table-cell>
          <table:table-cell office:value-type="float" office:value="25" table:style-name="ce287">
            <text:p>25</text:p>
          </table:table-cell>
          <table:table-cell office:value-type="float" office:value="8" table:style-name="ce287">
            <text:p>8</text:p>
          </table:table-cell>
          <table:table-cell office:value-type="float" office:value="17" table:style-name="ce287">
            <text:p>17</text:p>
          </table:table-cell>
          <table:table-cell office:value-type="float" office:value="1.9271727491454673" table:style-name="ce288">
            <text:p>1.93</text:p>
          </table:table-cell>
          <table:table-cell office:value-type="float" office:value="79668" table:style-name="ce287">
            <text:p>79,668</text:p>
          </table:table-cell>
          <table:table-cell office:value-type="float" office:value="92830" table:style-name="ce287">
            <text:p>92,830</text:p>
          </table:table-cell>
          <table:table-cell office:value-type="float" office:value="579169" table:style-name="ce287">
            <text:p>579,16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8988241" table:style-name="ce287">
            <text:p>8,988,241</text:p>
          </table:table-cell>
          <table:table-cell office:value-type="float" office:value="23451837" table:style-name="ce287">
            <text:p>23,451,837</text:p>
          </table:table-cell>
          <table:table-cell office:value-type="float" office:value="11616647" table:style-name="ce287">
            <text:p>11,616,647</text:p>
          </table:table-cell>
          <table:table-cell office:value-type="float" office:value="11835190" table:style-name="ce287">
            <text:p>11,835,190</text:p>
          </table:table-cell>
          <table:table-cell office:value-type="float" office:value="12588" table:style-name="ce287">
            <text:p>12,588</text:p>
          </table:table-cell>
          <table:table-cell office:value-type="float" office:value="6437" table:style-name="ce287">
            <text:p>6,437</text:p>
          </table:table-cell>
          <table:table-cell office:value-type="float" office:value="6151" table:style-name="ce287">
            <text:p>6,151</text:p>
          </table:table-cell>
          <table:table-cell office:value-type="float" office:value="6.3173804954043025" table:style-name="ce288">
            <text:p>6.32</text:p>
          </table:table-cell>
          <table:table-cell office:value-type="float" office:value="14952" table:style-name="ce287">
            <text:p>14,952</text:p>
          </table:table-cell>
          <table:table-cell office:value-type="float" office:value="8742" table:style-name="ce287">
            <text:p>8,742</text:p>
          </table:table-cell>
          <table:table-cell office:value-type="float" office:value="6210" table:style-name="ce287">
            <text:p>6,210</text:p>
          </table:table-cell>
          <table:table-cell office:value-type="float" office:value="7.5037713034068281" table:style-name="ce288">
            <text:p>7.50</text:p>
          </table:table-cell>
          <table:table-cell office:value-type="float" office:value="-2364" table:style-name="ce287">
            <text:p>–2,364</text:p>
          </table:table-cell>
          <table:table-cell office:value-type="float" office:value="-1.1863908080025238" table:style-name="ce289">
            <text:p>–1.19</text:p>
          </table:table-cell>
          <table:table-cell office:value-type="float" office:value="4273" table:style-name="ce287">
            <text:p>4,273</text:p>
          </table:table-cell>
          <table:table-cell office:value-type="float" office:value="4162" table:style-name="ce287">
            <text:p>4,162</text:p>
          </table:table-cell>
          <table:table-cell office:value-type="float" office:value="111" table:style-name="ce287">
            <text:p>111</text:p>
          </table:table-cell>
          <table:table-cell office:value-type="float" office:value="23" table:style-name="ce287">
            <text:p>23</text:p>
          </table:table-cell>
          <table:table-cell office:value-type="float" office:value="88" table:style-name="ce287">
            <text:p>88</text:p>
          </table:table-cell>
          <table:table-cell office:value-type="float" office:value="2.1444365154800278" table:style-name="ce288">
            <text:p>2.14</text:p>
          </table:table-cell>
          <table:table-cell office:value-type="float" office:value="4115" table:style-name="ce287">
            <text:p>4,115</text:p>
          </table:table-cell>
          <table:table-cell office:value-type="float" office:value="4073" table:style-name="ce287">
            <text:p>4,073</text:p>
          </table:table-cell>
          <table:table-cell office:value-type="float" office:value="42" table:style-name="ce287">
            <text:p>42</text:p>
          </table:table-cell>
          <table:table-cell office:value-type="float" office:value="10" table:style-name="ce287">
            <text:p>10</text:p>
          </table:table-cell>
          <table:table-cell office:value-type="float" office:value="32" table:style-name="ce287">
            <text:p>32</text:p>
          </table:table-cell>
          <table:table-cell office:value-type="float" office:value="2.0651430520010092" table:style-name="ce288">
            <text:p>2.07</text:p>
          </table:table-cell>
          <table:table-cell office:value-type="float" office:value="90165" table:style-name="ce287">
            <text:p>90,165</text:p>
          </table:table-cell>
          <table:table-cell office:value-type="float" office:value="106597" table:style-name="ce287">
            <text:p>106,597</text:p>
          </table:table-cell>
          <table:table-cell office:value-type="float" office:value="579590" table:style-name="ce287">
            <text:p>579,59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9004362" table:style-name="ce287">
            <text:p>9,004,362</text:p>
          </table:table-cell>
          <table:table-cell office:value-type="float" office:value="23430948" table:style-name="ce287">
            <text:p>23,430,948</text:p>
          </table:table-cell>
          <table:table-cell office:value-type="float" office:value="11606628" table:style-name="ce287">
            <text:p>11,606,628</text:p>
          </table:table-cell>
          <table:table-cell office:value-type="float" office:value="11824320" table:style-name="ce287">
            <text:p>11,824,320</text:p>
          </table:table-cell>
          <table:table-cell office:value-type="float" office:value="13464" table:style-name="ce287">
            <text:p>13,464</text:p>
          </table:table-cell>
          <table:table-cell office:value-type="float" office:value="6882" table:style-name="ce287">
            <text:p>6,882</text:p>
          </table:table-cell>
          <table:table-cell office:value-type="float" office:value="6582" table:style-name="ce287">
            <text:p>6,582</text:p>
          </table:table-cell>
          <table:table-cell office:value-type="float" office:value="6.9881514078141906" table:style-name="ce288">
            <text:p>6.99</text:p>
          </table:table-cell>
          <table:table-cell office:value-type="float" office:value="13894" table:style-name="ce287">
            <text:p>13,894</text:p>
          </table:table-cell>
          <table:table-cell office:value-type="float" office:value="8160" table:style-name="ce287">
            <text:p>8,160</text:p>
          </table:table-cell>
          <table:table-cell office:value-type="float" office:value="5734" table:style-name="ce287">
            <text:p>5,734</text:p>
          </table:table-cell>
          <table:table-cell office:value-type="float" office:value="7.211332119739331" table:style-name="ce288">
            <text:p>7.21</text:p>
          </table:table-cell>
          <table:table-cell office:value-type="float" office:value="-430" table:style-name="ce287">
            <text:p>–430</text:p>
          </table:table-cell>
          <table:table-cell office:value-type="float" office:value="-0.22318071192514125" table:style-name="ce289">
            <text:p>–0.22</text:p>
          </table:table-cell>
          <table:table-cell office:value-type="float" office:value="10027" table:style-name="ce287">
            <text:p>10,027</text:p>
          </table:table-cell>
          <table:table-cell office:value-type="float" office:value="9858" table:style-name="ce287">
            <text:p>9,858</text:p>
          </table:table-cell>
          <table:table-cell office:value-type="float" office:value="169" table:style-name="ce287">
            <text:p>169</text:p>
          </table:table-cell>
          <table:table-cell office:value-type="float" office:value="37" table:style-name="ce287">
            <text:p>37</text:p>
          </table:table-cell>
          <table:table-cell office:value-type="float" office:value="132" table:style-name="ce287">
            <text:p>132</text:p>
          </table:table-cell>
          <table:table-cell office:value-type="float" office:value="5.204262787147421" table:style-name="ce288">
            <text:p>5.20</text:p>
          </table:table-cell>
          <table:table-cell office:value-type="float" office:value="4057" table:style-name="ce287">
            <text:p>4,057</text:p>
          </table:table-cell>
          <table:table-cell office:value-type="float" office:value="4020" table:style-name="ce287">
            <text:p>4,020</text:p>
          </table:table-cell>
          <table:table-cell office:value-type="float" office:value="37" table:style-name="ce287">
            <text:p>37</text:p>
          </table:table-cell>
          <table:table-cell office:value-type="float" office:value="9" table:style-name="ce287">
            <text:p>9</text:p>
          </table:table-cell>
          <table:table-cell office:value-type="float" office:value="28" table:style-name="ce287">
            <text:p>28</text:p>
          </table:table-cell>
          <table:table-cell office:value-type="float" office:value="2.105684065768135" table:style-name="ce288">
            <text:p>2.11</text:p>
          </table:table-cell>
          <table:table-cell office:value-type="float" office:value="93087" table:style-name="ce287">
            <text:p>93,087</text:p>
          </table:table-cell>
          <table:table-cell office:value-type="float" office:value="113546" table:style-name="ce287">
            <text:p>113,546</text:p>
          </table:table-cell>
          <table:table-cell office:value-type="float" office:value="579949" table:style-name="ce287">
            <text:p>579,94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9004383" table:style-name="ce287">
            <text:p>9,004,383</text:p>
          </table:table-cell>
          <table:table-cell office:value-type="float" office:value="23413879" table:style-name="ce287">
            <text:p>23,413,879</text:p>
          </table:table-cell>
          <table:table-cell office:value-type="float" office:value="11598148" table:style-name="ce287">
            <text:p>11,598,148</text:p>
          </table:table-cell>
          <table:table-cell office:value-type="float" office:value="11815731" table:style-name="ce287">
            <text:p>11,815,731</text:p>
          </table:table-cell>
          <table:table-cell office:value-type="float" office:value="13166" table:style-name="ce287">
            <text:p>13,166</text:p>
          </table:table-cell>
          <table:table-cell office:value-type="float" office:value="6748" table:style-name="ce287">
            <text:p>6,748</text:p>
          </table:table-cell>
          <table:table-cell office:value-type="float" office:value="6418" table:style-name="ce287">
            <text:p>6,418</text:p>
          </table:table-cell>
          <table:table-cell office:value-type="float" office:value="6.6184055822455923" table:style-name="ce288">
            <text:p>6.62</text:p>
          </table:table-cell>
          <table:table-cell office:value-type="float" office:value="14415" table:style-name="ce287">
            <text:p>14,415</text:p>
          </table:table-cell>
          <table:table-cell office:value-type="float" office:value="8371" table:style-name="ce287">
            <text:p>8,371</text:p>
          </table:table-cell>
          <table:table-cell office:value-type="float" office:value="6044" table:style-name="ce287">
            <text:p>6,044</text:p>
          </table:table-cell>
          <table:table-cell office:value-type="float" office:value="7.2462643527320534" table:style-name="ce288">
            <text:p>7.25</text:p>
          </table:table-cell>
          <table:table-cell office:value-type="float" office:value="-1249" table:style-name="ce287">
            <text:p>–1,249</text:p>
          </table:table-cell>
          <table:table-cell office:value-type="float" office:value="-0.62785877048646088" table:style-name="ce289">
            <text:p>–0.63</text:p>
          </table:table-cell>
          <table:table-cell office:value-type="float" office:value="11306" table:style-name="ce287">
            <text:p>11,306</text:p>
          </table:table-cell>
          <table:table-cell office:value-type="float" office:value="11156" table:style-name="ce287">
            <text:p>11,156</text:p>
          </table:table-cell>
          <table:table-cell office:value-type="float" office:value="150" table:style-name="ce287">
            <text:p>150</text:p>
          </table:table-cell>
          <table:table-cell office:value-type="float" office:value="47" table:style-name="ce287">
            <text:p>47</text:p>
          </table:table-cell>
          <table:table-cell office:value-type="float" office:value="103" table:style-name="ce287">
            <text:p>103</text:p>
          </table:table-cell>
          <table:table-cell office:value-type="float" office:value="5.6834037302801663" table:style-name="ce288">
            <text:p>5.68</text:p>
          </table:table-cell>
          <table:table-cell office:value-type="float" office:value="4061" table:style-name="ce287">
            <text:p>4,061</text:p>
          </table:table-cell>
          <table:table-cell office:value-type="float" office:value="4015" table:style-name="ce287">
            <text:p>4,015</text:p>
          </table:table-cell>
          <table:table-cell office:value-type="float" office:value="46" table:style-name="ce287">
            <text:p>46</text:p>
          </table:table-cell>
          <table:table-cell office:value-type="float" office:value="8" table:style-name="ce287">
            <text:p>8</text:p>
          </table:table-cell>
          <table:table-cell office:value-type="float" office:value="38" table:style-name="ce287">
            <text:p>38</text:p>
          </table:table-cell>
          <table:table-cell office:value-type="float" office:value="2.0414207101245143" table:style-name="ce288">
            <text:p>2.04</text:p>
          </table:table-cell>
          <table:table-cell office:value-type="float" office:value="69547" table:style-name="ce287">
            <text:p>69,547</text:p>
          </table:table-cell>
          <table:table-cell office:value-type="float" office:value="85367" table:style-name="ce287">
            <text:p>85,367</text:p>
          </table:table-cell>
          <table:table-cell office:value-type="float" office:value="580215" table:style-name="ce287">
            <text:p>580,21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9006260" table:style-name="ce287">
            <text:p>9,006,260</text:p>
          </table:table-cell>
          <table:table-cell office:value-type="float" office:value="23394787" table:style-name="ce287">
            <text:p>23,394,787</text:p>
          </table:table-cell>
          <table:table-cell office:value-type="float" office:value="11588574" table:style-name="ce287">
            <text:p>11,588,574</text:p>
          </table:table-cell>
          <table:table-cell office:value-type="float" office:value="11806213" table:style-name="ce287">
            <text:p>11,806,213</text:p>
          </table:table-cell>
          <table:table-cell office:value-type="float" office:value="14057" table:style-name="ce287">
            <text:p>14,057</text:p>
          </table:table-cell>
          <table:table-cell office:value-type="float" office:value="7328" table:style-name="ce287">
            <text:p>7,328</text:p>
          </table:table-cell>
          <table:table-cell office:value-type="float" office:value="6729" table:style-name="ce287">
            <text:p>6,729</text:p>
          </table:table-cell>
          <table:table-cell office:value-type="float" office:value="7.3074858973051402" table:style-name="ce288">
            <text:p>7.31</text:p>
          </table:table-cell>
          <table:table-cell office:value-type="float" office:value="15560" table:style-name="ce287">
            <text:p>15,560</text:p>
          </table:table-cell>
          <table:table-cell office:value-type="float" office:value="9041" table:style-name="ce287">
            <text:p>9,041</text:p>
          </table:table-cell>
          <table:table-cell office:value-type="float" office:value="6519" table:style-name="ce287">
            <text:p>6,519</text:p>
          </table:table-cell>
          <table:table-cell office:value-type="float" office:value="8.0888155767281784" table:style-name="ce288">
            <text:p>8.09</text:p>
          </table:table-cell>
          <table:table-cell office:value-type="float" office:value="-1503" table:style-name="ce287">
            <text:p>–1,503</text:p>
          </table:table-cell>
          <table:table-cell office:value-type="float" office:value="-0.78132967942303688" table:style-name="ce289">
            <text:p>–0.78</text:p>
          </table:table-cell>
          <table:table-cell office:value-type="float" office:value="10681" table:style-name="ce287">
            <text:p>10,681</text:p>
          </table:table-cell>
          <table:table-cell office:value-type="float" office:value="10511" table:style-name="ce287">
            <text:p>10,511</text:p>
          </table:table-cell>
          <table:table-cell office:value-type="float" office:value="170" table:style-name="ce287">
            <text:p>170</text:p>
          </table:table-cell>
          <table:table-cell office:value-type="float" office:value="43" table:style-name="ce287">
            <text:p>43</text:p>
          </table:table-cell>
          <table:table-cell office:value-type="float" office:value="127" table:style-name="ce287">
            <text:p>127</text:p>
          </table:table-cell>
          <table:table-cell office:value-type="float" office:value="5.5524832374700299" table:style-name="ce288">
            <text:p>5.55</text:p>
          </table:table-cell>
          <table:table-cell office:value-type="float" office:value="4289" table:style-name="ce287">
            <text:p>4,289</text:p>
          </table:table-cell>
          <table:table-cell office:value-type="float" office:value="4229" table:style-name="ce287">
            <text:p>4,229</text:p>
          </table:table-cell>
          <table:table-cell office:value-type="float" office:value="60" table:style-name="ce287">
            <text:p>60</text:p>
          </table:table-cell>
          <table:table-cell office:value-type="float" office:value="12" table:style-name="ce287">
            <text:p>12</text:p>
          </table:table-cell>
          <table:table-cell office:value-type="float" office:value="48" table:style-name="ce287">
            <text:p>48</text:p>
          </table:table-cell>
          <table:table-cell office:value-type="float" office:value="2.229622751194547" table:style-name="ce288">
            <text:p>2.23</text:p>
          </table:table-cell>
          <table:table-cell office:value-type="float" office:value="74445" table:style-name="ce287">
            <text:p>74,445</text:p>
          </table:table-cell>
          <table:table-cell office:value-type="float" office:value="92034" table:style-name="ce287">
            <text:p>92,034</text:p>
          </table:table-cell>
          <table:table-cell office:value-type="float" office:value="580497" table:style-name="ce287">
            <text:p>580,49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9006580" table:style-name="ce293">
            <text:p>9,006,580</text:p>
          </table:table-cell>
          <table:table-cell office:value-type="float" office:value="23375314" table:style-name="ce287">
            <text:p>23,375,314</text:p>
          </table:table-cell>
          <table:table-cell office:value-type="float" office:value="11578696" table:style-name="ce287">
            <text:p>11,578,696</text:p>
          </table:table-cell>
          <table:table-cell office:value-type="float" office:value="11796618" table:style-name="ce287">
            <text:p>11,796,618</text:p>
          </table:table-cell>
          <table:table-cell office:value-type="float" office:value="14127" table:style-name="ce287">
            <text:p>14,127</text:p>
          </table:table-cell>
          <table:table-cell office:value-type="float" office:value="7337" table:style-name="ce287">
            <text:p>7,337</text:p>
          </table:table-cell>
          <table:table-cell office:value-type="float" office:value="6790" table:style-name="ce287">
            <text:p>6,790</text:p>
          </table:table-cell>
          <table:table-cell office:value-type="float" office:value="7.1128361368329953" table:style-name="ce288">
            <text:p>7.11</text:p>
          </table:table-cell>
          <table:table-cell office:value-type="float" office:value="15739" table:style-name="ce287">
            <text:p>15,739</text:p>
          </table:table-cell>
          <table:table-cell office:value-type="float" office:value="9233" table:style-name="ce287">
            <text:p>9,233</text:p>
          </table:table-cell>
          <table:table-cell office:value-type="float" office:value="6506" table:style-name="ce287">
            <text:p>6,506</text:p>
          </table:table-cell>
          <table:table-cell office:value-type="float" office:value="7.92446577175724" table:style-name="ce288">
            <text:p>7.92</text:p>
          </table:table-cell>
          <table:table-cell office:value-type="float" office:value="-1612" table:style-name="ce287">
            <text:p>–1,612</text:p>
          </table:table-cell>
          <table:table-cell office:value-type="float" office:value="-0.81162963492424356" table:style-name="ce289">
            <text:p>–0.81</text:p>
          </table:table-cell>
          <table:table-cell office:value-type="float" office:value="13131" table:style-name="ce287">
            <text:p>13,131</text:p>
          </table:table-cell>
          <table:table-cell office:value-type="float" office:value="12908" table:style-name="ce287">
            <text:p>12,908</text:p>
          </table:table-cell>
          <table:table-cell office:value-type="float" office:value="223" table:style-name="ce287">
            <text:p>223</text:p>
          </table:table-cell>
          <table:table-cell office:value-type="float" office:value="69" table:style-name="ce287">
            <text:p>69</text:p>
          </table:table-cell>
          <table:table-cell office:value-type="float" office:value="154" table:style-name="ce287">
            <text:p>154</text:p>
          </table:table-cell>
          <table:table-cell office:value-type="float" office:value="6.6113577767929543" table:style-name="ce288">
            <text:p>6.61</text:p>
          </table:table-cell>
          <table:table-cell office:value-type="float" office:value="4470" table:style-name="ce287">
            <text:p>4,470</text:p>
          </table:table-cell>
          <table:table-cell office:value-type="float" office:value="4419" table:style-name="ce287">
            <text:p>4,419</text:p>
          </table:table-cell>
          <table:table-cell office:value-type="float" office:value="51" table:style-name="ce287">
            <text:p>51</text:p>
          </table:table-cell>
          <table:table-cell office:value-type="float" office:value="13" table:style-name="ce287">
            <text:p>13</text:p>
          </table:table-cell>
          <table:table-cell office:value-type="float" office:value="38" table:style-name="ce287">
            <text:p>38</text:p>
          </table:table-cell>
          <table:table-cell office:value-type="float" office:value="2.2506107122278967" table:style-name="ce288">
            <text:p>2.25</text:p>
          </table:table-cell>
          <table:table-cell office:value-type="float" office:value="80994" table:style-name="ce287">
            <text:p>80,994</text:p>
          </table:table-cell>
          <table:table-cell office:value-type="float" office:value="98855" table:style-name="ce287">
            <text:p>98,855</text:p>
          </table:table-cell>
          <table:table-cell office:value-type="float" office:value="580758" table:style-name="ce287">
            <text:p>580,75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11<text:span text:style-name="T8">年</text:span></text:p>
          </table:table-cell>
          <table:covered-table-cell/>
          <table:table-cell office:value-type="float" office:value="9089450" table:style-name="ce279">
            <text:p>9,089,450</text:p>
          </table:table-cell>
          <table:table-cell office:value-type="float" office:value="23264640" table:style-name="ce279">
            <text:p>23,264,640</text:p>
          </table:table-cell>
          <table:table-cell office:value-type="float" office:value="11499136" table:style-name="ce279">
            <text:p>11,499,136</text:p>
          </table:table-cell>
          <table:table-cell office:value-type="float" office:value="11765504" table:style-name="ce279">
            <text:p>11,765,504</text:p>
          </table:table-cell>
          <table:table-cell office:value-type="float" office:value="138986" table:style-name="ce279">
            <text:p>138,986</text:p>
          </table:table-cell>
          <table:table-cell office:value-type="float" office:value="72097" table:style-name="ce279">
            <text:p>72,097</text:p>
          </table:table-cell>
          <table:table-cell office:value-type="float" office:value="66889" table:style-name="ce279">
            <text:p>66,889</text:p>
          </table:table-cell>
          <table:table-cell office:value-type="float" office:value="5.9599544201951833" table:style-name="ce290">
            <text:p>5.96</text:p>
          </table:table-cell>
          <table:table-cell office:value-type="float" office:value="207230" table:style-name="ce279">
            <text:p>207,230</text:p>
          </table:table-cell>
          <table:table-cell office:value-type="float" office:value="119920" table:style-name="ce279">
            <text:p>119,920</text:p>
          </table:table-cell>
          <table:table-cell office:value-type="float" office:value="87310" table:style-name="ce279">
            <text:p>87,310</text:p>
          </table:table-cell>
          <table:table-cell office:value-type="float" office:value="8.8863724007961071" table:style-name="ce290">
            <text:p>8.89</text:p>
          </table:table-cell>
          <table:table-cell office:value-type="float" office:value="-68244" table:style-name="ce279">
            <text:p>–68,244</text:p>
          </table:table-cell>
          <table:table-cell office:value-type="float" office:value="-2.9264179806009247" table:style-name="ce291">
            <text:p>–2.93</text:p>
          </table:table-cell>
          <table:table-cell office:value-type="float" office:value="124997" table:style-name="ce279">
            <text:p>124,997</text:p>
          </table:table-cell>
          <table:table-cell office:value-type="float" office:value="122520" table:style-name="ce279">
            <text:p>122,520</text:p>
          </table:table-cell>
          <table:table-cell office:value-type="float" office:value="2477" table:style-name="ce279">
            <text:p>2,477</text:p>
          </table:table-cell>
          <table:table-cell office:value-type="float" office:value="685" table:style-name="ce279">
            <text:p>685</text:p>
          </table:table-cell>
          <table:table-cell office:value-type="float" office:value="1792" table:style-name="ce279">
            <text:p>1,792</text:p>
          </table:table-cell>
          <table:table-cell office:value-type="float" office:value="5.360082473494721" table:style-name="ce290">
            <text:p>5.36</text:p>
          </table:table-cell>
          <table:table-cell office:value-type="float" office:value="50609" table:style-name="ce279">
            <text:p>50,609</text:p>
          </table:table-cell>
          <table:table-cell office:value-type="float" office:value="49997" table:style-name="ce279">
            <text:p>49,997</text:p>
          </table:table-cell>
          <table:table-cell office:value-type="float" office:value="612" table:style-name="ce279">
            <text:p>612</text:p>
          </table:table-cell>
          <table:table-cell office:value-type="float" office:value="158" table:style-name="ce279">
            <text:p>158</text:p>
          </table:table-cell>
          <table:table-cell office:value-type="float" office:value="454" table:style-name="ce279">
            <text:p>454</text:p>
          </table:table-cell>
          <table:table-cell office:value-type="float" office:value="2.1701993959942585" table:style-name="ce290">
            <text:p>2.17</text:p>
          </table:table-cell>
          <table:table-cell office:value-type="float" office:value="1086712" table:style-name="ce279">
            <text:p>1,086,712</text:p>
          </table:table-cell>
          <table:table-cell office:value-type="float" office:value="1129142" table:style-name="ce279">
            <text:p>1,129,142</text:p>
          </table:table-cell>
          <table:table-cell office:value-type="float" office:value="584125" table:style-name="ce279">
            <text:p>584,125</text:p>
          </table:table-cell>
          <table:table-cell table:number-columns-repeated="16353" table:style-name="ce292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9005752" table:style-name="ce287">
            <text:p>9,005,752</text:p>
          </table:table-cell>
          <table:table-cell office:value-type="float" office:value="23349666" table:style-name="ce287">
            <text:p>23,349,666</text:p>
          </table:table-cell>
          <table:table-cell office:value-type="float" office:value="11565761" table:style-name="ce287">
            <text:p>11,565,761</text:p>
          </table:table-cell>
          <table:table-cell office:value-type="float" office:value="11783905" table:style-name="ce287">
            <text:p>11,783,905</text:p>
          </table:table-cell>
          <table:table-cell office:value-type="float" office:value="13137" table:style-name="ce287">
            <text:p>13,137</text:p>
          </table:table-cell>
          <table:table-cell office:value-type="float" office:value="6878" table:style-name="ce287">
            <text:p>6,878</text:p>
          </table:table-cell>
          <table:table-cell office:value-type="float" office:value="6259" table:style-name="ce287">
            <text:p>6,259</text:p>
          </table:table-cell>
          <table:table-cell office:value-type="float" office:value="6.6207660504150576" table:style-name="ce288">
            <text:p>6.62</text:p>
          </table:table-cell>
          <table:table-cell office:value-type="float" office:value="15954" table:style-name="ce287">
            <text:p>15,954</text:p>
          </table:table-cell>
          <table:table-cell office:value-type="float" office:value="9342" table:style-name="ce287">
            <text:p>9,342</text:p>
          </table:table-cell>
          <table:table-cell office:value-type="float" office:value="6612" table:style-name="ce287">
            <text:p>6,612</text:p>
          </table:table-cell>
          <table:table-cell office:value-type="float" office:value="8.0404735912553722" table:style-name="ce288">
            <text:p>8.04</text:p>
          </table:table-cell>
          <table:table-cell office:value-type="float" office:value="-2817" table:style-name="ce287">
            <text:p>–2,817</text:p>
          </table:table-cell>
          <table:table-cell office:value-type="float" office:value="-1.419707540840315" table:style-name="ce289">
            <text:p>–1.42</text:p>
          </table:table-cell>
          <table:table-cell office:value-type="float" office:value="11189" table:style-name="ce287">
            <text:p>11,189</text:p>
          </table:table-cell>
          <table:table-cell office:value-type="float" office:value="11027" table:style-name="ce287">
            <text:p>11,027</text:p>
          </table:table-cell>
          <table:table-cell office:value-type="float" office:value="162" table:style-name="ce287">
            <text:p>162</text:p>
          </table:table-cell>
          <table:table-cell office:value-type="float" office:value="45" table:style-name="ce287">
            <text:p>45</text:p>
          </table:table-cell>
          <table:table-cell office:value-type="float" office:value="117" table:style-name="ce287">
            <text:p>117</text:p>
          </table:table-cell>
          <table:table-cell office:value-type="float" office:value="5.6390158588790502" table:style-name="ce288">
            <text:p>5.64</text:p>
          </table:table-cell>
          <table:table-cell office:value-type="float" office:value="3961" table:style-name="ce287">
            <text:p>3,961</text:p>
          </table:table-cell>
          <table:table-cell office:value-type="float" office:value="3914" table:style-name="ce287">
            <text:p>3,914</text:p>
          </table:table-cell>
          <table:table-cell office:value-type="float" office:value="47" table:style-name="ce287">
            <text:p>47</text:p>
          </table:table-cell>
          <table:table-cell office:value-type="float" office:value="15" table:style-name="ce287">
            <text:p>15</text:p>
          </table:table-cell>
          <table:table-cell office:value-type="float" office:value="32" table:style-name="ce287">
            <text:p>32</text:p>
          </table:table-cell>
          <table:table-cell office:value-type="float" office:value="1.9962589880257322" table:style-name="ce288">
            <text:p>2.00</text:p>
          </table:table-cell>
          <table:table-cell office:value-type="float" office:value="81011" table:style-name="ce287">
            <text:p>81,011</text:p>
          </table:table-cell>
          <table:table-cell office:value-type="float" office:value="103842" table:style-name="ce287">
            <text:p>103,842</text:p>
          </table:table-cell>
          <table:table-cell office:value-type="float" office:value="580944" table:style-name="ce287">
            <text:p>580,94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9005454" table:style-name="ce287">
            <text:p>9,005,454</text:p>
          </table:table-cell>
          <table:table-cell office:value-type="float" office:value="23319776" table:style-name="ce287">
            <text:p>23,319,776</text:p>
          </table:table-cell>
          <table:table-cell office:value-type="float" office:value="11550791" table:style-name="ce287">
            <text:p>11,550,791</text:p>
          </table:table-cell>
          <table:table-cell office:value-type="float" office:value="11768985" table:style-name="ce287">
            <text:p>11,768,985</text:p>
          </table:table-cell>
          <table:table-cell office:value-type="float" office:value="9617" table:style-name="ce287">
            <text:p>9,617</text:p>
          </table:table-cell>
          <table:table-cell office:value-type="float" office:value="4941" table:style-name="ce287">
            <text:p>4,941</text:p>
          </table:table-cell>
          <table:table-cell office:value-type="float" office:value="4676" table:style-name="ce287">
            <text:p>4,676</text:p>
          </table:table-cell>
          <table:table-cell office:value-type="float" office:value="5.3724432482271496" table:style-name="ce288">
            <text:p>5.37</text:p>
          </table:table-cell>
          <table:table-cell office:value-type="float" office:value="14887" table:style-name="ce287">
            <text:p>14,887</text:p>
          </table:table-cell>
          <table:table-cell office:value-type="float" office:value="8666" table:style-name="ce287">
            <text:p>8,666</text:p>
          </table:table-cell>
          <table:table-cell office:value-type="float" office:value="6221" table:style-name="ce287">
            <text:p>6,221</text:p>
          </table:table-cell>
          <table:table-cell office:value-type="float" office:value="8.316477345987062" table:style-name="ce288">
            <text:p>8.32</text:p>
          </table:table-cell>
          <table:table-cell office:value-type="float" office:value="-5270" table:style-name="ce287">
            <text:p>–5,270</text:p>
          </table:table-cell>
          <table:table-cell office:value-type="float" office:value="-2.9440340977599124" table:style-name="ce289">
            <text:p>–2.94</text:p>
          </table:table-cell>
          <table:table-cell office:value-type="float" office:value="8640" table:style-name="ce287">
            <text:p>8,640</text:p>
          </table:table-cell>
          <table:table-cell office:value-type="float" office:value="8443" table:style-name="ce287">
            <text:p>8,443</text:p>
          </table:table-cell>
          <table:table-cell office:value-type="float" office:value="197" table:style-name="ce287">
            <text:p>197</text:p>
          </table:table-cell>
          <table:table-cell office:value-type="float" office:value="49" table:style-name="ce287">
            <text:p>49</text:p>
          </table:table-cell>
          <table:table-cell office:value-type="float" office:value="148" table:style-name="ce287">
            <text:p>148</text:p>
          </table:table-cell>
          <table:table-cell office:value-type="float" office:value="4.8266517276367447" table:style-name="ce288">
            <text:p>4.83</text:p>
          </table:table-cell>
          <table:table-cell office:value-type="float" office:value="3358" table:style-name="ce287">
            <text:p>3,358</text:p>
          </table:table-cell>
          <table:table-cell office:value-type="float" office:value="3316" table:style-name="ce287">
            <text:p>3,316</text:p>
          </table:table-cell>
          <table:table-cell office:value-type="float" office:value="42" table:style-name="ce287">
            <text:p>42</text:p>
          </table:table-cell>
          <table:table-cell office:value-type="float" office:value="10" table:style-name="ce287">
            <text:p>10</text:p>
          </table:table-cell>
          <table:table-cell office:value-type="float" office:value="32" table:style-name="ce287">
            <text:p>32</text:p>
          </table:table-cell>
          <table:table-cell office:value-type="float" office:value="1.8759139469217809" table:style-name="ce288">
            <text:p>1.88</text:p>
          </table:table-cell>
          <table:table-cell office:value-type="float" office:value="67432" table:style-name="ce287">
            <text:p>67,432</text:p>
          </table:table-cell>
          <table:table-cell office:value-type="float" office:value="92052" table:style-name="ce287">
            <text:p>92,052</text:p>
          </table:table-cell>
          <table:table-cell office:value-type="float" office:value="581134" table:style-name="ce287">
            <text:p>581,13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9004145" table:style-name="ce287">
            <text:p>9,004,145</text:p>
          </table:table-cell>
          <table:table-cell office:value-type="float" office:value="23268991" table:style-name="ce287">
            <text:p>23,268,991</text:p>
          </table:table-cell>
          <table:table-cell office:value-type="float" office:value="11523301" table:style-name="ce287">
            <text:p>11,523,301</text:p>
          </table:table-cell>
          <table:table-cell office:value-type="float" office:value="11745690" table:style-name="ce287">
            <text:p>11,745,690</text:p>
          </table:table-cell>
          <table:table-cell office:value-type="float" office:value="12788" table:style-name="ce287">
            <text:p>12,788</text:p>
          </table:table-cell>
          <table:table-cell office:value-type="float" office:value="6672" table:style-name="ce287">
            <text:p>6,672</text:p>
          </table:table-cell>
          <table:table-cell office:value-type="float" office:value="6116" table:style-name="ce287">
            <text:p>6,116</text:p>
          </table:table-cell>
          <table:table-cell office:value-type="float" office:value="6.463720625908568" table:style-name="ce288">
            <text:p>6.46</text:p>
          </table:table-cell>
          <table:table-cell office:value-type="float" office:value="18239" table:style-name="ce287">
            <text:p>18,239</text:p>
          </table:table-cell>
          <table:table-cell office:value-type="float" office:value="10624" table:style-name="ce287">
            <text:p>10,624</text:p>
          </table:table-cell>
          <table:table-cell office:value-type="float" office:value="7615" table:style-name="ce287">
            <text:p>7,615</text:p>
          </table:table-cell>
          <table:table-cell office:value-type="float" office:value="9.2189396696861383" table:style-name="ce288">
            <text:p>9.22</text:p>
          </table:table-cell>
          <table:table-cell office:value-type="float" office:value="-5451" table:style-name="ce287">
            <text:p>–5,451</text:p>
          </table:table-cell>
          <table:table-cell office:value-type="float" office:value="-2.7552190437775725" table:style-name="ce289">
            <text:p>–2.76</text:p>
          </table:table-cell>
          <table:table-cell office:value-type="float" office:value="10509" table:style-name="ce287">
            <text:p>10,509</text:p>
          </table:table-cell>
          <table:table-cell office:value-type="float" office:value="10293" table:style-name="ce287">
            <text:p>10,293</text:p>
          </table:table-cell>
          <table:table-cell office:value-type="float" office:value="216" table:style-name="ce287">
            <text:p>216</text:p>
          </table:table-cell>
          <table:table-cell office:value-type="float" office:value="57" table:style-name="ce287">
            <text:p>57</text:p>
          </table:table-cell>
          <table:table-cell office:value-type="float" office:value="159" table:style-name="ce287">
            <text:p>159</text:p>
          </table:table-cell>
          <table:table-cell office:value-type="float" office:value="5.3117954377285841" table:style-name="ce288">
            <text:p>5.31</text:p>
          </table:table-cell>
          <table:table-cell office:value-type="float" office:value="4821" table:style-name="ce287">
            <text:p>4,821</text:p>
          </table:table-cell>
          <table:table-cell office:value-type="float" office:value="4768" table:style-name="ce287">
            <text:p>4,768</text:p>
          </table:table-cell>
          <table:table-cell office:value-type="float" office:value="53" table:style-name="ce287">
            <text:p>53</text:p>
          </table:table-cell>
          <table:table-cell office:value-type="float" office:value="12" table:style-name="ce287">
            <text:p>12</text:p>
          </table:table-cell>
          <table:table-cell office:value-type="float" office:value="41" table:style-name="ce287">
            <text:p>41</text:p>
          </table:table-cell>
          <table:table-cell office:value-type="float" office:value="2.4367842616128601" table:style-name="ce288">
            <text:p>2.44</text:p>
          </table:table-cell>
          <table:table-cell office:value-type="float" office:value="103168" table:style-name="ce287">
            <text:p>103,168</text:p>
          </table:table-cell>
          <table:table-cell office:value-type="float" office:value="148502" table:style-name="ce287">
            <text:p>148,502</text:p>
          </table:table-cell>
          <table:table-cell office:value-type="float" office:value="581327" table:style-name="ce287">
            <text:p>581,32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9002584" table:style-name="ce287">
            <text:p>9,002,584</text:p>
          </table:table-cell>
          <table:table-cell office:value-type="float" office:value="23215015" table:style-name="ce287">
            <text:p>23,215,015</text:p>
          </table:table-cell>
          <table:table-cell office:value-type="float" office:value="11493738" table:style-name="ce287">
            <text:p>11,493,738</text:p>
          </table:table-cell>
          <table:table-cell office:value-type="float" office:value="11721277" table:style-name="ce287">
            <text:p>11,721,277</text:p>
          </table:table-cell>
          <table:table-cell office:value-type="float" office:value="11222" table:style-name="ce287">
            <text:p>11,222</text:p>
          </table:table-cell>
          <table:table-cell office:value-type="float" office:value="5808" table:style-name="ce287">
            <text:p>5,808</text:p>
          </table:table-cell>
          <table:table-cell office:value-type="float" office:value="5414" table:style-name="ce287">
            <text:p>5,414</text:p>
          </table:table-cell>
          <table:table-cell office:value-type="float" office:value="5.8744650077419456" table:style-name="ce288">
            <text:p>5.87</text:p>
          </table:table-cell>
          <table:table-cell office:value-type="float" office:value="14655" table:style-name="ce287">
            <text:p>14,655</text:p>
          </table:table-cell>
          <table:table-cell office:value-type="float" office:value="8554" table:style-name="ce287">
            <text:p>8,554</text:p>
          </table:table-cell>
          <table:table-cell office:value-type="float" office:value="6101" table:style-name="ce287">
            <text:p>6,101</text:p>
          </table:table-cell>
          <table:table-cell office:value-type="float" office:value="7.671563419039229" table:style-name="ce288">
            <text:p>7.67</text:p>
          </table:table-cell>
          <table:table-cell office:value-type="float" office:value="-3433" table:style-name="ce287">
            <text:p>–3,433</text:p>
          </table:table-cell>
          <table:table-cell office:value-type="float" office:value="-1.7970984112972821" table:style-name="ce289">
            <text:p>–1.80</text:p>
          </table:table-cell>
          <table:table-cell office:value-type="float" office:value="6539" table:style-name="ce287">
            <text:p>6,539</text:p>
          </table:table-cell>
          <table:table-cell office:value-type="float" office:value="6390" table:style-name="ce287">
            <text:p>6,390</text:p>
          </table:table-cell>
          <table:table-cell office:value-type="float" office:value="149" table:style-name="ce287">
            <text:p>149</text:p>
          </table:table-cell>
          <table:table-cell office:value-type="float" office:value="53" table:style-name="ce287">
            <text:p>53</text:p>
          </table:table-cell>
          <table:table-cell office:value-type="float" office:value="96" table:style-name="ce287">
            <text:p>96</text:p>
          </table:table-cell>
          <table:table-cell office:value-type="float" office:value="3.4230196654450706" table:style-name="ce288">
            <text:p>3.42</text:p>
          </table:table-cell>
          <table:table-cell office:value-type="float" office:value="4051" table:style-name="ce287">
            <text:p>4,051</text:p>
          </table:table-cell>
          <table:table-cell office:value-type="float" office:value="4003" table:style-name="ce287">
            <text:p>4,003</text:p>
          </table:table-cell>
          <table:table-cell office:value-type="float" office:value="48" table:style-name="ce287">
            <text:p>48</text:p>
          </table:table-cell>
          <table:table-cell office:value-type="float" office:value="13" table:style-name="ce287">
            <text:p>13</text:p>
          </table:table-cell>
          <table:table-cell office:value-type="float" office:value="35" table:style-name="ce287">
            <text:p>35</text:p>
          </table:table-cell>
          <table:table-cell office:value-type="float" office:value="2.1206075339834807" table:style-name="ce288">
            <text:p>2.12</text:p>
          </table:table-cell>
          <table:table-cell office:value-type="float" office:value="84281" table:style-name="ce287">
            <text:p>84,281</text:p>
          </table:table-cell>
          <table:table-cell office:value-type="float" office:value="134824" table:style-name="ce287">
            <text:p>134,824</text:p>
          </table:table-cell>
          <table:table-cell office:value-type="float" office:value="581406" table:style-name="ce287">
            <text:p>581,40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9008300" table:style-name="ce287">
            <text:p>9,008,300</text:p>
          </table:table-cell>
          <table:table-cell office:value-type="float" office:value="23196178" table:style-name="ce287">
            <text:p>23,196,178</text:p>
          </table:table-cell>
          <table:table-cell office:value-type="float" office:value="11482441" table:style-name="ce287">
            <text:p>11,482,441</text:p>
          </table:table-cell>
          <table:table-cell office:value-type="float" office:value="11713737" table:style-name="ce287">
            <text:p>11,713,737</text:p>
          </table:table-cell>
          <table:table-cell office:value-type="float" office:value="9442" table:style-name="ce287">
            <text:p>9,442</text:p>
          </table:table-cell>
          <table:table-cell office:value-type="float" office:value="4897" table:style-name="ce287">
            <text:p>4,897</text:p>
          </table:table-cell>
          <table:table-cell office:value-type="float" office:value="4545" table:style-name="ce287">
            <text:p>4,545</text:p>
          </table:table-cell>
          <table:table-cell office:value-type="float" office:value="4.7907381085364893" table:style-name="ce288">
            <text:p>4.79</text:p>
          </table:table-cell>
          <table:table-cell office:value-type="float" office:value="17409" table:style-name="ce287">
            <text:p>17,409</text:p>
          </table:table-cell>
          <table:table-cell office:value-type="float" office:value="9997" table:style-name="ce287">
            <text:p>9,997</text:p>
          </table:table-cell>
          <table:table-cell office:value-type="float" office:value="7412" table:style-name="ce287">
            <text:p>7,412</text:p>
          </table:table-cell>
          <table:table-cell office:value-type="float" office:value="8.8330819457224869" table:style-name="ce288">
            <text:p>8.83</text:p>
          </table:table-cell>
          <table:table-cell office:value-type="float" office:value="-7967" table:style-name="ce287">
            <text:p>–7,967</text:p>
          </table:table-cell>
          <table:table-cell office:value-type="float" office:value="-4.0423438371859985" table:style-name="ce289">
            <text:p>–4.04</text:p>
          </table:table-cell>
          <table:table-cell office:value-type="float" office:value="15597" table:style-name="ce287">
            <text:p>15,597</text:p>
          </table:table-cell>
          <table:table-cell office:value-type="float" office:value="15293" table:style-name="ce287">
            <text:p>15,293</text:p>
          </table:table-cell>
          <table:table-cell office:value-type="float" office:value="304" table:style-name="ce287">
            <text:p>304</text:p>
          </table:table-cell>
          <table:table-cell office:value-type="float" office:value="72" table:style-name="ce287">
            <text:p>72</text:p>
          </table:table-cell>
          <table:table-cell office:value-type="float" office:value="232" table:style-name="ce287">
            <text:p>232</text:p>
          </table:table-cell>
          <table:table-cell office:value-type="float" office:value="7.9136986103414113" table:style-name="ce288">
            <text:p>7.91</text:p>
          </table:table-cell>
          <table:table-cell office:value-type="float" office:value="4019" table:style-name="ce287">
            <text:p>4,019</text:p>
          </table:table-cell>
          <table:table-cell office:value-type="float" office:value="3975" table:style-name="ce287">
            <text:p>3,975</text:p>
          </table:table-cell>
          <table:table-cell office:value-type="float" office:value="44" table:style-name="ce287">
            <text:p>44</text:p>
          </table:table-cell>
          <table:table-cell office:value-type="float" office:value="8" table:style-name="ce287">
            <text:p>8</text:p>
          </table:table-cell>
          <table:table-cell office:value-type="float" office:value="36" table:style-name="ce287">
            <text:p>36</text:p>
          </table:table-cell>
          <table:table-cell office:value-type="float" office:value="2.0391841197000797" table:style-name="ce288">
            <text:p>2.04</text:p>
          </table:table-cell>
          <table:table-cell office:value-type="float" office:value="82997" table:style-name="ce287">
            <text:p>82,997</text:p>
          </table:table-cell>
          <table:table-cell office:value-type="float" office:value="93867" table:style-name="ce287">
            <text:p>93,867</text:p>
          </table:table-cell>
          <table:table-cell office:value-type="float" office:value="581530" table:style-name="ce287">
            <text:p>581,53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9014700" table:style-name="ce287">
            <text:p>9,014,700</text:p>
          </table:table-cell>
          <table:table-cell office:value-type="float" office:value="23186278" table:style-name="ce287">
            <text:p>23,186,278</text:p>
          </table:table-cell>
          <table:table-cell office:value-type="float" office:value="11475116" table:style-name="ce287">
            <text:p>11,475,116</text:p>
          </table:table-cell>
          <table:table-cell office:value-type="float" office:value="11711162" table:style-name="ce287">
            <text:p>11,711,162</text:p>
          </table:table-cell>
          <table:table-cell office:value-type="float" office:value="10943" table:style-name="ce287">
            <text:p>10,943</text:p>
          </table:table-cell>
          <table:table-cell office:value-type="float" office:value="5677" table:style-name="ce287">
            <text:p>5,677</text:p>
          </table:table-cell>
          <table:table-cell office:value-type="float" office:value="5266" table:style-name="ce287">
            <text:p>5,266</text:p>
          </table:table-cell>
          <table:table-cell office:value-type="float" office:value="5.7409565950252119" table:style-name="ce288">
            <text:p>5.74</text:p>
          </table:table-cell>
          <table:table-cell office:value-type="float" office:value="21033" table:style-name="ce287">
            <text:p>21,033</text:p>
          </table:table-cell>
          <table:table-cell office:value-type="float" office:value="12152" table:style-name="ce287">
            <text:p>12,152</text:p>
          </table:table-cell>
          <table:table-cell office:value-type="float" office:value="8881" table:style-name="ce287">
            <text:p>8,881</text:p>
          </table:table-cell>
          <table:table-cell office:value-type="float" office:value="11.034409217140205" table:style-name="ce288">
            <text:p>11.03</text:p>
          </table:table-cell>
          <table:table-cell office:value-type="float" office:value="-10090" table:style-name="ce287">
            <text:p>–10,090</text:p>
          </table:table-cell>
          <table:table-cell office:value-type="float" office:value="-5.2934526221149936" table:style-name="ce289">
            <text:p>–5.29</text:p>
          </table:table-cell>
          <table:table-cell office:value-type="float" office:value="9045" table:style-name="ce287">
            <text:p>9,045</text:p>
          </table:table-cell>
          <table:table-cell office:value-type="float" office:value="8868" table:style-name="ce287">
            <text:p>8,868</text:p>
          </table:table-cell>
          <table:table-cell office:value-type="float" office:value="177" table:style-name="ce287">
            <text:p>177</text:p>
          </table:table-cell>
          <table:table-cell office:value-type="float" office:value="41" table:style-name="ce287">
            <text:p>41</text:p>
          </table:table-cell>
          <table:table-cell office:value-type="float" office:value="136" table:style-name="ce287">
            <text:p>136</text:p>
          </table:table-cell>
          <table:table-cell office:value-type="float" office:value="4.7452209085262753" table:style-name="ce288">
            <text:p>4.75</text:p>
          </table:table-cell>
          <table:table-cell office:value-type="float" office:value="4156" table:style-name="ce287">
            <text:p>4,156</text:p>
          </table:table-cell>
          <table:table-cell office:value-type="float" office:value="4103" table:style-name="ce287">
            <text:p>4,103</text:p>
          </table:table-cell>
          <table:table-cell office:value-type="float" office:value="53" table:style-name="ce287">
            <text:p>53</text:p>
          </table:table-cell>
          <table:table-cell office:value-type="float" office:value="14" table:style-name="ce287">
            <text:p>14</text:p>
          </table:table-cell>
          <table:table-cell office:value-type="float" office:value="39" table:style-name="ce287">
            <text:p>39</text:p>
          </table:table-cell>
          <table:table-cell office:value-type="float" office:value="2.1803358867700608" table:style-name="ce288">
            <text:p>2.18</text:p>
          </table:table-cell>
          <table:table-cell office:value-type="float" office:value="85868" table:style-name="ce287">
            <text:p>85,868</text:p>
          </table:table-cell>
          <table:table-cell office:value-type="float" office:value="85678" table:style-name="ce287">
            <text:p>85,678</text:p>
          </table:table-cell>
          <table:table-cell office:value-type="float" office:value="581694" table:style-name="ce287">
            <text:p>581,69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9026456" table:style-name="ce287">
            <text:p>9,026,456</text:p>
          </table:table-cell>
          <table:table-cell office:value-type="float" office:value="23190064" table:style-name="ce287">
            <text:p>23,190,064</text:p>
          </table:table-cell>
          <table:table-cell office:value-type="float" office:value="11475027" table:style-name="ce287">
            <text:p>11,475,027</text:p>
          </table:table-cell>
          <table:table-cell office:value-type="float" office:value="11715037" table:style-name="ce287">
            <text:p>11,715,037</text:p>
          </table:table-cell>
          <table:table-cell office:value-type="float" office:value="10950" table:style-name="ce287">
            <text:p>10,950</text:p>
          </table:table-cell>
          <table:table-cell office:value-type="float" office:value="5813" table:style-name="ce287">
            <text:p>5,813</text:p>
          </table:table-cell>
          <table:table-cell office:value-type="float" office:value="5137" table:style-name="ce287">
            <text:p>5,137</text:p>
          </table:table-cell>
          <table:table-cell office:value-type="float" office:value="5.5600512586714457" table:style-name="ce288">
            <text:p>5.56</text:p>
          </table:table-cell>
          <table:table-cell office:value-type="float" office:value="18215" table:style-name="ce287">
            <text:p>18,215</text:p>
          </table:table-cell>
          <table:table-cell office:value-type="float" office:value="10505" table:style-name="ce287">
            <text:p>10,505</text:p>
          </table:table-cell>
          <table:table-cell office:value-type="float" office:value="7710" table:style-name="ce287">
            <text:p>7,710</text:p>
          </table:table-cell>
          <table:table-cell office:value-type="float" office:value="9.2489802444475231" table:style-name="ce288">
            <text:p>9.25</text:p>
          </table:table-cell>
          <table:table-cell office:value-type="float" office:value="-7265" table:style-name="ce287">
            <text:p>–7,265</text:p>
          </table:table-cell>
          <table:table-cell office:value-type="float" office:value="-3.6889289857760779" table:style-name="ce289">
            <text:p>–3.69</text:p>
          </table:table-cell>
          <table:table-cell office:value-type="float" office:value="9327" table:style-name="ce287">
            <text:p>9,327</text:p>
          </table:table-cell>
          <table:table-cell office:value-type="float" office:value="9122" table:style-name="ce287">
            <text:p>9,122</text:p>
          </table:table-cell>
          <table:table-cell office:value-type="float" office:value="205" table:style-name="ce287">
            <text:p>205</text:p>
          </table:table-cell>
          <table:table-cell office:value-type="float" office:value="58" table:style-name="ce287">
            <text:p>58</text:p>
          </table:table-cell>
          <table:table-cell office:value-type="float" office:value="147" table:style-name="ce287">
            <text:p>147</text:p>
          </table:table-cell>
          <table:table-cell office:value-type="float" office:value="4.7359450310163087" table:style-name="ce288">
            <text:p>4.74</text:p>
          </table:table-cell>
          <table:table-cell office:value-type="float" office:value="4476" table:style-name="ce287">
            <text:p>4,476</text:p>
          </table:table-cell>
          <table:table-cell office:value-type="float" office:value="4426" table:style-name="ce287">
            <text:p>4,426</text:p>
          </table:table-cell>
          <table:table-cell office:value-type="float" office:value="50" table:style-name="ce287">
            <text:p>50</text:p>
          </table:table-cell>
          <table:table-cell office:value-type="float" office:value="15" table:style-name="ce287">
            <text:p>15</text:p>
          </table:table-cell>
          <table:table-cell office:value-type="float" office:value="35" table:style-name="ce287">
            <text:p>35</text:p>
          </table:table-cell>
          <table:table-cell office:value-type="float" office:value="2.2727661583391225" table:style-name="ce288">
            <text:p>2.27</text:p>
          </table:table-cell>
          <table:table-cell office:value-type="float" office:value="101555" table:style-name="ce287">
            <text:p>101,555</text:p>
          </table:table-cell>
          <table:table-cell office:value-type="float" office:value="90504" table:style-name="ce287">
            <text:p>90,504</text:p>
          </table:table-cell>
          <table:table-cell office:value-type="float" office:value="582008" table:style-name="ce287">
            <text:p>582,0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9042909" table:style-name="ce293">
            <text:p>9,042,909</text:p>
          </table:table-cell>
          <table:table-cell office:value-type="float" office:value="23194554" table:style-name="ce287">
            <text:p>23,194,554</text:p>
          </table:table-cell>
          <table:table-cell office:value-type="float" office:value="11475623" table:style-name="ce287">
            <text:p>11,475,623</text:p>
          </table:table-cell>
          <table:table-cell office:value-type="float" office:value="11718931" table:style-name="ce287">
            <text:p>11,718,931</text:p>
          </table:table-cell>
          <table:table-cell office:value-type="float" office:value="11902" table:style-name="ce287">
            <text:p>11,902</text:p>
          </table:table-cell>
          <table:table-cell office:value-type="float" office:value="6218" table:style-name="ce287">
            <text:p>6,218</text:p>
          </table:table-cell>
          <table:table-cell office:value-type="float" office:value="5684" table:style-name="ce287">
            <text:p>5,684</text:p>
          </table:table-cell>
          <table:table-cell office:value-type="float" office:value="6.0423673905389599" table:style-name="ce288">
            <text:p>6.04</text:p>
          </table:table-cell>
          <table:table-cell office:value-type="float" office:value="17830" table:style-name="ce287">
            <text:p>17,830</text:p>
          </table:table-cell>
          <table:table-cell office:value-type="float" office:value="10333" table:style-name="ce287">
            <text:p>10,333</text:p>
          </table:table-cell>
          <table:table-cell office:value-type="float" office:value="7497" table:style-name="ce287">
            <text:p>7,497</text:p>
          </table:table-cell>
          <table:table-cell office:value-type="float" office:value="9.0518745230473563" table:style-name="ce288">
            <text:p>9.05</text:p>
          </table:table-cell>
          <table:table-cell office:value-type="float" office:value="-5928" table:style-name="ce287">
            <text:p>–5,928</text:p>
          </table:table-cell>
          <table:table-cell office:value-type="float" office:value="-3.0095071325083977" table:style-name="ce289">
            <text:p>–3.01</text:p>
          </table:table-cell>
          <table:table-cell office:value-type="float" office:value="4315" table:style-name="ce287">
            <text:p>4,315</text:p>
          </table:table-cell>
          <table:table-cell office:value-type="float" office:value="4174" table:style-name="ce287">
            <text:p>4,174</text:p>
          </table:table-cell>
          <table:table-cell office:value-type="float" office:value="141" table:style-name="ce287">
            <text:p>141</text:p>
          </table:table-cell>
          <table:table-cell office:value-type="float" office:value="44" table:style-name="ce287">
            <text:p>44</text:p>
          </table:table-cell>
          <table:table-cell office:value-type="float" office:value="97" table:style-name="ce287">
            <text:p>97</text:p>
          </table:table-cell>
          <table:table-cell office:value-type="float" office:value="2.1906247093073103" table:style-name="ce288">
            <text:p>2.19</text:p>
          </table:table-cell>
          <table:table-cell office:value-type="float" office:value="4787" table:style-name="ce287">
            <text:p>4,787</text:p>
          </table:table-cell>
          <table:table-cell office:value-type="float" office:value="4725" table:style-name="ce287">
            <text:p>4,725</text:p>
          </table:table-cell>
          <table:table-cell office:value-type="float" office:value="62" table:style-name="ce287">
            <text:p>62</text:p>
          </table:table-cell>
          <table:table-cell office:value-type="float" office:value="16" table:style-name="ce287">
            <text:p>16</text:p>
          </table:table-cell>
          <table:table-cell office:value-type="float" office:value="46" table:style-name="ce287">
            <text:p>46</text:p>
          </table:table-cell>
          <table:table-cell office:value-type="float" office:value="2.4302480842303815" table:style-name="ce288">
            <text:p>2.43</text:p>
          </table:table-cell>
          <table:table-cell office:value-type="float" office:value="99646" table:style-name="ce287">
            <text:p>99,646</text:p>
          </table:table-cell>
          <table:table-cell office:value-type="float" office:value="89228" table:style-name="ce287">
            <text:p>89,228</text:p>
          </table:table-cell>
          <table:table-cell office:value-type="float" office:value="582485" table:style-name="ce287">
            <text:p>582,48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9062527" table:style-name="ce293">
            <text:p>9,062,527</text:p>
          </table:table-cell>
          <table:table-cell office:value-type="float" office:value="23198133" table:style-name="ce287">
            <text:p>23,198,133</text:p>
          </table:table-cell>
          <table:table-cell office:value-type="float" office:value="11475695" table:style-name="ce287">
            <text:p>11,475,695</text:p>
          </table:table-cell>
          <table:table-cell office:value-type="float" office:value="11722438" table:style-name="ce287">
            <text:p>11,722,438</text:p>
          </table:table-cell>
          <table:table-cell office:value-type="float" office:value="12217" table:style-name="ce287">
            <text:p>12,217</text:p>
          </table:table-cell>
          <table:table-cell office:value-type="float" office:value="6322" table:style-name="ce287">
            <text:p>6,322</text:p>
          </table:table-cell>
          <table:table-cell office:value-type="float" office:value="5895" table:style-name="ce287">
            <text:p>5,895</text:p>
          </table:table-cell>
          <table:table-cell office:value-type="float" office:value="6.4079136725435486" table:style-name="ce288">
            <text:p>6.41</text:p>
          </table:table-cell>
          <table:table-cell office:value-type="float" office:value="16505" table:style-name="ce287">
            <text:p>16,505</text:p>
          </table:table-cell>
          <table:table-cell office:value-type="float" office:value="9540" table:style-name="ce287">
            <text:p>9,540</text:p>
          </table:table-cell>
          <table:table-cell office:value-type="float" office:value="6965" table:style-name="ce287">
            <text:p>6,965</text:p>
          </table:table-cell>
          <table:table-cell office:value-type="float" office:value="8.6570037787780354" table:style-name="ce288">
            <text:p>8.66</text:p>
          </table:table-cell>
          <table:table-cell office:value-type="float" office:value="-4288" table:style-name="ce287">
            <text:p>–4,288</text:p>
          </table:table-cell>
          <table:table-cell office:value-type="float" office:value="-2.2490901062344872" table:style-name="ce289">
            <text:p>–2.25</text:p>
          </table:table-cell>
          <table:table-cell office:value-type="float" office:value="11546" table:style-name="ce287">
            <text:p>11,546</text:p>
          </table:table-cell>
          <table:table-cell office:value-type="float" office:value="11350" table:style-name="ce287">
            <text:p>11,350</text:p>
          </table:table-cell>
          <table:table-cell office:value-type="float" office:value="196" table:style-name="ce287">
            <text:p>196</text:p>
          </table:table-cell>
          <table:table-cell office:value-type="float" office:value="52" table:style-name="ce287">
            <text:p>52</text:p>
          </table:table-cell>
          <table:table-cell office:value-type="float" office:value="144" table:style-name="ce287">
            <text:p>144</text:p>
          </table:table-cell>
          <table:table-cell office:value-type="float" office:value="6.055968835490531" table:style-name="ce288">
            <text:p>6.06</text:p>
          </table:table-cell>
          <table:table-cell office:value-type="float" office:value="4335" table:style-name="ce287">
            <text:p>4,335</text:p>
          </table:table-cell>
          <table:table-cell office:value-type="float" office:value="4286" table:style-name="ce287">
            <text:p>4,286</text:p>
          </table:table-cell>
          <table:table-cell office:value-type="float" office:value="49" table:style-name="ce287">
            <text:p>49</text:p>
          </table:table-cell>
          <table:table-cell office:value-type="float" office:value="9" table:style-name="ce287">
            <text:p>9</text:p>
          </table:table-cell>
          <table:table-cell office:value-type="float" office:value="40" table:style-name="ce287">
            <text:p>40</text:p>
          </table:table-cell>
          <table:table-cell office:value-type="float" office:value="2.273741980066815" table:style-name="ce288">
            <text:p>2.27</text:p>
          </table:table-cell>
          <table:table-cell office:value-type="float" office:value="95826" table:style-name="ce287">
            <text:p>95,826</text:p>
          </table:table-cell>
          <table:table-cell office:value-type="float" office:value="87959" table:style-name="ce287">
            <text:p>87,959</text:p>
          </table:table-cell>
          <table:table-cell office:value-type="float" office:value="582846" table:style-name="ce287">
            <text:p>582,84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9068488" table:style-name="ce293">
            <text:p>9,068,488</text:p>
          </table:table-cell>
          <table:table-cell office:value-type="float" office:value="23212056" table:style-name="ce287">
            <text:p>23,212,056</text:p>
          </table:table-cell>
          <table:table-cell office:value-type="float" office:value="11480153" table:style-name="ce287">
            <text:p>11,480,153</text:p>
          </table:table-cell>
          <table:table-cell office:value-type="float" office:value="11731903" table:style-name="ce287">
            <text:p>11,731,903</text:p>
          </table:table-cell>
          <table:table-cell office:value-type="float" office:value="12242" table:style-name="ce287">
            <text:p>12,242</text:p>
          </table:table-cell>
          <table:table-cell office:value-type="float" office:value="6345" table:style-name="ce287">
            <text:p>6,345</text:p>
          </table:table-cell>
          <table:table-cell office:value-type="float" office:value="5897" table:style-name="ce287">
            <text:p>5,897</text:p>
          </table:table-cell>
          <table:table-cell office:value-type="float" office:value="6.2115531319794819" table:style-name="ce288">
            <text:p>6.21</text:p>
          </table:table-cell>
          <table:table-cell office:value-type="float" office:value="17099" table:style-name="ce287">
            <text:p>17,099</text:p>
          </table:table-cell>
          <table:table-cell office:value-type="float" office:value="9820" table:style-name="ce287">
            <text:p>9,820</text:p>
          </table:table-cell>
          <table:table-cell office:value-type="float" office:value="7279" table:style-name="ce287">
            <text:p>7,279</text:p>
          </table:table-cell>
          <table:table-cell office:value-type="float" office:value="8.6759799872338803" table:style-name="ce288">
            <text:p>8.68</text:p>
          </table:table-cell>
          <table:table-cell office:value-type="float" office:value="-4857" table:style-name="ce287">
            <text:p>–4,857</text:p>
          </table:table-cell>
          <table:table-cell office:value-type="float" office:value="-2.464426855254398" table:style-name="ce289">
            <text:p>–2.46</text:p>
          </table:table-cell>
          <table:table-cell office:value-type="float" office:value="10013" table:style-name="ce287">
            <text:p>10,013</text:p>
          </table:table-cell>
          <table:table-cell office:value-type="float" office:value="9827" table:style-name="ce287">
            <text:p>9,827</text:p>
          </table:table-cell>
          <table:table-cell office:value-type="float" office:value="186" table:style-name="ce287">
            <text:p>186</text:p>
          </table:table-cell>
          <table:table-cell office:value-type="float" office:value="55" table:style-name="ce287">
            <text:p>55</text:p>
          </table:table-cell>
          <table:table-cell office:value-type="float" office:value="131" table:style-name="ce287">
            <text:p>131</text:p>
          </table:table-cell>
          <table:table-cell office:value-type="float" office:value="5.0805653905007802" table:style-name="ce288">
            <text:p>5.08</text:p>
          </table:table-cell>
          <table:table-cell office:value-type="float" office:value="4071" table:style-name="ce287">
            <text:p>4,071</text:p>
          </table:table-cell>
          <table:table-cell office:value-type="float" office:value="4019" table:style-name="ce287">
            <text:p>4,019</text:p>
          </table:table-cell>
          <table:table-cell office:value-type="float" office:value="52" table:style-name="ce287">
            <text:p>52</text:p>
          </table:table-cell>
          <table:table-cell office:value-type="float" office:value="16" table:style-name="ce287">
            <text:p>16</text:p>
          </table:table-cell>
          <table:table-cell office:value-type="float" office:value="36" table:style-name="ce287">
            <text:p>36</text:p>
          </table:table-cell>
          <table:table-cell office:value-type="float" office:value="2.0656128737370096" table:style-name="ce288">
            <text:p>2.07</text:p>
          </table:table-cell>
          <table:table-cell office:value-type="float" office:value="75571" table:style-name="ce287">
            <text:p>75,571</text:p>
          </table:table-cell>
          <table:table-cell office:value-type="float" office:value="56791" table:style-name="ce287">
            <text:p>56,791</text:p>
          </table:table-cell>
          <table:table-cell office:value-type="float" office:value="583299" table:style-name="ce287">
            <text:p>583,29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9077086" table:style-name="ce293">
            <text:p>9,077,086</text:p>
          </table:table-cell>
          <table:table-cell office:value-type="float" office:value="23233593" table:style-name="ce287">
            <text:p>23,233,593</text:p>
          </table:table-cell>
          <table:table-cell office:value-type="float" office:value="11487412" table:style-name="ce287">
            <text:p>11,487,412</text:p>
          </table:table-cell>
          <table:table-cell office:value-type="float" office:value="11746181" table:style-name="ce287">
            <text:p>11,746,181</text:p>
          </table:table-cell>
          <table:table-cell office:value-type="float" office:value="12348" table:style-name="ce287">
            <text:p>12,348</text:p>
          </table:table-cell>
          <table:table-cell office:value-type="float" office:value="6261" table:style-name="ce287">
            <text:p>6,261</text:p>
          </table:table-cell>
          <table:table-cell office:value-type="float" office:value="6087" table:style-name="ce287">
            <text:p>6,087</text:p>
          </table:table-cell>
          <table:table-cell office:value-type="float" office:value="6.4692389162222712" table:style-name="ce288">
            <text:p>6.47</text:p>
          </table:table-cell>
          <table:table-cell office:value-type="float" office:value="17719" table:style-name="ce287">
            <text:p>17,719</text:p>
          </table:table-cell>
          <table:table-cell office:value-type="float" office:value="10193" table:style-name="ce287">
            <text:p>10,193</text:p>
          </table:table-cell>
          <table:table-cell office:value-type="float" office:value="7526" table:style-name="ce287">
            <text:p>7,526</text:p>
          </table:table-cell>
          <table:table-cell office:value-type="float" office:value="9.2831587590332365" table:style-name="ce288">
            <text:p>9.28</text:p>
          </table:table-cell>
          <table:table-cell office:value-type="float" office:value="-5371" table:style-name="ce287">
            <text:p>–5,371</text:p>
          </table:table-cell>
          <table:table-cell office:value-type="float" office:value="-2.8139198428109666" table:style-name="ce289">
            <text:p>–2.81</text:p>
          </table:table-cell>
          <table:table-cell office:value-type="float" office:value="15007" table:style-name="ce287">
            <text:p>15,007</text:p>
          </table:table-cell>
          <table:table-cell office:value-type="float" office:value="14713" table:style-name="ce287">
            <text:p>14,713</text:p>
          </table:table-cell>
          <table:table-cell office:value-type="float" office:value="294" table:style-name="ce287">
            <text:p>294</text:p>
          </table:table-cell>
          <table:table-cell office:value-type="float" office:value="78" table:style-name="ce287">
            <text:p>78</text:p>
          </table:table-cell>
          <table:table-cell office:value-type="float" office:value="216" table:style-name="ce287">
            <text:p>216</text:p>
          </table:table-cell>
          <table:table-cell office:value-type="float" office:value="7.8623152264129903" table:style-name="ce288">
            <text:p>7.86</text:p>
          </table:table-cell>
          <table:table-cell office:value-type="float" office:value="4233" table:style-name="ce287">
            <text:p>4,233</text:p>
          </table:table-cell>
          <table:table-cell office:value-type="float" office:value="4180" table:style-name="ce287">
            <text:p>4,180</text:p>
          </table:table-cell>
          <table:table-cell office:value-type="float" office:value="53" table:style-name="ce287">
            <text:p>53</text:p>
          </table:table-cell>
          <table:table-cell office:value-type="float" office:value="14" table:style-name="ce287">
            <text:p>14</text:p>
          </table:table-cell>
          <table:table-cell office:value-type="float" office:value="39" table:style-name="ce287">
            <text:p>39</text:p>
          </table:table-cell>
          <table:table-cell office:value-type="float" office:value="2.2177104253619104" table:style-name="ce288">
            <text:p>2.22</text:p>
          </table:table-cell>
          <table:table-cell office:value-type="float" office:value="89678" table:style-name="ce287">
            <text:p>89,678</text:p>
          </table:table-cell>
          <table:table-cell office:value-type="float" office:value="62770" table:style-name="ce287">
            <text:p>62,770</text:p>
          </table:table-cell>
          <table:table-cell office:value-type="float" office:value="583710" table:style-name="ce287">
            <text:p>583,71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9089450" table:style-name="ce293">
            <text:p>9,089,450</text:p>
          </table:table-cell>
          <table:table-cell office:value-type="float" office:value="23264640" table:style-name="ce287">
            <text:p>23,264,640</text:p>
          </table:table-cell>
          <table:table-cell office:value-type="float" office:value="11499136" table:style-name="ce287">
            <text:p>11,499,136</text:p>
          </table:table-cell>
          <table:table-cell office:value-type="float" office:value="11765504" table:style-name="ce287">
            <text:p>11,765,504</text:p>
          </table:table-cell>
          <table:table-cell office:value-type="float" office:value="12178" table:style-name="ce287">
            <text:p>12,178</text:p>
          </table:table-cell>
          <table:table-cell office:value-type="float" office:value="6265" table:style-name="ce287">
            <text:p>6,265</text:p>
          </table:table-cell>
          <table:table-cell office:value-type="float" office:value="5913" table:style-name="ce287">
            <text:p>5,913</text:p>
          </table:table-cell>
          <table:table-cell office:value-type="float" office:value="6.1673796951491919" table:style-name="ce288">
            <text:p>6.17</text:p>
          </table:table-cell>
          <table:table-cell office:value-type="float" office:value="17685" table:style-name="ce287">
            <text:p>17,685</text:p>
          </table:table-cell>
          <table:table-cell office:value-type="float" office:value="10194" table:style-name="ce287">
            <text:p>10,194</text:p>
          </table:table-cell>
          <table:table-cell office:value-type="float" office:value="7491" table:style-name="ce287">
            <text:p>7,491</text:p>
          </table:table-cell>
          <table:table-cell office:value-type="float" office:value="8.9563236909766353" table:style-name="ce288">
            <text:p>8.96</text:p>
          </table:table-cell>
          <table:table-cell office:value-type="float" office:value="-5507" table:style-name="ce287">
            <text:p>–5,507</text:p>
          </table:table-cell>
          <table:table-cell office:value-type="float" office:value="-2.7889439958274429" table:style-name="ce289">
            <text:p>–2.79</text:p>
          </table:table-cell>
          <table:table-cell office:value-type="float" office:value="13270" table:style-name="ce287">
            <text:p>13,270</text:p>
          </table:table-cell>
          <table:table-cell office:value-type="float" office:value="13020" table:style-name="ce287">
            <text:p>13,020</text:p>
          </table:table-cell>
          <table:table-cell office:value-type="float" office:value="250" table:style-name="ce287">
            <text:p>250</text:p>
          </table:table-cell>
          <table:table-cell office:value-type="float" office:value="81" table:style-name="ce287">
            <text:p>81</text:p>
          </table:table-cell>
          <table:table-cell office:value-type="float" office:value="169" table:style-name="ce287">
            <text:p>169</text:p>
          </table:table-cell>
          <table:table-cell office:value-type="float" office:value="6.7204079943036401" table:style-name="ce288">
            <text:p>6.72</text:p>
          </table:table-cell>
          <table:table-cell office:value-type="float" office:value="4341" table:style-name="ce287">
            <text:p>4,341</text:p>
          </table:table-cell>
          <table:table-cell office:value-type="float" office:value="4282" table:style-name="ce287">
            <text:p>4,282</text:p>
          </table:table-cell>
          <table:table-cell office:value-type="float" office:value="59" table:style-name="ce287">
            <text:p>59</text:p>
          </table:table-cell>
          <table:table-cell office:value-type="float" office:value="16" table:style-name="ce287">
            <text:p>16</text:p>
          </table:table-cell>
          <table:table-cell office:value-type="float" office:value="43" table:style-name="ce287">
            <text:p>43</text:p>
          </table:table-cell>
          <table:table-cell office:value-type="float" office:value="2.198439419990363" table:style-name="ce288">
            <text:p>2.20</text:p>
          </table:table-cell>
          <table:table-cell office:value-type="float" office:value="119679" table:style-name="ce287">
            <text:p>119,679</text:p>
          </table:table-cell>
          <table:table-cell office:value-type="float" office:value="83125" table:style-name="ce287">
            <text:p>83,125</text:p>
          </table:table-cell>
          <table:table-cell office:value-type="float" office:value="584125" table:style-name="ce287">
            <text:p>584,125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12<text:span text:style-name="T8">年</text:span></text:p>
          </table:table-cell>
          <table:covered-table-cell/>
          <table:table-cell office:value-type="float" office:value="9240823" table:style-name="ce279">
            <text:p>9,240,823</text:p>
          </table:table-cell>
          <table:table-cell office:value-type="float" office:value="23420442" table:style-name="ce279">
            <text:p>23,420,442</text:p>
          </table:table-cell>
          <table:table-cell office:value-type="float" office:value="11553267" table:style-name="ce279">
            <text:p>11,553,267</text:p>
          </table:table-cell>
          <table:table-cell office:value-type="float" office:value="11867175" table:style-name="ce279">
            <text:p>11,867,175</text:p>
          </table:table-cell>
          <table:table-cell office:value-type="float" office:value="135571" table:style-name="ce279">
            <text:p>135,571</text:p>
          </table:table-cell>
          <table:table-cell office:value-type="float" office:value="70227" table:style-name="ce279">
            <text:p>70,227</text:p>
          </table:table-cell>
          <table:table-cell office:value-type="float" office:value="65344" table:style-name="ce279">
            <text:p>65,344</text:p>
          </table:table-cell>
          <table:table-cell office:value-type="float" office:value="5.8078938364079553" table:style-name="ce290">
            <text:p>5.81</text:p>
          </table:table-cell>
          <table:table-cell office:value-type="float" office:value="205368" table:style-name="ce279">
            <text:p>205,368</text:p>
          </table:table-cell>
          <table:table-cell office:value-type="float" office:value="118854" table:style-name="ce279">
            <text:p>118,854</text:p>
          </table:table-cell>
          <table:table-cell office:value-type="float" office:value="86514" table:style-name="ce279">
            <text:p>86,514</text:p>
          </table:table-cell>
          <table:table-cell office:value-type="float" office:value="8.7980138923178934" table:style-name="ce290">
            <text:p>8.80</text:p>
          </table:table-cell>
          <table:table-cell office:value-type="float" office:value="-69797" table:style-name="ce279">
            <text:p>–69,797</text:p>
          </table:table-cell>
          <table:table-cell office:value-type="float" office:value="-2.9901200559099372" table:style-name="ce291">
            <text:p>–2.99</text:p>
          </table:table-cell>
          <table:table-cell office:value-type="float" office:value="125192" table:style-name="ce279">
            <text:p>125,192</text:p>
          </table:table-cell>
          <table:table-cell office:value-type="float" office:value="121993" table:style-name="ce279">
            <text:p>121,993</text:p>
          </table:table-cell>
          <table:table-cell office:value-type="float" office:value="3199" table:style-name="ce279">
            <text:p>3,199</text:p>
          </table:table-cell>
          <table:table-cell office:value-type="float" office:value="1052" table:style-name="ce279">
            <text:p>1,052</text:p>
          </table:table-cell>
          <table:table-cell office:value-type="float" office:value="2147" table:style-name="ce279">
            <text:p>2,147</text:p>
          </table:table-cell>
          <table:table-cell office:value-type="float" office:value="5.3632550115259523" table:style-name="ce290">
            <text:p>5.36</text:p>
          </table:table-cell>
          <table:table-cell office:value-type="float" office:value="53085" table:style-name="ce279">
            <text:p>53,085</text:p>
          </table:table-cell>
          <table:table-cell office:value-type="float" office:value="52304" table:style-name="ce279">
            <text:p>52,304</text:p>
          </table:table-cell>
          <table:table-cell office:value-type="float" office:value="781" table:style-name="ce279">
            <text:p>781</text:p>
          </table:table-cell>
          <table:table-cell office:value-type="float" office:value="204" table:style-name="ce279">
            <text:p>204</text:p>
          </table:table-cell>
          <table:table-cell office:value-type="float" office:value="577" table:style-name="ce279">
            <text:p>577</text:p>
          </table:table-cell>
          <table:table-cell office:value-type="float" office:value="2.2741740070200587" table:style-name="ce290">
            <text:p>2.27</text:p>
          </table:table-cell>
          <table:table-cell office:value-type="float" office:value="1126548" table:style-name="ce279">
            <text:p>1,126,548</text:p>
          </table:table-cell>
          <table:table-cell office:value-type="float" office:value="900949" table:style-name="ce279">
            <text:p>900,949</text:p>
          </table:table-cell>
          <table:table-cell office:value-type="float" office:value="589038" table:style-name="ce279">
            <text:p>589,03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9099394" table:style-name="ce293">
            <text:p>9,099,394</text:p>
          </table:table-cell>
          <table:table-cell office:value-type="float" office:value="23301968" table:style-name="ce287">
            <text:p>23,301,968</text:p>
          </table:table-cell>
          <table:table-cell office:value-type="float" office:value="11516801" table:style-name="ce287">
            <text:p>11,516,801</text:p>
          </table:table-cell>
          <table:table-cell office:value-type="float" office:value="11785167" table:style-name="ce287">
            <text:p>11,785,167</text:p>
          </table:table-cell>
          <table:table-cell office:value-type="float" office:value="10948" table:style-name="ce287">
            <text:p>10,948</text:p>
          </table:table-cell>
          <table:table-cell office:value-type="float" office:value="5639" table:style-name="ce287">
            <text:p>5,639</text:p>
          </table:table-cell>
          <table:table-cell office:value-type="float" office:value="5309" table:style-name="ce287">
            <text:p>5,309</text:p>
          </table:table-cell>
          <table:table-cell office:value-type="float" office:value="5.5363221202515733" table:style-name="ce288">
            <text:p>5.54</text:p>
          </table:table-cell>
          <table:table-cell office:value-type="float" office:value="17770" table:style-name="ce287">
            <text:p>17,770</text:p>
          </table:table-cell>
          <table:table-cell office:value-type="float" office:value="10267" table:style-name="ce287">
            <text:p>10,267</text:p>
          </table:table-cell>
          <table:table-cell office:value-type="float" office:value="7503" table:style-name="ce287">
            <text:p>7,503</text:p>
          </table:table-cell>
          <table:table-cell office:value-type="float" office:value="8.9861567479786668" table:style-name="ce288">
            <text:p>8.99</text:p>
          </table:table-cell>
          <table:table-cell office:value-type="float" office:value="-6822" table:style-name="ce287">
            <text:p>–6,822</text:p>
          </table:table-cell>
          <table:table-cell office:value-type="float" office:value="-3.4498346277270948" table:style-name="ce289">
            <text:p>–3.45</text:p>
          </table:table-cell>
          <table:table-cell office:value-type="float" office:value="10414" table:style-name="ce287">
            <text:p>10,414</text:p>
          </table:table-cell>
          <table:table-cell office:value-type="float" office:value="10211" table:style-name="ce287">
            <text:p>10,211</text:p>
          </table:table-cell>
          <table:table-cell office:value-type="float" office:value="203" table:style-name="ce287">
            <text:p>203</text:p>
          </table:table-cell>
          <table:table-cell office:value-type="float" office:value="71" table:style-name="ce287">
            <text:p>71</text:p>
          </table:table-cell>
          <table:table-cell office:value-type="float" office:value="132" table:style-name="ce287">
            <text:p>132</text:p>
          </table:table-cell>
          <table:table-cell office:value-type="float" office:value="5.2662822945104022" table:style-name="ce288">
            <text:p>5.27</text:p>
          </table:table-cell>
          <table:table-cell office:value-type="float" office:value="3313" table:style-name="ce287">
            <text:p>3,313</text:p>
          </table:table-cell>
          <table:table-cell office:value-type="float" office:value="3257" table:style-name="ce287">
            <text:p>3,257</text:p>
          </table:table-cell>
          <table:table-cell office:value-type="float" office:value="56" table:style-name="ce287">
            <text:p>56</text:p>
          </table:table-cell>
          <table:table-cell office:value-type="float" office:value="14" table:style-name="ce287">
            <text:p>14</text:p>
          </table:table-cell>
          <table:table-cell office:value-type="float" office:value="42" table:style-name="ce287">
            <text:p>42</text:p>
          </table:table-cell>
          <table:table-cell office:value-type="float" office:value="1.6753594432219092" table:style-name="ce288">
            <text:p>1.68</text:p>
          </table:table-cell>
          <table:table-cell office:value-type="float" office:value="105356" table:style-name="ce287">
            <text:p>105,356</text:p>
          </table:table-cell>
          <table:table-cell office:value-type="float" office:value="61206" table:style-name="ce287">
            <text:p>61,206</text:p>
          </table:table-cell>
          <table:table-cell office:value-type="float" office:value="584556" table:style-name="ce287">
            <text:p>584,55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9113845" table:style-name="ce287">
            <text:p>9,113,845</text:p>
          </table:table-cell>
          <table:table-cell office:value-type="float" office:value="23313550" table:style-name="ce287">
            <text:p>23,313,550</text:p>
          </table:table-cell>
          <table:table-cell office:value-type="float" office:value="11520183" table:style-name="ce287">
            <text:p>11,520,183</text:p>
          </table:table-cell>
          <table:table-cell office:value-type="float" office:value="11793367" table:style-name="ce287">
            <text:p>11,793,367</text:p>
          </table:table-cell>
          <table:table-cell office:value-type="float" office:value="10113" table:style-name="ce287">
            <text:p>10,113</text:p>
          </table:table-cell>
          <table:table-cell office:value-type="float" office:value="5203" table:style-name="ce287">
            <text:p>5,203</text:p>
          </table:table-cell>
          <table:table-cell office:value-type="float" office:value="4910" table:style-name="ce287">
            <text:p>4,910</text:p>
          </table:table-cell>
          <table:table-cell office:value-type="float" office:value="5.6560640845577881" table:style-name="ce288">
            <text:p>5.66</text:p>
          </table:table-cell>
          <table:table-cell office:value-type="float" office:value="18506" table:style-name="ce287">
            <text:p>18,506</text:p>
          </table:table-cell>
          <table:table-cell office:value-type="float" office:value="10749" table:style-name="ce287">
            <text:p>10,749</text:p>
          </table:table-cell>
          <table:table-cell office:value-type="float" office:value="7757" table:style-name="ce287">
            <text:p>7,757</text:p>
          </table:table-cell>
          <table:table-cell office:value-type="float" office:value="10.3501554384284" table:style-name="ce288">
            <text:p>10.35</text:p>
          </table:table-cell>
          <table:table-cell office:value-type="float" office:value="-8393" table:style-name="ce287">
            <text:p>–8,393</text:p>
          </table:table-cell>
          <table:table-cell office:value-type="float" office:value="-4.6940913538706148" table:style-name="ce289">
            <text:p>–4.69</text:p>
          </table:table-cell>
          <table:table-cell office:value-type="float" office:value="10855" table:style-name="ce287">
            <text:p>10,855</text:p>
          </table:table-cell>
          <table:table-cell office:value-type="float" office:value="10582" table:style-name="ce287">
            <text:p>10,582</text:p>
          </table:table-cell>
          <table:table-cell office:value-type="float" office:value="273" table:style-name="ce287">
            <text:p>273</text:p>
          </table:table-cell>
          <table:table-cell office:value-type="float" office:value="80" table:style-name="ce287">
            <text:p>80</text:p>
          </table:table-cell>
          <table:table-cell office:value-type="float" office:value="193" table:style-name="ce287">
            <text:p>193</text:p>
          </table:table-cell>
          <table:table-cell office:value-type="float" office:value="6.0710546462844697" table:style-name="ce288">
            <text:p>6.07</text:p>
          </table:table-cell>
          <table:table-cell office:value-type="float" office:value="4074" table:style-name="ce287">
            <text:p>4,074</text:p>
          </table:table-cell>
          <table:table-cell office:value-type="float" office:value="4021" table:style-name="ce287">
            <text:p>4,021</text:p>
          </table:table-cell>
          <table:table-cell office:value-type="float" office:value="53" table:style-name="ce287">
            <text:p>53</text:p>
          </table:table-cell>
          <table:table-cell office:value-type="float" office:value="12" table:style-name="ce287">
            <text:p>12</text:p>
          </table:table-cell>
          <table:table-cell office:value-type="float" office:value="41" table:style-name="ce287">
            <text:p>41</text:p>
          </table:table-cell>
          <table:table-cell office:value-type="float" office:value="2.2785330841974099" table:style-name="ce288">
            <text:p>2.28</text:p>
          </table:table-cell>
          <table:table-cell office:value-type="float" office:value="101935" table:style-name="ce287">
            <text:p>101,935</text:p>
          </table:table-cell>
          <table:table-cell office:value-type="float" office:value="81960" table:style-name="ce287">
            <text:p>81,960</text:p>
          </table:table-cell>
          <table:table-cell office:value-type="float" office:value="584963" table:style-name="ce287">
            <text:p>584,963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9128914" table:style-name="ce287">
            <text:p>9,128,914</text:p>
          </table:table-cell>
          <table:table-cell office:value-type="float" office:value="23332929" table:style-name="ce287">
            <text:p>23,332,929</text:p>
          </table:table-cell>
          <table:table-cell office:value-type="float" office:value="11527152" table:style-name="ce287">
            <text:p>11,527,152</text:p>
          </table:table-cell>
          <table:table-cell office:value-type="float" office:value="11805777" table:style-name="ce287">
            <text:p>11,805,777</text:p>
          </table:table-cell>
          <table:table-cell office:value-type="float" office:value="12506" table:style-name="ce287">
            <text:p>12,506</text:p>
          </table:table-cell>
          <table:table-cell office:value-type="float" office:value="6481" table:style-name="ce287">
            <text:p>6,481</text:p>
          </table:table-cell>
          <table:table-cell office:value-type="float" office:value="6025" table:style-name="ce287">
            <text:p>6,025</text:p>
          </table:table-cell>
          <table:table-cell office:value-type="float" office:value="6.3133624519067784" table:style-name="ce288">
            <text:p>6.31</text:p>
          </table:table-cell>
          <table:table-cell office:value-type="float" office:value="20572" table:style-name="ce287">
            <text:p>20,572</text:p>
          </table:table-cell>
          <table:table-cell office:value-type="float" office:value="12001" table:style-name="ce287">
            <text:p>12,001</text:p>
          </table:table-cell>
          <table:table-cell office:value-type="float" office:value="8571" table:style-name="ce287">
            <text:p>8,571</text:p>
          </table:table-cell>
          <table:table-cell office:value-type="float" office:value="10.385294447515294" table:style-name="ce288">
            <text:p>10.39</text:p>
          </table:table-cell>
          <table:table-cell office:value-type="float" office:value="-8066" table:style-name="ce287">
            <text:p>–8,066</text:p>
          </table:table-cell>
          <table:table-cell office:value-type="float" office:value="-4.071931995608514" table:style-name="ce289">
            <text:p>–4.07</text:p>
          </table:table-cell>
          <table:table-cell office:value-type="float" office:value="11873" table:style-name="ce287">
            <text:p>11,873</text:p>
          </table:table-cell>
          <table:table-cell office:value-type="float" office:value="11581" table:style-name="ce287">
            <text:p>11,581</text:p>
          </table:table-cell>
          <table:table-cell office:value-type="float" office:value="292" table:style-name="ce287">
            <text:p>292</text:p>
          </table:table-cell>
          <table:table-cell office:value-type="float" office:value="92" table:style-name="ce287">
            <text:p>92</text:p>
          </table:table-cell>
          <table:table-cell office:value-type="float" office:value="200" table:style-name="ce287">
            <text:p>200</text:p>
          </table:table-cell>
          <table:table-cell office:value-type="float" office:value="5.9938071638804704" table:style-name="ce288">
            <text:p>5.99</text:p>
          </table:table-cell>
          <table:table-cell office:value-type="float" office:value="5271" table:style-name="ce287">
            <text:p>5,271</text:p>
          </table:table-cell>
          <table:table-cell office:value-type="float" office:value="5207" table:style-name="ce287">
            <text:p>5,207</text:p>
          </table:table-cell>
          <table:table-cell office:value-type="float" office:value="64" table:style-name="ce287">
            <text:p>64</text:p>
          </table:table-cell>
          <table:table-cell office:value-type="float" office:value="16" table:style-name="ce287">
            <text:p>16</text:p>
          </table:table-cell>
          <table:table-cell office:value-type="float" office:value="48" table:style-name="ce287">
            <text:p>48</text:p>
          </table:table-cell>
          <table:table-cell office:value-type="float" office:value="2.6609414268351701" table:style-name="ce288">
            <text:p>2.66</text:p>
          </table:table-cell>
          <table:table-cell office:value-type="float" office:value="119410" table:style-name="ce287">
            <text:p>119,410</text:p>
          </table:table-cell>
          <table:table-cell office:value-type="float" office:value="91965" table:style-name="ce287">
            <text:p>91,965</text:p>
          </table:table-cell>
          <table:table-cell office:value-type="float" office:value="585455" table:style-name="ce287">
            <text:p>585,45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9139050" table:style-name="ce287">
            <text:p>9,139,050</text:p>
          </table:table-cell>
          <table:table-cell office:value-type="float" office:value="23347374" table:style-name="ce287">
            <text:p>23,347,374</text:p>
          </table:table-cell>
          <table:table-cell office:value-type="float" office:value="11532446" table:style-name="ce287">
            <text:p>11,532,446</text:p>
          </table:table-cell>
          <table:table-cell office:value-type="float" office:value="11814928" table:style-name="ce287">
            <text:p>11,814,928</text:p>
          </table:table-cell>
          <table:table-cell office:value-type="float" office:value="9643" table:style-name="ce287">
            <text:p>9,643</text:p>
          </table:table-cell>
          <table:table-cell office:value-type="float" office:value="4989" table:style-name="ce287">
            <text:p>4,989</text:p>
          </table:table-cell>
          <table:table-cell office:value-type="float" office:value="4654" table:style-name="ce287">
            <text:p>4,654</text:p>
          </table:table-cell>
          <table:table-cell office:value-type="float" office:value="5.0266668863167689" table:style-name="ce288">
            <text:p>5.03</text:p>
          </table:table-cell>
          <table:table-cell office:value-type="float" office:value="15572" table:style-name="ce287">
            <text:p>15,572</text:p>
          </table:table-cell>
          <table:table-cell office:value-type="float" office:value="8963" table:style-name="ce287">
            <text:p>8,963</text:p>
          </table:table-cell>
          <table:table-cell office:value-type="float" office:value="6609" table:style-name="ce287">
            <text:p>6,609</text:p>
          </table:table-cell>
          <table:table-cell office:value-type="float" office:value="8.1173137772191986" table:style-name="ce288">
            <text:p>8.12</text:p>
          </table:table-cell>
          <table:table-cell office:value-type="float" office:value="-5929" table:style-name="ce287">
            <text:p>–5,929</text:p>
          </table:table-cell>
          <table:table-cell office:value-type="float" office:value="-3.0906468909024287" table:style-name="ce289">
            <text:p>–3.09</text:p>
          </table:table-cell>
          <table:table-cell office:value-type="float" office:value="6600" table:style-name="ce287">
            <text:p>6,600</text:p>
          </table:table-cell>
          <table:table-cell office:value-type="float" office:value="6400" table:style-name="ce287">
            <text:p>6,400</text:p>
          </table:table-cell>
          <table:table-cell office:value-type="float" office:value="200" table:style-name="ce287">
            <text:p>200</text:p>
          </table:table-cell>
          <table:table-cell office:value-type="float" office:value="84" table:style-name="ce287">
            <text:p>84</text:p>
          </table:table-cell>
          <table:table-cell office:value-type="float" office:value="116" table:style-name="ce287">
            <text:p>116</text:p>
          </table:table-cell>
          <table:table-cell office:value-type="float" office:value="3.4404232551789566" table:style-name="ce288">
            <text:p>3.44</text:p>
          </table:table-cell>
          <table:table-cell office:value-type="float" office:value="3905" table:style-name="ce287">
            <text:p>3,905</text:p>
          </table:table-cell>
          <table:table-cell office:value-type="float" office:value="3866" table:style-name="ce287">
            <text:p>3,866</text:p>
          </table:table-cell>
          <table:table-cell office:value-type="float" office:value="39" table:style-name="ce287">
            <text:p>39</text:p>
          </table:table-cell>
          <table:table-cell office:value-type="float" office:value="8" table:style-name="ce287">
            <text:p>8</text:p>
          </table:table-cell>
          <table:table-cell office:value-type="float" office:value="31" table:style-name="ce287">
            <text:p>31</text:p>
          </table:table-cell>
          <table:table-cell office:value-type="float" office:value="2.0355837593142159" table:style-name="ce288">
            <text:p>2.04</text:p>
          </table:table-cell>
          <table:table-cell office:value-type="float" office:value="84312" table:style-name="ce287">
            <text:p>84,312</text:p>
          </table:table-cell>
          <table:table-cell office:value-type="float" office:value="63938" table:style-name="ce287">
            <text:p>63,938</text:p>
          </table:table-cell>
          <table:table-cell office:value-type="float" office:value="585813" table:style-name="ce287">
            <text:p>585,813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9153985" table:style-name="ce287">
            <text:p>9,153,985</text:p>
          </table:table-cell>
          <table:table-cell office:value-type="float" office:value="23361084" table:style-name="ce287">
            <text:p>23,361,084</text:p>
          </table:table-cell>
          <table:table-cell office:value-type="float" office:value="11536859" table:style-name="ce287">
            <text:p>11,536,859</text:p>
          </table:table-cell>
          <table:table-cell office:value-type="float" office:value="11824225" table:style-name="ce287">
            <text:p>11,824,225</text:p>
          </table:table-cell>
          <table:table-cell office:value-type="float" office:value="11809" table:style-name="ce287">
            <text:p>11,809</text:p>
          </table:table-cell>
          <table:table-cell office:value-type="float" office:value="6055" table:style-name="ce287">
            <text:p>6,055</text:p>
          </table:table-cell>
          <table:table-cell office:value-type="float" office:value="5754" table:style-name="ce287">
            <text:p>5,754</text:p>
          </table:table-cell>
          <table:table-cell office:value-type="float" office:value="5.9535877469088465" table:style-name="ce288">
            <text:p>5.95</text:p>
          </table:table-cell>
          <table:table-cell office:value-type="float" office:value="17530" table:style-name="ce287">
            <text:p>17,530</text:p>
          </table:table-cell>
          <table:table-cell office:value-type="float" office:value="10114" table:style-name="ce287">
            <text:p>10,114</text:p>
          </table:table-cell>
          <table:table-cell office:value-type="float" office:value="7416" table:style-name="ce287">
            <text:p>7,416</text:p>
          </table:table-cell>
          <table:table-cell office:value-type="float" office:value="8.8378688460760504" table:style-name="ce288">
            <text:p>8.84</text:p>
          </table:table-cell>
          <table:table-cell office:value-type="float" office:value="-5721" table:style-name="ce287">
            <text:p>–5,721</text:p>
          </table:table-cell>
          <table:table-cell office:value-type="float" office:value="-2.8842810991672039" table:style-name="ce289">
            <text:p>–2.88</text:p>
          </table:table-cell>
          <table:table-cell office:value-type="float" office:value="13928" table:style-name="ce287">
            <text:p>13,928</text:p>
          </table:table-cell>
          <table:table-cell office:value-type="float" office:value="13589" table:style-name="ce287">
            <text:p>13,589</text:p>
          </table:table-cell>
          <table:table-cell office:value-type="float" office:value="339" table:style-name="ce287">
            <text:p>339</text:p>
          </table:table-cell>
          <table:table-cell office:value-type="float" office:value="105" table:style-name="ce287">
            <text:p>105</text:p>
          </table:table-cell>
          <table:table-cell office:value-type="float" office:value="234" table:style-name="ce287">
            <text:p>234</text:p>
          </table:table-cell>
          <table:table-cell office:value-type="float" office:value="7.0218960232827854" table:style-name="ce288">
            <text:p>7.02</text:p>
          </table:table-cell>
          <table:table-cell office:value-type="float" office:value="4757" table:style-name="ce287">
            <text:p>4,757</text:p>
          </table:table-cell>
          <table:table-cell office:value-type="float" office:value="4690" table:style-name="ce287">
            <text:p>4,690</text:p>
          </table:table-cell>
          <table:table-cell office:value-type="float" office:value="67" table:style-name="ce287">
            <text:p>67</text:p>
          </table:table-cell>
          <table:table-cell office:value-type="float" office:value="13" table:style-name="ce287">
            <text:p>13</text:p>
          </table:table-cell>
          <table:table-cell office:value-type="float" office:value="54" table:style-name="ce287">
            <text:p>54</text:p>
          </table:table-cell>
          <table:table-cell office:value-type="float" office:value="2.3982739361542365" table:style-name="ce288">
            <text:p>2.40</text:p>
          </table:table-cell>
          <table:table-cell office:value-type="float" office:value="103039" table:style-name="ce287">
            <text:p>103,039</text:p>
          </table:table-cell>
          <table:table-cell office:value-type="float" office:value="83608" table:style-name="ce287">
            <text:p>83,608</text:p>
          </table:table-cell>
          <table:table-cell office:value-type="float" office:value="586191" table:style-name="ce287">
            <text:p>586,19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9167221" table:style-name="ce287">
            <text:p>9,167,221</text:p>
          </table:table-cell>
          <table:table-cell office:value-type="float" office:value="23373283" table:style-name="ce287">
            <text:p>23,373,283</text:p>
          </table:table-cell>
          <table:table-cell office:value-type="float" office:value="11540567" table:style-name="ce287">
            <text:p>11,540,567</text:p>
          </table:table-cell>
          <table:table-cell office:value-type="float" office:value="11832716" table:style-name="ce287">
            <text:p>11,832,716</text:p>
          </table:table-cell>
          <table:table-cell office:value-type="float" office:value="11009" table:style-name="ce287">
            <text:p>11,009</text:p>
          </table:table-cell>
          <table:table-cell office:value-type="float" office:value="5793" table:style-name="ce287">
            <text:p>5,793</text:p>
          </table:table-cell>
          <table:table-cell office:value-type="float" office:value="5216" table:style-name="ce287">
            <text:p>5,216</text:p>
          </table:table-cell>
          <table:table-cell office:value-type="float" office:value="5.7320914749239398" table:style-name="ce288">
            <text:p>5.73</text:p>
          </table:table-cell>
          <table:table-cell office:value-type="float" office:value="17415" table:style-name="ce287">
            <text:p>17,415</text:p>
          </table:table-cell>
          <table:table-cell office:value-type="float" office:value="10056" table:style-name="ce287">
            <text:p>10,056</text:p>
          </table:table-cell>
          <table:table-cell office:value-type="float" office:value="7359" table:style-name="ce287">
            <text:p>7,359</text:p>
          </table:table-cell>
          <table:table-cell office:value-type="float" office:value="9.0675241198837657" table:style-name="ce288">
            <text:p>9.07</text:p>
          </table:table-cell>
          <table:table-cell office:value-type="float" office:value="-6406" table:style-name="ce287">
            <text:p>–6,406</text:p>
          </table:table-cell>
          <table:table-cell office:value-type="float" office:value="-3.3354326449598286" table:style-name="ce289">
            <text:p>–3.34</text:p>
          </table:table-cell>
          <table:table-cell office:value-type="float" office:value="9755" table:style-name="ce287">
            <text:p>9,755</text:p>
          </table:table-cell>
          <table:table-cell office:value-type="float" office:value="9493" table:style-name="ce287">
            <text:p>9,493</text:p>
          </table:table-cell>
          <table:table-cell office:value-type="float" office:value="262" table:style-name="ce287">
            <text:p>262</text:p>
          </table:table-cell>
          <table:table-cell office:value-type="float" office:value="91" table:style-name="ce287">
            <text:p>91</text:p>
          </table:table-cell>
          <table:table-cell office:value-type="float" office:value="171" table:style-name="ce287">
            <text:p>171</text:p>
          </table:table-cell>
          <table:table-cell office:value-type="float" office:value="5.0791672575059525" table:style-name="ce288">
            <text:p>5.08</text:p>
          </table:table-cell>
          <table:table-cell office:value-type="float" office:value="4505" table:style-name="ce287">
            <text:p>4,505</text:p>
          </table:table-cell>
          <table:table-cell office:value-type="float" office:value="4444" table:style-name="ce287">
            <text:p>4,444</text:p>
          </table:table-cell>
          <table:table-cell office:value-type="float" office:value="61" table:style-name="ce287">
            <text:p>61</text:p>
          </table:table-cell>
          <table:table-cell office:value-type="float" office:value="13" table:style-name="ce287">
            <text:p>13</text:p>
          </table:table-cell>
          <table:table-cell office:value-type="float" office:value="48" table:style-name="ce287">
            <text:p>48</text:p>
          </table:table-cell>
          <table:table-cell office:value-type="float" office:value="2.3456328544402174" table:style-name="ce288">
            <text:p>2.35</text:p>
          </table:table-cell>
          <table:table-cell office:value-type="float" office:value="95229" table:style-name="ce287">
            <text:p>95,229</text:p>
          </table:table-cell>
          <table:table-cell office:value-type="float" office:value="76624" table:style-name="ce287">
            <text:p>76,624</text:p>
          </table:table-cell>
          <table:table-cell office:value-type="float" office:value="586538" table:style-name="ce287">
            <text:p>586,53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9180345" table:style-name="ce287">
            <text:p>9,180,345</text:p>
          </table:table-cell>
          <table:table-cell office:value-type="float" office:value="23392423" table:style-name="ce287">
            <text:p>23,392,423</text:p>
          </table:table-cell>
          <table:table-cell office:value-type="float" office:value="11548206" table:style-name="ce287">
            <text:p>11,548,206</text:p>
          </table:table-cell>
          <table:table-cell office:value-type="float" office:value="11844217" table:style-name="ce287">
            <text:p>11,844,217</text:p>
          </table:table-cell>
          <table:table-cell office:value-type="float" office:value="10891" table:style-name="ce287">
            <text:p>10,891</text:p>
          </table:table-cell>
          <table:table-cell office:value-type="float" office:value="5632" table:style-name="ce287">
            <text:p>5,632</text:p>
          </table:table-cell>
          <table:table-cell office:value-type="float" office:value="5259" table:style-name="ce287">
            <text:p>5,259</text:p>
          </table:table-cell>
          <table:table-cell office:value-type="float" office:value="5.4840502968343463" table:style-name="ce288">
            <text:p>5.48</text:p>
          </table:table-cell>
          <table:table-cell office:value-type="float" office:value="17992" table:style-name="ce287">
            <text:p>17,992</text:p>
          </table:table-cell>
          <table:table-cell office:value-type="float" office:value="10352" table:style-name="ce287">
            <text:p>10,352</text:p>
          </table:table-cell>
          <table:table-cell office:value-type="float" office:value="7640" table:style-name="ce287">
            <text:p>7,640</text:p>
          </table:table-cell>
          <table:table-cell office:value-type="float" office:value="9.0596853310663423" table:style-name="ce288">
            <text:p>9.06</text:p>
          </table:table-cell>
          <table:table-cell office:value-type="float" office:value="-7101" table:style-name="ce287">
            <text:p>–7,101</text:p>
          </table:table-cell>
          <table:table-cell office:value-type="float" office:value="-3.5756350342319978" table:style-name="ce289">
            <text:p>–3.58</text:p>
          </table:table-cell>
          <table:table-cell office:value-type="float" office:value="10173" table:style-name="ce287">
            <text:p>10,173</text:p>
          </table:table-cell>
          <table:table-cell office:value-type="float" office:value="9922" table:style-name="ce287">
            <text:p>9,922</text:p>
          </table:table-cell>
          <table:table-cell office:value-type="float" office:value="251" table:style-name="ce287">
            <text:p>251</text:p>
          </table:table-cell>
          <table:table-cell office:value-type="float" office:value="85" table:style-name="ce287">
            <text:p>85</text:p>
          </table:table-cell>
          <table:table-cell office:value-type="float" office:value="166" table:style-name="ce287">
            <text:p>166</text:p>
          </table:table-cell>
          <table:table-cell office:value-type="float" office:value="5.1225088301988606" table:style-name="ce288">
            <text:p>5.12</text:p>
          </table:table-cell>
          <table:table-cell office:value-type="float" office:value="4668" table:style-name="ce287">
            <text:p>4,668</text:p>
          </table:table-cell>
          <table:table-cell office:value-type="float" office:value="4610" table:style-name="ce287">
            <text:p>4,610</text:p>
          </table:table-cell>
          <table:table-cell office:value-type="float" office:value="58" table:style-name="ce287">
            <text:p>58</text:p>
          </table:table-cell>
          <table:table-cell office:value-type="float" office:value="10" table:style-name="ce287">
            <text:p>10</text:p>
          </table:table-cell>
          <table:table-cell office:value-type="float" office:value="48" table:style-name="ce287">
            <text:p>48</text:p>
          </table:table-cell>
          <table:table-cell office:value-type="float" office:value="2.3505230727777731" table:style-name="ce288">
            <text:p>2.35</text:p>
          </table:table-cell>
          <table:table-cell office:value-type="float" office:value="104343" table:style-name="ce287">
            <text:p>104,343</text:p>
          </table:table-cell>
          <table:table-cell office:value-type="float" office:value="78102" table:style-name="ce287">
            <text:p>78,102</text:p>
          </table:table-cell>
          <table:table-cell office:value-type="float" office:value="586905" table:style-name="ce287">
            <text:p>586,905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9199122" table:style-name="ce287">
            <text:p>9,199,122</text:p>
          </table:table-cell>
          <table:table-cell office:value-type="float" office:value="23399654" table:style-name="ce287">
            <text:p>23,399,654</text:p>
          </table:table-cell>
          <table:table-cell office:value-type="float" office:value="11550127" table:style-name="ce287">
            <text:p>11,550,127</text:p>
          </table:table-cell>
          <table:table-cell office:value-type="float" office:value="11849527" table:style-name="ce287">
            <text:p>11,849,527</text:p>
          </table:table-cell>
          <table:table-cell office:value-type="float" office:value="12016" table:style-name="ce287">
            <text:p>12,016</text:p>
          </table:table-cell>
          <table:table-cell office:value-type="float" office:value="6267" table:style-name="ce287">
            <text:p>6,267</text:p>
          </table:table-cell>
          <table:table-cell office:value-type="float" office:value="5749" table:style-name="ce287">
            <text:p>5,749</text:p>
          </table:table-cell>
          <table:table-cell office:value-type="float" office:value="6.047122450983287" table:style-name="ce288">
            <text:p>6.05</text:p>
          </table:table-cell>
          <table:table-cell office:value-type="float" office:value="17139" table:style-name="ce287">
            <text:p>17,139</text:p>
          </table:table-cell>
          <table:table-cell office:value-type="float" office:value="9983" table:style-name="ce287">
            <text:p>9,983</text:p>
          </table:table-cell>
          <table:table-cell office:value-type="float" office:value="7156" table:style-name="ce287">
            <text:p>7,156</text:p>
          </table:table-cell>
          <table:table-cell office:value-type="float" office:value="8.6253022376333686" table:style-name="ce288">
            <text:p>8.63</text:p>
          </table:table-cell>
          <table:table-cell office:value-type="float" office:value="-5123" table:style-name="ce287">
            <text:p>–5,123</text:p>
          </table:table-cell>
          <table:table-cell office:value-type="float" office:value="-2.578179786650082" table:style-name="ce289">
            <text:p>–2.58</text:p>
          </table:table-cell>
          <table:table-cell office:value-type="float" office:value="7621" table:style-name="ce287">
            <text:p>7,621</text:p>
          </table:table-cell>
          <table:table-cell office:value-type="float" office:value="7361" table:style-name="ce287">
            <text:p>7,361</text:p>
          </table:table-cell>
          <table:table-cell office:value-type="float" office:value="260" table:style-name="ce287">
            <text:p>260</text:p>
          </table:table-cell>
          <table:table-cell office:value-type="float" office:value="91" table:style-name="ce287">
            <text:p>91</text:p>
          </table:table-cell>
          <table:table-cell office:value-type="float" office:value="169" table:style-name="ce287">
            <text:p>169</text:p>
          </table:table-cell>
          <table:table-cell office:value-type="float" office:value="3.8353129326684119" table:style-name="ce288">
            <text:p>3.84</text:p>
          </table:table-cell>
          <table:table-cell office:value-type="float" office:value="4767" table:style-name="ce287">
            <text:p>4,767</text:p>
          </table:table-cell>
          <table:table-cell office:value-type="float" office:value="4689" table:style-name="ce287">
            <text:p>4,689</text:p>
          </table:table-cell>
          <table:table-cell office:value-type="float" office:value="78" table:style-name="ce287">
            <text:p>78</text:p>
          </table:table-cell>
          <table:table-cell office:value-type="float" office:value="26" table:style-name="ce287">
            <text:p>26</text:p>
          </table:table-cell>
          <table:table-cell office:value-type="float" office:value="52" table:style-name="ce287">
            <text:p>52</text:p>
          </table:table-cell>
          <table:table-cell office:value-type="float" office:value="2.3990206993872611" table:style-name="ce288">
            <text:p>2.40</text:p>
          </table:table-cell>
          <table:table-cell office:value-type="float" office:value="103978" table:style-name="ce287">
            <text:p>103,978</text:p>
          </table:table-cell>
          <table:table-cell office:value-type="float" office:value="91624" table:style-name="ce287">
            <text:p>91,624</text:p>
          </table:table-cell>
          <table:table-cell office:value-type="float" office:value="587482" table:style-name="ce287">
            <text:p>587,482</text:p>
          </table:table-cell>
          <table:table-cell table:number-columns-repeated="16353" table:style-name="ce284"/>
        </table:table-row>
        <table:table-row table:style-name="ro8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9220646" table:style-name="ce287">
            <text:p>9,220,646</text:p>
          </table:table-cell>
          <table:table-cell office:value-type="float" office:value="23404300" table:style-name="ce287">
            <text:p>23,404,300</text:p>
          </table:table-cell>
          <table:table-cell office:value-type="float" office:value="11550801" table:style-name="ce287">
            <text:p>11,550,801</text:p>
          </table:table-cell>
          <table:table-cell office:value-type="float" office:value="11853499" table:style-name="ce287">
            <text:p>11,853,499</text:p>
          </table:table-cell>
          <table:table-cell office:value-type="float" office:value="10717" table:style-name="ce287">
            <text:p>10,717</text:p>
          </table:table-cell>
          <table:table-cell office:value-type="float" office:value="5658" table:style-name="ce287">
            <text:p>5,658</text:p>
          </table:table-cell>
          <table:table-cell office:value-type="float" office:value="5059" table:style-name="ce287">
            <text:p>5,059</text:p>
          </table:table-cell>
          <table:table-cell office:value-type="float" office:value="5.571758602560231" table:style-name="ce288">
            <text:p>5.57</text:p>
          </table:table-cell>
          <table:table-cell office:value-type="float" office:value="14610" table:style-name="ce287">
            <text:p>14,610</text:p>
          </table:table-cell>
          <table:table-cell office:value-type="float" office:value="8480" table:style-name="ce287">
            <text:p>8,480</text:p>
          </table:table-cell>
          <table:table-cell office:value-type="float" office:value="6130" table:style-name="ce287">
            <text:p>6,130</text:p>
          </table:table-cell>
          <table:table-cell office:value-type="float" office:value="7.5957257799202189" table:style-name="ce288">
            <text:p>7.60</text:p>
          </table:table-cell>
          <table:table-cell office:value-type="float" office:value="-3893" table:style-name="ce287">
            <text:p>–3,893</text:p>
          </table:table-cell>
          <table:table-cell office:value-type="float" office:value="-2.023967177359987" table:style-name="ce289">
            <text:p>–2.02</text:p>
          </table:table-cell>
          <table:table-cell office:value-type="float" office:value="9397" table:style-name="ce287">
            <text:p>9,397</text:p>
          </table:table-cell>
          <table:table-cell office:value-type="float" office:value="9131" table:style-name="ce287">
            <text:p>9,131</text:p>
          </table:table-cell>
          <table:table-cell office:value-type="float" office:value="266" table:style-name="ce287">
            <text:p>266</text:p>
          </table:table-cell>
          <table:table-cell office:value-type="float" office:value="92" table:style-name="ce287">
            <text:p>92</text:p>
          </table:table-cell>
          <table:table-cell office:value-type="float" office:value="174" table:style-name="ce287">
            <text:p>174</text:p>
          </table:table-cell>
          <table:table-cell office:value-type="float" office:value="4.8854917969822234" table:style-name="ce288">
            <text:p>4.89</text:p>
          </table:table-cell>
          <table:table-cell office:value-type="float" office:value="4354" table:style-name="ce287">
            <text:p>4,354</text:p>
          </table:table-cell>
          <table:table-cell office:value-type="float" office:value="4279" table:style-name="ce287">
            <text:p>4,279</text:p>
          </table:table-cell>
          <table:table-cell office:value-type="float" office:value="75" table:style-name="ce287">
            <text:p>75</text:p>
          </table:table-cell>
          <table:table-cell office:value-type="float" office:value="19" table:style-name="ce287">
            <text:p>19</text:p>
          </table:table-cell>
          <table:table-cell office:value-type="float" office:value="56" table:style-name="ce287">
            <text:p>56</text:p>
          </table:table-cell>
          <table:table-cell office:value-type="float" office:value="2.2636406602171548" table:style-name="ce288">
            <text:p>2.26</text:p>
          </table:table-cell>
          <table:table-cell office:value-type="float" office:value="94121" table:style-name="ce287">
            <text:p>94,121</text:p>
          </table:table-cell>
          <table:table-cell office:value-type="float" office:value="85582" table:style-name="ce287">
            <text:p>85,582</text:p>
          </table:table-cell>
          <table:table-cell office:value-type="float" office:value="587922" table:style-name="ce287">
            <text:p>587,922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9226306" table:style-name="ce287">
            <text:p>9,226,306</text:p>
          </table:table-cell>
          <table:table-cell office:value-type="float" office:value="23411858" table:style-name="ce287">
            <text:p>23,411,858</text:p>
          </table:table-cell>
          <table:table-cell office:value-type="float" office:value="11552479" table:style-name="ce287">
            <text:p>11,552,479</text:p>
          </table:table-cell>
          <table:table-cell office:value-type="float" office:value="11859379" table:style-name="ce287">
            <text:p>11,859,379</text:p>
          </table:table-cell>
          <table:table-cell office:value-type="float" office:value="13068" table:style-name="ce287">
            <text:p>13,068</text:p>
          </table:table-cell>
          <table:table-cell office:value-type="float" office:value="6755" table:style-name="ce287">
            <text:p>6,755</text:p>
          </table:table-cell>
          <table:table-cell office:value-type="float" office:value="6313" table:style-name="ce287">
            <text:p>6,313</text:p>
          </table:table-cell>
          <table:table-cell office:value-type="float" office:value="6.5731648158878215" table:style-name="ce288">
            <text:p>6.57</text:p>
          </table:table-cell>
          <table:table-cell office:value-type="float" office:value="16594" table:style-name="ce287">
            <text:p>16,594</text:p>
          </table:table-cell>
          <table:table-cell office:value-type="float" office:value="9615" table:style-name="ce287">
            <text:p>9,615</text:p>
          </table:table-cell>
          <table:table-cell office:value-type="float" office:value="6979" table:style-name="ce287">
            <text:p>6,979</text:p>
          </table:table-cell>
          <table:table-cell office:value-type="float" office:value="8.3467322432539426" table:style-name="ce288">
            <text:p>8.35</text:p>
          </table:table-cell>
          <table:table-cell office:value-type="float" office:value="-3526" table:style-name="ce287">
            <text:p>–3,526</text:p>
          </table:table-cell>
          <table:table-cell office:value-type="float" office:value="-1.7735674273661204" table:style-name="ce289">
            <text:p>–1.77</text:p>
          </table:table-cell>
          <table:table-cell office:value-type="float" office:value="11304" table:style-name="ce287">
            <text:p>11,304</text:p>
          </table:table-cell>
          <table:table-cell office:value-type="float" office:value="11050" table:style-name="ce287">
            <text:p>11,050</text:p>
          </table:table-cell>
          <table:table-cell office:value-type="float" office:value="254" table:style-name="ce287">
            <text:p>254</text:p>
          </table:table-cell>
          <table:table-cell office:value-type="float" office:value="80" table:style-name="ce287">
            <text:p>80</text:p>
          </table:table-cell>
          <table:table-cell office:value-type="float" office:value="174" table:style-name="ce287">
            <text:p>174</text:p>
          </table:table-cell>
          <table:table-cell office:value-type="float" office:value="5.6858781052032397" table:style-name="ce288">
            <text:p>5.69</text:p>
          </table:table-cell>
          <table:table-cell office:value-type="float" office:value="4626" table:style-name="ce287">
            <text:p>4,626</text:p>
          </table:table-cell>
          <table:table-cell office:value-type="float" office:value="4550" table:style-name="ce287">
            <text:p>4,550</text:p>
          </table:table-cell>
          <table:table-cell office:value-type="float" office:value="76" table:style-name="ce287">
            <text:p>76</text:p>
          </table:table-cell>
          <table:table-cell office:value-type="float" office:value="22" table:style-name="ce287">
            <text:p>22</text:p>
          </table:table-cell>
          <table:table-cell office:value-type="float" office:value="54" table:style-name="ce287">
            <text:p>54</text:p>
          </table:table-cell>
          <table:table-cell office:value-type="float" office:value="2.326864129040179" table:style-name="ce288">
            <text:p>2.33</text:p>
          </table:table-cell>
          <table:table-cell office:value-type="float" office:value="73918" table:style-name="ce287">
            <text:p>73,918</text:p>
          </table:table-cell>
          <table:table-cell office:value-type="float" office:value="62834" table:style-name="ce287">
            <text:p>62,834</text:p>
          </table:table-cell>
          <table:table-cell office:value-type="float" office:value="588303" table:style-name="ce287">
            <text:p>588,30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9233926" table:style-name="ce287">
            <text:p>9,233,926</text:p>
          </table:table-cell>
          <table:table-cell office:value-type="float" office:value="23415008" table:style-name="ce287">
            <text:p>23,415,008</text:p>
          </table:table-cell>
          <table:table-cell office:value-type="float" office:value="11552369" table:style-name="ce287">
            <text:p>11,552,369</text:p>
          </table:table-cell>
          <table:table-cell office:value-type="float" office:value="11862639" table:style-name="ce287">
            <text:p>11,862,639</text:p>
          </table:table-cell>
          <table:table-cell office:value-type="float" office:value="11272" table:style-name="ce287">
            <text:p>11,272</text:p>
          </table:table-cell>
          <table:table-cell office:value-type="float" office:value="5838" table:style-name="ce287">
            <text:p>5,838</text:p>
          </table:table-cell>
          <table:table-cell office:value-type="float" office:value="5434" table:style-name="ce287">
            <text:p>5,434</text:p>
          </table:table-cell>
          <table:table-cell office:value-type="float" office:value="5.8574352025466201" table:style-name="ce288">
            <text:p>5.86</text:p>
          </table:table-cell>
          <table:table-cell office:value-type="float" office:value="15965" table:style-name="ce287">
            <text:p>15,965</text:p>
          </table:table-cell>
          <table:table-cell office:value-type="float" office:value="9100" table:style-name="ce287">
            <text:p>9,100</text:p>
          </table:table-cell>
          <table:table-cell office:value-type="float" office:value="6865" table:style-name="ce287">
            <text:p>6,865</text:p>
          </table:table-cell>
          <table:table-cell office:value-type="float" office:value="8.2961278396608211" table:style-name="ce288">
            <text:p>8.30</text:p>
          </table:table-cell>
          <table:table-cell office:value-type="float" office:value="-4693" table:style-name="ce287">
            <text:p>–4,693</text:p>
          </table:table-cell>
          <table:table-cell office:value-type="float" office:value="-2.4386926371142015" table:style-name="ce289">
            <text:p>–2.44</text:p>
          </table:table-cell>
          <table:table-cell office:value-type="float" office:value="10267" table:style-name="ce287">
            <text:p>10,267</text:p>
          </table:table-cell>
          <table:table-cell office:value-type="float" office:value="9996" table:style-name="ce287">
            <text:p>9,996</text:p>
          </table:table-cell>
          <table:table-cell office:value-type="float" office:value="271" table:style-name="ce287">
            <text:p>271</text:p>
          </table:table-cell>
          <table:table-cell office:value-type="float" office:value="98" table:style-name="ce287">
            <text:p>98</text:p>
          </table:table-cell>
          <table:table-cell office:value-type="float" office:value="173" table:style-name="ce287">
            <text:p>173</text:p>
          </table:table-cell>
          <table:table-cell office:value-type="float" office:value="5.3351922661946523" table:style-name="ce288">
            <text:p>5.34</text:p>
          </table:table-cell>
          <table:table-cell office:value-type="float" office:value="4518" table:style-name="ce287">
            <text:p>4,518</text:p>
          </table:table-cell>
          <table:table-cell office:value-type="float" office:value="4444" table:style-name="ce287">
            <text:p>4,444</text:p>
          </table:table-cell>
          <table:table-cell office:value-type="float" office:value="74" table:style-name="ce287">
            <text:p>74</text:p>
          </table:table-cell>
          <table:table-cell office:value-type="float" office:value="25" table:style-name="ce287">
            <text:p>25</text:p>
          </table:table-cell>
          <table:table-cell office:value-type="float" office:value="49" table:style-name="ce287">
            <text:p>49</text:p>
          </table:table-cell>
          <table:table-cell office:value-type="float" office:value="2.347754812376297" table:style-name="ce288">
            <text:p>2.35</text:p>
          </table:table-cell>
          <table:table-cell office:value-type="float" office:value="72009" table:style-name="ce287">
            <text:p>72,009</text:p>
          </table:table-cell>
          <table:table-cell office:value-type="float" office:value="64166" table:style-name="ce287">
            <text:p>64,166</text:p>
          </table:table-cell>
          <table:table-cell office:value-type="float" office:value="588660" table:style-name="ce287">
            <text:p>588,660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9240823" table:style-name="ce287">
            <text:p>9,240,823</text:p>
          </table:table-cell>
          <table:table-cell office:value-type="float" office:value="23420442" table:style-name="ce287">
            <text:p>23,420,442</text:p>
          </table:table-cell>
          <table:table-cell office:value-type="float" office:value="11553267" table:style-name="ce287">
            <text:p>11,553,267</text:p>
          </table:table-cell>
          <table:table-cell office:value-type="float" office:value="11867175" table:style-name="ce287">
            <text:p>11,867,175</text:p>
          </table:table-cell>
          <table:table-cell office:value-type="float" office:value="11579" table:style-name="ce287">
            <text:p>11,579</text:p>
          </table:table-cell>
          <table:table-cell office:value-type="float" office:value="5917" table:style-name="ce287">
            <text:p>5,917</text:p>
          </table:table-cell>
          <table:table-cell office:value-type="float" office:value="5662" table:style-name="ce287">
            <text:p>5,662</text:p>
          </table:table-cell>
          <table:table-cell office:value-type="float" office:value="5.8218032322428499" table:style-name="ce288">
            <text:p>5.82</text:p>
          </table:table-cell>
          <table:table-cell office:value-type="float" office:value="15703" table:style-name="ce287">
            <text:p>15,703</text:p>
          </table:table-cell>
          <table:table-cell office:value-type="float" office:value="9174" table:style-name="ce287">
            <text:p>9,174</text:p>
          </table:table-cell>
          <table:table-cell office:value-type="float" office:value="6529" table:style-name="ce287">
            <text:p>6,529</text:p>
          </table:table-cell>
          <table:table-cell office:value-type="float" office:value="7.8953084166084704" table:style-name="ce288">
            <text:p>7.90</text:p>
          </table:table-cell>
          <table:table-cell office:value-type="float" office:value="-4124" table:style-name="ce287">
            <text:p>–4,124</text:p>
          </table:table-cell>
          <table:table-cell office:value-type="float" office:value="-2.07350518436562" table:style-name="ce289">
            <text:p>–2.07</text:p>
          </table:table-cell>
          <table:table-cell office:value-type="float" office:value="13005" table:style-name="ce287">
            <text:p>13,005</text:p>
          </table:table-cell>
          <table:table-cell office:value-type="float" office:value="12677" table:style-name="ce287">
            <text:p>12,677</text:p>
          </table:table-cell>
          <table:table-cell office:value-type="float" office:value="328" table:style-name="ce287">
            <text:p>328</text:p>
          </table:table-cell>
          <table:table-cell office:value-type="float" office:value="83" table:style-name="ce287">
            <text:p>83</text:p>
          </table:table-cell>
          <table:table-cell office:value-type="float" office:value="245" table:style-name="ce287">
            <text:p>245</text:p>
          </table:table-cell>
          <table:table-cell office:value-type="float" office:value="6.538781504043377" table:style-name="ce288">
            <text:p>6.54</text:p>
          </table:table-cell>
          <table:table-cell office:value-type="float" office:value="4327" table:style-name="ce287">
            <text:p>4,327</text:p>
          </table:table-cell>
          <table:table-cell office:value-type="float" office:value="4247" table:style-name="ce287">
            <text:p>4,247</text:p>
          </table:table-cell>
          <table:table-cell office:value-type="float" office:value="80" table:style-name="ce287">
            <text:p>80</text:p>
          </table:table-cell>
          <table:table-cell office:value-type="float" office:value="26" table:style-name="ce287">
            <text:p>26</text:p>
          </table:table-cell>
          <table:table-cell office:value-type="float" office:value="54" table:style-name="ce287">
            <text:p>54</text:p>
          </table:table-cell>
          <table:table-cell office:value-type="float" office:value="2.1755715161857512" table:style-name="ce288">
            <text:p>2.18</text:p>
          </table:table-cell>
          <table:table-cell office:value-type="float" office:value="68898" table:style-name="ce287">
            <text:p>68,898</text:p>
          </table:table-cell>
          <table:table-cell office:value-type="float" office:value="59340" table:style-name="ce287">
            <text:p>59,340</text:p>
          </table:table-cell>
          <table:table-cell office:value-type="float" office:value="589038" table:style-name="ce287">
            <text:p>589,03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13<text:span text:style-name="T8">年1</text:span>~6<text:span text:style-name="T8">月</text:span></text:p>
          </table:table-cell>
          <table:covered-table-cell/>
          <table:table-cell office:value-type="float" office:value="9309862" table:style-name="ce279">
            <text:p>9,309,862</text:p>
          </table:table-cell>
          <table:table-cell office:value-type="float" office:value="23412899" table:style-name="ce279">
            <text:p>23,412,899</text:p>
          </table:table-cell>
          <table:table-cell office:value-type="float" office:value="11540489" table:style-name="ce279">
            <text:p>11,540,489</text:p>
          </table:table-cell>
          <table:table-cell office:value-type="float" office:value="11872410" table:style-name="ce279">
            <text:p>11,872,410</text:p>
          </table:table-cell>
          <table:table-cell office:value-type="float" office:value="63874" table:style-name="ce279">
            <text:p>63,874</text:p>
          </table:table-cell>
          <table:table-cell office:value-type="float" office:value="33139" table:style-name="ce279">
            <text:p>33,139</text:p>
          </table:table-cell>
          <table:table-cell office:value-type="float" office:value="30735" table:style-name="ce279">
            <text:p>30,735</text:p>
          </table:table-cell>
          <table:table-cell office:value-type="float" office:value="5.485404600449586" table:style-name="ce290">
            <text:p>5.49</text:p>
          </table:table-cell>
          <table:table-cell office:value-type="float" office:value="102484" table:style-name="ce279">
            <text:p>102,484</text:p>
          </table:table-cell>
          <table:table-cell office:value-type="float" office:value="59155" table:style-name="ce279">
            <text:p>59,155</text:p>
          </table:table-cell>
          <table:table-cell office:value-type="float" office:value="43329" table:style-name="ce279">
            <text:p>43,329</text:p>
          </table:table-cell>
          <table:table-cell office:value-type="float" office:value="8.8011742660937973" table:style-name="ce290">
            <text:p>8.80</text:p>
          </table:table-cell>
          <table:table-cell office:value-type="float" office:value="-38610" table:style-name="ce279">
            <text:p>–38,610</text:p>
          </table:table-cell>
          <table:table-cell office:value-type="float" office:value="-3.3157696656442135" table:style-name="ce291">
            <text:p>–3.32</text:p>
          </table:table-cell>
          <table:table-cell office:value-type="float" office:value="65328" table:style-name="ce279">
            <text:p>65,328</text:p>
          </table:table-cell>
          <table:table-cell office:value-type="float" office:value="63721" table:style-name="ce279">
            <text:p>63,721</text:p>
          </table:table-cell>
          <table:table-cell office:value-type="float" office:value="1607" table:style-name="ce279">
            <text:p>1,607</text:p>
          </table:table-cell>
          <table:table-cell office:value-type="float" office:value="502" table:style-name="ce279">
            <text:p>502</text:p>
          </table:table-cell>
          <table:table-cell office:value-type="float" office:value="1105" table:style-name="ce279">
            <text:p>1,105</text:p>
          </table:table-cell>
          <table:table-cell office:value-type="float" office:value="5.6102719688475835" table:style-name="ce290">
            <text:p>5.61</text:p>
          </table:table-cell>
          <table:table-cell office:value-type="float" office:value="26482" table:style-name="ce279">
            <text:p>26,482</text:p>
          </table:table-cell>
          <table:table-cell office:value-type="float" office:value="26015" table:style-name="ce279">
            <text:p>26,015</text:p>
          </table:table-cell>
          <table:table-cell office:value-type="float" office:value="467" table:style-name="ce279">
            <text:p>467</text:p>
          </table:table-cell>
          <table:table-cell office:value-type="float" office:value="124" table:style-name="ce279">
            <text:p>124</text:p>
          </table:table-cell>
          <table:table-cell office:value-type="float" office:value="343" table:style-name="ce279">
            <text:p>343</text:p>
          </table:table-cell>
          <table:table-cell office:value-type="float" office:value="2.274234972431755" table:style-name="ce290">
            <text:p>2.27</text:p>
          </table:table-cell>
          <table:table-cell office:value-type="float" office:value="506212" table:style-name="ce279">
            <text:p>506,212</text:p>
          </table:table-cell>
          <table:table-cell office:value-type="float" office:value="475145" table:style-name="ce279">
            <text:p>475,145</text:p>
          </table:table-cell>
          <table:table-cell office:value-type="float" office:value="601951" table:style-name="ce279">
            <text:p>601,95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9248590" table:style-name="ce287">
            <text:p>9,248,590</text:p>
          </table:table-cell>
          <table:table-cell office:value-type="float" office:value="23419833" table:style-name="ce287">
            <text:p>23,419,833</text:p>
          </table:table-cell>
          <table:table-cell office:value-type="float" office:value="11551476" table:style-name="ce287">
            <text:p>11,551,476</text:p>
          </table:table-cell>
          <table:table-cell office:value-type="float" office:value="11868357" table:style-name="ce287">
            <text:p>11,868,357</text:p>
          </table:table-cell>
          <table:table-cell office:value-type="float" office:value="11023" table:style-name="ce287">
            <text:p>11,023</text:p>
          </table:table-cell>
          <table:table-cell office:value-type="float" office:value="5788" table:style-name="ce287">
            <text:p>5,788</text:p>
          </table:table-cell>
          <table:table-cell office:value-type="float" office:value="5235" table:style-name="ce287">
            <text:p>5,235</text:p>
          </table:table-cell>
          <table:table-cell office:value-type="float" office:value="5.5568638796007184" table:style-name="ce288">
            <text:p>5.56</text:p>
          </table:table-cell>
          <table:table-cell office:value-type="float" office:value="19464" table:style-name="ce287">
            <text:p>19,464</text:p>
          </table:table-cell>
          <table:table-cell office:value-type="float" office:value="11154" table:style-name="ce287">
            <text:p>11,154</text:p>
          </table:table-cell>
          <table:table-cell office:value-type="float" office:value="8310" table:style-name="ce287">
            <text:p>8,310</text:p>
          </table:table-cell>
          <table:table-cell office:value-type="float" office:value="9.8121018372991369" table:style-name="ce288">
            <text:p>9.81</text:p>
          </table:table-cell>
          <table:table-cell office:value-type="float" office:value="-8441" table:style-name="ce287">
            <text:p>–8,441</text:p>
          </table:table-cell>
          <table:table-cell office:value-type="float" office:value="-4.2552379576984176" table:style-name="ce289">
            <text:p>–4.26</text:p>
          </table:table-cell>
          <table:table-cell office:value-type="float" office:value="13946" table:style-name="ce287">
            <text:p>13,946</text:p>
          </table:table-cell>
          <table:table-cell office:value-type="float" office:value="13668" table:style-name="ce287">
            <text:p>13,668</text:p>
          </table:table-cell>
          <table:table-cell office:value-type="float" office:value="278" table:style-name="ce287">
            <text:p>278</text:p>
          </table:table-cell>
          <table:table-cell office:value-type="float" office:value="80" table:style-name="ce287">
            <text:p>80</text:p>
          </table:table-cell>
          <table:table-cell office:value-type="float" office:value="198" table:style-name="ce287">
            <text:p>198</text:p>
          </table:table-cell>
          <table:table-cell office:value-type="float" office:value="7.0303931475017345" table:style-name="ce288">
            <text:p>7.03</text:p>
          </table:table-cell>
          <table:table-cell office:value-type="float" office:value="4503" table:style-name="ce287">
            <text:p>4,503</text:p>
          </table:table-cell>
          <table:table-cell office:value-type="float" office:value="4427" table:style-name="ce287">
            <text:p>4,427</text:p>
          </table:table-cell>
          <table:table-cell office:value-type="float" office:value="76" table:style-name="ce287">
            <text:p>76</text:p>
          </table:table-cell>
          <table:table-cell office:value-type="float" office:value="27" table:style-name="ce287">
            <text:p>27</text:p>
          </table:table-cell>
          <table:table-cell office:value-type="float" office:value="49" table:style-name="ce287">
            <text:p>49</text:p>
          </table:table-cell>
          <table:table-cell office:value-type="float" office:value="2.2700315748745381" table:style-name="ce288">
            <text:p>2.27</text:p>
          </table:table-cell>
          <table:table-cell office:value-type="float" office:value="87743" table:style-name="ce287">
            <text:p>87,743</text:p>
          </table:table-cell>
          <table:table-cell office:value-type="float" office:value="79911" table:style-name="ce287">
            <text:p>79,911</text:p>
          </table:table-cell>
          <table:table-cell office:value-type="float" office:value="589917" table:style-name="ce287">
            <text:p>589,917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9257494" table:style-name="ce287">
            <text:p>9,257,494</text:p>
          </table:table-cell>
          <table:table-cell office:value-type="float" office:value="23418053" table:style-name="ce287">
            <text:p>23,418,053</text:p>
          </table:table-cell>
          <table:table-cell office:value-type="float" office:value="11549145" table:style-name="ce287">
            <text:p>11,549,145</text:p>
          </table:table-cell>
          <table:table-cell office:value-type="float" office:value="11868908" table:style-name="ce287">
            <text:p>11,868,908</text:p>
          </table:table-cell>
          <table:table-cell office:value-type="float" office:value="9663" table:style-name="ce287">
            <text:p>9,663</text:p>
          </table:table-cell>
          <table:table-cell office:value-type="float" office:value="4969" table:style-name="ce287">
            <text:p>4,969</text:p>
          </table:table-cell>
          <table:table-cell office:value-type="float" office:value="4694" table:style-name="ce287">
            <text:p>4,694</text:p>
          </table:table-cell>
          <table:table-cell office:value-type="float" office:value="5.2074820002734974" table:style-name="ce288">
            <text:p>5.21</text:p>
          </table:table-cell>
          <table:table-cell office:value-type="float" office:value="17462" table:style-name="ce287">
            <text:p>17,462</text:p>
          </table:table-cell>
          <table:table-cell office:value-type="float" office:value="10092" table:style-name="ce287">
            <text:p>10,092</text:p>
          </table:table-cell>
          <table:table-cell office:value-type="float" office:value="7370" table:style-name="ce287">
            <text:p>7,370</text:p>
          </table:table-cell>
          <table:table-cell office:value-type="float" office:value="9.4104367886552645" table:style-name="ce288">
            <text:p>9.41</text:p>
          </table:table-cell>
          <table:table-cell office:value-type="float" office:value="-7799" table:style-name="ce287">
            <text:p>–7,799</text:p>
          </table:table-cell>
          <table:table-cell office:value-type="float" office:value="-4.2029547883817662" table:style-name="ce289">
            <text:p>–4.20</text:p>
          </table:table-cell>
          <table:table-cell office:value-type="float" office:value="8151" table:style-name="ce287">
            <text:p>8,151</text:p>
          </table:table-cell>
          <table:table-cell office:value-type="float" office:value="7943" table:style-name="ce287">
            <text:p>7,943</text:p>
          </table:table-cell>
          <table:table-cell office:value-type="float" office:value="208" table:style-name="ce287">
            <text:p>208</text:p>
          </table:table-cell>
          <table:table-cell office:value-type="float" office:value="60" table:style-name="ce287">
            <text:p>60</text:p>
          </table:table-cell>
          <table:table-cell office:value-type="float" office:value="148" table:style-name="ce287">
            <text:p>148</text:p>
          </table:table-cell>
          <table:table-cell office:value-type="float" office:value="4.3926509142325658" table:style-name="ce288">
            <text:p>4.39</text:p>
          </table:table-cell>
          <table:table-cell office:value-type="float" office:value="3843" table:style-name="ce287">
            <text:p>3,843</text:p>
          </table:table-cell>
          <table:table-cell office:value-type="float" office:value="3762" table:style-name="ce287">
            <text:p>3,762</text:p>
          </table:table-cell>
          <table:table-cell office:value-type="float" office:value="81" table:style-name="ce287">
            <text:p>81</text:p>
          </table:table-cell>
          <table:table-cell office:value-type="float" office:value="19" table:style-name="ce287">
            <text:p>19</text:p>
          </table:table-cell>
          <table:table-cell office:value-type="float" office:value="62" table:style-name="ce287">
            <text:p>62</text:p>
          </table:table-cell>
          <table:table-cell office:value-type="float" office:value="2.0710290103540365" table:style-name="ce288">
            <text:p>2.07</text:p>
          </table:table-cell>
          <table:table-cell office:value-type="float" office:value="77802" table:style-name="ce287">
            <text:p>77,802</text:p>
          </table:table-cell>
          <table:table-cell office:value-type="float" office:value="71783" table:style-name="ce287">
            <text:p>71,783</text:p>
          </table:table-cell>
          <table:table-cell office:value-type="float" office:value="592451" table:style-name="ce287">
            <text:p>592,45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9268989" table:style-name="ce287">
            <text:p>9,268,989</text:p>
          </table:table-cell>
          <table:table-cell office:value-type="float" office:value="23416375" table:style-name="ce287">
            <text:p>23,416,375</text:p>
          </table:table-cell>
          <table:table-cell office:value-type="float" office:value="11546626" table:style-name="ce287">
            <text:p>11,546,626</text:p>
          </table:table-cell>
          <table:table-cell office:value-type="float" office:value="11869749" table:style-name="ce287">
            <text:p>11,869,749</text:p>
          </table:table-cell>
          <table:table-cell office:value-type="float" office:value="10827" table:style-name="ce287">
            <text:p>10,827</text:p>
          </table:table-cell>
          <table:table-cell office:value-type="float" office:value="5626" table:style-name="ce287">
            <text:p>5,626</text:p>
          </table:table-cell>
          <table:table-cell office:value-type="float" office:value="5201" table:style-name="ce287">
            <text:p>5,201</text:p>
          </table:table-cell>
          <table:table-cell office:value-type="float" office:value="5.4587386703176231" table:style-name="ce288">
            <text:p>5.46</text:p>
          </table:table-cell>
          <table:table-cell office:value-type="float" office:value="17566" table:style-name="ce287">
            <text:p>17,566</text:p>
          </table:table-cell>
          <table:table-cell office:value-type="float" office:value="10203" table:style-name="ce287">
            <text:p>10,203</text:p>
          </table:table-cell>
          <table:table-cell office:value-type="float" office:value="7363" table:style-name="ce287">
            <text:p>7,363</text:p>
          </table:table-cell>
          <table:table-cell office:value-type="float" office:value="8.8563963685969682" table:style-name="ce288">
            <text:p>8.86</text:p>
          </table:table-cell>
          <table:table-cell office:value-type="float" office:value="-6739" table:style-name="ce287">
            <text:p>–6,739</text:p>
          </table:table-cell>
          <table:table-cell office:value-type="float" office:value="-3.3976576982793447" table:style-name="ce289">
            <text:p>–3.40</text:p>
          </table:table-cell>
          <table:table-cell office:value-type="float" office:value="12322" table:style-name="ce287">
            <text:p>12,322</text:p>
          </table:table-cell>
          <table:table-cell office:value-type="float" office:value="12019" table:style-name="ce287">
            <text:p>12,019</text:p>
          </table:table-cell>
          <table:table-cell office:value-type="float" office:value="303" table:style-name="ce287">
            <text:p>303</text:p>
          </table:table-cell>
          <table:table-cell office:value-type="float" office:value="101" table:style-name="ce287">
            <text:p>101</text:p>
          </table:table-cell>
          <table:table-cell office:value-type="float" office:value="202" table:style-name="ce287">
            <text:p>202</text:p>
          </table:table-cell>
          <table:table-cell office:value-type="float" office:value="6.2124852586731087" table:style-name="ce288">
            <text:p>6.21</text:p>
          </table:table-cell>
          <table:table-cell office:value-type="float" office:value="4500" table:style-name="ce287">
            <text:p>4,500</text:p>
          </table:table-cell>
          <table:table-cell office:value-type="float" office:value="4427" table:style-name="ce287">
            <text:p>4,427</text:p>
          </table:table-cell>
          <table:table-cell office:value-type="float" office:value="73" table:style-name="ce287">
            <text:p>73</text:p>
          </table:table-cell>
          <table:table-cell office:value-type="float" office:value="18" table:style-name="ce287">
            <text:p>18</text:p>
          </table:table-cell>
          <table:table-cell office:value-type="float" office:value="55" table:style-name="ce287">
            <text:p>55</text:p>
          </table:table-cell>
          <table:table-cell office:value-type="float" office:value="2.2688024398660112" table:style-name="ce288">
            <text:p>2.27</text:p>
          </table:table-cell>
          <table:table-cell office:value-type="float" office:value="89045" table:style-name="ce287">
            <text:p>89,045</text:p>
          </table:table-cell>
          <table:table-cell office:value-type="float" office:value="83984" table:style-name="ce287">
            <text:p>83,984</text:p>
          </table:table-cell>
          <table:table-cell office:value-type="float" office:value="595387" table:style-name="ce287">
            <text:p>595,387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9279140" table:style-name="ce287">
            <text:p>9,279,140</text:p>
          </table:table-cell>
          <table:table-cell office:value-type="float" office:value="23415100" table:style-name="ce287">
            <text:p>23,415,100</text:p>
          </table:table-cell>
          <table:table-cell office:value-type="float" office:value="11544533" table:style-name="ce287">
            <text:p>11,544,533</text:p>
          </table:table-cell>
          <table:table-cell office:value-type="float" office:value="11870567" table:style-name="ce287">
            <text:p>11,870,567</text:p>
          </table:table-cell>
          <table:table-cell office:value-type="float" office:value="10753" table:style-name="ce287">
            <text:p>10,753</text:p>
          </table:table-cell>
          <table:table-cell office:value-type="float" office:value="5572" table:style-name="ce287">
            <text:p>5,572</text:p>
          </table:table-cell>
          <table:table-cell office:value-type="float" office:value="5181" table:style-name="ce287">
            <text:p>5,181</text:p>
          </table:table-cell>
          <table:table-cell office:value-type="float" office:value="5.60249703858356" table:style-name="ce288">
            <text:p>5.60</text:p>
          </table:table-cell>
          <table:table-cell office:value-type="float" office:value="16654" table:style-name="ce287">
            <text:p>16,654</text:p>
          </table:table-cell>
          <table:table-cell office:value-type="float" office:value="9640" table:style-name="ce287">
            <text:p>9,640</text:p>
          </table:table-cell>
          <table:table-cell office:value-type="float" office:value="7014" table:style-name="ce287">
            <text:p>7,014</text:p>
          </table:table-cell>
          <table:table-cell office:value-type="float" office:value="8.6770190347410576" table:style-name="ce288">
            <text:p>8.68</text:p>
          </table:table-cell>
          <table:table-cell office:value-type="float" office:value="-5901" table:style-name="ce287">
            <text:p>–5,901</text:p>
          </table:table-cell>
          <table:table-cell office:value-type="float" office:value="-3.074521996157499" table:style-name="ce289">
            <text:p>–3.07</text:p>
          </table:table-cell>
          <table:table-cell office:value-type="float" office:value="7182" table:style-name="ce287">
            <text:p>7,182</text:p>
          </table:table-cell>
          <table:table-cell office:value-type="float" office:value="6985" table:style-name="ce287">
            <text:p>6,985</text:p>
          </table:table-cell>
          <table:table-cell office:value-type="float" office:value="197" table:style-name="ce287">
            <text:p>197</text:p>
          </table:table-cell>
          <table:table-cell office:value-type="float" office:value="74" table:style-name="ce287">
            <text:p>74</text:p>
          </table:table-cell>
          <table:table-cell office:value-type="float" office:value="123" table:style-name="ce287">
            <text:p>123</text:p>
          </table:table-cell>
          <table:table-cell office:value-type="float" office:value="3.741944920590266" table:style-name="ce288">
            <text:p>3.74</text:p>
          </table:table-cell>
          <table:table-cell office:value-type="float" office:value="4499" table:style-name="ce287">
            <text:p>4,499</text:p>
          </table:table-cell>
          <table:table-cell office:value-type="float" office:value="4418" table:style-name="ce287">
            <text:p>4,418</text:p>
          </table:table-cell>
          <table:table-cell office:value-type="float" office:value="81" table:style-name="ce287">
            <text:p>81</text:p>
          </table:table-cell>
          <table:table-cell office:value-type="float" office:value="21" table:style-name="ce287">
            <text:p>21</text:p>
          </table:table-cell>
          <table:table-cell office:value-type="float" office:value="60" table:style-name="ce287">
            <text:p>60</text:p>
          </table:table-cell>
          <table:table-cell office:value-type="float" office:value="2.344056000798608" table:style-name="ce288">
            <text:p>2.34</text:p>
          </table:table-cell>
          <table:table-cell office:value-type="float" office:value="78529" table:style-name="ce287">
            <text:p>78,529</text:p>
          </table:table-cell>
          <table:table-cell office:value-type="float" office:value="73903" table:style-name="ce287">
            <text:p>73,903</text:p>
          </table:table-cell>
          <table:table-cell office:value-type="float" office:value="597883" table:style-name="ce287">
            <text:p>597,88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9295780" table:style-name="ce287">
            <text:p>9,295,780</text:p>
          </table:table-cell>
          <table:table-cell office:value-type="float" office:value="23413608" table:style-name="ce287">
            <text:p>23,413,608</text:p>
          </table:table-cell>
          <table:table-cell office:value-type="float" office:value="11542394" table:style-name="ce287">
            <text:p>11,542,394</text:p>
          </table:table-cell>
          <table:table-cell office:value-type="float" office:value="11871214" table:style-name="ce287">
            <text:p>11,871,214</text:p>
          </table:table-cell>
          <table:table-cell office:value-type="float" office:value="11168" table:style-name="ce287">
            <text:p>11,168</text:p>
          </table:table-cell>
          <table:table-cell office:value-type="float" office:value="5833" table:style-name="ce287">
            <text:p>5,833</text:p>
          </table:table-cell>
          <table:table-cell office:value-type="float" office:value="5335" table:style-name="ce287">
            <text:p>5,335</text:p>
          </table:table-cell>
          <table:table-cell office:value-type="float" office:value="5.6313512477390297" table:style-name="ce288">
            <text:p>5.63</text:p>
          </table:table-cell>
          <table:table-cell office:value-type="float" office:value="16416" table:style-name="ce287">
            <text:p>16,416</text:p>
          </table:table-cell>
          <table:table-cell office:value-type="float" office:value="9436" table:style-name="ce287">
            <text:p>9,436</text:p>
          </table:table-cell>
          <table:table-cell office:value-type="float" office:value="6980" table:style-name="ce287">
            <text:p>6,980</text:p>
          </table:table-cell>
          <table:table-cell office:value-type="float" office:value="8.2776022638685376" table:style-name="ce288">
            <text:p>8.28</text:p>
          </table:table-cell>
          <table:table-cell office:value-type="float" office:value="-5248" table:style-name="ce287">
            <text:p>–5,248</text:p>
          </table:table-cell>
          <table:table-cell office:value-type="float" office:value="-2.6462510161295132" table:style-name="ce289">
            <text:p>–2.65</text:p>
          </table:table-cell>
          <table:table-cell office:value-type="float" office:value="14452" table:style-name="ce287">
            <text:p>14,452</text:p>
          </table:table-cell>
          <table:table-cell office:value-type="float" office:value="14068" table:style-name="ce287">
            <text:p>14,068</text:p>
          </table:table-cell>
          <table:table-cell office:value-type="float" office:value="384" table:style-name="ce287">
            <text:p>384</text:p>
          </table:table-cell>
          <table:table-cell office:value-type="float" office:value="109" table:style-name="ce287">
            <text:p>109</text:p>
          </table:table-cell>
          <table:table-cell office:value-type="float" office:value="275" table:style-name="ce287">
            <text:p>275</text:p>
          </table:table-cell>
          <table:table-cell office:value-type="float" office:value="7.2872750924359231" table:style-name="ce288">
            <text:p>7.29</text:p>
          </table:table-cell>
          <table:table-cell office:value-type="float" office:value="5017" table:style-name="ce287">
            <text:p>5,017</text:p>
          </table:table-cell>
          <table:table-cell office:value-type="float" office:value="4936" table:style-name="ce287">
            <text:p>4,936</text:p>
          </table:table-cell>
          <table:table-cell office:value-type="float" office:value="81" table:style-name="ce287">
            <text:p>81</text:p>
          </table:table-cell>
          <table:table-cell office:value-type="float" office:value="20" table:style-name="ce287">
            <text:p>20</text:p>
          </table:table-cell>
          <table:table-cell office:value-type="float" office:value="61" table:style-name="ce287">
            <text:p>61</text:p>
          </table:table-cell>
          <table:table-cell office:value-type="float" office:value="2.5297715983082636" table:style-name="ce288">
            <text:p>2.53</text:p>
          </table:table-cell>
          <table:table-cell office:value-type="float" office:value="93643" table:style-name="ce287">
            <text:p>93,643</text:p>
          </table:table-cell>
          <table:table-cell office:value-type="float" office:value="89887" table:style-name="ce287">
            <text:p>89,887</text:p>
          </table:table-cell>
          <table:table-cell office:value-type="float" office:value="600303" table:style-name="ce287">
            <text:p>600,30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9309862" table:style-name="ce287">
            <text:p>9,309,862</text:p>
          </table:table-cell>
          <table:table-cell office:value-type="float" office:value="23412899" table:style-name="ce287">
            <text:p>23,412,899</text:p>
          </table:table-cell>
          <table:table-cell office:value-type="float" office:value="11540489" table:style-name="ce287">
            <text:p>11,540,489</text:p>
          </table:table-cell>
          <table:table-cell office:value-type="float" office:value="11872410" table:style-name="ce287">
            <text:p>11,872,410</text:p>
          </table:table-cell>
          <table:table-cell office:value-type="float" office:value="10440" table:style-name="ce287">
            <text:p>10,440</text:p>
          </table:table-cell>
          <table:table-cell office:value-type="float" office:value="5351" table:style-name="ce287">
            <text:p>5,351</text:p>
          </table:table-cell>
          <table:table-cell office:value-type="float" office:value="5089" table:style-name="ce287">
            <text:p>5,089</text:p>
          </table:table-cell>
          <table:table-cell office:value-type="float" office:value="5.4399957699172399" table:style-name="ce288">
            <text:p>5.44</text:p>
          </table:table-cell>
          <table:table-cell office:value-type="float" office:value="14922" table:style-name="ce287">
            <text:p>14,922</text:p>
          </table:table-cell>
          <table:table-cell office:value-type="float" office:value="8630" table:style-name="ce287">
            <text:p>8,630</text:p>
          </table:table-cell>
          <table:table-cell office:value-type="float" office:value="6292" table:style-name="ce287">
            <text:p>6,292</text:p>
          </table:table-cell>
          <table:table-cell office:value-type="float" office:value="7.77544222976102" table:style-name="ce288">
            <text:p>7.78</text:p>
          </table:table-cell>
          <table:table-cell office:value-type="float" office:value="-4482" table:style-name="ce287">
            <text:p>–4,482</text:p>
          </table:table-cell>
          <table:table-cell office:value-type="float" office:value="-2.3354464598437801" table:style-name="ce289">
            <text:p>–2.34</text:p>
          </table:table-cell>
          <table:table-cell office:value-type="float" office:value="9275" table:style-name="ce287">
            <text:p>9,275</text:p>
          </table:table-cell>
          <table:table-cell office:value-type="float" office:value="9038" table:style-name="ce287">
            <text:p>9,038</text:p>
          </table:table-cell>
          <table:table-cell office:value-type="float" office:value="237" table:style-name="ce287">
            <text:p>237</text:p>
          </table:table-cell>
          <table:table-cell office:value-type="float" office:value="78" table:style-name="ce287">
            <text:p>78</text:p>
          </table:table-cell>
          <table:table-cell office:value-type="float" office:value="159" table:style-name="ce287">
            <text:p>159</text:p>
          </table:table-cell>
          <table:table-cell office:value-type="float" office:value="4.8329464335232188" table:style-name="ce288">
            <text:p>4.83</text:p>
          </table:table-cell>
          <table:table-cell office:value-type="float" office:value="4120" table:style-name="ce287">
            <text:p>4,120</text:p>
          </table:table-cell>
          <table:table-cell office:value-type="float" office:value="4045" table:style-name="ce287">
            <text:p>4,045</text:p>
          </table:table-cell>
          <table:table-cell office:value-type="float" office:value="75" table:style-name="ce287">
            <text:p>75</text:p>
          </table:table-cell>
          <table:table-cell office:value-type="float" office:value="19" table:style-name="ce287">
            <text:p>19</text:p>
          </table:table-cell>
          <table:table-cell office:value-type="float" office:value="56" table:style-name="ce287">
            <text:p>56</text:p>
          </table:table-cell>
          <table:table-cell office:value-type="float" office:value="2.1468182540286422" table:style-name="ce288">
            <text:p>2.15</text:p>
          </table:table-cell>
          <table:table-cell office:value-type="float" office:value="79450" table:style-name="ce287">
            <text:p>79,450</text:p>
          </table:table-cell>
          <table:table-cell office:value-type="float" office:value="75677" table:style-name="ce287">
            <text:p>75,677</text:p>
          </table:table-cell>
          <table:table-cell office:value-type="float" office:value="601951" table:style-name="ce287">
            <text:p>601,951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table:number-columns-repeated="7" table:style-name="ce287"/>
          <table:table-cell table:style-name="ce288"/>
          <table:table-cell table:number-columns-repeated="3" table:style-name="ce287"/>
          <table:table-cell table:style-name="ce288"/>
          <table:table-cell table:style-name="ce287"/>
          <table:table-cell table:style-name="ce289"/>
          <table:table-cell table:number-columns-repeated="5" table:style-name="ce287"/>
          <table:table-cell table:style-name="ce288"/>
          <table:table-cell table:number-columns-repeated="5" table:style-name="ce287"/>
          <table:table-cell table:style-name="ce288"/>
          <table:table-cell table:number-columns-repeated="3" table:style-name="ce287"/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table:number-columns-repeated="7" table:style-name="ce287"/>
          <table:table-cell table:style-name="ce288"/>
          <table:table-cell table:number-columns-repeated="3" table:style-name="ce287"/>
          <table:table-cell table:style-name="ce288"/>
          <table:table-cell table:style-name="ce287"/>
          <table:table-cell table:style-name="ce289"/>
          <table:table-cell table:number-columns-repeated="5" table:style-name="ce287"/>
          <table:table-cell table:style-name="ce288"/>
          <table:table-cell table:number-columns-repeated="5" table:style-name="ce287"/>
          <table:table-cell table:style-name="ce288"/>
          <table:table-cell table:number-columns-repeated="3" table:style-name="ce287"/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table:number-columns-repeated="7" table:style-name="ce287"/>
          <table:table-cell table:style-name="ce288"/>
          <table:table-cell table:number-columns-repeated="3" table:style-name="ce287"/>
          <table:table-cell table:style-name="ce288"/>
          <table:table-cell table:style-name="ce287"/>
          <table:table-cell table:style-name="ce289"/>
          <table:table-cell table:number-columns-repeated="5" table:style-name="ce287"/>
          <table:table-cell table:style-name="ce288"/>
          <table:table-cell table:number-columns-repeated="5" table:style-name="ce287"/>
          <table:table-cell table:style-name="ce288"/>
          <table:table-cell table:number-columns-repeated="3" table:style-name="ce287"/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table:number-columns-repeated="7" table:style-name="ce287"/>
          <table:table-cell table:style-name="ce288"/>
          <table:table-cell table:number-columns-repeated="3" table:style-name="ce287"/>
          <table:table-cell table:style-name="ce288"/>
          <table:table-cell table:style-name="ce287"/>
          <table:table-cell table:style-name="ce289"/>
          <table:table-cell table:number-columns-repeated="5" table:style-name="ce287"/>
          <table:table-cell table:style-name="ce288"/>
          <table:table-cell table:number-columns-repeated="5" table:style-name="ce287"/>
          <table:table-cell table:style-name="ce288"/>
          <table:table-cell table:number-columns-repeated="3" table:style-name="ce287"/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table:number-columns-repeated="7" table:style-name="ce287"/>
          <table:table-cell table:style-name="ce288"/>
          <table:table-cell table:number-columns-repeated="3" table:style-name="ce287"/>
          <table:table-cell table:style-name="ce288"/>
          <table:table-cell table:style-name="ce287"/>
          <table:table-cell table:style-name="ce289"/>
          <table:table-cell table:number-columns-repeated="5" table:style-name="ce287"/>
          <table:table-cell table:style-name="ce288"/>
          <table:table-cell table:number-columns-repeated="5" table:style-name="ce287"/>
          <table:table-cell table:style-name="ce288"/>
          <table:table-cell table:number-columns-repeated="3" table:style-name="ce287"/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321">
            <text:p>12<text:s/><text:span text:style-name="T6">月</text:span></text:p>
          </table:table-cell>
          <table:covered-table-cell/>
          <table:table-cell table:number-columns-repeated="7" table:style-name="ce287"/>
          <table:table-cell table:style-name="ce288"/>
          <table:table-cell table:number-columns-repeated="3" table:style-name="ce287"/>
          <table:table-cell table:style-name="ce288"/>
          <table:table-cell table:style-name="ce287"/>
          <table:table-cell table:style-name="ce289"/>
          <table:table-cell table:number-columns-repeated="5" table:style-name="ce287"/>
          <table:table-cell table:style-name="ce288"/>
          <table:table-cell table:number-columns-repeated="5" table:style-name="ce287"/>
          <table:table-cell table:style-name="ce288"/>
          <table:table-cell table:number-columns-repeated="3" table:style-name="ce287"/>
          <table:table-cell table:number-columns-repeated="16353" table:style-name="ce284"/>
        </table:table-row>
        <table:table-row table:style-name="ro9">
          <table:table-cell office:value-type="string" table:number-columns-spanned="2" table:number-rows-spanned="1" table:style-name="ce322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555989541432458" table:style-name="ce298">
            <text:p>1.56</text:p>
          </table:table-cell>
          <table:table-cell office:value-type="float" office:value="0.16949266391032872" table:style-name="ce299">
            <text:p>0.17</text:p>
          </table:table-cell>
          <table:table-cell office:value-type="float" office:value="-6.75876670531006E-4" table:style-name="ce299">
            <text:p>–0.00</text:p>
          </table:table-cell>
          <table:table-cell office:value-type="float" office:value="0.33545975412576456" table:style-name="ce299">
            <text:p>0.34</text:p>
          </table:table-cell>
          <table:table-cell office:value-type="float" office:value="-5.168498501226269" table:style-name="ce299">
            <text:p>–5.17</text:p>
          </table:table-cell>
          <table:table-cell office:value-type="float" office:value="-7.6298981529432073" table:style-name="ce299">
            <text:p>–7.63</text:p>
          </table:table-cell>
          <table:table-cell office:value-type="float" office:value="-2.4348159509202456" table:style-name="ce299">
            <text:p>–2.43</text:p>
          </table:table-cell>
          <table:table-cell office:value-type="float" office:value="-0.2920957050066999" table:style-name="ce299">
            <text:p>–0.29</text:p>
          </table:table-cell>
          <table:table-cell office:value-type="float" office:value="-14.315245478036175" table:style-name="ce299">
            <text:p>–14.32</text:p>
          </table:table-cell>
          <table:table-cell office:value-type="float" office:value="-14.180588703261735" table:style-name="ce299">
            <text:p>–14.18</text:p>
          </table:table-cell>
          <table:table-cell office:value-type="float" office:value="-14.499252615844544" table:style-name="ce299">
            <text:p>–14.50</text:p>
          </table:table-cell>
          <table:table-cell office:value-type="float" office:value="-1.2920818901227458" table:style-name="ce299">
            <text:p>–1.29</text:p>
          </table:table-cell>
          <table:table-cell office:value-type="string" table:style-name="ce299">
            <text:p>--</text:p>
          </table:table-cell>
          <table:table-cell office:value-type="float" office:value="0.99998618511604853" table:style-name="ce300">
            <text:p>1.00</text:p>
          </table:table-cell>
          <table:table-cell office:value-type="float" office:value="-4.9205535622757566" table:style-name="ce299">
            <text:p>–4.92</text:p>
          </table:table-cell>
          <table:table-cell office:value-type="float" office:value="-4.793005372379648" table:style-name="ce299">
            <text:p>–4.79</text:p>
          </table:table-cell>
          <table:table-cell office:value-type="float" office:value="-9.5419847328244281" table:style-name="ce299">
            <text:p>–9.54</text:p>
          </table:table-cell>
          <table:table-cell office:value-type="float" office:value="-14.285714285714285" table:style-name="ce299">
            <text:p>–14.29</text:p>
          </table:table-cell>
          <table:table-cell office:value-type="float" office:value="-7.0175438596491224" table:style-name="ce299">
            <text:p>–7.02</text:p>
          </table:table-cell>
          <table:table-cell office:value-type="float" office:value="-0.24622082398273371" table:style-name="ce299">
            <text:p>–0.25</text:p>
          </table:table-cell>
          <table:table-cell office:value-type="float" office:value="-8.5460599334073262" table:style-name="ce299">
            <text:p>–8.55</text:p>
          </table:table-cell>
          <table:table-cell office:value-type="float" office:value="-8.9783978397839785" table:style-name="ce299">
            <text:p>–8.98</text:p>
          </table:table-cell>
          <table:table-cell office:value-type="float" office:value="22.950819672131146" table:style-name="ce299">
            <text:p>22.95</text:p>
          </table:table-cell>
          <table:table-cell office:value-type="float" office:value="46.153846153846153" table:style-name="ce299">
            <text:p>46.15</text:p>
          </table:table-cell>
          <table:table-cell office:value-type="float" office:value="16.666666666666664" table:style-name="ce299">
            <text:p>16.67</text:p>
          </table:table-cell>
          <table:table-cell office:value-type="float" office:value="-0.19881460041157517" table:style-name="ce299">
            <text:p>–0.20</text:p>
          </table:table-cell>
          <table:table-cell office:value-type="float" office:value="-16.569532390343277" table:style-name="ce299">
            <text:p>–16.57</text:p>
          </table:table-cell>
          <table:table-cell office:value-type="float" office:value="-1.2359051994153267" table:style-name="ce299">
            <text:p>–1.24</text:p>
          </table:table-cell>
          <table:table-cell office:value-type="float" office:value="2.6277922317053624" table:style-name="ce299">
            <text:p>2.63</text:p>
          </table:table-cell>
          <table:table-cell table:number-columns-repeated="16353" table:style-name="ce301"/>
        </table:table-row>
        <table:table-row table:style-name="ro9">
          <table:table-cell office:value-type="string" table:number-columns-spanned="2" table:number-rows-spanned="1" table:style-name="ce323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15148809459776372" table:style-name="ce304">
            <text:p>0.15</text:p>
          </table:table-cell>
          <table:table-cell office:value-type="float" office:value="-3.0281535421623185E-3" table:style-name="ce304">
            <text:p>–0.00</text:p>
          </table:table-cell>
          <table:table-cell office:value-type="float" office:value="-1.6504375088911363E-2" table:style-name="ce304">
            <text:p>–0.02</text:p>
          </table:table-cell>
          <table:table-cell office:value-type="float" office:value="1.0074791002840991E-2" table:style-name="ce304">
            <text:p>0.01</text:p>
          </table:table-cell>
          <table:table-cell office:value-type="float" office:value="-6.5186246418338101" table:style-name="ce304">
            <text:p>–6.52</text:p>
          </table:table-cell>
          <table:table-cell office:value-type="float" office:value="-8.2633293331047497" table:style-name="ce304">
            <text:p>–8.26</text:p>
          </table:table-cell>
          <table:table-cell office:value-type="float" office:value="-4.6110590440487345" table:style-name="ce304">
            <text:p>–4.61</text:p>
          </table:table-cell>
          <table:table-cell office:value-type="float" office:value="-0.19135547782178985" table:style-name="ce304">
            <text:p>–0.19</text:p>
          </table:table-cell>
          <table:table-cell office:value-type="float" office:value="-9.1008771929824572" table:style-name="ce304">
            <text:p>–9.10</text:p>
          </table:table-cell>
          <table:table-cell office:value-type="float" office:value="-8.5417549809241198" table:style-name="ce304">
            <text:p>–8.54</text:p>
          </table:table-cell>
          <table:table-cell office:value-type="float" office:value="-9.8567335243553007" table:style-name="ce304">
            <text:p>–9.86</text:p>
          </table:table-cell>
          <table:table-cell office:value-type="float" office:value="-0.50216003410751764" table:style-name="ce304">
            <text:p>–0.50</text:p>
          </table:table-cell>
          <table:table-cell office:value-type="string" table:style-name="ce304">
            <text:p>--</text:p>
          </table:table-cell>
          <table:table-cell office:value-type="float" office:value="0.31080455628573311" table:style-name="ce305">
            <text:p>0.31</text:p>
          </table:table-cell>
          <table:table-cell office:value-type="float" office:value="-35.822031552726266" table:style-name="ce304">
            <text:p>–35.82</text:p>
          </table:table-cell>
          <table:table-cell office:value-type="float" office:value="-35.754904748365085" table:style-name="ce304">
            <text:p>–35.75</text:p>
          </table:table-cell>
          <table:table-cell office:value-type="float" office:value="-38.28125" table:style-name="ce304">
            <text:p>–38.28</text:p>
          </table:table-cell>
          <table:table-cell office:value-type="float" office:value="-28.440366972477065" table:style-name="ce304">
            <text:p>–28.44</text:p>
          </table:table-cell>
          <table:table-cell office:value-type="float" office:value="-42.18181818181818" table:style-name="ce304">
            <text:p>–42.18</text:p>
          </table:table-cell>
          <table:table-cell office:value-type="float" office:value="-2.4543286589127042" table:style-name="ce304">
            <text:p>–2.45</text:p>
          </table:table-cell>
          <table:table-cell office:value-type="float" office:value="-17.879210683675502" table:style-name="ce304">
            <text:p>–17.88</text:p>
          </table:table-cell>
          <table:table-cell office:value-type="float" office:value="-18.051053484602917" table:style-name="ce304">
            <text:p>–18.05</text:p>
          </table:table-cell>
          <table:table-cell office:value-type="float" office:value="-7.4074074074074066" table:style-name="ce304">
            <text:p>–7.41</text:p>
          </table:table-cell>
          <table:table-cell office:value-type="float" office:value="-5" table:style-name="ce304">
            <text:p>–5.00</text:p>
          </table:table-cell>
          <table:table-cell office:value-type="float" office:value="-8.1967213114754092" table:style-name="ce304">
            <text:p>–8.20</text:p>
          </table:table-cell>
          <table:table-cell office:value-type="float" office:value="-0.38295334427962135" table:style-name="ce304">
            <text:p>–0.38</text:p>
          </table:table-cell>
          <table:table-cell office:value-type="float" office:value="-15.156498617088305" table:style-name="ce304">
            <text:p>–15.16</text:p>
          </table:table-cell>
          <table:table-cell office:value-type="float" office:value="-15.808737637255666" table:style-name="ce304">
            <text:p>–15.81</text:p>
          </table:table-cell>
          <table:table-cell office:value-type="float" office:value="0.27452803001151088" table:style-name="ce304">
            <text:p>0.27</text:p>
          </table:table-cell>
          <table:table-cell table:number-columns-repeated="16353" table:style-name="ce301"/>
        </table:table-row>
        <table:table-row table:style-name="ro10">
          <table:table-cell office:value-type="string" table:number-columns-spanned="1" table:number-rows-spanned="2" table:style-name="ce324">
            <text:p><text:span text:style-name="T21">本年</text:span><text:span text:style-name="T5">1~6</text:span><text:span text:style-name="T6">月</text:span><text:span text:style-name="T5"/></text:p>
            <text:p><text:span text:style-name="T6">較上年</text:span><text:span text:style-name="T5">1~6</text:span></text:p>
            <text:p><text:span text:style-name="T6">月増減</text:span></text:p>
          </table:table-cell>
          <table:table-cell office:value-type="string" table:number-columns-spanned="1" table:number-rows-spanned="2" table:style-name="ce325">
            <text:p><text:span text:style-name="T13">實數</text:span></text:p>
            <text:p>%<text:s/><text:span text:style-name="T20">△</text:span></text:p>
          </table:table-cell>
          <table:table-cell office:value-type="float" office:value="142641" table:style-name="ce308">
            <text:p>142,641</text:p>
          </table:table-cell>
          <table:table-cell office:value-type="float" office:value="39616" table:style-name="ce308">
            <text:p>39,616</text:p>
          </table:table-cell>
          <table:table-cell office:value-type="float" office:value="-78" table:style-name="ce308">
            <text:p>–78</text:p>
          </table:table-cell>
          <table:table-cell office:value-type="float" office:value="39694" table:style-name="ce308">
            <text:p>39,694</text:p>
          </table:table-cell>
          <table:table-cell office:value-type="float" office:value="-2154" table:style-name="ce308">
            <text:p>–2,154</text:p>
          </table:table-cell>
          <table:table-cell office:value-type="float" office:value="-1021" table:style-name="ce308">
            <text:p>–1,021</text:p>
          </table:table-cell>
          <table:table-cell office:value-type="float" office:value="-1133" table:style-name="ce308">
            <text:p>–1,133</text:p>
          </table:table-cell>
          <table:table-cell table:style-name="ce308"/>
          <table:table-cell office:value-type="float" office:value="-4881" table:style-name="ce308">
            <text:p>–4,881</text:p>
          </table:table-cell>
          <table:table-cell office:value-type="float" office:value="-2995" table:style-name="ce308">
            <text:p>–2,995</text:p>
          </table:table-cell>
          <table:table-cell office:value-type="float" office:value="-1886" table:style-name="ce308">
            <text:p>–1,886</text:p>
          </table:table-cell>
          <table:table-cell table:style-name="ce308"/>
          <table:table-cell office:value-type="float" office:value="2727" table:style-name="ce308">
            <text:p>2,727</text:p>
          </table:table-cell>
          <table:table-cell table:style-name="ce309"/>
          <table:table-cell office:value-type="float" office:value="1903" table:style-name="ce308">
            <text:p>1,903</text:p>
          </table:table-cell>
          <table:table-cell office:value-type="float" office:value="1865" table:style-name="ce308">
            <text:p>1,865</text:p>
          </table:table-cell>
          <table:table-cell office:value-type="float" office:value="38" table:style-name="ce308">
            <text:p>38</text:p>
          </table:table-cell>
          <table:table-cell office:value-type="float" office:value="-21" table:style-name="ce308">
            <text:p>–21</text:p>
          </table:table-cell>
          <table:table-cell office:value-type="float" office:value="59" table:style-name="ce308">
            <text:p>59</text:p>
          </table:table-cell>
          <table:table-cell table:style-name="ce308"/>
          <table:table-cell office:value-type="float" office:value="657" table:style-name="ce308">
            <text:p>657</text:p>
          </table:table-cell>
          <table:table-cell office:value-type="float" office:value="530" table:style-name="ce308">
            <text:p>530</text:p>
          </table:table-cell>
          <table:table-cell office:value-type="float" office:value="127" table:style-name="ce308">
            <text:p>127</text:p>
          </table:table-cell>
          <table:table-cell office:value-type="float" office:value="48" table:style-name="ce308">
            <text:p>48</text:p>
          </table:table-cell>
          <table:table-cell office:value-type="float" office:value="79" table:style-name="ce308">
            <text:p>79</text:p>
          </table:table-cell>
          <table:table-cell table:style-name="ce308"/>
          <table:table-cell office:value-type="float" office:value="-103069" table:style-name="ce308">
            <text:p>–103,069</text:p>
          </table:table-cell>
          <table:table-cell office:value-type="float" office:value="15844" table:style-name="ce308">
            <text:p>15,844</text:p>
          </table:table-cell>
          <table:table-cell office:value-type="float" office:value="15413" table:style-name="ce308">
            <text:p>15,413</text:p>
          </table:table-cell>
          <table:table-cell table:number-columns-repeated="16353" table:style-name="ce301"/>
        </table:table-row>
        <table:table-row table:style-name="ro11">
          <table:covered-table-cell/>
          <table:covered-table-cell/>
          <table:table-cell office:value-type="float" office:value="1.555989541432458" table:style-name="ce312">
            <text:p>1.56</text:p>
          </table:table-cell>
          <table:table-cell office:value-type="float" office:value="0.16949266391032872" table:style-name="ce312">
            <text:p>0.17</text:p>
          </table:table-cell>
          <table:table-cell office:value-type="float" office:value="-6.75876670531006E-4" table:style-name="ce312">
            <text:p>–0.00</text:p>
          </table:table-cell>
          <table:table-cell office:value-type="float" office:value="0.33545975412576456" table:style-name="ce312">
            <text:p>0.34</text:p>
          </table:table-cell>
          <table:table-cell office:value-type="float" office:value="-3.2622523777791241" table:style-name="ce312">
            <text:p>–3.26</text:p>
          </table:table-cell>
          <table:table-cell office:value-type="float" office:value="-2.9888758782201408" table:style-name="ce312">
            <text:p>–2.99</text:p>
          </table:table-cell>
          <table:table-cell office:value-type="float" office:value="-3.5552905736161668" table:style-name="ce312">
            <text:p>–3.56</text:p>
          </table:table-cell>
          <table:table-cell office:value-type="float" office:value="-0.22455751515884259" table:style-name="ce312">
            <text:p>–0.22</text:p>
          </table:table-cell>
          <table:table-cell office:value-type="float" office:value="-4.5461742653564947" table:style-name="ce312">
            <text:p>–4.55</text:p>
          </table:table-cell>
          <table:table-cell office:value-type="float" office:value="-4.8189863234111021" table:style-name="ce312">
            <text:p>–4.82</text:p>
          </table:table-cell>
          <table:table-cell office:value-type="float" office:value="-4.1711821298241736" table:style-name="ce312">
            <text:p>–4.17</text:p>
          </table:table-cell>
          <table:table-cell office:value-type="float" office:value="-0.48352438511930806" table:style-name="ce312">
            <text:p>–0.48</text:p>
          </table:table-cell>
          <table:table-cell office:value-type="string" table:style-name="ce312">
            <text:p>--</text:p>
          </table:table-cell>
          <table:table-cell office:value-type="float" office:value="0.25896686996046325" table:style-name="ce313">
            <text:p>0.26</text:p>
          </table:table-cell>
          <table:table-cell office:value-type="float" office:value="3.0003941663381948" table:style-name="ce312">
            <text:p>3.00</text:p>
          </table:table-cell>
          <table:table-cell office:value-type="float" office:value="3.0150672529746507" table:style-name="ce312">
            <text:p>3.02</text:p>
          </table:table-cell>
          <table:table-cell office:value-type="float" office:value="2.4219247928616952" table:style-name="ce312">
            <text:p>2.42</text:p>
          </table:table-cell>
          <table:table-cell office:value-type="float" office:value="-4.0152963671128106" table:style-name="ce312">
            <text:p>–4.02</text:p>
          </table:table-cell>
          <table:table-cell office:value-type="float" office:value="5.640535372848948" table:style-name="ce312">
            <text:p>5.64</text:p>
          </table:table-cell>
          <table:table-cell office:value-type="float" office:value="0.12541180069975866" table:style-name="ce312">
            <text:p>0.13</text:p>
          </table:table-cell>
          <table:table-cell office:value-type="float" office:value="2.5440464666021296" table:style-name="ce312">
            <text:p>2.54</text:p>
          </table:table-cell>
          <table:table-cell office:value-type="float" office:value="2.0796546988424565" table:style-name="ce312">
            <text:p>2.08</text:p>
          </table:table-cell>
          <table:table-cell office:value-type="float" office:value="37.352941176470587" table:style-name="ce312">
            <text:p>37.35</text:p>
          </table:table-cell>
          <table:table-cell office:value-type="float" office:value="63.157894736842103" table:style-name="ce312">
            <text:p>63.16</text:p>
          </table:table-cell>
          <table:table-cell office:value-type="float" office:value="29.924242424242426" table:style-name="ce312">
            <text:p>29.92</text:p>
          </table:table-cell>
          <table:table-cell office:value-type="float" office:value="4.0943465259227541E-2" table:style-name="ce312">
            <text:p>0.04</text:p>
          </table:table-cell>
          <table:table-cell office:value-type="float" office:value="-16.916496657535685" table:style-name="ce312">
            <text:p>–16.92</text:p>
          </table:table-cell>
          <table:table-cell office:value-type="float" office:value="3.4495897026133191" table:style-name="ce312">
            <text:p>3.45</text:p>
          </table:table-cell>
          <table:table-cell office:value-type="float" office:value="2.6277922317053624" table:style-name="ce312">
            <text:p>2.63</text:p>
          </table:table-cell>
          <table:table-cell table:number-columns-repeated="16353" table:style-name="ce301"/>
        </table:table-row>
        <table:table-row table:style-name="ro7">
          <table:table-cell table:style-name="ce283"/>
          <table:table-cell table:style-name="ce314"/>
          <table:table-cell office:value-type="string" table:style-name="ce283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315"/>
          <table:table-cell table:number-columns-repeated="3" table:style-name="ce283"/>
          <table:table-cell table:style-name="ce316"/>
          <table:table-cell table:style-name="ce317"/>
          <table:table-cell table:style-name="ce318"/>
          <table:table-cell table:number-columns-repeated="5" table:style-name="ce283"/>
          <table:table-cell table:style-name="ce316"/>
          <table:table-cell table:style-name="ce317"/>
          <table:table-cell table:number-columns-repeated="7" table:style-name="ce283"/>
          <table:table-cell office:value-type="string" table:style-name="ce318">
            <text:p><text:s text:c="16"/><text:span text:style-name="T6">內政部戶政司編製</text:span></text:p>
          </table:table-cell>
          <table:table-cell table:number-columns-repeated="16353" table:style-name="ce283"/>
        </table:table-row>
        <table:table-row table:style-name="ro7">
          <table:table-cell table:style-name="ce283"/>
          <table:table-cell table:style-name="ce319"/>
          <table:table-cell office:value-type="string" table:style-name="ce283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83"/>
          <table:table-cell table:style-name="ce320"/>
          <table:table-cell table:number-columns-repeated="16353" table:style-name="ce283"/>
        </table:table-row>
        <table:table-row table:style-name="ro7">
          <table:table-cell table:style-name="ce283"/>
          <table:table-cell table:style-name="ce319"/>
          <table:table-cell office:value-type="string" table:style-name="ce283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83"/>
        </table:table-row>
        <table:table-row table:style-name="ro7">
          <table:table-cell table:style-name="ce283"/>
          <table:table-cell table:style-name="ce319"/>
          <table:table-cell office:value-type="string" table:style-name="ce283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83"/>
        </table:table-row>
        <table:table-row table:style-name="ro7">
          <table:table-cell table:style-name="ce283"/>
          <table:table-cell table:style-name="ce319"/>
          <table:table-cell office:value-type="string" table:style-name="ce227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283"/>
        </table:table-row>
        <table:table-row table:style-name="ro7">
          <table:table-cell table:style-name="ce283"/>
          <table:table-cell table:style-name="ce319"/>
          <table:table-cell table:number-columns-repeated="16382" table:style-name="ce283"/>
        </table:table-row>
        <table:table-row table:number-rows-repeated="1048461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6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3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4">
          <table:table-cell office:value-type="string" table:number-columns-spanned="15" table:number-rows-spanned="1" table:style-name="ce176">
            <text:p>民 國 113 年 6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98">
            <text:p>民 國 113 年 6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5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30">
            <text:p>自 然 增 加</text:p>
          </table:table-cell>
          <table:covered-table-cell/>
          <table:table-cell office:value-type="string" table:number-columns-spanned="6" table:number-rows-spanned="1" table:style-name="ce330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2">
            <text:p>遷入</text:p>
            <text:p>人數</text:p>
          </table:table-cell>
          <table:table-cell office:value-type="string" table:number-columns-spanned="1" table:number-rows-spanned="4" table:style-name="ce332">
            <text:p>遷出</text:p>
            <text:p>人數</text:p>
          </table:table-cell>
          <table:table-cell office:value-type="string" table:number-columns-spanned="1" table:number-rows-spanned="4" table:style-name="ce333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196">
            <text:p>區 域 別</text:p>
          </table:table-cell>
          <table:table-cell office:value-type="string" table:number-columns-spanned="1" table:number-rows-spanned="2" table:style-name="ce178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5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30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4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4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7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8">
          <table:table-cell office:value-type="string" table:style-name="ce25">
            <text:p><text:span text:style-name="T11">總　　計</text:span></text:p>
          </table:table-cell>
          <table:table-cell office:value-type="float" office:value="9309862" table:style-name="ce76">
            <text:p><text:s text:c="3"/>9,309,862</text:p>
          </table:table-cell>
          <table:table-cell office:value-type="float" office:value="23412899" table:style-name="ce76">
            <text:p><text:s text:c="3"/>23,412,899</text:p>
          </table:table-cell>
          <table:table-cell office:value-type="float" office:value="11540489" table:style-name="ce76">
            <text:p><text:s text:c="3"/>11,540,489</text:p>
          </table:table-cell>
          <table:table-cell office:value-type="float" office:value="11872410" table:style-name="ce76">
            <text:p><text:s text:c="3"/>11,872,410</text:p>
          </table:table-cell>
          <table:table-cell office:value-type="float" office:value="10440" table:style-name="ce76">
            <text:p><text:s text:c="3"/>10,440</text:p>
          </table:table-cell>
          <table:table-cell office:value-type="float" office:value="5351" table:style-name="ce76">
            <text:p><text:s text:c="3"/>5,351</text:p>
          </table:table-cell>
          <table:table-cell office:value-type="float" office:value="5089" table:style-name="ce76">
            <text:p><text:s text:c="3"/>5,089</text:p>
          </table:table-cell>
          <table:table-cell office:value-type="float" office:value="5.4399957699172399" table:style-name="ce77">
            <text:p>5.44</text:p>
          </table:table-cell>
          <table:table-cell office:value-type="float" office:value="14922" table:style-name="ce76">
            <text:p><text:s text:c="3"/>14,922</text:p>
          </table:table-cell>
          <table:table-cell office:value-type="float" office:value="8630" table:style-name="ce76">
            <text:p><text:s text:c="3"/>8,630</text:p>
          </table:table-cell>
          <table:table-cell office:value-type="float" office:value="6292" table:style-name="ce76">
            <text:p><text:s text:c="3"/>6,292</text:p>
          </table:table-cell>
          <table:table-cell office:value-type="float" office:value="7.77544222976102" table:style-name="ce77">
            <text:p>7.78</text:p>
          </table:table-cell>
          <table:table-cell office:value-type="float" office:value="-4482" table:style-name="ce76">
            <text:p>－ <text:s/>4,482</text:p>
          </table:table-cell>
          <table:table-cell office:value-type="float" office:value="-2.3354464598437801" table:style-name="ce21">
            <text:p>–2.34</text:p>
          </table:table-cell>
          <table:table-cell office:value-type="float" office:value="9275" table:style-name="ce76">
            <text:p><text:s text:c="3"/>9,275</text:p>
          </table:table-cell>
          <table:table-cell office:value-type="float" office:value="9038" table:style-name="ce76">
            <text:p><text:s text:c="3"/>9,038</text:p>
          </table:table-cell>
          <table:table-cell office:value-type="float" office:value="237" table:style-name="ce76">
            <text:p><text:s text:c="3"/>237</text:p>
          </table:table-cell>
          <table:table-cell office:value-type="float" office:value="78" table:style-name="ce76">
            <text:p><text:s text:c="3"/>78</text:p>
          </table:table-cell>
          <table:table-cell office:value-type="float" office:value="159" table:style-name="ce76">
            <text:p><text:s text:c="3"/>159</text:p>
          </table:table-cell>
          <table:table-cell office:value-type="float" office:value="4.8329464335232197" table:style-name="ce77">
            <text:p>4.83</text:p>
          </table:table-cell>
          <table:table-cell office:value-type="float" office:value="4120" table:style-name="ce76">
            <text:p><text:s text:c="3"/>4,120</text:p>
          </table:table-cell>
          <table:table-cell office:value-type="float" office:value="4045" table:style-name="ce26">
            <text:p>4,045</text:p>
          </table:table-cell>
          <table:table-cell office:value-type="float" office:value="75" table:style-name="ce26">
            <text:p>75</text:p>
          </table:table-cell>
          <table:table-cell office:value-type="float" office:value="19" table:style-name="ce26">
            <text:p>19</text:p>
          </table:table-cell>
          <table:table-cell office:value-type="float" office:value="56" table:style-name="ce26">
            <text:p>56</text:p>
          </table:table-cell>
          <table:table-cell office:value-type="float" office:value="2.14681825402864" table:style-name="ce19">
            <text:p>2.15</text:p>
          </table:table-cell>
          <table:table-cell office:value-type="float" office:value="79450" table:style-name="ce26">
            <text:p>79,450</text:p>
          </table:table-cell>
          <table:table-cell office:value-type="float" office:value="75677" table:style-name="ce26">
            <text:p>75,677</text:p>
          </table:table-cell>
          <table:table-cell office:value-type="float" office:value="601951" table:style-name="ce26">
            <text:p>601,951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86441" table:style-name="ce78">
            <text:p><text:s text:c="3"/>1,686,441</text:p>
          </table:table-cell>
          <table:table-cell office:value-type="float" office:value="4043491" table:style-name="ce78">
            <text:p><text:s text:c="3"/>4,043,491</text:p>
          </table:table-cell>
          <table:table-cell office:value-type="float" office:value="1965278" table:style-name="ce78">
            <text:p><text:s text:c="3"/>1,965,278</text:p>
          </table:table-cell>
          <table:table-cell office:value-type="float" office:value="2078213" table:style-name="ce78">
            <text:p><text:s text:c="3"/>2,078,213</text:p>
          </table:table-cell>
          <table:table-cell office:value-type="float" office:value="1263" table:style-name="ce78">
            <text:p><text:s text:c="3"/>1,263</text:p>
          </table:table-cell>
          <table:table-cell office:value-type="float" office:value="635" table:style-name="ce78">
            <text:p><text:s text:c="3"/>635</text:p>
          </table:table-cell>
          <table:table-cell office:value-type="float" office:value="628" table:style-name="ce78">
            <text:p><text:s text:c="3"/>628</text:p>
          </table:table-cell>
          <table:table-cell office:value-type="float" office:value="3.8108371903738099" table:style-name="ce79">
            <text:p>3.81</text:p>
          </table:table-cell>
          <table:table-cell office:value-type="float" office:value="2219" table:style-name="ce78">
            <text:p><text:s text:c="3"/>2,219</text:p>
          </table:table-cell>
          <table:table-cell office:value-type="float" office:value="1289" table:style-name="ce78">
            <text:p><text:s text:c="3"/>1,289</text:p>
          </table:table-cell>
          <table:table-cell office:value-type="float" office:value="930" table:style-name="ce78">
            <text:p><text:s text:c="3"/>930</text:p>
          </table:table-cell>
          <table:table-cell office:value-type="float" office:value="6.6953663701025103" table:style-name="ce79">
            <text:p>6.70</text:p>
          </table:table-cell>
          <table:table-cell office:value-type="float" office:value="-956" table:style-name="ce78">
            <text:p>－ <text:s/>956</text:p>
          </table:table-cell>
          <table:table-cell office:value-type="float" office:value="-2.8845291797287098" table:style-name="ce21">
            <text:p>–2.88</text:p>
          </table:table-cell>
          <table:table-cell office:value-type="float" office:value="1633" table:style-name="ce78">
            <text:p><text:s text:c="3"/>1,633</text:p>
          </table:table-cell>
          <table:table-cell office:value-type="float" office:value="1582" table:style-name="ce78">
            <text:p><text:s text:c="3"/>1,582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35" table:style-name="ce78">
            <text:p><text:s text:c="3"/>35</text:p>
          </table:table-cell>
          <table:table-cell office:value-type="float" office:value="4.9272344670470503" table:style-name="ce79">
            <text:p>4.93</text:p>
          </table:table-cell>
          <table:table-cell office:value-type="float" office:value="705" table:style-name="ce78">
            <text:p><text:s text:c="3"/>705</text:p>
          </table:table-cell>
          <table:table-cell office:value-type="float" office:value="690" table:style-name="ce24">
            <text:p>690</text:p>
          </table:table-cell>
          <table:table-cell office:value-type="float" office:value="15" table:style-name="ce24">
            <text:p>15</text:p>
          </table:table-cell>
          <table:table-cell office:value-type="float" office:value="5" table:style-name="ce26">
            <text:p>5</text:p>
          </table:table-cell>
          <table:table-cell office:value-type="float" office:value="10" table:style-name="ce26">
            <text:p>10</text:p>
          </table:table-cell>
          <table:table-cell office:value-type="float" office:value="2.1271894055530698" table:style-name="ce19">
            <text:p>2.13</text:p>
          </table:table-cell>
          <table:table-cell office:value-type="float" office:value="14649" table:style-name="ce26">
            <text:p>14,649</text:p>
          </table:table-cell>
          <table:table-cell office:value-type="float" office:value="13438" table:style-name="ce26">
            <text:p>13,438</text:p>
          </table:table-cell>
          <table:table-cell office:value-type="float" office:value="60395" table:style-name="ce26">
            <text:p>60,39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67481" table:style-name="ce80">
            <text:p><text:s text:c="3"/>1,067,481</text:p>
          </table:table-cell>
          <table:table-cell office:value-type="float" office:value="2506767" table:style-name="ce80">
            <text:p><text:s text:c="3"/>2,506,767</text:p>
          </table:table-cell>
          <table:table-cell office:value-type="float" office:value="1183068" table:style-name="ce80">
            <text:p><text:s text:c="3"/>1,183,068</text:p>
          </table:table-cell>
          <table:table-cell office:value-type="float" office:value="1323699" table:style-name="ce80">
            <text:p><text:s text:c="3"/>1,323,699</text:p>
          </table:table-cell>
          <table:table-cell office:value-type="float" office:value="1299" table:style-name="ce80">
            <text:p><text:s text:c="3"/>1,299</text:p>
          </table:table-cell>
          <table:table-cell office:value-type="float" office:value="666" table:style-name="ce80">
            <text:p><text:s text:c="3"/>666</text:p>
          </table:table-cell>
          <table:table-cell office:value-type="float" office:value="633" table:style-name="ce80">
            <text:p><text:s text:c="3"/>633</text:p>
          </table:table-cell>
          <table:table-cell office:value-type="float" office:value="6.32086534089549" table:style-name="ce81">
            <text:p>6.32</text:p>
          </table:table-cell>
          <table:table-cell office:value-type="float" office:value="1432" table:style-name="ce80">
            <text:p><text:s text:c="3"/>1,432</text:p>
          </table:table-cell>
          <table:table-cell office:value-type="float" office:value="781" table:style-name="ce80">
            <text:p><text:s text:c="3"/>781</text:p>
          </table:table-cell>
          <table:table-cell office:value-type="float" office:value="651" table:style-name="ce80">
            <text:p><text:s text:c="3"/>651</text:p>
          </table:table-cell>
          <table:table-cell office:value-type="float" office:value="6.9680363111334502" table:style-name="ce81">
            <text:p>6.97</text:p>
          </table:table-cell>
          <table:table-cell office:value-type="float" office:value="-133" table:style-name="ce80">
            <text:p>－ <text:s/>133</text:p>
          </table:table-cell>
          <table:table-cell office:value-type="float" office:value="-0.64717097023795001" table:style-name="ce21">
            <text:p>–0.65</text:p>
          </table:table-cell>
          <table:table-cell office:value-type="float" office:value="957" table:style-name="ce80">
            <text:p><text:s text:c="3"/>957</text:p>
          </table:table-cell>
          <table:table-cell office:value-type="float" office:value="930" table:style-name="ce80">
            <text:p><text:s text:c="3"/>930</text:p>
          </table:table-cell>
          <table:table-cell office:value-type="float" office:value="27" table:style-name="ce80">
            <text:p><text:s text:c="3"/>27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4.6567114174264699" table:style-name="ce81">
            <text:p>4.66</text:p>
          </table:table-cell>
          <table:table-cell office:value-type="float" office:value="364" table:style-name="ce80">
            <text:p><text:s text:c="3"/>364</text:p>
          </table:table-cell>
          <table:table-cell office:value-type="float" office:value="360" table:style-name="ce24">
            <text:p>360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6">
            <text:p>—</text:p>
          </table:table-cell>
          <table:table-cell office:value-type="float" office:value="4" table:style-name="ce26">
            <text:p>4</text:p>
          </table:table-cell>
          <table:table-cell office:value-type="float" office:value="1.77120476065124" table:style-name="ce19">
            <text:p>1.77</text:p>
          </table:table-cell>
          <table:table-cell office:value-type="float" office:value="9957" table:style-name="ce26">
            <text:p>9,957</text:p>
          </table:table-cell>
          <table:table-cell office:value-type="float" office:value="10730" table:style-name="ce26">
            <text:p>10,730</text:p>
          </table:table-cell>
          <table:table-cell office:value-type="float" office:value="17967" table:style-name="ce26">
            <text:p>17,96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15413" table:style-name="ce82">
            <text:p><text:s text:c="3"/>915,413</text:p>
          </table:table-cell>
          <table:table-cell office:value-type="float" office:value="2326581" table:style-name="ce82">
            <text:p><text:s text:c="3"/>2,326,581</text:p>
          </table:table-cell>
          <table:table-cell office:value-type="float" office:value="1146463" table:style-name="ce82">
            <text:p><text:s text:c="3"/>1,146,463</text:p>
          </table:table-cell>
          <table:table-cell office:value-type="float" office:value="1180118" table:style-name="ce82">
            <text:p><text:s text:c="3"/>1,180,118</text:p>
          </table:table-cell>
          <table:table-cell office:value-type="float" office:value="1294" table:style-name="ce82">
            <text:p><text:s text:c="3"/>1,294</text:p>
          </table:table-cell>
          <table:table-cell office:value-type="float" office:value="685" table:style-name="ce82">
            <text:p><text:s text:c="3"/>685</text:p>
          </table:table-cell>
          <table:table-cell office:value-type="float" office:value="609" table:style-name="ce82">
            <text:p><text:s text:c="3"/>609</text:p>
          </table:table-cell>
          <table:table-cell office:value-type="float" office:value="6.7879997033141697" table:style-name="ce83">
            <text:p>6.79</text:p>
          </table:table-cell>
          <table:table-cell office:value-type="float" office:value="1223" table:style-name="ce82">
            <text:p><text:s text:c="3"/>1,223</text:p>
          </table:table-cell>
          <table:table-cell office:value-type="float" office:value="740" table:style-name="ce82">
            <text:p><text:s text:c="3"/>740</text:p>
          </table:table-cell>
          <table:table-cell office:value-type="float" office:value="483" table:style-name="ce82">
            <text:p><text:s text:c="3"/>483</text:p>
          </table:table-cell>
          <table:table-cell office:value-type="float" office:value="6.4155514970272298" table:style-name="ce83">
            <text:p>6.42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0.37244820628693998" table:style-name="ce21">
            <text:p>0.37</text:p>
          </table:table-cell>
          <table:table-cell office:value-type="float" office:value="991" table:style-name="ce82">
            <text:p><text:s text:c="3"/>991</text:p>
          </table:table-cell>
          <table:table-cell office:value-type="float" office:value="959" table:style-name="ce82">
            <text:p><text:s text:c="3"/>959</text:p>
          </table:table-cell>
          <table:table-cell office:value-type="float" office:value="32" table:style-name="ce82">
            <text:p><text:s text:c="3"/>32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21" table:style-name="ce82">
            <text:p><text:s text:c="3"/>21</text:p>
          </table:table-cell>
          <table:table-cell office:value-type="float" office:value="5.1985376398642602" table:style-name="ce83">
            <text:p>5.20</text:p>
          </table:table-cell>
          <table:table-cell office:value-type="float" office:value="471" table:style-name="ce82">
            <text:p><text:s text:c="3"/>471</text:p>
          </table:table-cell>
          <table:table-cell office:value-type="float" office:value="464" table:style-name="ce24">
            <text:p>464</text:p>
          </table:table-cell>
          <table:table-cell office:value-type="float" office:value="7" table:style-name="ce24">
            <text:p>7</text:p>
          </table:table-cell>
          <table:table-cell office:value-type="float" office:value="1" table:style-name="ce26">
            <text:p>1</text:p>
          </table:table-cell>
          <table:table-cell office:value-type="float" office:value="6" table:style-name="ce26">
            <text:p>6</text:p>
          </table:table-cell>
          <table:table-cell office:value-type="float" office:value="2.4707479600162099" table:style-name="ce19">
            <text:p>2.47</text:p>
          </table:table-cell>
          <table:table-cell office:value-type="float" office:value="8838" table:style-name="ce26">
            <text:p>8,838</text:p>
          </table:table-cell>
          <table:table-cell office:value-type="float" office:value="7132" table:style-name="ce26">
            <text:p>7,132</text:p>
          </table:table-cell>
          <table:table-cell office:value-type="float" office:value="84729" table:style-name="ce26">
            <text:p>84,729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72458" table:style-name="ce84">
            <text:p><text:s text:c="3"/>1,072,458</text:p>
          </table:table-cell>
          <table:table-cell office:value-type="float" office:value="2852286" table:style-name="ce84">
            <text:p><text:s text:c="3"/>2,852,286</text:p>
          </table:table-cell>
          <table:table-cell office:value-type="float" office:value="1393802" table:style-name="ce84">
            <text:p><text:s text:c="3"/>1,393,802</text:p>
          </table:table-cell>
          <table:table-cell office:value-type="float" office:value="1458484" table:style-name="ce84">
            <text:p><text:s text:c="3"/>1,458,484</text:p>
          </table:table-cell>
          <table:table-cell office:value-type="float" office:value="1251" table:style-name="ce84">
            <text:p><text:s text:c="3"/>1,251</text:p>
          </table:table-cell>
          <table:table-cell office:value-type="float" office:value="652" table:style-name="ce84">
            <text:p><text:s text:c="3"/>652</text:p>
          </table:table-cell>
          <table:table-cell office:value-type="float" office:value="599" table:style-name="ce84">
            <text:p><text:s text:c="3"/>599</text:p>
          </table:table-cell>
          <table:table-cell office:value-type="float" office:value="5.3517825161148398" table:style-name="ce85">
            <text:p>5.35</text:p>
          </table:table-cell>
          <table:table-cell office:value-type="float" office:value="1502" table:style-name="ce84">
            <text:p><text:s text:c="3"/>1,502</text:p>
          </table:table-cell>
          <table:table-cell office:value-type="float" office:value="896" table:style-name="ce84">
            <text:p><text:s text:c="3"/>896</text:p>
          </table:table-cell>
          <table:table-cell office:value-type="float" office:value="606" table:style-name="ce84">
            <text:p><text:s text:c="3"/>606</text:p>
          </table:table-cell>
          <table:table-cell office:value-type="float" office:value="6.4255614222258099" table:style-name="ce85">
            <text:p>6.43</text:p>
          </table:table-cell>
          <table:table-cell office:value-type="float" office:value="-251" table:style-name="ce84">
            <text:p>－ <text:s/>251</text:p>
          </table:table-cell>
          <table:table-cell office:value-type="float" office:value="-1.0737789061109699" table:style-name="ce21">
            <text:p>–1.07</text:p>
          </table:table-cell>
          <table:table-cell office:value-type="float" office:value="1257" table:style-name="ce84">
            <text:p><text:s text:c="3"/>1,257</text:p>
          </table:table-cell>
          <table:table-cell office:value-type="float" office:value="1230" table:style-name="ce84">
            <text:p><text:s text:c="3"/>1,230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5.3774505377748598" table:style-name="ce85">
            <text:p>5.38</text:p>
          </table:table-cell>
          <table:table-cell office:value-type="float" office:value="537" table:style-name="ce84">
            <text:p><text:s text:c="3"/>537</text:p>
          </table:table-cell>
          <table:table-cell office:value-type="float" office:value="524" table:style-name="ce24">
            <text:p>524</text:p>
          </table:table-cell>
          <table:table-cell office:value-type="float" office:value="13" table:style-name="ce24">
            <text:p>13</text:p>
          </table:table-cell>
          <table:table-cell office:value-type="float" office:value="2" table:style-name="ce26">
            <text:p>2</text:p>
          </table:table-cell>
          <table:table-cell office:value-type="float" office:value="11" table:style-name="ce26">
            <text:p>11</text:p>
          </table:table-cell>
          <table:table-cell office:value-type="float" office:value="2.2972879385720799" table:style-name="ce19">
            <text:p>2.30</text:p>
          </table:table-cell>
          <table:table-cell office:value-type="float" office:value="10742" table:style-name="ce26">
            <text:p>10,742</text:p>
          </table:table-cell>
          <table:table-cell office:value-type="float" office:value="9514" table:style-name="ce26">
            <text:p>9,514</text:p>
          </table:table-cell>
          <table:table-cell office:value-type="float" office:value="39186" table:style-name="ce26">
            <text:p>39,186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32432" table:style-name="ce86">
            <text:p><text:s text:c="3"/>732,432</text:p>
          </table:table-cell>
          <table:table-cell office:value-type="float" office:value="1859706" table:style-name="ce86">
            <text:p><text:s text:c="3"/>1,859,706</text:p>
          </table:table-cell>
          <table:table-cell office:value-type="float" office:value="922531" table:style-name="ce86">
            <text:p><text:s text:c="3"/>922,531</text:p>
          </table:table-cell>
          <table:table-cell office:value-type="float" office:value="937175" table:style-name="ce86">
            <text:p><text:s text:c="3"/>937,175</text:p>
          </table:table-cell>
          <table:table-cell office:value-type="float" office:value="720" table:style-name="ce86">
            <text:p><text:s text:c="3"/>720</text:p>
          </table:table-cell>
          <table:table-cell office:value-type="float" office:value="371" table:style-name="ce86">
            <text:p><text:s text:c="3"/>371</text:p>
          </table:table-cell>
          <table:table-cell office:value-type="float" office:value="349" table:style-name="ce86">
            <text:p><text:s text:c="3"/>349</text:p>
          </table:table-cell>
          <table:table-cell office:value-type="float" office:value="4.7233513640532196" table:style-name="ce87">
            <text:p>4.72</text:p>
          </table:table-cell>
          <table:table-cell office:value-type="float" office:value="1276" table:style-name="ce86">
            <text:p><text:s text:c="3"/>1,276</text:p>
          </table:table-cell>
          <table:table-cell office:value-type="float" office:value="723" table:style-name="ce86">
            <text:p><text:s text:c="3"/>723</text:p>
          </table:table-cell>
          <table:table-cell office:value-type="float" office:value="553" table:style-name="ce86">
            <text:p><text:s text:c="3"/>553</text:p>
          </table:table-cell>
          <table:table-cell office:value-type="float" office:value="8.3708282507387608" table:style-name="ce87">
            <text:p>8.37</text:p>
          </table:table-cell>
          <table:table-cell office:value-type="float" office:value="-556" table:style-name="ce86">
            <text:p>－ <text:s/>556</text:p>
          </table:table-cell>
          <table:table-cell office:value-type="float" office:value="-3.6474768866855398" table:style-name="ce21">
            <text:p>–3.65</text:p>
          </table:table-cell>
          <table:table-cell office:value-type="float" office:value="729" table:style-name="ce86">
            <text:p><text:s text:c="3"/>729</text:p>
          </table:table-cell>
          <table:table-cell office:value-type="float" office:value="717" table:style-name="ce86">
            <text:p><text:s text:c="3"/>717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4.78239325610389" table:style-name="ce87">
            <text:p>4.78</text:p>
          </table:table-cell>
          <table:table-cell office:value-type="float" office:value="313" table:style-name="ce86">
            <text:p><text:s text:c="3"/>313</text:p>
          </table:table-cell>
          <table:table-cell office:value-type="float" office:value="311" table:style-name="ce24">
            <text:p>311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6">
            <text:p>—</text:p>
          </table:table-cell>
          <table:table-cell office:value-type="float" office:value="2" table:style-name="ce26">
            <text:p>2</text:p>
          </table:table-cell>
          <table:table-cell office:value-type="float" office:value="2.05334580131758" table:style-name="ce19">
            <text:p>2.05</text:p>
          </table:table-cell>
          <table:table-cell office:value-type="float" office:value="5630" table:style-name="ce26">
            <text:p>5,630</text:p>
          </table:table-cell>
          <table:table-cell office:value-type="float" office:value="5055" table:style-name="ce26">
            <text:p>5,055</text:p>
          </table:table-cell>
          <table:table-cell office:value-type="float" office:value="9786" table:style-name="ce26">
            <text:p>9,786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57284" table:style-name="ce88">
            <text:p><text:s text:c="3"/>1,157,284</text:p>
          </table:table-cell>
          <table:table-cell office:value-type="float" office:value="2734858" table:style-name="ce88">
            <text:p><text:s text:c="3"/>2,734,858</text:p>
          </table:table-cell>
          <table:table-cell office:value-type="float" office:value="1340231" table:style-name="ce88">
            <text:p><text:s text:c="3"/>1,340,231</text:p>
          </table:table-cell>
          <table:table-cell office:value-type="float" office:value="1394627" table:style-name="ce88">
            <text:p><text:s text:c="3"/>1,394,627</text:p>
          </table:table-cell>
          <table:table-cell office:value-type="float" office:value="1215" table:style-name="ce88">
            <text:p><text:s text:c="3"/>1,215</text:p>
          </table:table-cell>
          <table:table-cell office:value-type="float" office:value="622" table:style-name="ce88">
            <text:p><text:s text:c="3"/>622</text:p>
          </table:table-cell>
          <table:table-cell office:value-type="float" office:value="593" table:style-name="ce88">
            <text:p><text:s text:c="3"/>593</text:p>
          </table:table-cell>
          <table:table-cell office:value-type="float" office:value="5.4195795886267399" table:style-name="ce89">
            <text:p>5.42</text:p>
          </table:table-cell>
          <table:table-cell office:value-type="float" office:value="1878" table:style-name="ce88">
            <text:p><text:s text:c="3"/>1,878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801" table:style-name="ce88">
            <text:p><text:s text:c="3"/>801</text:p>
          </table:table-cell>
          <table:table-cell office:value-type="float" office:value="8.37693042587739" table:style-name="ce89">
            <text:p>8.38</text:p>
          </table:table-cell>
          <table:table-cell office:value-type="float" office:value="-663" table:style-name="ce88">
            <text:p>－ <text:s/>663</text:p>
          </table:table-cell>
          <table:table-cell office:value-type="float" office:value="-2.9573508372506399" table:style-name="ce21">
            <text:p>–2.96</text:p>
          </table:table-cell>
          <table:table-cell office:value-type="float" office:value="1060" table:style-name="ce88">
            <text:p><text:s text:c="3"/>1,060</text:p>
          </table:table-cell>
          <table:table-cell office:value-type="float" office:value="1025" table:style-name="ce88">
            <text:p><text:s text:c="3"/>1,025</text:p>
          </table:table-cell>
          <table:table-cell office:value-type="float" office:value="35" table:style-name="ce88">
            <text:p><text:s text:c="3"/>35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23" table:style-name="ce88">
            <text:p><text:s text:c="3"/>23</text:p>
          </table:table-cell>
          <table:table-cell office:value-type="float" office:value="4.7281928921352696" table:style-name="ce89">
            <text:p>4.73</text:p>
          </table:table-cell>
          <table:table-cell office:value-type="float" office:value="502" table:style-name="ce88">
            <text:p><text:s text:c="3"/>502</text:p>
          </table:table-cell>
          <table:table-cell office:value-type="float" office:value="485" table:style-name="ce24">
            <text:p>485</text:p>
          </table:table-cell>
          <table:table-cell office:value-type="float" office:value="17" table:style-name="ce24">
            <text:p>1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6">
            <text:p>10</text:p>
          </table:table-cell>
          <table:table-cell office:value-type="float" office:value="2.2392007847659499" table:style-name="ce19">
            <text:p>2.24</text:p>
          </table:table-cell>
          <table:table-cell office:value-type="float" office:value="9498" table:style-name="ce26">
            <text:p>9,498</text:p>
          </table:table-cell>
          <table:table-cell office:value-type="float" office:value="9285" table:style-name="ce26">
            <text:p>9,285</text:p>
          </table:table-cell>
          <table:table-cell office:value-type="float" office:value="38597" table:style-name="ce26">
            <text:p>38,59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30511" table:style-name="ce90">
            <text:p><text:s text:c="3"/>2,630,511</text:p>
          </table:table-cell>
          <table:table-cell office:value-type="float" office:value="6931514" table:style-name="ce90">
            <text:p><text:s text:c="3"/>6,931,514</text:p>
          </table:table-cell>
          <table:table-cell office:value-type="float" office:value="3509766" table:style-name="ce90">
            <text:p><text:s text:c="3"/>3,509,766</text:p>
          </table:table-cell>
          <table:table-cell office:value-type="float" office:value="3421748" table:style-name="ce90">
            <text:p><text:s text:c="3"/>3,421,748</text:p>
          </table:table-cell>
          <table:table-cell office:value-type="float" office:value="3340" table:style-name="ce90">
            <text:p><text:s text:c="3"/>3,340</text:p>
          </table:table-cell>
          <table:table-cell office:value-type="float" office:value="1691" table:style-name="ce90">
            <text:p><text:s text:c="3"/>1,691</text:p>
          </table:table-cell>
          <table:table-cell office:value-type="float" office:value="1649" table:style-name="ce90">
            <text:p><text:s text:c="3"/>1,649</text:p>
          </table:table-cell>
          <table:table-cell office:value-type="float" office:value="5.8777362205036798" table:style-name="ce91">
            <text:p>5.88</text:p>
          </table:table-cell>
          <table:table-cell office:value-type="float" office:value="5320" table:style-name="ce90">
            <text:p><text:s text:c="3"/>5,320</text:p>
          </table:table-cell>
          <table:table-cell office:value-type="float" office:value="3078" table:style-name="ce90">
            <text:p><text:s text:c="3"/>3,078</text:p>
          </table:table-cell>
          <table:table-cell office:value-type="float" office:value="2242" table:style-name="ce90">
            <text:p><text:s text:c="3"/>2,242</text:p>
          </table:table-cell>
          <table:table-cell office:value-type="float" office:value="9.3621427224789109" table:style-name="ce91">
            <text:p>9.36</text:p>
          </table:table-cell>
          <table:table-cell office:value-type="float" office:value="-1980" table:style-name="ce90">
            <text:p>－ <text:s/>1,980</text:p>
          </table:table-cell>
          <table:table-cell office:value-type="float" office:value="-3.4844065019752302" table:style-name="ce21">
            <text:p>–3.48</text:p>
          </table:table-cell>
          <table:table-cell office:value-type="float" office:value="2597" table:style-name="ce90">
            <text:p><text:s text:c="3"/>2,597</text:p>
          </table:table-cell>
          <table:table-cell office:value-type="float" office:value="2544" table:style-name="ce90">
            <text:p><text:s text:c="3"/>2,544</text:p>
          </table:table-cell>
          <table:table-cell office:value-type="float" office:value="53" table:style-name="ce90">
            <text:p><text:s text:c="3"/>53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37" table:style-name="ce90">
            <text:p><text:s text:c="3"/>37</text:p>
          </table:table-cell>
          <table:table-cell office:value-type="float" office:value="4.5702038816311497" table:style-name="ce91">
            <text:p>4.57</text:p>
          </table:table-cell>
          <table:table-cell office:value-type="float" office:value="1207" table:style-name="ce90">
            <text:p><text:s text:c="3"/>1,207</text:p>
          </table:table-cell>
          <table:table-cell office:value-type="float" office:value="1192" table:style-name="ce26">
            <text:p>1,192</text:p>
          </table:table-cell>
          <table:table-cell office:value-type="float" office:value="15" table:style-name="ce24">
            <text:p>15</text:p>
          </table:table-cell>
          <table:table-cell office:value-type="float" office:value="4" table:style-name="ce26">
            <text:p>4</text:p>
          </table:table-cell>
          <table:table-cell office:value-type="float" office:value="11" table:style-name="ce26">
            <text:p>11</text:p>
          </table:table-cell>
          <table:table-cell office:value-type="float" office:value="2.12408012519399" table:style-name="ce19">
            <text:p>2.12</text:p>
          </table:table-cell>
          <table:table-cell office:value-type="float" office:value="19561" table:style-name="ce26">
            <text:p>19,561</text:p>
          </table:table-cell>
          <table:table-cell office:value-type="float" office:value="19755" table:style-name="ce26">
            <text:p>19,755</text:p>
          </table:table-cell>
          <table:table-cell office:value-type="float" office:value="349651" table:style-name="ce26">
            <text:p>349,651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9844" table:style-name="ce92">
            <text:p><text:s text:c="3"/>179,844</text:p>
          </table:table-cell>
          <table:table-cell office:value-type="float" office:value="449422" table:style-name="ce92">
            <text:p><text:s text:c="3"/>449,422</text:p>
          </table:table-cell>
          <table:table-cell office:value-type="float" office:value="225414" table:style-name="ce92">
            <text:p><text:s text:c="3"/>225,414</text:p>
          </table:table-cell>
          <table:table-cell office:value-type="float" office:value="224008" table:style-name="ce92">
            <text:p><text:s text:c="3"/>224,008</text:p>
          </table:table-cell>
          <table:table-cell office:value-type="float" office:value="217" table:style-name="ce92">
            <text:p><text:s text:c="3"/>217</text:p>
          </table:table-cell>
          <table:table-cell office:value-type="float" office:value="101" table:style-name="ce92">
            <text:p><text:s text:c="3"/>101</text:p>
          </table:table-cell>
          <table:table-cell office:value-type="float" office:value="116" table:style-name="ce92">
            <text:p><text:s text:c="3"/>116</text:p>
          </table:table-cell>
          <table:table-cell office:value-type="float" office:value="5.8901662213184203" table:style-name="ce93">
            <text:p>5.89</text:p>
          </table:table-cell>
          <table:table-cell office:value-type="float" office:value="296" table:style-name="ce92">
            <text:p><text:s text:c="3"/>296</text:p>
          </table:table-cell>
          <table:table-cell office:value-type="float" office:value="177" table:style-name="ce92">
            <text:p><text:s text:c="3"/>177</text:p>
          </table:table-cell>
          <table:table-cell office:value-type="float" office:value="119" table:style-name="ce92">
            <text:p><text:s text:c="3"/>119</text:p>
          </table:table-cell>
          <table:table-cell office:value-type="float" office:value="8.0345124493560096" table:style-name="ce93">
            <text:p>8.03</text:p>
          </table:table-cell>
          <table:table-cell office:value-type="float" office:value="-79" table:style-name="ce92">
            <text:p>－ <text:s/>79</text:p>
          </table:table-cell>
          <table:table-cell office:value-type="float" office:value="-2.14434622803758" table:style-name="ce74">
            <text:p>–2.14</text:p>
          </table:table-cell>
          <table:table-cell office:value-type="float" office:value="170" table:style-name="ce92">
            <text:p><text:s text:c="3"/>170</text:p>
          </table:table-cell>
          <table:table-cell office:value-type="float" office:value="170" table:style-name="ce92">
            <text:p><text:s text:c="3"/>17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4.6144159337517596" table:style-name="ce93">
            <text:p>4.61</text:p>
          </table:table-cell>
          <table:table-cell office:value-type="float" office:value="85" table:style-name="ce92">
            <text:p><text:s text:c="3"/>85</text:p>
          </table:table-cell>
          <table:table-cell office:value-type="float" office:value="82" table:style-name="ce20">
            <text:p>82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2.3072079668758798" table:style-name="ce73">
            <text:p>2.31</text:p>
          </table:table-cell>
          <table:table-cell office:value-type="float" office:value="1605" table:style-name="ce18">
            <text:p>1,605</text:p>
          </table:table-cell>
          <table:table-cell office:value-type="float" office:value="1604" table:style-name="ce18">
            <text:p>1,604</text:p>
          </table:table-cell>
          <table:table-cell office:value-type="float" office:value="18741" table:style-name="ce18">
            <text:p>18,74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23787" table:style-name="ce94">
            <text:p><text:s text:c="3"/>223,787</text:p>
          </table:table-cell>
          <table:table-cell office:value-type="float" office:value="591813" table:style-name="ce94">
            <text:p><text:s text:c="3"/>591,813</text:p>
          </table:table-cell>
          <table:table-cell office:value-type="float" office:value="301181" table:style-name="ce94">
            <text:p><text:s text:c="3"/>301,181</text:p>
          </table:table-cell>
          <table:table-cell office:value-type="float" office:value="290632" table:style-name="ce94">
            <text:p><text:s text:c="3"/>290,632</text:p>
          </table:table-cell>
          <table:table-cell office:value-type="float" office:value="280" table:style-name="ce94">
            <text:p><text:s text:c="3"/>280</text:p>
          </table:table-cell>
          <table:table-cell office:value-type="float" office:value="138" table:style-name="ce94">
            <text:p><text:s text:c="3"/>138</text:p>
          </table:table-cell>
          <table:table-cell office:value-type="float" office:value="142" table:style-name="ce94">
            <text:p><text:s text:c="3"/>142</text:p>
          </table:table-cell>
          <table:table-cell office:value-type="float" office:value="5.7744303962229502" table:style-name="ce95">
            <text:p>5.77</text:p>
          </table:table-cell>
          <table:table-cell office:value-type="float" office:value="342" table:style-name="ce94">
            <text:p><text:s text:c="3"/>342</text:p>
          </table:table-cell>
          <table:table-cell office:value-type="float" office:value="200" table:style-name="ce94">
            <text:p><text:s text:c="3"/>200</text:p>
          </table:table-cell>
          <table:table-cell office:value-type="float" office:value="142" table:style-name="ce94">
            <text:p><text:s text:c="3"/>142</text:p>
          </table:table-cell>
          <table:table-cell office:value-type="float" office:value="7.0530542696723204" table:style-name="ce95">
            <text:p>7.05</text:p>
          </table:table-cell>
          <table:table-cell office:value-type="float" office:value="-62" table:style-name="ce94">
            <text:p>－ <text:s/>62</text:p>
          </table:table-cell>
          <table:table-cell office:value-type="float" office:value="-1.27862387344937" table:style-name="ce74">
            <text:p>–1.28</text:p>
          </table:table-cell>
          <table:table-cell office:value-type="float" office:value="249" table:style-name="ce94">
            <text:p><text:s text:c="3"/>249</text:p>
          </table:table-cell>
          <table:table-cell office:value-type="float" office:value="242" table:style-name="ce94">
            <text:p><text:s text:c="3"/>24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.1351184594982699" table:style-name="ce95">
            <text:p>5.14</text:p>
          </table:table-cell>
          <table:table-cell office:value-type="float" office:value="109" table:style-name="ce94">
            <text:p><text:s text:c="3"/>109</text:p>
          </table:table-cell>
          <table:table-cell office:value-type="float" office:value="107" table:style-name="ce20">
            <text:p>107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24790326138679" table:style-name="ce73">
            <text:p>2.25</text:p>
          </table:table-cell>
          <table:table-cell office:value-type="float" office:value="2054" table:style-name="ce18">
            <text:p>2,054</text:p>
          </table:table-cell>
          <table:table-cell office:value-type="float" office:value="1513" table:style-name="ce18">
            <text:p>1,513</text:p>
          </table:table-cell>
          <table:table-cell office:value-type="float" office:value="22818" table:style-name="ce18">
            <text:p>22,81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01016" table:style-name="ce96">
            <text:p><text:s text:c="3"/>201,016</text:p>
          </table:table-cell>
          <table:table-cell office:value-type="float" office:value="533566" table:style-name="ce96">
            <text:p><text:s text:c="3"/>533,566</text:p>
          </table:table-cell>
          <table:table-cell office:value-type="float" office:value="274279" table:style-name="ce96">
            <text:p><text:s text:c="3"/>274,279</text:p>
          </table:table-cell>
          <table:table-cell office:value-type="float" office:value="259287" table:style-name="ce96">
            <text:p><text:s text:c="3"/>259,287</text:p>
          </table:table-cell>
          <table:table-cell office:value-type="float" office:value="181" table:style-name="ce96">
            <text:p><text:s text:c="3"/>181</text:p>
          </table:table-cell>
          <table:table-cell office:value-type="float" office:value="87" table:style-name="ce96">
            <text:p><text:s text:c="3"/>87</text:p>
          </table:table-cell>
          <table:table-cell office:value-type="float" office:value="94" table:style-name="ce96">
            <text:p><text:s text:c="3"/>94</text:p>
          </table:table-cell>
          <table:table-cell office:value-type="float" office:value="4.1378793415221402" table:style-name="ce97">
            <text:p>4.14</text:p>
          </table:table-cell>
          <table:table-cell office:value-type="float" office:value="421" table:style-name="ce96">
            <text:p><text:s text:c="3"/>421</text:p>
          </table:table-cell>
          <table:table-cell office:value-type="float" office:value="243" table:style-name="ce96">
            <text:p><text:s text:c="3"/>243</text:p>
          </table:table-cell>
          <table:table-cell office:value-type="float" office:value="178" table:style-name="ce96">
            <text:p><text:s text:c="3"/>178</text:p>
          </table:table-cell>
          <table:table-cell office:value-type="float" office:value="9.6245701811095206" table:style-name="ce97">
            <text:p>9.62</text:p>
          </table:table-cell>
          <table:table-cell office:value-type="float" office:value="-240" table:style-name="ce96">
            <text:p>－ <text:s/>240</text:p>
          </table:table-cell>
          <table:table-cell office:value-type="float" office:value="-5.4866908395873697" table:style-name="ce74">
            <text:p>–5.49</text:p>
          </table:table-cell>
          <table:table-cell office:value-type="float" office:value="214" table:style-name="ce96">
            <text:p><text:s text:c="3"/>214</text:p>
          </table:table-cell>
          <table:table-cell office:value-type="float" office:value="209" table:style-name="ce96">
            <text:p><text:s text:c="3"/>209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4.8922993319654102" table:style-name="ce97">
            <text:p>4.89</text:p>
          </table:table-cell>
          <table:table-cell office:value-type="float" office:value="98" table:style-name="ce96">
            <text:p><text:s text:c="3"/>98</text:p>
          </table:table-cell>
          <table:table-cell office:value-type="float" office:value="97" table:style-name="ce20">
            <text:p>9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2403987594981798" table:style-name="ce73">
            <text:p>2.24</text:p>
          </table:table-cell>
          <table:table-cell office:value-type="float" office:value="1367" table:style-name="ce18">
            <text:p>1,367</text:p>
          </table:table-cell>
          <table:table-cell office:value-type="float" office:value="1305" table:style-name="ce18">
            <text:p>1,305</text:p>
          </table:table-cell>
          <table:table-cell office:value-type="float" office:value="11904" table:style-name="ce18">
            <text:p>11,90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8209" table:style-name="ce98">
            <text:p><text:s text:c="3"/>408,209</text:p>
          </table:table-cell>
          <table:table-cell office:value-type="float" office:value="1232192" table:style-name="ce98">
            <text:p><text:s text:c="3"/>1,232,192</text:p>
          </table:table-cell>
          <table:table-cell office:value-type="float" office:value="624686" table:style-name="ce98">
            <text:p><text:s text:c="3"/>624,686</text:p>
          </table:table-cell>
          <table:table-cell office:value-type="float" office:value="607506" table:style-name="ce98">
            <text:p><text:s text:c="3"/>607,506</text:p>
          </table:table-cell>
          <table:table-cell office:value-type="float" office:value="691" table:style-name="ce98">
            <text:p><text:s text:c="3"/>691</text:p>
          </table:table-cell>
          <table:table-cell office:value-type="float" office:value="365" table:style-name="ce98">
            <text:p><text:s text:c="3"/>365</text:p>
          </table:table-cell>
          <table:table-cell office:value-type="float" office:value="326" table:style-name="ce98">
            <text:p><text:s text:c="3"/>326</text:p>
          </table:table-cell>
          <table:table-cell office:value-type="float" office:value="6.83921968220693" table:style-name="ce99">
            <text:p>6.84</text:p>
          </table:table-cell>
          <table:table-cell office:value-type="float" office:value="911" table:style-name="ce98">
            <text:p><text:s text:c="3"/>911</text:p>
          </table:table-cell>
          <table:table-cell office:value-type="float" office:value="506" table:style-name="ce98">
            <text:p><text:s text:c="3"/>506</text:p>
          </table:table-cell>
          <table:table-cell office:value-type="float" office:value="405" table:style-name="ce98">
            <text:p><text:s text:c="3"/>405</text:p>
          </table:table-cell>
          <table:table-cell office:value-type="float" office:value="9.0166847040383704" table:style-name="ce99">
            <text:p>9.02</text:p>
          </table:table-cell>
          <table:table-cell office:value-type="float" office:value="-220" table:style-name="ce98">
            <text:p>－ <text:s/>220</text:p>
          </table:table-cell>
          <table:table-cell office:value-type="float" office:value="-2.17746502183144" table:style-name="ce74">
            <text:p>–2.18</text:p>
          </table:table-cell>
          <table:table-cell office:value-type="float" office:value="423" table:style-name="ce98">
            <text:p><text:s text:c="3"/>423</text:p>
          </table:table-cell>
          <table:table-cell office:value-type="float" office:value="416" table:style-name="ce98">
            <text:p><text:s text:c="3"/>41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.1866713828849997" table:style-name="ce99">
            <text:p>4.19</text:p>
          </table:table-cell>
          <table:table-cell office:value-type="float" office:value="176" table:style-name="ce98">
            <text:p><text:s text:c="3"/>176</text:p>
          </table:table-cell>
          <table:table-cell office:value-type="float" office:value="173" table:style-name="ce20">
            <text:p>173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1.7419720174651501" table:style-name="ce73">
            <text:p>1.74</text:p>
          </table:table-cell>
          <table:table-cell office:value-type="float" office:value="2462" table:style-name="ce18">
            <text:p>2,462</text:p>
          </table:table-cell>
          <table:table-cell office:value-type="float" office:value="3110" table:style-name="ce18">
            <text:p>3,110</text:p>
          </table:table-cell>
          <table:table-cell office:value-type="float" office:value="6643" table:style-name="ce18">
            <text:p>6,64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1180" table:style-name="ce100">
            <text:p><text:s text:c="3"/>181,180</text:p>
          </table:table-cell>
          <table:table-cell office:value-type="float" office:value="474797" table:style-name="ce100">
            <text:p><text:s text:c="3"/>474,797</text:p>
          </table:table-cell>
          <table:table-cell office:value-type="float" office:value="241648" table:style-name="ce100">
            <text:p><text:s text:c="3"/>241,648</text:p>
          </table:table-cell>
          <table:table-cell office:value-type="float" office:value="233149" table:style-name="ce100">
            <text:p><text:s text:c="3"/>233,149</text:p>
          </table:table-cell>
          <table:table-cell office:value-type="float" office:value="167" table:style-name="ce100">
            <text:p><text:s text:c="3"/>167</text:p>
          </table:table-cell>
          <table:table-cell office:value-type="float" office:value="86" table:style-name="ce100">
            <text:p><text:s text:c="3"/>86</text:p>
          </table:table-cell>
          <table:table-cell office:value-type="float" office:value="81" table:style-name="ce100">
            <text:p><text:s text:c="3"/>81</text:p>
          </table:table-cell>
          <table:table-cell office:value-type="float" office:value="4.28926315789474" table:style-name="ce101">
            <text:p>4.29</text:p>
          </table:table-cell>
          <table:table-cell office:value-type="float" office:value="400" table:style-name="ce100">
            <text:p><text:s text:c="3"/>400</text:p>
          </table:table-cell>
          <table:table-cell office:value-type="float" office:value="248" table:style-name="ce100">
            <text:p><text:s text:c="3"/>248</text:p>
          </table:table-cell>
          <table:table-cell office:value-type="float" office:value="152" table:style-name="ce100">
            <text:p><text:s text:c="3"/>152</text:p>
          </table:table-cell>
          <table:table-cell office:value-type="float" office:value="10.273684210526319" table:style-name="ce101">
            <text:p>10.27</text:p>
          </table:table-cell>
          <table:table-cell office:value-type="float" office:value="-233" table:style-name="ce100">
            <text:p>－ <text:s/>233</text:p>
          </table:table-cell>
          <table:table-cell office:value-type="float" office:value="-5.9844210526315802" table:style-name="ce74">
            <text:p>–5.98</text:p>
          </table:table-cell>
          <table:table-cell office:value-type="float" office:value="165" table:style-name="ce100">
            <text:p><text:s text:c="3"/>165</text:p>
          </table:table-cell>
          <table:table-cell office:value-type="float" office:value="163" table:style-name="ce100">
            <text:p><text:s text:c="3"/>163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4.2378947368421098" table:style-name="ce101">
            <text:p>4.24</text:p>
          </table:table-cell>
          <table:table-cell office:value-type="float" office:value="78" table:style-name="ce100">
            <text:p><text:s text:c="3"/>78</text:p>
          </table:table-cell>
          <table:table-cell office:value-type="float" office:value="78" table:style-name="ce20">
            <text:p>78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033684210526301" table:style-name="ce73">
            <text:p>2.00</text:p>
          </table:table-cell>
          <table:table-cell office:value-type="float" office:value="995" table:style-name="ce18">
            <text:p>995</text:p>
          </table:table-cell>
          <table:table-cell office:value-type="float" office:value="1168" table:style-name="ce18">
            <text:p>1,168</text:p>
          </table:table-cell>
          <table:table-cell office:value-type="float" office:value="29743" table:style-name="ce18">
            <text:p>29,74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8104" table:style-name="ce102">
            <text:p><text:s text:c="3"/>248,104</text:p>
          </table:table-cell>
          <table:table-cell office:value-type="float" office:value="659729" table:style-name="ce102">
            <text:p><text:s text:c="3"/>659,729</text:p>
          </table:table-cell>
          <table:table-cell office:value-type="float" office:value="339450" table:style-name="ce102">
            <text:p><text:s text:c="3"/>339,450</text:p>
          </table:table-cell>
          <table:table-cell office:value-type="float" office:value="320279" table:style-name="ce102">
            <text:p><text:s text:c="3"/>320,279</text:p>
          </table:table-cell>
          <table:table-cell office:value-type="float" office:value="601" table:style-name="ce102">
            <text:p><text:s text:c="3"/>601</text:p>
          </table:table-cell>
          <table:table-cell office:value-type="float" office:value="304" table:style-name="ce102">
            <text:p><text:s text:c="3"/>304</text:p>
          </table:table-cell>
          <table:table-cell office:value-type="float" office:value="297" table:style-name="ce102">
            <text:p><text:s text:c="3"/>297</text:p>
          </table:table-cell>
          <table:table-cell office:value-type="float" office:value="11.11541478907135" table:style-name="ce103">
            <text:p>11.12</text:p>
          </table:table-cell>
          <table:table-cell office:value-type="float" office:value="599" table:style-name="ce102">
            <text:p><text:s text:c="3"/>599</text:p>
          </table:table-cell>
          <table:table-cell office:value-type="float" office:value="333" table:style-name="ce102">
            <text:p><text:s text:c="3"/>333</text:p>
          </table:table-cell>
          <table:table-cell office:value-type="float" office:value="266" table:style-name="ce102">
            <text:p><text:s text:c="3"/>266</text:p>
          </table:table-cell>
          <table:table-cell office:value-type="float" office:value="11.07842505599624" table:style-name="ce103">
            <text:p>11.08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3.6989733075109998E-2" table:style-name="ce74">
            <text:p>0.04</text:p>
          </table:table-cell>
          <table:table-cell office:value-type="float" office:value="236" table:style-name="ce102">
            <text:p><text:s text:c="3"/>236</text:p>
          </table:table-cell>
          <table:table-cell office:value-type="float" office:value="234" table:style-name="ce102">
            <text:p><text:s text:c="3"/>234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.3647885028632896" table:style-name="ce103">
            <text:p>4.36</text:p>
          </table:table-cell>
          <table:table-cell office:value-type="float" office:value="96" table:style-name="ce102">
            <text:p><text:s text:c="3"/>96</text:p>
          </table:table-cell>
          <table:table-cell office:value-type="float" office:value="96" table:style-name="ce20">
            <text:p>9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77550718760541" table:style-name="ce73">
            <text:p>1.78</text:p>
          </table:table-cell>
          <table:table-cell office:value-type="float" office:value="1791" table:style-name="ce18">
            <text:p>1,791</text:p>
          </table:table-cell>
          <table:table-cell office:value-type="float" office:value="1620" table:style-name="ce18">
            <text:p>1,620</text:p>
          </table:table-cell>
          <table:table-cell office:value-type="float" office:value="3057" table:style-name="ce18">
            <text:p>3,05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6869" table:style-name="ce104">
            <text:p><text:s text:c="3"/>186,869</text:p>
          </table:table-cell>
          <table:table-cell office:value-type="float" office:value="481667" table:style-name="ce104">
            <text:p><text:s text:c="3"/>481,667</text:p>
          </table:table-cell>
          <table:table-cell office:value-type="float" office:value="249316" table:style-name="ce104">
            <text:p><text:s text:c="3"/>249,316</text:p>
          </table:table-cell>
          <table:table-cell office:value-type="float" office:value="232351" table:style-name="ce104">
            <text:p><text:s text:c="3"/>232,351</text:p>
          </table:table-cell>
          <table:table-cell office:value-type="float" office:value="175" table:style-name="ce104">
            <text:p><text:s text:c="3"/>175</text:p>
          </table:table-cell>
          <table:table-cell office:value-type="float" office:value="86" table:style-name="ce104">
            <text:p><text:s text:c="3"/>86</text:p>
          </table:table-cell>
          <table:table-cell office:value-type="float" office:value="89" table:style-name="ce104">
            <text:p><text:s text:c="3"/>89</text:p>
          </table:table-cell>
          <table:table-cell office:value-type="float" office:value="4.43073832495263" table:style-name="ce105">
            <text:p>4.43</text:p>
          </table:table-cell>
          <table:table-cell office:value-type="float" office:value="497" table:style-name="ce104">
            <text:p><text:s text:c="3"/>497</text:p>
          </table:table-cell>
          <table:table-cell office:value-type="float" office:value="289" table:style-name="ce104">
            <text:p><text:s text:c="3"/>289</text:p>
          </table:table-cell>
          <table:table-cell office:value-type="float" office:value="208" table:style-name="ce104">
            <text:p><text:s text:c="3"/>208</text:p>
          </table:table-cell>
          <table:table-cell office:value-type="float" office:value="12.583296842865471" table:style-name="ce105">
            <text:p>12.58</text:p>
          </table:table-cell>
          <table:table-cell office:value-type="float" office:value="-322" table:style-name="ce104">
            <text:p>－ <text:s/>322</text:p>
          </table:table-cell>
          <table:table-cell office:value-type="float" office:value="-8.1525585179128406" table:style-name="ce74">
            <text:p>–8.15</text:p>
          </table:table-cell>
          <table:table-cell office:value-type="float" office:value="152" table:style-name="ce104">
            <text:p><text:s text:c="3"/>152</text:p>
          </table:table-cell>
          <table:table-cell office:value-type="float" office:value="150" table:style-name="ce104">
            <text:p><text:s text:c="3"/>150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3.8484127165302899" table:style-name="ce105">
            <text:p>3.85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82" table:style-name="ce20">
            <text:p>8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761173865492299" table:style-name="ce73">
            <text:p>2.08</text:p>
          </table:table-cell>
          <table:table-cell office:value-type="float" office:value="1178" table:style-name="ce18">
            <text:p>1,178</text:p>
          </table:table-cell>
          <table:table-cell office:value-type="float" office:value="1244" table:style-name="ce18">
            <text:p>1,244</text:p>
          </table:table-cell>
          <table:table-cell office:value-type="float" office:value="6142" table:style-name="ce18">
            <text:p>6,142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9186" table:style-name="ce106">
            <text:p><text:s text:c="3"/>299,186</text:p>
          </table:table-cell>
          <table:table-cell office:value-type="float" office:value="792004" table:style-name="ce106">
            <text:p><text:s text:c="3"/>792,004</text:p>
          </table:table-cell>
          <table:table-cell office:value-type="float" office:value="400999" table:style-name="ce106">
            <text:p><text:s text:c="3"/>400,999</text:p>
          </table:table-cell>
          <table:table-cell office:value-type="float" office:value="391005" table:style-name="ce106">
            <text:p><text:s text:c="3"/>391,005</text:p>
          </table:table-cell>
          <table:table-cell office:value-type="float" office:value="332" table:style-name="ce106">
            <text:p><text:s text:c="3"/>332</text:p>
          </table:table-cell>
          <table:table-cell office:value-type="float" office:value="165" table:style-name="ce106">
            <text:p><text:s text:c="3"/>165</text:p>
          </table:table-cell>
          <table:table-cell office:value-type="float" office:value="167" table:style-name="ce106">
            <text:p><text:s text:c="3"/>167</text:p>
          </table:table-cell>
          <table:table-cell office:value-type="float" office:value="5.1128922416051097" table:style-name="ce107">
            <text:p>5.11</text:p>
          </table:table-cell>
          <table:table-cell office:value-type="float" office:value="632" table:style-name="ce106">
            <text:p><text:s text:c="3"/>632</text:p>
          </table:table-cell>
          <table:table-cell office:value-type="float" office:value="369" table:style-name="ce106">
            <text:p><text:s text:c="3"/>369</text:p>
          </table:table-cell>
          <table:table-cell office:value-type="float" office:value="263" table:style-name="ce106">
            <text:p><text:s text:c="3"/>263</text:p>
          </table:table-cell>
          <table:table-cell office:value-type="float" office:value="9.7329755924531103" table:style-name="ce107">
            <text:p>9.73</text:p>
          </table:table-cell>
          <table:table-cell office:value-type="float" office:value="-300" table:style-name="ce106">
            <text:p>－ <text:s/>300</text:p>
          </table:table-cell>
          <table:table-cell office:value-type="float" office:value="-4.6200833508479899" table:style-name="ce74">
            <text:p>–4.62</text:p>
          </table:table-cell>
          <table:table-cell office:value-type="float" office:value="302" table:style-name="ce106">
            <text:p><text:s text:c="3"/>302</text:p>
          </table:table-cell>
          <table:table-cell office:value-type="float" office:value="292" table:style-name="ce106">
            <text:p><text:s text:c="3"/>292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4.6508839065203098" table:style-name="ce107">
            <text:p>4.65</text:p>
          </table:table-cell>
          <table:table-cell office:value-type="float" office:value="142" table:style-name="ce106">
            <text:p><text:s text:c="3"/>142</text:p>
          </table:table-cell>
          <table:table-cell office:value-type="float" office:value="141" table:style-name="ce20">
            <text:p>14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1868394527347199" table:style-name="ce73">
            <text:p>2.19</text:p>
          </table:table-cell>
          <table:table-cell office:value-type="float" office:value="2308" table:style-name="ce18">
            <text:p>2,308</text:p>
          </table:table-cell>
          <table:table-cell office:value-type="float" office:value="2387" table:style-name="ce18">
            <text:p>2,387</text:p>
          </table:table-cell>
          <table:table-cell office:value-type="float" office:value="61740" table:style-name="ce18">
            <text:p>61,74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948" table:style-name="ce108">
            <text:p><text:s text:c="3"/>84,948</text:p>
          </table:table-cell>
          <table:table-cell office:value-type="float" office:value="210793" table:style-name="ce108">
            <text:p><text:s text:c="3"/>210,793</text:p>
          </table:table-cell>
          <table:table-cell office:value-type="float" office:value="107469" table:style-name="ce108">
            <text:p><text:s text:c="3"/>107,469</text:p>
          </table:table-cell>
          <table:table-cell office:value-type="float" office:value="103324" table:style-name="ce108">
            <text:p><text:s text:c="3"/>103,324</text:p>
          </table:table-cell>
          <table:table-cell office:value-type="float" office:value="116" table:style-name="ce108">
            <text:p><text:s text:c="3"/>116</text:p>
          </table:table-cell>
          <table:table-cell office:value-type="float" office:value="61" table:style-name="ce108">
            <text:p><text:s text:c="3"/>61</text:p>
          </table:table-cell>
          <table:table-cell office:value-type="float" office:value="55" table:style-name="ce108">
            <text:p><text:s text:c="3"/>55</text:p>
          </table:table-cell>
          <table:table-cell office:value-type="float" office:value="6.7120237330177801" table:style-name="ce109">
            <text:p>6.71</text:p>
          </table:table-cell>
          <table:table-cell office:value-type="float" office:value="195" table:style-name="ce108">
            <text:p><text:s text:c="3"/>195</text:p>
          </table:table-cell>
          <table:table-cell office:value-type="float" office:value="113" table:style-name="ce108">
            <text:p><text:s text:c="3"/>113</text:p>
          </table:table-cell>
          <table:table-cell office:value-type="float" office:value="82" table:style-name="ce108">
            <text:p><text:s text:c="3"/>82</text:p>
          </table:table-cell>
          <table:table-cell office:value-type="float" office:value="11.28314334429713" table:style-name="ce109">
            <text:p>11.28</text:p>
          </table:table-cell>
          <table:table-cell office:value-type="float" office:value="-79" table:style-name="ce108">
            <text:p>－ <text:s/>79</text:p>
          </table:table-cell>
          <table:table-cell office:value-type="float" office:value="-4.5711196112793502" table:style-name="ce74">
            <text:p>–4.57</text:p>
          </table:table-cell>
          <table:table-cell office:value-type="float" office:value="80" table:style-name="ce108">
            <text:p><text:s text:c="3"/>80</text:p>
          </table:table-cell>
          <table:table-cell office:value-type="float" office:value="75" table:style-name="ce108">
            <text:p><text:s text:c="3"/>75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0" table:style-name="ce108">
            <text:p>—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4.6289818848398498" table:style-name="ce109">
            <text:p>4.63</text:p>
          </table:table-cell>
          <table:table-cell office:value-type="float" office:value="53" table:style-name="ce108">
            <text:p><text:s text:c="3"/>53</text:p>
          </table:table-cell>
          <table:table-cell office:value-type="float" office:value="51" table:style-name="ce20">
            <text:p>5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3.0667004987064002" table:style-name="ce73">
            <text:p>3.07</text:p>
          </table:table-cell>
          <table:table-cell office:value-type="float" office:value="564" table:style-name="ce18">
            <text:p>564</text:p>
          </table:table-cell>
          <table:table-cell office:value-type="float" office:value="590" table:style-name="ce18">
            <text:p>590</text:p>
          </table:table-cell>
          <table:table-cell office:value-type="float" office:value="78601" table:style-name="ce18">
            <text:p>78,60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9223" table:style-name="ce110">
            <text:p><text:s text:c="3"/>129,223</text:p>
          </table:table-cell>
          <table:table-cell office:value-type="float" office:value="315987" table:style-name="ce110">
            <text:p><text:s text:c="3"/>315,987</text:p>
          </table:table-cell>
          <table:table-cell office:value-type="float" office:value="158668" table:style-name="ce110">
            <text:p><text:s text:c="3"/>158,668</text:p>
          </table:table-cell>
          <table:table-cell office:value-type="float" office:value="157319" table:style-name="ce110">
            <text:p><text:s text:c="3"/>157,319</text:p>
          </table:table-cell>
          <table:table-cell office:value-type="float" office:value="120" table:style-name="ce110">
            <text:p><text:s text:c="3"/>120</text:p>
          </table:table-cell>
          <table:table-cell office:value-type="float" office:value="50" table:style-name="ce110">
            <text:p><text:s text:c="3"/>50</text:p>
          </table:table-cell>
          <table:table-cell office:value-type="float" office:value="70" table:style-name="ce110">
            <text:p><text:s text:c="3"/>70</text:p>
          </table:table-cell>
          <table:table-cell office:value-type="float" office:value="4.6314017899228999" table:style-name="ce111">
            <text:p>4.63</text:p>
          </table:table-cell>
          <table:table-cell office:value-type="float" office:value="294" table:style-name="ce110">
            <text:p><text:s text:c="3"/>294</text:p>
          </table:table-cell>
          <table:table-cell office:value-type="float" office:value="184" table:style-name="ce110">
            <text:p><text:s text:c="3"/>184</text:p>
          </table:table-cell>
          <table:table-cell office:value-type="float" office:value="110" table:style-name="ce110">
            <text:p><text:s text:c="3"/>110</text:p>
          </table:table-cell>
          <table:table-cell office:value-type="float" office:value="11.346934385311121" table:style-name="ce111">
            <text:p>11.35</text:p>
          </table:table-cell>
          <table:table-cell office:value-type="float" office:value="-174" table:style-name="ce110">
            <text:p>－ <text:s/>174</text:p>
          </table:table-cell>
          <table:table-cell office:value-type="float" office:value="-6.7155325953882103" table:style-name="ce74">
            <text:p>–6.72</text:p>
          </table:table-cell>
          <table:table-cell office:value-type="float" office:value="143" table:style-name="ce110">
            <text:p><text:s text:c="3"/>143</text:p>
          </table:table-cell>
          <table:table-cell office:value-type="float" office:value="137" table:style-name="ce110">
            <text:p><text:s text:c="3"/>137</text:p>
          </table:table-cell>
          <table:table-cell office:value-type="float" office:value="6" table:style-name="ce110">
            <text:p><text:s text:c="3"/>6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5.5190871329914604" table:style-name="ce111">
            <text:p>5.52</text:p>
          </table:table-cell>
          <table:table-cell office:value-type="float" office:value="72" table:style-name="ce110">
            <text:p><text:s text:c="3"/>72</text:p>
          </table:table-cell>
          <table:table-cell office:value-type="float" office:value="72" table:style-name="ce20">
            <text:p>7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7788410739537399" table:style-name="ce73">
            <text:p>2.78</text:p>
          </table:table-cell>
          <table:table-cell office:value-type="float" office:value="1071" table:style-name="ce18">
            <text:p>1,071</text:p>
          </table:table-cell>
          <table:table-cell office:value-type="float" office:value="1129" table:style-name="ce18">
            <text:p>1,129</text:p>
          </table:table-cell>
          <table:table-cell office:value-type="float" office:value="93625" table:style-name="ce18">
            <text:p>93,62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3293" table:style-name="ce112">
            <text:p><text:s text:c="3"/>43,293</text:p>
          </table:table-cell>
          <table:table-cell office:value-type="float" office:value="107685" table:style-name="ce112">
            <text:p><text:s text:c="3"/>107,685</text:p>
          </table:table-cell>
          <table:table-cell office:value-type="float" office:value="55134" table:style-name="ce112">
            <text:p><text:s text:c="3"/>55,134</text:p>
          </table:table-cell>
          <table:table-cell office:value-type="float" office:value="52551" table:style-name="ce112">
            <text:p><text:s text:c="3"/>52,551</text:p>
          </table:table-cell>
          <table:table-cell office:value-type="float" office:value="49" table:style-name="ce112">
            <text:p><text:s text:c="3"/>49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27" table:style-name="ce112">
            <text:p><text:s text:c="3"/>27</text:p>
          </table:table-cell>
          <table:table-cell office:value-type="float" office:value="5.5481308237739899" table:style-name="ce113">
            <text:p>5.55</text:p>
          </table:table-cell>
          <table:table-cell office:value-type="float" office:value="77" table:style-name="ce112">
            <text:p><text:s text:c="3"/>77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8.7184912945019892" table:style-name="ce113">
            <text:p>8.72</text:p>
          </table:table-cell>
          <table:table-cell office:value-type="float" office:value="-28" table:style-name="ce112">
            <text:p>－ <text:s/>28</text:p>
          </table:table-cell>
          <table:table-cell office:value-type="float" office:value="-3.17036047072799" table:style-name="ce74">
            <text:p>–3.17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4.8687678657608497" table:style-name="ce113">
            <text:p>4.87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30" table:style-name="ce20">
            <text:p>3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3.5100419497345698" table:style-name="ce73">
            <text:p>3.51</text:p>
          </table:table-cell>
          <table:table-cell office:value-type="float" office:value="384" table:style-name="ce18">
            <text:p>384</text:p>
          </table:table-cell>
          <table:table-cell office:value-type="float" office:value="482" table:style-name="ce18">
            <text:p>482</text:p>
          </table:table-cell>
          <table:table-cell office:value-type="float" office:value="740" table:style-name="ce18">
            <text:p>74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0175" table:style-name="ce114">
            <text:p><text:s text:c="3"/>160,175</text:p>
          </table:table-cell>
          <table:table-cell office:value-type="float" office:value="361600" table:style-name="ce114">
            <text:p><text:s text:c="3"/>361,600</text:p>
          </table:table-cell>
          <table:table-cell office:value-type="float" office:value="179597" table:style-name="ce114">
            <text:p><text:s text:c="3"/>179,597</text:p>
          </table:table-cell>
          <table:table-cell office:value-type="float" office:value="182003" table:style-name="ce114">
            <text:p><text:s text:c="3"/>182,003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3.2720661933958701" table:style-name="ce115">
            <text:p>3.27</text:p>
          </table:table-cell>
          <table:table-cell office:value-type="float" office:value="276" table:style-name="ce114">
            <text:p><text:s text:c="3"/>276</text:p>
          </table:table-cell>
          <table:table-cell office:value-type="float" office:value="152" table:style-name="ce114">
            <text:p><text:s text:c="3"/>152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9.31020896265216" table:style-name="ce115">
            <text:p>9.31</text:p>
          </table:table-cell>
          <table:table-cell office:value-type="float" office:value="-179" table:style-name="ce114">
            <text:p>－ <text:s/>179</text:p>
          </table:table-cell>
          <table:table-cell office:value-type="float" office:value="-6.0381427692562903" table:style-name="ce74">
            <text:p>–6.04</text:p>
          </table:table-cell>
          <table:table-cell office:value-type="float" office:value="128" table:style-name="ce114">
            <text:p><text:s text:c="3"/>128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.3177780696357804" table:style-name="ce115">
            <text:p>4.32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83" table:style-name="ce20">
            <text:p>83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8335418581984801" table:style-name="ce73">
            <text:p>2.83</text:p>
          </table:table-cell>
          <table:table-cell office:value-type="float" office:value="1358" table:style-name="ce18">
            <text:p>1,358</text:p>
          </table:table-cell>
          <table:table-cell office:value-type="float" office:value="1314" table:style-name="ce18">
            <text:p>1,314</text:p>
          </table:table-cell>
          <table:table-cell office:value-type="float" office:value="9794" table:style-name="ce18">
            <text:p>9,79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0952" table:style-name="ce116">
            <text:p><text:s text:c="3"/>180,952</text:p>
          </table:table-cell>
          <table:table-cell office:value-type="float" office:value="457269" table:style-name="ce116">
            <text:p><text:s text:c="3"/>457,269</text:p>
          </table:table-cell>
          <table:table-cell office:value-type="float" office:value="225692" table:style-name="ce116">
            <text:p><text:s text:c="3"/>225,692</text:p>
          </table:table-cell>
          <table:table-cell office:value-type="float" office:value="231577" table:style-name="ce116">
            <text:p><text:s text:c="3"/>231,577</text:p>
          </table:table-cell>
          <table:table-cell office:value-type="float" office:value="227" table:style-name="ce116">
            <text:p><text:s text:c="3"/>227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6.0579082126502097" table:style-name="ce117">
            <text:p>6.06</text:p>
          </table:table-cell>
          <table:table-cell office:value-type="float" office:value="193" table:style-name="ce116">
            <text:p><text:s text:c="3"/>193</text:p>
          </table:table-cell>
          <table:table-cell office:value-type="float" office:value="116" table:style-name="ce116">
            <text:p><text:s text:c="3"/>116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5.1505563217686801" table:style-name="ce117">
            <text:p>5.15</text:p>
          </table:table-cell>
          <table:table-cell office:value-type="float" office:value="34" table:style-name="ce116">
            <text:p><text:s text:c="3"/>34</text:p>
          </table:table-cell>
          <table:table-cell office:value-type="float" office:value="0.90735189088153001" table:style-name="ce74">
            <text:p>0.91</text:p>
          </table:table-cell>
          <table:table-cell office:value-type="float" office:value="194" table:style-name="ce116">
            <text:p><text:s text:c="3"/>194</text:p>
          </table:table-cell>
          <table:table-cell office:value-type="float" office:value="190" table:style-name="ce116">
            <text:p><text:s text:c="3"/>19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5.1772431420887299" table:style-name="ce117">
            <text:p>5.18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61" table:style-name="ce20">
            <text:p>6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6545828598427901" table:style-name="ce73">
            <text:p>1.65</text:p>
          </table:table-cell>
          <table:table-cell office:value-type="float" office:value="1661" table:style-name="ce18">
            <text:p>1,661</text:p>
          </table:table-cell>
          <table:table-cell office:value-type="float" office:value="1466" table:style-name="ce18">
            <text:p>1,466</text:p>
          </table:table-cell>
          <table:table-cell office:value-type="float" office:value="4808" table:style-name="ce18">
            <text:p>4,80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3725" table:style-name="ce118">
            <text:p><text:s text:c="3"/>103,725</text:p>
          </table:table-cell>
          <table:table-cell office:value-type="float" office:value="262990" table:style-name="ce118">
            <text:p><text:s text:c="3"/>262,990</text:p>
          </table:table-cell>
          <table:table-cell office:value-type="float" office:value="126233" table:style-name="ce118">
            <text:p><text:s text:c="3"/>126,233</text:p>
          </table:table-cell>
          <table:table-cell office:value-type="float" office:value="136757" table:style-name="ce118">
            <text:p><text:s text:c="3"/>136,757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4.03466757897138" table:style-name="ce119">
            <text:p>4.03</text:p>
          </table:table-cell>
          <table:table-cell office:value-type="float" office:value="187" table:style-name="ce118">
            <text:p><text:s text:c="3"/>187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8.6722165203177894" table:style-name="ce119">
            <text:p>8.67</text:p>
          </table:table-cell>
          <table:table-cell office:value-type="float" office:value="-100" table:style-name="ce118">
            <text:p>－ <text:s/>100</text:p>
          </table:table-cell>
          <table:table-cell office:value-type="float" office:value="-4.6375489413464104" table:style-name="ce74">
            <text:p>–4.64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4.5447979625194801" table:style-name="ce119">
            <text:p>4.54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39" table:style-name="ce20">
            <text:p>39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8086440871250999" table:style-name="ce73">
            <text:p>1.81</text:p>
          </table:table-cell>
          <table:table-cell office:value-type="float" office:value="763" table:style-name="ce18">
            <text:p>763</text:p>
          </table:table-cell>
          <table:table-cell office:value-type="float" office:value="823" table:style-name="ce18">
            <text:p>823</text:p>
          </table:table-cell>
          <table:table-cell office:value-type="float" office:value="1295" table:style-name="ce18">
            <text:p>1,29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7842" table:style-name="ce120">
            <text:p><text:s text:c="3"/>47,842</text:p>
          </table:table-cell>
          <table:table-cell office:value-type="float" office:value="157696" table:style-name="ce120">
            <text:p><text:s text:c="3"/>157,696</text:p>
          </table:table-cell>
          <table:table-cell office:value-type="float" office:value="79350" table:style-name="ce120">
            <text:p><text:s text:c="3"/>79,350</text:p>
          </table:table-cell>
          <table:table-cell office:value-type="float" office:value="78346" table:style-name="ce120">
            <text:p><text:s text:c="3"/>78,346</text:p>
          </table:table-cell>
          <table:table-cell office:value-type="float" office:value="58" table:style-name="ce120">
            <text:p><text:s text:c="3"/>58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4.4841713693642902" table:style-name="ce121">
            <text:p>4.48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46" table:style-name="ce120">
            <text:p><text:s text:c="3"/>46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5.5665575619694598" table:style-name="ce121">
            <text:p>5.57</text:p>
          </table:table-cell>
          <table:table-cell office:value-type="float" office:value="-14" table:style-name="ce120">
            <text:p>－ <text:s/>14</text:p>
          </table:table-cell>
          <table:table-cell office:value-type="float" office:value="-1.0823861926051701" table:style-name="ce21">
            <text:p>–1.08</text:p>
          </table:table-cell>
          <table:table-cell office:value-type="float" office:value="51" table:style-name="ce120">
            <text:p><text:s text:c="3"/>51</text:p>
          </table:table-cell>
          <table:table-cell office:value-type="float" office:value="51" table:style-name="ce120">
            <text:p><text:s text:c="3"/>51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3.9429782730617" table:style-name="ce121">
            <text:p>3.94</text:p>
          </table:table-cell>
          <table:table-cell office:value-type="float" office:value="21" table:style-name="ce120">
            <text:p><text:s text:c="3"/>21</text:p>
          </table:table-cell>
          <table:table-cell office:value-type="float" office:value="19" table:style-name="ce24">
            <text:p>19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.62357928890776" table:style-name="ce19">
            <text:p>1.62</text:p>
          </table:table-cell>
          <table:table-cell office:value-type="float" office:value="575" table:style-name="ce24">
            <text:p>575</text:p>
          </table:table-cell>
          <table:table-cell office:value-type="float" office:value="768" table:style-name="ce24">
            <text:p>768</text:p>
          </table:table-cell>
          <table:table-cell office:value-type="float" office:value="1640" table:style-name="ce24">
            <text:p>1,640</text:p>
          </table:table-cell>
          <table:table-cell table:style-name="ce11"/>
          <table:table-cell table:number-columns-repeated="16353" table:style-name="ce23"/>
        </table:table-row>
        <table:table-row table:style-name="ro18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4099" table:style-name="ce122">
            <text:p><text:s text:c="3"/>44,099</text:p>
          </table:table-cell>
          <table:table-cell office:value-type="float" office:value="143727" table:style-name="ce122">
            <text:p><text:s text:c="3"/>143,727</text:p>
          </table:table-cell>
          <table:table-cell office:value-type="float" office:value="71294" table:style-name="ce122">
            <text:p><text:s text:c="3"/>71,294</text:p>
          </table:table-cell>
          <table:table-cell office:value-type="float" office:value="72433" table:style-name="ce122">
            <text:p><text:s text:c="3"/>72,433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25" table:style-name="ce122">
            <text:p><text:s text:c="3"/>25</text:p>
          </table:table-cell>
          <table:table-cell office:value-type="float" office:value="24" table:style-name="ce122">
            <text:p><text:s text:c="3"/>24</text:p>
          </table:table-cell>
          <table:table-cell office:value-type="float" office:value="4.1567291311754699" table:style-name="ce123">
            <text:p>4.16</text:p>
          </table:table-cell>
          <table:table-cell office:value-type="float" office:value="67" table:style-name="ce122">
            <text:p><text:s text:c="3"/>67</text:p>
          </table:table-cell>
          <table:table-cell office:value-type="float" office:value="41" table:style-name="ce122">
            <text:p><text:s text:c="3"/>41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5.6836908528317602" table:style-name="ce123">
            <text:p>5.68</text:p>
          </table:table-cell>
          <table:table-cell office:value-type="float" office:value="-18" table:style-name="ce122">
            <text:p>－ <text:s/>18</text:p>
          </table:table-cell>
          <table:table-cell office:value-type="float" office:value="-1.5269617216562901" table:style-name="ce74">
            <text:p>–1.53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4.1567291311754699" table:style-name="ce123">
            <text:p>4.16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18" table:style-name="ce20">
            <text:p>18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1.69662413517366" table:style-name="ce73">
            <text:p>1.70</text:p>
          </table:table-cell>
          <table:table-cell office:value-type="float" office:value="522" table:style-name="ce18">
            <text:p>522</text:p>
          </table:table-cell>
          <table:table-cell office:value-type="float" office:value="680" table:style-name="ce18">
            <text:p>680</text:p>
          </table:table-cell>
          <table:table-cell office:value-type="float" office:value="1334" table:style-name="ce18">
            <text:p>1,33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743" table:style-name="ce124">
            <text:p><text:s text:c="3"/>3,743</text:p>
          </table:table-cell>
          <table:table-cell office:value-type="float" office:value="13969" table:style-name="ce124">
            <text:p><text:s text:c="3"/>13,969</text:p>
          </table:table-cell>
          <table:table-cell office:value-type="float" office:value="8056" table:style-name="ce124">
            <text:p><text:s text:c="3"/>8,056</text:p>
          </table:table-cell>
          <table:table-cell office:value-type="float" office:value="5913" table:style-name="ce124">
            <text:p><text:s text:c="3"/>5,913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.8515499302799503" table:style-name="ce125">
            <text:p>7.8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4">
            <text:p>—</text:p>
          </table:table-cell>
          <table:table-cell office:value-type="float" office:value="4.3619721834888603" table:style-name="ce125">
            <text:p>4.3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.48957774679109" table:style-name="ce74">
            <text:p>3.4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.7447888733955399" table:style-name="ce125">
            <text:p>1.7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.87239443669776995" table:style-name="ce73">
            <text:p>0.87</text:p>
          </table:table-cell>
          <table:table-cell office:value-type="float" office:value="53" table:style-name="ce18">
            <text:p>53</text:p>
          </table:table-cell>
          <table:table-cell office:value-type="float" office:value="88" table:style-name="ce18">
            <text:p>88</text:p>
          </table:table-cell>
          <table:table-cell office:value-type="float" office:value="306" table:style-name="ce18">
            <text:p>306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1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2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3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5">
          <table:table-cell office:value-type="string" table:number-columns-spanned="25" table:number-rows-spanned="1" table:style-name="ce207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6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3 年 6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6">
            <text:p>區域別</text:p>
          </table:table-cell>
          <table:table-cell office:value-type="string" table:number-columns-spanned="4" table:number-rows-spanned="2" table:style-name="ce33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9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10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8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412899" table:style-name="ce126">
            <text:p><text:s text:c="3"/>23,412,899</text:p>
          </table:table-cell>
          <table:table-cell office:value-type="float" office:value="11540489" table:style-name="ce126">
            <text:p><text:s text:c="3"/>11,540,489</text:p>
          </table:table-cell>
          <table:table-cell office:value-type="float" office:value="11872410" table:style-name="ce126">
            <text:p><text:s text:c="3"/>11,872,410</text:p>
          </table:table-cell>
          <table:table-cell office:value-type="float" office:value="100" table:style-name="ce127">
            <text:p>100.00</text:p>
          </table:table-cell>
          <table:table-cell office:value-type="float" office:value="2769908" table:style-name="ce126">
            <text:p><text:s text:c="3"/>2,769,908</text:p>
          </table:table-cell>
          <table:table-cell office:value-type="float" office:value="1434654" table:style-name="ce126">
            <text:p><text:s text:c="3"/>1,434,654</text:p>
          </table:table-cell>
          <table:table-cell office:value-type="float" office:value="1335254" table:style-name="ce126">
            <text:p><text:s text:c="3"/>1,335,254</text:p>
          </table:table-cell>
          <table:table-cell office:value-type="float" office:value="11.83069213257188" table:style-name="ce127">
            <text:p>11.83</text:p>
          </table:table-cell>
          <table:table-cell office:value-type="float" office:value="16250295" table:style-name="ce126">
            <text:p><text:s text:c="3"/>16,250,295</text:p>
          </table:table-cell>
          <table:table-cell office:value-type="float" office:value="8122554" table:style-name="ce126">
            <text:p><text:s text:c="3"/>8,122,554</text:p>
          </table:table-cell>
          <table:table-cell office:value-type="float" office:value="8127741" table:style-name="ce126">
            <text:p><text:s text:c="3"/>8,127,741</text:p>
          </table:table-cell>
          <table:table-cell office:value-type="float" office:value="69.407445015672778" table:style-name="ce127">
            <text:p>69.41</text:p>
          </table:table-cell>
          <table:table-cell office:value-type="float" office:value="4392696" table:style-name="ce126">
            <text:p><text:s text:c="3"/>4,392,696</text:p>
          </table:table-cell>
          <table:table-cell office:value-type="float" office:value="1983281" table:style-name="ce126">
            <text:p><text:s text:c="3"/>1,983,281</text:p>
          </table:table-cell>
          <table:table-cell office:value-type="float" office:value="2409415" table:style-name="ce126">
            <text:p><text:s text:c="3"/>2,409,415</text:p>
          </table:table-cell>
          <table:table-cell office:value-type="float" office:value="18.76186285175535" table:style-name="ce127">
            <text:p>18.76</text:p>
          </table:table-cell>
          <table:table-cell office:value-type="float" office:value="9943337" table:style-name="ce126">
            <text:p><text:s text:c="3"/>9,943,337</text:p>
          </table:table-cell>
          <table:table-cell office:value-type="float" office:value="5026961" table:style-name="ce126">
            <text:p><text:s text:c="3"/>5,026,961</text:p>
          </table:table-cell>
          <table:table-cell office:value-type="float" office:value="4916376" table:style-name="ce126">
            <text:p><text:s text:c="3"/>4,916,376</text:p>
          </table:table-cell>
          <table:table-cell office:value-type="float" office:value="42.469482314001347" table:style-name="ce127">
            <text:p>42.47</text:p>
          </table:table-cell>
          <table:table-cell office:value-type="float" office:value="19616614" table:style-name="ce126">
            <text:p><text:s text:c="3"/>19,616,614</text:p>
          </table:table-cell>
          <table:table-cell office:value-type="float" office:value="9570559" table:style-name="ce126">
            <text:p><text:s text:c="3"/>9,570,559</text:p>
          </table:table-cell>
          <table:table-cell office:value-type="float" office:value="10046055" table:style-name="ce126">
            <text:p><text:s text:c="3"/>10,046,055</text:p>
          </table:table-cell>
          <table:table-cell office:value-type="float" office:value="83.785497900110528" table:style-name="ce127">
            <text:p>83.79</text:p>
          </table:table-cell>
          <table:table-cell table:style-name="ce62"/>
          <table:table-cell table:number-columns-repeated="16358" table:style-name="ce63"/>
        </table:table-row>
        <table:table-row table:style-name="ro18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43491" table:style-name="ce128">
            <text:p><text:s text:c="3"/>4,043,491</text:p>
          </table:table-cell>
          <table:table-cell office:value-type="float" office:value="1965278" table:style-name="ce128">
            <text:p><text:s text:c="3"/>1,965,278</text:p>
          </table:table-cell>
          <table:table-cell office:value-type="float" office:value="2078213" table:style-name="ce128">
            <text:p><text:s text:c="3"/>2,078,213</text:p>
          </table:table-cell>
          <table:table-cell office:value-type="float" office:value="100" table:style-name="ce129">
            <text:p>100.00</text:p>
          </table:table-cell>
          <table:table-cell office:value-type="float" office:value="451185" table:style-name="ce128">
            <text:p><text:s text:c="3"/>451,185</text:p>
          </table:table-cell>
          <table:table-cell office:value-type="float" office:value="233001" table:style-name="ce128">
            <text:p><text:s text:c="3"/>233,001</text:p>
          </table:table-cell>
          <table:table-cell office:value-type="float" office:value="218184" table:style-name="ce128">
            <text:p><text:s text:c="3"/>218,184</text:p>
          </table:table-cell>
          <table:table-cell office:value-type="float" office:value="11.15830355502213" table:style-name="ce129">
            <text:p>11.16</text:p>
          </table:table-cell>
          <table:table-cell office:value-type="float" office:value="2843948" table:style-name="ce128">
            <text:p><text:s text:c="3"/>2,843,948</text:p>
          </table:table-cell>
          <table:table-cell office:value-type="float" office:value="1401334" table:style-name="ce128">
            <text:p><text:s text:c="3"/>1,401,334</text:p>
          </table:table-cell>
          <table:table-cell office:value-type="float" office:value="1442614" table:style-name="ce128">
            <text:p><text:s text:c="3"/>1,442,614</text:p>
          </table:table-cell>
          <table:table-cell office:value-type="float" office:value="70.333976259623171" table:style-name="ce129">
            <text:p>70.33</text:p>
          </table:table-cell>
          <table:table-cell office:value-type="float" office:value="748358" table:style-name="ce128">
            <text:p><text:s text:c="3"/>748,358</text:p>
          </table:table-cell>
          <table:table-cell office:value-type="float" office:value="330943" table:style-name="ce128">
            <text:p><text:s text:c="3"/>330,943</text:p>
          </table:table-cell>
          <table:table-cell office:value-type="float" office:value="417415" table:style-name="ce128">
            <text:p><text:s text:c="3"/>417,415</text:p>
          </table:table-cell>
          <table:table-cell office:value-type="float" office:value="18.507720185354689" table:style-name="ce129">
            <text:p>18.51</text:p>
          </table:table-cell>
          <table:table-cell office:value-type="float" office:value="1734885" table:style-name="ce128">
            <text:p><text:s text:c="3"/>1,734,885</text:p>
          </table:table-cell>
          <table:table-cell office:value-type="float" office:value="874085" table:style-name="ce128">
            <text:p><text:s text:c="3"/>874,085</text:p>
          </table:table-cell>
          <table:table-cell office:value-type="float" office:value="860800" table:style-name="ce128">
            <text:p><text:s text:c="3"/>860,800</text:p>
          </table:table-cell>
          <table:table-cell office:value-type="float" office:value="42.905622888736488" table:style-name="ce129">
            <text:p>42.91</text:p>
          </table:table-cell>
          <table:table-cell office:value-type="float" office:value="3421252" table:style-name="ce128">
            <text:p><text:s text:c="3"/>3,421,252</text:p>
          </table:table-cell>
          <table:table-cell office:value-type="float" office:value="1642951" table:style-name="ce128">
            <text:p><text:s text:c="3"/>1,642,951</text:p>
          </table:table-cell>
          <table:table-cell office:value-type="float" office:value="1778301" table:style-name="ce128">
            <text:p><text:s text:c="3"/>1,778,301</text:p>
          </table:table-cell>
          <table:table-cell office:value-type="float" office:value="84.611342030933173" table:style-name="ce129">
            <text:p>84.6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506767" table:style-name="ce130">
            <text:p><text:s text:c="3"/>2,506,767</text:p>
          </table:table-cell>
          <table:table-cell office:value-type="float" office:value="1183068" table:style-name="ce130">
            <text:p><text:s text:c="3"/>1,183,068</text:p>
          </table:table-cell>
          <table:table-cell office:value-type="float" office:value="1323699" table:style-name="ce130">
            <text:p><text:s text:c="3"/>1,323,699</text:p>
          </table:table-cell>
          <table:table-cell office:value-type="float" office:value="100" table:style-name="ce131">
            <text:p>100.00</text:p>
          </table:table-cell>
          <table:table-cell office:value-type="float" office:value="307220" table:style-name="ce130">
            <text:p><text:s text:c="3"/>307,220</text:p>
          </table:table-cell>
          <table:table-cell office:value-type="float" office:value="158329" table:style-name="ce130">
            <text:p><text:s text:c="3"/>158,329</text:p>
          </table:table-cell>
          <table:table-cell office:value-type="float" office:value="148891" table:style-name="ce130">
            <text:p><text:s text:c="3"/>148,891</text:p>
          </table:table-cell>
          <table:table-cell office:value-type="float" office:value="12.25562647027027" table:style-name="ce131">
            <text:p>12.26</text:p>
          </table:table-cell>
          <table:table-cell office:value-type="float" office:value="1635307" table:style-name="ce130">
            <text:p><text:s text:c="3"/>1,635,307</text:p>
          </table:table-cell>
          <table:table-cell office:value-type="float" office:value="777880" table:style-name="ce130">
            <text:p><text:s text:c="3"/>777,880</text:p>
          </table:table-cell>
          <table:table-cell office:value-type="float" office:value="857427" table:style-name="ce130">
            <text:p><text:s text:c="3"/>857,427</text:p>
          </table:table-cell>
          <table:table-cell office:value-type="float" office:value="65.235700007220458" table:style-name="ce131">
            <text:p>65.24</text:p>
          </table:table-cell>
          <table:table-cell office:value-type="float" office:value="564240" table:style-name="ce130">
            <text:p><text:s text:c="3"/>564,240</text:p>
          </table:table-cell>
          <table:table-cell office:value-type="float" office:value="246859" table:style-name="ce130">
            <text:p><text:s text:c="3"/>246,859</text:p>
          </table:table-cell>
          <table:table-cell office:value-type="float" office:value="317381" table:style-name="ce130">
            <text:p><text:s text:c="3"/>317,381</text:p>
          </table:table-cell>
          <table:table-cell office:value-type="float" office:value="22.50867352250927" table:style-name="ce131">
            <text:p>22.51</text:p>
          </table:table-cell>
          <table:table-cell office:value-type="float" office:value="978466" table:style-name="ce130">
            <text:p><text:s text:c="3"/>978,466</text:p>
          </table:table-cell>
          <table:table-cell office:value-type="float" office:value="470316" table:style-name="ce130">
            <text:p><text:s text:c="3"/>470,316</text:p>
          </table:table-cell>
          <table:table-cell office:value-type="float" office:value="508150" table:style-name="ce130">
            <text:p><text:s text:c="3"/>508,150</text:p>
          </table:table-cell>
          <table:table-cell office:value-type="float" office:value="39.032985514808523" table:style-name="ce131">
            <text:p>39.03</text:p>
          </table:table-cell>
          <table:table-cell office:value-type="float" office:value="2099815" table:style-name="ce130">
            <text:p><text:s text:c="3"/>2,099,815</text:p>
          </table:table-cell>
          <table:table-cell office:value-type="float" office:value="972838" table:style-name="ce130">
            <text:p><text:s text:c="3"/>972,838</text:p>
          </table:table-cell>
          <table:table-cell office:value-type="float" office:value="1126977" table:style-name="ce130">
            <text:p><text:s text:c="3"/>1,126,977</text:p>
          </table:table-cell>
          <table:table-cell office:value-type="float" office:value="83.765862563213886" table:style-name="ce131">
            <text:p>83.7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26581" table:style-name="ce132">
            <text:p><text:s text:c="3"/>2,326,581</text:p>
          </table:table-cell>
          <table:table-cell office:value-type="float" office:value="1146463" table:style-name="ce132">
            <text:p><text:s text:c="3"/>1,146,463</text:p>
          </table:table-cell>
          <table:table-cell office:value-type="float" office:value="1180118" table:style-name="ce132">
            <text:p><text:s text:c="3"/>1,180,118</text:p>
          </table:table-cell>
          <table:table-cell office:value-type="float" office:value="100" table:style-name="ce133">
            <text:p>100.00</text:p>
          </table:table-cell>
          <table:table-cell office:value-type="float" office:value="316464" table:style-name="ce132">
            <text:p><text:s text:c="3"/>316,464</text:p>
          </table:table-cell>
          <table:table-cell office:value-type="float" office:value="164071" table:style-name="ce132">
            <text:p><text:s text:c="3"/>164,071</text:p>
          </table:table-cell>
          <table:table-cell office:value-type="float" office:value="152393" table:style-name="ce132">
            <text:p><text:s text:c="3"/>152,393</text:p>
          </table:table-cell>
          <table:table-cell office:value-type="float" office:value="13.602105407032891" table:style-name="ce133">
            <text:p>13.60</text:p>
          </table:table-cell>
          <table:table-cell office:value-type="float" office:value="1649915" table:style-name="ce132">
            <text:p><text:s text:c="3"/>1,649,915</text:p>
          </table:table-cell>
          <table:table-cell office:value-type="float" office:value="820172" table:style-name="ce132">
            <text:p><text:s text:c="3"/>820,172</text:p>
          </table:table-cell>
          <table:table-cell office:value-type="float" office:value="829743" table:style-name="ce132">
            <text:p><text:s text:c="3"/>829,743</text:p>
          </table:table-cell>
          <table:table-cell office:value-type="float" office:value="70.91586323450592" table:style-name="ce133">
            <text:p>70.92</text:p>
          </table:table-cell>
          <table:table-cell office:value-type="float" office:value="360202" table:style-name="ce132">
            <text:p><text:s text:c="3"/>360,202</text:p>
          </table:table-cell>
          <table:table-cell office:value-type="float" office:value="162220" table:style-name="ce132">
            <text:p><text:s text:c="3"/>162,220</text:p>
          </table:table-cell>
          <table:table-cell office:value-type="float" office:value="197982" table:style-name="ce132">
            <text:p><text:s text:c="3"/>197,982</text:p>
          </table:table-cell>
          <table:table-cell office:value-type="float" office:value="15.482031358461191" table:style-name="ce133">
            <text:p>15.48</text:p>
          </table:table-cell>
          <table:table-cell office:value-type="float" office:value="1044386" table:style-name="ce132">
            <text:p><text:s text:c="3"/>1,044,386</text:p>
          </table:table-cell>
          <table:table-cell office:value-type="float" office:value="524547" table:style-name="ce132">
            <text:p><text:s text:c="3"/>524,547</text:p>
          </table:table-cell>
          <table:table-cell office:value-type="float" office:value="519839" table:style-name="ce132">
            <text:p><text:s text:c="3"/>519,839</text:p>
          </table:table-cell>
          <table:table-cell office:value-type="float" office:value="44.889303230792308" table:style-name="ce133">
            <text:p>44.89</text:p>
          </table:table-cell>
          <table:table-cell office:value-type="float" office:value="1898708" table:style-name="ce132">
            <text:p><text:s text:c="3"/>1,898,708</text:p>
          </table:table-cell>
          <table:table-cell office:value-type="float" office:value="924073" table:style-name="ce132">
            <text:p><text:s text:c="3"/>924,073</text:p>
          </table:table-cell>
          <table:table-cell office:value-type="float" office:value="974635" table:style-name="ce132">
            <text:p><text:s text:c="3"/>974,635</text:p>
          </table:table-cell>
          <table:table-cell office:value-type="float" office:value="81.609365846278294" table:style-name="ce133">
            <text:p>81.6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52286" table:style-name="ce134">
            <text:p><text:s text:c="3"/>2,852,286</text:p>
          </table:table-cell>
          <table:table-cell office:value-type="float" office:value="1393802" table:style-name="ce134">
            <text:p><text:s text:c="3"/>1,393,802</text:p>
          </table:table-cell>
          <table:table-cell office:value-type="float" office:value="1458484" table:style-name="ce134">
            <text:p><text:s text:c="3"/>1,458,484</text:p>
          </table:table-cell>
          <table:table-cell office:value-type="float" office:value="100" table:style-name="ce135">
            <text:p>100.00</text:p>
          </table:table-cell>
          <table:table-cell office:value-type="float" office:value="375475" table:style-name="ce134">
            <text:p><text:s text:c="3"/>375,475</text:p>
          </table:table-cell>
          <table:table-cell office:value-type="float" office:value="194776" table:style-name="ce134">
            <text:p><text:s text:c="3"/>194,776</text:p>
          </table:table-cell>
          <table:table-cell office:value-type="float" office:value="180699" table:style-name="ce134">
            <text:p><text:s text:c="3"/>180,699</text:p>
          </table:table-cell>
          <table:table-cell office:value-type="float" office:value="13.164002487829061" table:style-name="ce135">
            <text:p>13.16</text:p>
          </table:table-cell>
          <table:table-cell office:value-type="float" office:value="2015304" table:style-name="ce134">
            <text:p><text:s text:c="3"/>2,015,304</text:p>
          </table:table-cell>
          <table:table-cell office:value-type="float" office:value="991334" table:style-name="ce134">
            <text:p><text:s text:c="3"/>991,334</text:p>
          </table:table-cell>
          <table:table-cell office:value-type="float" office:value="1023970" table:style-name="ce134">
            <text:p><text:s text:c="3"/>1,023,970</text:p>
          </table:table-cell>
          <table:table-cell office:value-type="float" office:value="70.655747705524618" table:style-name="ce135">
            <text:p>70.66</text:p>
          </table:table-cell>
          <table:table-cell office:value-type="float" office:value="461507" table:style-name="ce134">
            <text:p><text:s text:c="3"/>461,507</text:p>
          </table:table-cell>
          <table:table-cell office:value-type="float" office:value="207692" table:style-name="ce134">
            <text:p><text:s text:c="3"/>207,692</text:p>
          </table:table-cell>
          <table:table-cell office:value-type="float" office:value="253815" table:style-name="ce134">
            <text:p><text:s text:c="3"/>253,815</text:p>
          </table:table-cell>
          <table:table-cell office:value-type="float" office:value="16.180249806646319" table:style-name="ce135">
            <text:p>16.18</text:p>
          </table:table-cell>
          <table:table-cell office:value-type="float" office:value="1263697" table:style-name="ce134">
            <text:p><text:s text:c="3"/>1,263,697</text:p>
          </table:table-cell>
          <table:table-cell office:value-type="float" office:value="631642" table:style-name="ce134">
            <text:p><text:s text:c="3"/>631,642</text:p>
          </table:table-cell>
          <table:table-cell office:value-type="float" office:value="632055" table:style-name="ce134">
            <text:p><text:s text:c="3"/>632,055</text:p>
          </table:table-cell>
          <table:table-cell office:value-type="float" office:value="44.304708574105121" table:style-name="ce135">
            <text:p>44.30</text:p>
          </table:table-cell>
          <table:table-cell office:value-type="float" office:value="2342533" table:style-name="ce134">
            <text:p><text:s text:c="3"/>2,342,533</text:p>
          </table:table-cell>
          <table:table-cell office:value-type="float" office:value="1129434" table:style-name="ce134">
            <text:p><text:s text:c="3"/>1,129,434</text:p>
          </table:table-cell>
          <table:table-cell office:value-type="float" office:value="1213099" table:style-name="ce134">
            <text:p><text:s text:c="3"/>1,213,099</text:p>
          </table:table-cell>
          <table:table-cell office:value-type="float" office:value="82.128264837397097" table:style-name="ce135">
            <text:p>82.13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9706" table:style-name="ce136">
            <text:p><text:s text:c="3"/>1,859,706</text:p>
          </table:table-cell>
          <table:table-cell office:value-type="float" office:value="922531" table:style-name="ce136">
            <text:p><text:s text:c="3"/>922,531</text:p>
          </table:table-cell>
          <table:table-cell office:value-type="float" office:value="937175" table:style-name="ce136">
            <text:p><text:s text:c="3"/>937,175</text:p>
          </table:table-cell>
          <table:table-cell office:value-type="float" office:value="100" table:style-name="ce137">
            <text:p>100.00</text:p>
          </table:table-cell>
          <table:table-cell office:value-type="float" office:value="210440" table:style-name="ce136">
            <text:p><text:s text:c="3"/>210,440</text:p>
          </table:table-cell>
          <table:table-cell office:value-type="float" office:value="109126" table:style-name="ce136">
            <text:p><text:s text:c="3"/>109,126</text:p>
          </table:table-cell>
          <table:table-cell office:value-type="float" office:value="101314" table:style-name="ce136">
            <text:p><text:s text:c="3"/>101,314</text:p>
          </table:table-cell>
          <table:table-cell office:value-type="float" office:value="11.31576711587746" table:style-name="ce137">
            <text:p>11.32</text:p>
          </table:table-cell>
          <table:table-cell office:value-type="float" office:value="1292613" table:style-name="ce136">
            <text:p><text:s text:c="3"/>1,292,613</text:p>
          </table:table-cell>
          <table:table-cell office:value-type="float" office:value="649656" table:style-name="ce136">
            <text:p><text:s text:c="3"/>649,656</text:p>
          </table:table-cell>
          <table:table-cell office:value-type="float" office:value="642957" table:style-name="ce136">
            <text:p><text:s text:c="3"/>642,957</text:p>
          </table:table-cell>
          <table:table-cell office:value-type="float" office:value="69.506309061754919" table:style-name="ce137">
            <text:p>69.51</text:p>
          </table:table-cell>
          <table:table-cell office:value-type="float" office:value="356653" table:style-name="ce136">
            <text:p><text:s text:c="3"/>356,653</text:p>
          </table:table-cell>
          <table:table-cell office:value-type="float" office:value="163749" table:style-name="ce136">
            <text:p><text:s text:c="3"/>163,749</text:p>
          </table:table-cell>
          <table:table-cell office:value-type="float" office:value="192904" table:style-name="ce136">
            <text:p><text:s text:c="3"/>192,904</text:p>
          </table:table-cell>
          <table:table-cell office:value-type="float" office:value="19.177923822367621" table:style-name="ce137">
            <text:p>19.18</text:p>
          </table:table-cell>
          <table:table-cell office:value-type="float" office:value="787257" table:style-name="ce136">
            <text:p><text:s text:c="3"/>787,257</text:p>
          </table:table-cell>
          <table:table-cell office:value-type="float" office:value="400691" table:style-name="ce136">
            <text:p><text:s text:c="3"/>400,691</text:p>
          </table:table-cell>
          <table:table-cell office:value-type="float" office:value="386566" table:style-name="ce136">
            <text:p><text:s text:c="3"/>386,566</text:p>
          </table:table-cell>
          <table:table-cell office:value-type="float" office:value="42.332336401560241" table:style-name="ce137">
            <text:p>42.33</text:p>
          </table:table-cell>
          <table:table-cell office:value-type="float" office:value="1570989" table:style-name="ce136">
            <text:p><text:s text:c="3"/>1,570,989</text:p>
          </table:table-cell>
          <table:table-cell office:value-type="float" office:value="772704" table:style-name="ce136">
            <text:p><text:s text:c="3"/>772,704</text:p>
          </table:table-cell>
          <table:table-cell office:value-type="float" office:value="798285" table:style-name="ce136">
            <text:p><text:s text:c="3"/>798,285</text:p>
          </table:table-cell>
          <table:table-cell office:value-type="float" office:value="84.475126713577311" table:style-name="ce137">
            <text:p>84.4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4858" table:style-name="ce138">
            <text:p><text:s text:c="3"/>2,734,858</text:p>
          </table:table-cell>
          <table:table-cell office:value-type="float" office:value="1340231" table:style-name="ce138">
            <text:p><text:s text:c="3"/>1,340,231</text:p>
          </table:table-cell>
          <table:table-cell office:value-type="float" office:value="1394627" table:style-name="ce138">
            <text:p><text:s text:c="3"/>1,394,627</text:p>
          </table:table-cell>
          <table:table-cell office:value-type="float" office:value="100" table:style-name="ce139">
            <text:p>100.00</text:p>
          </table:table-cell>
          <table:table-cell office:value-type="float" office:value="303203" table:style-name="ce138">
            <text:p><text:s text:c="3"/>303,203</text:p>
          </table:table-cell>
          <table:table-cell office:value-type="float" office:value="156892" table:style-name="ce138">
            <text:p><text:s text:c="3"/>156,892</text:p>
          </table:table-cell>
          <table:table-cell office:value-type="float" office:value="146311" table:style-name="ce138">
            <text:p><text:s text:c="3"/>146,311</text:p>
          </table:table-cell>
          <table:table-cell office:value-type="float" office:value="11.086608518614129" table:style-name="ce139">
            <text:p>11.09</text:p>
          </table:table-cell>
          <table:table-cell office:value-type="float" office:value="1898122" table:style-name="ce138">
            <text:p><text:s text:c="3"/>1,898,122</text:p>
          </table:table-cell>
          <table:table-cell office:value-type="float" office:value="945072" table:style-name="ce138">
            <text:p><text:s text:c="3"/>945,072</text:p>
          </table:table-cell>
          <table:table-cell office:value-type="float" office:value="953050" table:style-name="ce138">
            <text:p><text:s text:c="3"/>953,050</text:p>
          </table:table-cell>
          <table:table-cell office:value-type="float" office:value="69.40477348366899" table:style-name="ce139">
            <text:p>69.40</text:p>
          </table:table-cell>
          <table:table-cell office:value-type="float" office:value="533533" table:style-name="ce138">
            <text:p><text:s text:c="3"/>533,533</text:p>
          </table:table-cell>
          <table:table-cell office:value-type="float" office:value="238267" table:style-name="ce138">
            <text:p><text:s text:c="3"/>238,267</text:p>
          </table:table-cell>
          <table:table-cell office:value-type="float" office:value="295266" table:style-name="ce138">
            <text:p><text:s text:c="3"/>295,266</text:p>
          </table:table-cell>
          <table:table-cell office:value-type="float" office:value="19.50861799771689" table:style-name="ce139">
            <text:p>19.51</text:p>
          </table:table-cell>
          <table:table-cell office:value-type="float" office:value="1152422" table:style-name="ce138">
            <text:p><text:s text:c="3"/>1,152,422</text:p>
          </table:table-cell>
          <table:table-cell office:value-type="float" office:value="581150" table:style-name="ce138">
            <text:p><text:s text:c="3"/>581,150</text:p>
          </table:table-cell>
          <table:table-cell office:value-type="float" office:value="571272" table:style-name="ce138">
            <text:p><text:s text:c="3"/>571,272</text:p>
          </table:table-cell>
          <table:table-cell office:value-type="float" office:value="42.138275552149317" table:style-name="ce139">
            <text:p>42.14</text:p>
          </table:table-cell>
          <table:table-cell office:value-type="float" office:value="2316786" table:style-name="ce138">
            <text:p><text:s text:c="3"/>2,316,786</text:p>
          </table:table-cell>
          <table:table-cell office:value-type="float" office:value="1123659" table:style-name="ce138">
            <text:p><text:s text:c="3"/>1,123,659</text:p>
          </table:table-cell>
          <table:table-cell office:value-type="float" office:value="1193127" table:style-name="ce138">
            <text:p><text:s text:c="3"/>1,193,127</text:p>
          </table:table-cell>
          <table:table-cell office:value-type="float" office:value="84.713209972876101" table:style-name="ce139">
            <text:p>84.7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31514" table:style-name="ce140">
            <text:p><text:s text:c="3"/>6,931,514</text:p>
          </table:table-cell>
          <table:table-cell office:value-type="float" office:value="3509766" table:style-name="ce140">
            <text:p><text:s text:c="3"/>3,509,766</text:p>
          </table:table-cell>
          <table:table-cell office:value-type="float" office:value="3421748" table:style-name="ce140">
            <text:p><text:s text:c="3"/>3,421,748</text:p>
          </table:table-cell>
          <table:table-cell office:value-type="float" office:value="100" table:style-name="ce141">
            <text:p>100.00</text:p>
          </table:table-cell>
          <table:table-cell office:value-type="float" office:value="793079" table:style-name="ce140">
            <text:p><text:s text:c="3"/>793,079</text:p>
          </table:table-cell>
          <table:table-cell office:value-type="float" office:value="411746" table:style-name="ce140">
            <text:p><text:s text:c="3"/>411,746</text:p>
          </table:table-cell>
          <table:table-cell office:value-type="float" office:value="381333" table:style-name="ce140">
            <text:p><text:s text:c="3"/>381,333</text:p>
          </table:table-cell>
          <table:table-cell office:value-type="float" office:value="11.441641753879461" table:style-name="ce141">
            <text:p>11.44</text:p>
          </table:table-cell>
          <table:table-cell office:value-type="float" office:value="4797868" table:style-name="ce140">
            <text:p><text:s text:c="3"/>4,797,868</text:p>
          </table:table-cell>
          <table:table-cell office:value-type="float" office:value="2477904" table:style-name="ce140">
            <text:p><text:s text:c="3"/>2,477,904</text:p>
          </table:table-cell>
          <table:table-cell office:value-type="float" office:value="2319964" table:style-name="ce140">
            <text:p><text:s text:c="3"/>2,319,964</text:p>
          </table:table-cell>
          <table:table-cell office:value-type="float" office:value="69.21818234804114" table:style-name="ce141">
            <text:p>69.22</text:p>
          </table:table-cell>
          <table:table-cell office:value-type="float" office:value="1340567" table:style-name="ce140">
            <text:p><text:s text:c="3"/>1,340,567</text:p>
          </table:table-cell>
          <table:table-cell office:value-type="float" office:value="620116" table:style-name="ce140">
            <text:p><text:s text:c="3"/>620,116</text:p>
          </table:table-cell>
          <table:table-cell office:value-type="float" office:value="720451" table:style-name="ce140">
            <text:p><text:s text:c="3"/>720,451</text:p>
          </table:table-cell>
          <table:table-cell office:value-type="float" office:value="19.340175898079409" table:style-name="ce141">
            <text:p>19.34</text:p>
          </table:table-cell>
          <table:table-cell office:value-type="float" office:value="2912518" table:style-name="ce140">
            <text:p><text:s text:c="3"/>2,912,518</text:p>
          </table:table-cell>
          <table:table-cell office:value-type="float" office:value="1509315" table:style-name="ce140">
            <text:p><text:s text:c="3"/>1,509,315</text:p>
          </table:table-cell>
          <table:table-cell office:value-type="float" office:value="1403203" table:style-name="ce140">
            <text:p><text:s text:c="3"/>1,403,203</text:p>
          </table:table-cell>
          <table:table-cell office:value-type="float" office:value="42.018496969060443" table:style-name="ce141">
            <text:p>42.02</text:p>
          </table:table-cell>
          <table:table-cell office:value-type="float" office:value="5827704" table:style-name="ce140">
            <text:p><text:s text:c="3"/>5,827,704</text:p>
          </table:table-cell>
          <table:table-cell office:value-type="float" office:value="2935384" table:style-name="ce140">
            <text:p><text:s text:c="3"/>2,935,384</text:p>
          </table:table-cell>
          <table:table-cell office:value-type="float" office:value="2892320" table:style-name="ce140">
            <text:p><text:s text:c="3"/>2,892,320</text:p>
          </table:table-cell>
          <table:table-cell office:value-type="float" office:value="84.075484807503813" table:style-name="ce141">
            <text:p>84.0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422" table:style-name="ce142">
            <text:p><text:s text:c="3"/>449,422</text:p>
          </table:table-cell>
          <table:table-cell office:value-type="float" office:value="225414" table:style-name="ce142">
            <text:p><text:s text:c="3"/>225,414</text:p>
          </table:table-cell>
          <table:table-cell office:value-type="float" office:value="224008" table:style-name="ce142">
            <text:p><text:s text:c="3"/>224,008</text:p>
          </table:table-cell>
          <table:table-cell office:value-type="float" office:value="100" table:style-name="ce143">
            <text:p>100.00</text:p>
          </table:table-cell>
          <table:table-cell office:value-type="float" office:value="50499" table:style-name="ce142">
            <text:p><text:s text:c="3"/>50,499</text:p>
          </table:table-cell>
          <table:table-cell office:value-type="float" office:value="26114" table:style-name="ce142">
            <text:p><text:s text:c="3"/>26,114</text:p>
          </table:table-cell>
          <table:table-cell office:value-type="float" office:value="24385" table:style-name="ce142">
            <text:p><text:s text:c="3"/>24,385</text:p>
          </table:table-cell>
          <table:table-cell office:value-type="float" office:value="11.23643257339427" table:style-name="ce143">
            <text:p>11.24</text:p>
          </table:table-cell>
          <table:table-cell office:value-type="float" office:value="310776" table:style-name="ce142">
            <text:p><text:s text:c="3"/>310,776</text:p>
          </table:table-cell>
          <table:table-cell office:value-type="float" office:value="158682" table:style-name="ce142">
            <text:p><text:s text:c="3"/>158,682</text:p>
          </table:table-cell>
          <table:table-cell office:value-type="float" office:value="152094" table:style-name="ce142">
            <text:p><text:s text:c="3"/>152,094</text:p>
          </table:table-cell>
          <table:table-cell office:value-type="float" office:value="69.150152863010717" table:style-name="ce143">
            <text:p>69.15</text:p>
          </table:table-cell>
          <table:table-cell office:value-type="float" office:value="88147" table:style-name="ce142">
            <text:p><text:s text:c="3"/>88,147</text:p>
          </table:table-cell>
          <table:table-cell office:value-type="float" office:value="40618" table:style-name="ce142">
            <text:p><text:s text:c="3"/>40,618</text:p>
          </table:table-cell>
          <table:table-cell office:value-type="float" office:value="47529" table:style-name="ce142">
            <text:p><text:s text:c="3"/>47,529</text:p>
          </table:table-cell>
          <table:table-cell office:value-type="float" office:value="19.613414563595011" table:style-name="ce143">
            <text:p>19.61</text:p>
          </table:table-cell>
          <table:table-cell office:value-type="float" office:value="186023" table:style-name="ce142">
            <text:p><text:s text:c="3"/>186,023</text:p>
          </table:table-cell>
          <table:table-cell office:value-type="float" office:value="95809" table:style-name="ce142">
            <text:p><text:s text:c="3"/>95,809</text:p>
          </table:table-cell>
          <table:table-cell office:value-type="float" office:value="90214" table:style-name="ce142">
            <text:p><text:s text:c="3"/>90,214</text:p>
          </table:table-cell>
          <table:table-cell office:value-type="float" office:value="41.391609667528513" table:style-name="ce143">
            <text:p>41.39</text:p>
          </table:table-cell>
          <table:table-cell office:value-type="float" office:value="379474" table:style-name="ce142">
            <text:p><text:s text:c="3"/>379,474</text:p>
          </table:table-cell>
          <table:table-cell office:value-type="float" office:value="189267" table:style-name="ce142">
            <text:p><text:s text:c="3"/>189,267</text:p>
          </table:table-cell>
          <table:table-cell office:value-type="float" office:value="190207" table:style-name="ce142">
            <text:p><text:s text:c="3"/>190,207</text:p>
          </table:table-cell>
          <table:table-cell office:value-type="float" office:value="84.436008918121502" table:style-name="ce143">
            <text:p>84.4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91813" table:style-name="ce144">
            <text:p><text:s text:c="3"/>591,813</text:p>
          </table:table-cell>
          <table:table-cell office:value-type="float" office:value="301181" table:style-name="ce144">
            <text:p><text:s text:c="3"/>301,181</text:p>
          </table:table-cell>
          <table:table-cell office:value-type="float" office:value="290632" table:style-name="ce144">
            <text:p><text:s text:c="3"/>290,632</text:p>
          </table:table-cell>
          <table:table-cell office:value-type="float" office:value="100" table:style-name="ce145">
            <text:p>100.00</text:p>
          </table:table-cell>
          <table:table-cell office:value-type="float" office:value="90767" table:style-name="ce144">
            <text:p><text:s text:c="3"/>90,767</text:p>
          </table:table-cell>
          <table:table-cell office:value-type="float" office:value="47026" table:style-name="ce144">
            <text:p><text:s text:c="3"/>47,026</text:p>
          </table:table-cell>
          <table:table-cell office:value-type="float" office:value="43741" table:style-name="ce144">
            <text:p><text:s text:c="3"/>43,741</text:p>
          </table:table-cell>
          <table:table-cell office:value-type="float" office:value="15.33710817437265" table:style-name="ce145">
            <text:p>15.34</text:p>
          </table:table-cell>
          <table:table-cell office:value-type="float" office:value="416684" table:style-name="ce144">
            <text:p><text:s text:c="3"/>416,684</text:p>
          </table:table-cell>
          <table:table-cell office:value-type="float" office:value="213971" table:style-name="ce144">
            <text:p><text:s text:c="3"/>213,971</text:p>
          </table:table-cell>
          <table:table-cell office:value-type="float" office:value="202713" table:style-name="ce144">
            <text:p><text:s text:c="3"/>202,713</text:p>
          </table:table-cell>
          <table:table-cell office:value-type="float" office:value="70.408051191846084" table:style-name="ce145">
            <text:p>70.41</text:p>
          </table:table-cell>
          <table:table-cell office:value-type="float" office:value="84362" table:style-name="ce144">
            <text:p><text:s text:c="3"/>84,362</text:p>
          </table:table-cell>
          <table:table-cell office:value-type="float" office:value="40184" table:style-name="ce144">
            <text:p><text:s text:c="3"/>40,184</text:p>
          </table:table-cell>
          <table:table-cell office:value-type="float" office:value="44178" table:style-name="ce144">
            <text:p><text:s text:c="3"/>44,178</text:p>
          </table:table-cell>
          <table:table-cell office:value-type="float" office:value="14.25484063378128" table:style-name="ce145">
            <text:p>14.25</text:p>
          </table:table-cell>
          <table:table-cell office:value-type="float" office:value="264386" table:style-name="ce144">
            <text:p><text:s text:c="3"/>264,386</text:p>
          </table:table-cell>
          <table:table-cell office:value-type="float" office:value="135688" table:style-name="ce144">
            <text:p><text:s text:c="3"/>135,688</text:p>
          </table:table-cell>
          <table:table-cell office:value-type="float" office:value="128698" table:style-name="ce144">
            <text:p><text:s text:c="3"/>128,698</text:p>
          </table:table-cell>
          <table:table-cell office:value-type="float" office:value="44.673908819170919" table:style-name="ce145">
            <text:p>44.67</text:p>
          </table:table-cell>
          <table:table-cell office:value-type="float" office:value="470320" table:style-name="ce144">
            <text:p><text:s text:c="3"/>470,320</text:p>
          </table:table-cell>
          <table:table-cell office:value-type="float" office:value="238026" table:style-name="ce144">
            <text:p><text:s text:c="3"/>238,026</text:p>
          </table:table-cell>
          <table:table-cell office:value-type="float" office:value="232294" table:style-name="ce144">
            <text:p><text:s text:c="3"/>232,294</text:p>
          </table:table-cell>
          <table:table-cell office:value-type="float" office:value="79.471049132073816" table:style-name="ce145">
            <text:p>79.4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3566" table:style-name="ce146">
            <text:p><text:s text:c="3"/>533,566</text:p>
          </table:table-cell>
          <table:table-cell office:value-type="float" office:value="274279" table:style-name="ce146">
            <text:p><text:s text:c="3"/>274,279</text:p>
          </table:table-cell>
          <table:table-cell office:value-type="float" office:value="259287" table:style-name="ce146">
            <text:p><text:s text:c="3"/>259,287</text:p>
          </table:table-cell>
          <table:table-cell office:value-type="float" office:value="100" table:style-name="ce147">
            <text:p>100.00</text:p>
          </table:table-cell>
          <table:table-cell office:value-type="float" office:value="60906" table:style-name="ce146">
            <text:p><text:s text:c="3"/>60,906</text:p>
          </table:table-cell>
          <table:table-cell office:value-type="float" office:value="31512" table:style-name="ce146">
            <text:p><text:s text:c="3"/>31,512</text:p>
          </table:table-cell>
          <table:table-cell office:value-type="float" office:value="29394" table:style-name="ce146">
            <text:p><text:s text:c="3"/>29,394</text:p>
          </table:table-cell>
          <table:table-cell office:value-type="float" office:value="11.414895251946341" table:style-name="ce147">
            <text:p>11.41</text:p>
          </table:table-cell>
          <table:table-cell office:value-type="float" office:value="370314" table:style-name="ce146">
            <text:p><text:s text:c="3"/>370,314</text:p>
          </table:table-cell>
          <table:table-cell office:value-type="float" office:value="194169" table:style-name="ce146">
            <text:p><text:s text:c="3"/>194,169</text:p>
          </table:table-cell>
          <table:table-cell office:value-type="float" office:value="176145" table:style-name="ce146">
            <text:p><text:s text:c="3"/>176,145</text:p>
          </table:table-cell>
          <table:table-cell office:value-type="float" office:value="69.403597680511879" table:style-name="ce147">
            <text:p>69.40</text:p>
          </table:table-cell>
          <table:table-cell office:value-type="float" office:value="102346" table:style-name="ce146">
            <text:p><text:s text:c="3"/>102,346</text:p>
          </table:table-cell>
          <table:table-cell office:value-type="float" office:value="48598" table:style-name="ce146">
            <text:p><text:s text:c="3"/>48,598</text:p>
          </table:table-cell>
          <table:table-cell office:value-type="float" office:value="53748" table:style-name="ce146">
            <text:p><text:s text:c="3"/>53,748</text:p>
          </table:table-cell>
          <table:table-cell office:value-type="float" office:value="19.18150706754178" table:style-name="ce147">
            <text:p>19.18</text:p>
          </table:table-cell>
          <table:table-cell office:value-type="float" office:value="225967" table:style-name="ce146">
            <text:p><text:s text:c="3"/>225,967</text:p>
          </table:table-cell>
          <table:table-cell office:value-type="float" office:value="119149" table:style-name="ce146">
            <text:p><text:s text:c="3"/>119,149</text:p>
          </table:table-cell>
          <table:table-cell office:value-type="float" office:value="106818" table:style-name="ce146">
            <text:p><text:s text:c="3"/>106,818</text:p>
          </table:table-cell>
          <table:table-cell office:value-type="float" office:value="42.350337165411588" table:style-name="ce147">
            <text:p>42.35</text:p>
          </table:table-cell>
          <table:table-cell office:value-type="float" office:value="448027" table:style-name="ce146">
            <text:p><text:s text:c="3"/>448,027</text:p>
          </table:table-cell>
          <table:table-cell office:value-type="float" office:value="229860" table:style-name="ce146">
            <text:p><text:s text:c="3"/>229,860</text:p>
          </table:table-cell>
          <table:table-cell office:value-type="float" office:value="218167" table:style-name="ce146">
            <text:p><text:s text:c="3"/>218,167</text:p>
          </table:table-cell>
          <table:table-cell office:value-type="float" office:value="83.968431271857654" table:style-name="ce147">
            <text:p>83.9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32192" table:style-name="ce148">
            <text:p><text:s text:c="3"/>1,232,192</text:p>
          </table:table-cell>
          <table:table-cell office:value-type="float" office:value="624686" table:style-name="ce148">
            <text:p><text:s text:c="3"/>624,686</text:p>
          </table:table-cell>
          <table:table-cell office:value-type="float" office:value="607506" table:style-name="ce148">
            <text:p><text:s text:c="3"/>607,506</text:p>
          </table:table-cell>
          <table:table-cell office:value-type="float" office:value="100" table:style-name="ce149">
            <text:p>100.00</text:p>
          </table:table-cell>
          <table:table-cell office:value-type="float" office:value="145221" table:style-name="ce148">
            <text:p><text:s text:c="3"/>145,221</text:p>
          </table:table-cell>
          <table:table-cell office:value-type="float" office:value="75690" table:style-name="ce148">
            <text:p><text:s text:c="3"/>75,690</text:p>
          </table:table-cell>
          <table:table-cell office:value-type="float" office:value="69531" table:style-name="ce148">
            <text:p><text:s text:c="3"/>69,531</text:p>
          </table:table-cell>
          <table:table-cell office:value-type="float" office:value="11.785582117072661" table:style-name="ce149">
            <text:p>11.79</text:p>
          </table:table-cell>
          <table:table-cell office:value-type="float" office:value="851866" table:style-name="ce148">
            <text:p><text:s text:c="3"/>851,866</text:p>
          </table:table-cell>
          <table:table-cell office:value-type="float" office:value="440068" table:style-name="ce148">
            <text:p><text:s text:c="3"/>440,068</text:p>
          </table:table-cell>
          <table:table-cell office:value-type="float" office:value="411798" table:style-name="ce148">
            <text:p><text:s text:c="3"/>411,798</text:p>
          </table:table-cell>
          <table:table-cell office:value-type="float" office:value="69.134193372461439" table:style-name="ce149">
            <text:p>69.13</text:p>
          </table:table-cell>
          <table:table-cell office:value-type="float" office:value="235105" table:style-name="ce148">
            <text:p><text:s text:c="3"/>235,105</text:p>
          </table:table-cell>
          <table:table-cell office:value-type="float" office:value="108928" table:style-name="ce148">
            <text:p><text:s text:c="3"/>108,928</text:p>
          </table:table-cell>
          <table:table-cell office:value-type="float" office:value="126177" table:style-name="ce148">
            <text:p><text:s text:c="3"/>126,177</text:p>
          </table:table-cell>
          <table:table-cell office:value-type="float" office:value="19.0802245104659" table:style-name="ce149">
            <text:p>19.08</text:p>
          </table:table-cell>
          <table:table-cell office:value-type="float" office:value="530320" table:style-name="ce148">
            <text:p><text:s text:c="3"/>530,320</text:p>
          </table:table-cell>
          <table:table-cell office:value-type="float" office:value="274794" table:style-name="ce148">
            <text:p><text:s text:c="3"/>274,794</text:p>
          </table:table-cell>
          <table:table-cell office:value-type="float" office:value="255526" table:style-name="ce148">
            <text:p><text:s text:c="3"/>255,526</text:p>
          </table:table-cell>
          <table:table-cell office:value-type="float" office:value="43.038747208227292" table:style-name="ce149">
            <text:p>43.04</text:p>
          </table:table-cell>
          <table:table-cell office:value-type="float" office:value="1030155" table:style-name="ce148">
            <text:p><text:s text:c="3"/>1,030,155</text:p>
          </table:table-cell>
          <table:table-cell office:value-type="float" office:value="519102" table:style-name="ce148">
            <text:p><text:s text:c="3"/>519,102</text:p>
          </table:table-cell>
          <table:table-cell office:value-type="float" office:value="511053" table:style-name="ce148">
            <text:p><text:s text:c="3"/>511,053</text:p>
          </table:table-cell>
          <table:table-cell office:value-type="float" office:value="83.603448163922494" table:style-name="ce149">
            <text:p>83.6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4797" table:style-name="ce150">
            <text:p><text:s text:c="3"/>474,797</text:p>
          </table:table-cell>
          <table:table-cell office:value-type="float" office:value="241648" table:style-name="ce150">
            <text:p><text:s text:c="3"/>241,648</text:p>
          </table:table-cell>
          <table:table-cell office:value-type="float" office:value="233149" table:style-name="ce150">
            <text:p><text:s text:c="3"/>233,149</text:p>
          </table:table-cell>
          <table:table-cell office:value-type="float" office:value="100" table:style-name="ce151">
            <text:p>100.00</text:p>
          </table:table-cell>
          <table:table-cell office:value-type="float" office:value="48491" table:style-name="ce150">
            <text:p><text:s text:c="3"/>48,491</text:p>
          </table:table-cell>
          <table:table-cell office:value-type="float" office:value="25281" table:style-name="ce150">
            <text:p><text:s text:c="3"/>25,281</text:p>
          </table:table-cell>
          <table:table-cell office:value-type="float" office:value="23210" table:style-name="ce150">
            <text:p><text:s text:c="3"/>23,210</text:p>
          </table:table-cell>
          <table:table-cell office:value-type="float" office:value="10.21299629104649" table:style-name="ce151">
            <text:p>10.21</text:p>
          </table:table-cell>
          <table:table-cell office:value-type="float" office:value="325244" table:style-name="ce150">
            <text:p><text:s text:c="3"/>325,244</text:p>
          </table:table-cell>
          <table:table-cell office:value-type="float" office:value="168888" table:style-name="ce150">
            <text:p><text:s text:c="3"/>168,888</text:p>
          </table:table-cell>
          <table:table-cell office:value-type="float" office:value="156356" table:style-name="ce150">
            <text:p><text:s text:c="3"/>156,356</text:p>
          </table:table-cell>
          <table:table-cell office:value-type="float" office:value="68.501696514510414" table:style-name="ce151">
            <text:p>68.50</text:p>
          </table:table-cell>
          <table:table-cell office:value-type="float" office:value="101062" table:style-name="ce150">
            <text:p><text:s text:c="3"/>101,062</text:p>
          </table:table-cell>
          <table:table-cell office:value-type="float" office:value="47479" table:style-name="ce150">
            <text:p><text:s text:c="3"/>47,479</text:p>
          </table:table-cell>
          <table:table-cell office:value-type="float" office:value="53583" table:style-name="ce150">
            <text:p><text:s text:c="3"/>53,583</text:p>
          </table:table-cell>
          <table:table-cell office:value-type="float" office:value="21.285307194443099" table:style-name="ce151">
            <text:p>21.29</text:p>
          </table:table-cell>
          <table:table-cell office:value-type="float" office:value="192302" table:style-name="ce150">
            <text:p><text:s text:c="3"/>192,302</text:p>
          </table:table-cell>
          <table:table-cell office:value-type="float" office:value="101081" table:style-name="ce150">
            <text:p><text:s text:c="3"/>101,081</text:p>
          </table:table-cell>
          <table:table-cell office:value-type="float" office:value="91221" table:style-name="ce150">
            <text:p><text:s text:c="3"/>91,221</text:p>
          </table:table-cell>
          <table:table-cell office:value-type="float" office:value="40.501940829449218" table:style-name="ce151">
            <text:p>40.50</text:p>
          </table:table-cell>
          <table:table-cell office:value-type="float" office:value="406029" table:style-name="ce150">
            <text:p><text:s text:c="3"/>406,029</text:p>
          </table:table-cell>
          <table:table-cell office:value-type="float" office:value="205887" table:style-name="ce150">
            <text:p><text:s text:c="3"/>205,887</text:p>
          </table:table-cell>
          <table:table-cell office:value-type="float" office:value="200142" table:style-name="ce150">
            <text:p><text:s text:c="3"/>200,142</text:p>
          </table:table-cell>
          <table:table-cell office:value-type="float" office:value="85.516336455369341" table:style-name="ce151">
            <text:p>85.52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59729" table:style-name="ce152">
            <text:p><text:s text:c="3"/>659,729</text:p>
          </table:table-cell>
          <table:table-cell office:value-type="float" office:value="339450" table:style-name="ce152">
            <text:p><text:s text:c="3"/>339,450</text:p>
          </table:table-cell>
          <table:table-cell office:value-type="float" office:value="320279" table:style-name="ce152">
            <text:p><text:s text:c="3"/>320,279</text:p>
          </table:table-cell>
          <table:table-cell office:value-type="float" office:value="100" table:style-name="ce153">
            <text:p>100.00</text:p>
          </table:table-cell>
          <table:table-cell office:value-type="float" office:value="69202" table:style-name="ce152">
            <text:p><text:s text:c="3"/>69,202</text:p>
          </table:table-cell>
          <table:table-cell office:value-type="float" office:value="35763" table:style-name="ce152">
            <text:p><text:s text:c="3"/>35,763</text:p>
          </table:table-cell>
          <table:table-cell office:value-type="float" office:value="33439" table:style-name="ce152">
            <text:p><text:s text:c="3"/>33,439</text:p>
          </table:table-cell>
          <table:table-cell office:value-type="float" office:value="10.489458550404789" table:style-name="ce153">
            <text:p>10.49</text:p>
          </table:table-cell>
          <table:table-cell office:value-type="float" office:value="452951" table:style-name="ce152">
            <text:p><text:s text:c="3"/>452,951</text:p>
          </table:table-cell>
          <table:table-cell office:value-type="float" office:value="239758" table:style-name="ce152">
            <text:p><text:s text:c="3"/>239,758</text:p>
          </table:table-cell>
          <table:table-cell office:value-type="float" office:value="213193" table:style-name="ce152">
            <text:p><text:s text:c="3"/>213,193</text:p>
          </table:table-cell>
          <table:table-cell office:value-type="float" office:value="68.657130427796858" table:style-name="ce153">
            <text:p>68.66</text:p>
          </table:table-cell>
          <table:table-cell office:value-type="float" office:value="137576" table:style-name="ce152">
            <text:p><text:s text:c="3"/>137,576</text:p>
          </table:table-cell>
          <table:table-cell office:value-type="float" office:value="63929" table:style-name="ce152">
            <text:p><text:s text:c="3"/>63,929</text:p>
          </table:table-cell>
          <table:table-cell office:value-type="float" office:value="73647" table:style-name="ce152">
            <text:p><text:s text:c="3"/>73,647</text:p>
          </table:table-cell>
          <table:table-cell office:value-type="float" office:value="20.85341102179834" table:style-name="ce153">
            <text:p>20.85</text:p>
          </table:table-cell>
          <table:table-cell office:value-type="float" office:value="273339" table:style-name="ce152">
            <text:p><text:s text:c="3"/>273,339</text:p>
          </table:table-cell>
          <table:table-cell office:value-type="float" office:value="142697" table:style-name="ce152">
            <text:p><text:s text:c="3"/>142,697</text:p>
          </table:table-cell>
          <table:table-cell office:value-type="float" office:value="130642" table:style-name="ce152">
            <text:p><text:s text:c="3"/>130,642</text:p>
          </table:table-cell>
          <table:table-cell office:value-type="float" office:value="41.43201223532693" table:style-name="ce153">
            <text:p>41.43</text:p>
          </table:table-cell>
          <table:table-cell office:value-type="float" office:value="561127" table:style-name="ce152">
            <text:p><text:s text:c="3"/>561,127</text:p>
          </table:table-cell>
          <table:table-cell office:value-type="float" office:value="288241" table:style-name="ce152">
            <text:p><text:s text:c="3"/>288,241</text:p>
          </table:table-cell>
          <table:table-cell office:value-type="float" office:value="272886" table:style-name="ce152">
            <text:p><text:s text:c="3"/>272,886</text:p>
          </table:table-cell>
          <table:table-cell office:value-type="float" office:value="85.054166180355878" table:style-name="ce153">
            <text:p>85.0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1667" table:style-name="ce154">
            <text:p><text:s text:c="3"/>481,667</text:p>
          </table:table-cell>
          <table:table-cell office:value-type="float" office:value="249316" table:style-name="ce154">
            <text:p><text:s text:c="3"/>249,316</text:p>
          </table:table-cell>
          <table:table-cell office:value-type="float" office:value="232351" table:style-name="ce154">
            <text:p><text:s text:c="3"/>232,351</text:p>
          </table:table-cell>
          <table:table-cell office:value-type="float" office:value="100" table:style-name="ce155">
            <text:p>100.00</text:p>
          </table:table-cell>
          <table:table-cell office:value-type="float" office:value="40760" table:style-name="ce154">
            <text:p><text:s text:c="3"/>40,760</text:p>
          </table:table-cell>
          <table:table-cell office:value-type="float" office:value="21173" table:style-name="ce154">
            <text:p><text:s text:c="3"/>21,173</text:p>
          </table:table-cell>
          <table:table-cell office:value-type="float" office:value="19587" table:style-name="ce154">
            <text:p><text:s text:c="3"/>19,587</text:p>
          </table:table-cell>
          <table:table-cell office:value-type="float" office:value="8.4622778807765506" table:style-name="ce155">
            <text:p>8.46</text:p>
          </table:table-cell>
          <table:table-cell office:value-type="float" office:value="331208" table:style-name="ce154">
            <text:p><text:s text:c="3"/>331,208</text:p>
          </table:table-cell>
          <table:table-cell office:value-type="float" office:value="176341" table:style-name="ce154">
            <text:p><text:s text:c="3"/>176,341</text:p>
          </table:table-cell>
          <table:table-cell office:value-type="float" office:value="154867" table:style-name="ce154">
            <text:p><text:s text:c="3"/>154,867</text:p>
          </table:table-cell>
          <table:table-cell office:value-type="float" office:value="68.76285898764084" table:style-name="ce155">
            <text:p>68.76</text:p>
          </table:table-cell>
          <table:table-cell office:value-type="float" office:value="109699" table:style-name="ce154">
            <text:p><text:s text:c="3"/>109,699</text:p>
          </table:table-cell>
          <table:table-cell office:value-type="float" office:value="51802" table:style-name="ce154">
            <text:p><text:s text:c="3"/>51,802</text:p>
          </table:table-cell>
          <table:table-cell office:value-type="float" office:value="57897" table:style-name="ce154">
            <text:p><text:s text:c="3"/>57,897</text:p>
          </table:table-cell>
          <table:table-cell office:value-type="float" office:value="22.77486313158261" table:style-name="ce155">
            <text:p>22.77</text:p>
          </table:table-cell>
          <table:table-cell office:value-type="float" office:value="193317" table:style-name="ce154">
            <text:p><text:s text:c="3"/>193,317</text:p>
          </table:table-cell>
          <table:table-cell office:value-type="float" office:value="102290" table:style-name="ce154">
            <text:p><text:s text:c="3"/>102,290</text:p>
          </table:table-cell>
          <table:table-cell office:value-type="float" office:value="91027" table:style-name="ce154">
            <text:p><text:s text:c="3"/>91,027</text:p>
          </table:table-cell>
          <table:table-cell office:value-type="float" office:value="40.134989525958801" table:style-name="ce155">
            <text:p>40.13</text:p>
          </table:table-cell>
          <table:table-cell office:value-type="float" office:value="421514" table:style-name="ce154">
            <text:p><text:s text:c="3"/>421,514</text:p>
          </table:table-cell>
          <table:table-cell office:value-type="float" office:value="217974" table:style-name="ce154">
            <text:p><text:s text:c="3"/>217,974</text:p>
          </table:table-cell>
          <table:table-cell office:value-type="float" office:value="203540" table:style-name="ce154">
            <text:p><text:s text:c="3"/>203,540</text:p>
          </table:table-cell>
          <table:table-cell office:value-type="float" office:value="87.511496531836315" table:style-name="ce155">
            <text:p>87.5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2004" table:style-name="ce156">
            <text:p><text:s text:c="3"/>792,004</text:p>
          </table:table-cell>
          <table:table-cell office:value-type="float" office:value="400999" table:style-name="ce156">
            <text:p><text:s text:c="3"/>400,999</text:p>
          </table:table-cell>
          <table:table-cell office:value-type="float" office:value="391005" table:style-name="ce156">
            <text:p><text:s text:c="3"/>391,005</text:p>
          </table:table-cell>
          <table:table-cell office:value-type="float" office:value="100" table:style-name="ce157">
            <text:p>100.00</text:p>
          </table:table-cell>
          <table:table-cell office:value-type="float" office:value="79778" table:style-name="ce156">
            <text:p><text:s text:c="3"/>79,778</text:p>
          </table:table-cell>
          <table:table-cell office:value-type="float" office:value="41488" table:style-name="ce156">
            <text:p><text:s text:c="3"/>41,488</text:p>
          </table:table-cell>
          <table:table-cell office:value-type="float" office:value="38290" table:style-name="ce156">
            <text:p><text:s text:c="3"/>38,290</text:p>
          </table:table-cell>
          <table:table-cell office:value-type="float" office:value="10.07292892460139" table:style-name="ce157">
            <text:p>10.07</text:p>
          </table:table-cell>
          <table:table-cell office:value-type="float" office:value="549516" table:style-name="ce156">
            <text:p><text:s text:c="3"/>549,516</text:p>
          </table:table-cell>
          <table:table-cell office:value-type="float" office:value="284356" table:style-name="ce156">
            <text:p><text:s text:c="3"/>284,356</text:p>
          </table:table-cell>
          <table:table-cell office:value-type="float" office:value="265160" table:style-name="ce156">
            <text:p><text:s text:c="3"/>265,160</text:p>
          </table:table-cell>
          <table:table-cell office:value-type="float" office:value="69.382982914227711" table:style-name="ce157">
            <text:p>69.38</text:p>
          </table:table-cell>
          <table:table-cell office:value-type="float" office:value="162710" table:style-name="ce156">
            <text:p><text:s text:c="3"/>162,710</text:p>
          </table:table-cell>
          <table:table-cell office:value-type="float" office:value="75155" table:style-name="ce156">
            <text:p><text:s text:c="3"/>75,155</text:p>
          </table:table-cell>
          <table:table-cell office:value-type="float" office:value="87555" table:style-name="ce156">
            <text:p><text:s text:c="3"/>87,555</text:p>
          </table:table-cell>
          <table:table-cell office:value-type="float" office:value="20.544088161170901" table:style-name="ce157">
            <text:p>20.54</text:p>
          </table:table-cell>
          <table:table-cell office:value-type="float" office:value="327554" table:style-name="ce156">
            <text:p><text:s text:c="3"/>327,554</text:p>
          </table:table-cell>
          <table:table-cell office:value-type="float" office:value="171110" table:style-name="ce156">
            <text:p><text:s text:c="3"/>171,110</text:p>
          </table:table-cell>
          <table:table-cell office:value-type="float" office:value="156444" table:style-name="ce156">
            <text:p><text:s text:c="3"/>156,444</text:p>
          </table:table-cell>
          <table:table-cell office:value-type="float" office:value="41.357619405962588" table:style-name="ce157">
            <text:p>41.36</text:p>
          </table:table-cell>
          <table:table-cell office:value-type="float" office:value="680192" table:style-name="ce156">
            <text:p><text:s text:c="3"/>680,192</text:p>
          </table:table-cell>
          <table:table-cell office:value-type="float" office:value="342808" table:style-name="ce156">
            <text:p><text:s text:c="3"/>342,808</text:p>
          </table:table-cell>
          <table:table-cell office:value-type="float" office:value="337384" table:style-name="ce156">
            <text:p><text:s text:c="3"/>337,384</text:p>
          </table:table-cell>
          <table:table-cell office:value-type="float" office:value="85.882394533360937" table:style-name="ce157">
            <text:p>85.8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0793" table:style-name="ce158">
            <text:p><text:s text:c="3"/>210,793</text:p>
          </table:table-cell>
          <table:table-cell office:value-type="float" office:value="107469" table:style-name="ce158">
            <text:p><text:s text:c="3"/>107,469</text:p>
          </table:table-cell>
          <table:table-cell office:value-type="float" office:value="103324" table:style-name="ce158">
            <text:p><text:s text:c="3"/>103,324</text:p>
          </table:table-cell>
          <table:table-cell office:value-type="float" office:value="100" table:style-name="ce159">
            <text:p>100.00</text:p>
          </table:table-cell>
          <table:table-cell office:value-type="float" office:value="23077" table:style-name="ce158">
            <text:p><text:s text:c="3"/>23,077</text:p>
          </table:table-cell>
          <table:table-cell office:value-type="float" office:value="12036" table:style-name="ce158">
            <text:p><text:s text:c="3"/>12,036</text:p>
          </table:table-cell>
          <table:table-cell office:value-type="float" office:value="11041" table:style-name="ce158">
            <text:p><text:s text:c="3"/>11,041</text:p>
          </table:table-cell>
          <table:table-cell office:value-type="float" office:value="10.947706992167671" table:style-name="ce159">
            <text:p>10.95</text:p>
          </table:table-cell>
          <table:table-cell office:value-type="float" office:value="146102" table:style-name="ce158">
            <text:p><text:s text:c="3"/>146,102</text:p>
          </table:table-cell>
          <table:table-cell office:value-type="float" office:value="76518" table:style-name="ce158">
            <text:p><text:s text:c="3"/>76,518</text:p>
          </table:table-cell>
          <table:table-cell office:value-type="float" office:value="69584" table:style-name="ce158">
            <text:p><text:s text:c="3"/>69,584</text:p>
          </table:table-cell>
          <table:table-cell office:value-type="float" office:value="69.310650733183749" table:style-name="ce159">
            <text:p>69.31</text:p>
          </table:table-cell>
          <table:table-cell office:value-type="float" office:value="41614" table:style-name="ce158">
            <text:p><text:s text:c="3"/>41,614</text:p>
          </table:table-cell>
          <table:table-cell office:value-type="float" office:value="18915" table:style-name="ce158">
            <text:p><text:s text:c="3"/>18,915</text:p>
          </table:table-cell>
          <table:table-cell office:value-type="float" office:value="22699" table:style-name="ce158">
            <text:p><text:s text:c="3"/>22,699</text:p>
          </table:table-cell>
          <table:table-cell office:value-type="float" office:value="19.741642274648591" table:style-name="ce159">
            <text:p>19.74</text:p>
          </table:table-cell>
          <table:table-cell office:value-type="float" office:value="85613" table:style-name="ce158">
            <text:p><text:s text:c="3"/>85,613</text:p>
          </table:table-cell>
          <table:table-cell office:value-type="float" office:value="44823" table:style-name="ce158">
            <text:p><text:s text:c="3"/>44,823</text:p>
          </table:table-cell>
          <table:table-cell office:value-type="float" office:value="40790" table:style-name="ce158">
            <text:p><text:s text:c="3"/>40,790</text:p>
          </table:table-cell>
          <table:table-cell office:value-type="float" office:value="40.614726295465218" table:style-name="ce159">
            <text:p>40.61</text:p>
          </table:table-cell>
          <table:table-cell office:value-type="float" office:value="178462" table:style-name="ce158">
            <text:p><text:s text:c="3"/>178,462</text:p>
          </table:table-cell>
          <table:table-cell office:value-type="float" office:value="90522" table:style-name="ce158">
            <text:p><text:s text:c="3"/>90,522</text:p>
          </table:table-cell>
          <table:table-cell office:value-type="float" office:value="87940" table:style-name="ce158">
            <text:p><text:s text:c="3"/>87,940</text:p>
          </table:table-cell>
          <table:table-cell office:value-type="float" office:value="84.662204152889331" table:style-name="ce159">
            <text:p>84.66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5987" table:style-name="ce160">
            <text:p><text:s text:c="3"/>315,987</text:p>
          </table:table-cell>
          <table:table-cell office:value-type="float" office:value="158668" table:style-name="ce160">
            <text:p><text:s text:c="3"/>158,668</text:p>
          </table:table-cell>
          <table:table-cell office:value-type="float" office:value="157319" table:style-name="ce160">
            <text:p><text:s text:c="3"/>157,319</text:p>
          </table:table-cell>
          <table:table-cell office:value-type="float" office:value="100" table:style-name="ce161">
            <text:p>100.00</text:p>
          </table:table-cell>
          <table:table-cell office:value-type="float" office:value="35041" table:style-name="ce160">
            <text:p><text:s text:c="3"/>35,041</text:p>
          </table:table-cell>
          <table:table-cell office:value-type="float" office:value="18330" table:style-name="ce160">
            <text:p><text:s text:c="3"/>18,330</text:p>
          </table:table-cell>
          <table:table-cell office:value-type="float" office:value="16711" table:style-name="ce160">
            <text:p><text:s text:c="3"/>16,711</text:p>
          </table:table-cell>
          <table:table-cell office:value-type="float" office:value="11.089380259314471" table:style-name="ce161">
            <text:p>11.09</text:p>
          </table:table-cell>
          <table:table-cell office:value-type="float" office:value="217106" table:style-name="ce160">
            <text:p><text:s text:c="3"/>217,106</text:p>
          </table:table-cell>
          <table:table-cell office:value-type="float" office:value="111337" table:style-name="ce160">
            <text:p><text:s text:c="3"/>111,337</text:p>
          </table:table-cell>
          <table:table-cell office:value-type="float" office:value="105769" table:style-name="ce160">
            <text:p><text:s text:c="3"/>105,769</text:p>
          </table:table-cell>
          <table:table-cell office:value-type="float" office:value="68.707256944114789" table:style-name="ce161">
            <text:p>68.71</text:p>
          </table:table-cell>
          <table:table-cell office:value-type="float" office:value="63840" table:style-name="ce160">
            <text:p><text:s text:c="3"/>63,840</text:p>
          </table:table-cell>
          <table:table-cell office:value-type="float" office:value="29001" table:style-name="ce160">
            <text:p><text:s text:c="3"/>29,001</text:p>
          </table:table-cell>
          <table:table-cell office:value-type="float" office:value="34839" table:style-name="ce160">
            <text:p><text:s text:c="3"/>34,839</text:p>
          </table:table-cell>
          <table:table-cell office:value-type="float" office:value="20.20336279657074" table:style-name="ce161">
            <text:p>20.20</text:p>
          </table:table-cell>
          <table:table-cell office:value-type="float" office:value="128823" table:style-name="ce160">
            <text:p><text:s text:c="3"/>128,823</text:p>
          </table:table-cell>
          <table:table-cell office:value-type="float" office:value="66671" table:style-name="ce160">
            <text:p><text:s text:c="3"/>66,671</text:p>
          </table:table-cell>
          <table:table-cell office:value-type="float" office:value="62152" table:style-name="ce160">
            <text:p><text:s text:c="3"/>62,152</text:p>
          </table:table-cell>
          <table:table-cell office:value-type="float" office:value="40.768449334941003" table:style-name="ce161">
            <text:p>40.77</text:p>
          </table:table-cell>
          <table:table-cell office:value-type="float" office:value="267296" table:style-name="ce160">
            <text:p><text:s text:c="3"/>267,296</text:p>
          </table:table-cell>
          <table:table-cell office:value-type="float" office:value="133220" table:style-name="ce160">
            <text:p><text:s text:c="3"/>133,220</text:p>
          </table:table-cell>
          <table:table-cell office:value-type="float" office:value="134076" table:style-name="ce160">
            <text:p><text:s text:c="3"/>134,076</text:p>
          </table:table-cell>
          <table:table-cell office:value-type="float" office:value="84.590821774313497" table:style-name="ce161">
            <text:p>84.59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685" table:style-name="ce162">
            <text:p><text:s text:c="3"/>107,685</text:p>
          </table:table-cell>
          <table:table-cell office:value-type="float" office:value="55134" table:style-name="ce162">
            <text:p><text:s text:c="3"/>55,134</text:p>
          </table:table-cell>
          <table:table-cell office:value-type="float" office:value="52551" table:style-name="ce162">
            <text:p><text:s text:c="3"/>52,551</text:p>
          </table:table-cell>
          <table:table-cell office:value-type="float" office:value="100" table:style-name="ce163">
            <text:p>100.00</text:p>
          </table:table-cell>
          <table:table-cell office:value-type="float" office:value="10366" table:style-name="ce162">
            <text:p><text:s text:c="3"/>10,366</text:p>
          </table:table-cell>
          <table:table-cell office:value-type="float" office:value="5400" table:style-name="ce162">
            <text:p><text:s text:c="3"/>5,400</text:p>
          </table:table-cell>
          <table:table-cell office:value-type="float" office:value="4966" table:style-name="ce162">
            <text:p><text:s text:c="3"/>4,966</text:p>
          </table:table-cell>
          <table:table-cell office:value-type="float" office:value="9.6262246366717701" table:style-name="ce163">
            <text:p>9.63</text:p>
          </table:table-cell>
          <table:table-cell office:value-type="float" office:value="76434" table:style-name="ce162">
            <text:p><text:s text:c="3"/>76,434</text:p>
          </table:table-cell>
          <table:table-cell office:value-type="float" office:value="39892" table:style-name="ce162">
            <text:p><text:s text:c="3"/>39,892</text:p>
          </table:table-cell>
          <table:table-cell office:value-type="float" office:value="36542" table:style-name="ce162">
            <text:p><text:s text:c="3"/>36,542</text:p>
          </table:table-cell>
          <table:table-cell office:value-type="float" office:value="70.979245020197794" table:style-name="ce163">
            <text:p>70.98</text:p>
          </table:table-cell>
          <table:table-cell office:value-type="float" office:value="20885" table:style-name="ce162">
            <text:p><text:s text:c="3"/>20,885</text:p>
          </table:table-cell>
          <table:table-cell office:value-type="float" office:value="9842" table:style-name="ce162">
            <text:p><text:s text:c="3"/>9,842</text:p>
          </table:table-cell>
          <table:table-cell office:value-type="float" office:value="11043" table:style-name="ce162">
            <text:p><text:s text:c="3"/>11,043</text:p>
          </table:table-cell>
          <table:table-cell office:value-type="float" office:value="19.39453034313043" table:style-name="ce163">
            <text:p>19.39</text:p>
          </table:table-cell>
          <table:table-cell office:value-type="float" office:value="47358" table:style-name="ce162">
            <text:p><text:s text:c="3"/>47,358</text:p>
          </table:table-cell>
          <table:table-cell office:value-type="float" office:value="24774" table:style-name="ce162">
            <text:p><text:s text:c="3"/>24,774</text:p>
          </table:table-cell>
          <table:table-cell office:value-type="float" office:value="22584" table:style-name="ce162">
            <text:p><text:s text:c="3"/>22,584</text:p>
          </table:table-cell>
          <table:table-cell office:value-type="float" office:value="43.978269954032598" table:style-name="ce163">
            <text:p>43.98</text:p>
          </table:table-cell>
          <table:table-cell office:value-type="float" office:value="92991" table:style-name="ce162">
            <text:p><text:s text:c="3"/>92,991</text:p>
          </table:table-cell>
          <table:table-cell office:value-type="float" office:value="47452" table:style-name="ce162">
            <text:p><text:s text:c="3"/>47,452</text:p>
          </table:table-cell>
          <table:table-cell office:value-type="float" office:value="45539" table:style-name="ce162">
            <text:p><text:s text:c="3"/>45,539</text:p>
          </table:table-cell>
          <table:table-cell office:value-type="float" office:value="86.354645493801357" table:style-name="ce163">
            <text:p>86.3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1600" table:style-name="ce164">
            <text:p><text:s text:c="3"/>361,600</text:p>
          </table:table-cell>
          <table:table-cell office:value-type="float" office:value="179597" table:style-name="ce164">
            <text:p><text:s text:c="3"/>179,597</text:p>
          </table:table-cell>
          <table:table-cell office:value-type="float" office:value="182003" table:style-name="ce164">
            <text:p><text:s text:c="3"/>182,003</text:p>
          </table:table-cell>
          <table:table-cell office:value-type="float" office:value="100" table:style-name="ce165">
            <text:p>100.00</text:p>
          </table:table-cell>
          <table:table-cell office:value-type="float" office:value="34674" table:style-name="ce164">
            <text:p><text:s text:c="3"/>34,674</text:p>
          </table:table-cell>
          <table:table-cell office:value-type="float" office:value="17934" table:style-name="ce164">
            <text:p><text:s text:c="3"/>17,934</text:p>
          </table:table-cell>
          <table:table-cell office:value-type="float" office:value="16740" table:style-name="ce164">
            <text:p><text:s text:c="3"/>16,740</text:p>
          </table:table-cell>
          <table:table-cell office:value-type="float" office:value="9.5890486725663706" table:style-name="ce165">
            <text:p>9.59</text:p>
          </table:table-cell>
          <table:table-cell office:value-type="float" office:value="251832" table:style-name="ce164">
            <text:p><text:s text:c="3"/>251,832</text:p>
          </table:table-cell>
          <table:table-cell office:value-type="float" office:value="127881" table:style-name="ce164">
            <text:p><text:s text:c="3"/>127,881</text:p>
          </table:table-cell>
          <table:table-cell office:value-type="float" office:value="123951" table:style-name="ce164">
            <text:p><text:s text:c="3"/>123,951</text:p>
          </table:table-cell>
          <table:table-cell office:value-type="float" office:value="69.643805309734503" table:style-name="ce165">
            <text:p>69.64</text:p>
          </table:table-cell>
          <table:table-cell office:value-type="float" office:value="75094" table:style-name="ce164">
            <text:p><text:s text:c="3"/>75,094</text:p>
          </table:table-cell>
          <table:table-cell office:value-type="float" office:value="33782" table:style-name="ce164">
            <text:p><text:s text:c="3"/>33,782</text:p>
          </table:table-cell>
          <table:table-cell office:value-type="float" office:value="41312" table:style-name="ce164">
            <text:p><text:s text:c="3"/>41,312</text:p>
          </table:table-cell>
          <table:table-cell office:value-type="float" office:value="20.767146017699119" table:style-name="ce165">
            <text:p>20.77</text:p>
          </table:table-cell>
          <table:table-cell office:value-type="float" office:value="147883" table:style-name="ce164">
            <text:p><text:s text:c="3"/>147,883</text:p>
          </table:table-cell>
          <table:table-cell office:value-type="float" office:value="76274" table:style-name="ce164">
            <text:p><text:s text:c="3"/>76,274</text:p>
          </table:table-cell>
          <table:table-cell office:value-type="float" office:value="71609" table:style-name="ce164">
            <text:p><text:s text:c="3"/>71,609</text:p>
          </table:table-cell>
          <table:table-cell office:value-type="float" office:value="40.896847345132741" table:style-name="ce165">
            <text:p>40.90</text:p>
          </table:table-cell>
          <table:table-cell office:value-type="float" office:value="312731" table:style-name="ce164">
            <text:p><text:s text:c="3"/>312,731</text:p>
          </table:table-cell>
          <table:table-cell office:value-type="float" office:value="154253" table:style-name="ce164">
            <text:p><text:s text:c="3"/>154,253</text:p>
          </table:table-cell>
          <table:table-cell office:value-type="float" office:value="158478" table:style-name="ce164">
            <text:p><text:s text:c="3"/>158,478</text:p>
          </table:table-cell>
          <table:table-cell office:value-type="float" office:value="86.485342920353986" table:style-name="ce165">
            <text:p>86.49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7269" table:style-name="ce166">
            <text:p><text:s text:c="3"/>457,269</text:p>
          </table:table-cell>
          <table:table-cell office:value-type="float" office:value="225692" table:style-name="ce166">
            <text:p><text:s text:c="3"/>225,692</text:p>
          </table:table-cell>
          <table:table-cell office:value-type="float" office:value="231577" table:style-name="ce166">
            <text:p><text:s text:c="3"/>231,577</text:p>
          </table:table-cell>
          <table:table-cell office:value-type="float" office:value="100" table:style-name="ce167">
            <text:p>100.00</text:p>
          </table:table-cell>
          <table:table-cell office:value-type="float" office:value="71698" table:style-name="ce166">
            <text:p><text:s text:c="3"/>71,698</text:p>
          </table:table-cell>
          <table:table-cell office:value-type="float" office:value="37153" table:style-name="ce166">
            <text:p><text:s text:c="3"/>37,153</text:p>
          </table:table-cell>
          <table:table-cell office:value-type="float" office:value="34545" table:style-name="ce166">
            <text:p><text:s text:c="3"/>34,545</text:p>
          </table:table-cell>
          <table:table-cell office:value-type="float" office:value="15.67961090736525" table:style-name="ce167">
            <text:p>15.68</text:p>
          </table:table-cell>
          <table:table-cell office:value-type="float" office:value="316696" table:style-name="ce166">
            <text:p><text:s text:c="3"/>316,696</text:p>
          </table:table-cell>
          <table:table-cell office:value-type="float" office:value="158180" table:style-name="ce166">
            <text:p><text:s text:c="3"/>158,180</text:p>
          </table:table-cell>
          <table:table-cell office:value-type="float" office:value="158516" table:style-name="ce166">
            <text:p><text:s text:c="3"/>158,516</text:p>
          </table:table-cell>
          <table:table-cell office:value-type="float" office:value="69.258139082246998" table:style-name="ce167">
            <text:p>69.26</text:p>
          </table:table-cell>
          <table:table-cell office:value-type="float" office:value="68875" table:style-name="ce166">
            <text:p><text:s text:c="3"/>68,875</text:p>
          </table:table-cell>
          <table:table-cell office:value-type="float" office:value="30359" table:style-name="ce166">
            <text:p><text:s text:c="3"/>30,359</text:p>
          </table:table-cell>
          <table:table-cell office:value-type="float" office:value="38516" table:style-name="ce166">
            <text:p><text:s text:c="3"/>38,516</text:p>
          </table:table-cell>
          <table:table-cell office:value-type="float" office:value="15.062250010387761" table:style-name="ce167">
            <text:p>15.06</text:p>
          </table:table-cell>
          <table:table-cell office:value-type="float" office:value="200054" table:style-name="ce166">
            <text:p><text:s text:c="3"/>200,054</text:p>
          </table:table-cell>
          <table:table-cell office:value-type="float" office:value="100349" table:style-name="ce166">
            <text:p><text:s text:c="3"/>100,349</text:p>
          </table:table-cell>
          <table:table-cell office:value-type="float" office:value="99705" table:style-name="ce166">
            <text:p><text:s text:c="3"/>99,705</text:p>
          </table:table-cell>
          <table:table-cell office:value-type="float" office:value="43.749740306034298" table:style-name="ce167">
            <text:p>43.75</text:p>
          </table:table-cell>
          <table:table-cell office:value-type="float" office:value="361672" table:style-name="ce166">
            <text:p><text:s text:c="3"/>361,672</text:p>
          </table:table-cell>
          <table:table-cell office:value-type="float" office:value="175982" table:style-name="ce166">
            <text:p><text:s text:c="3"/>175,982</text:p>
          </table:table-cell>
          <table:table-cell office:value-type="float" office:value="185690" table:style-name="ce166">
            <text:p><text:s text:c="3"/>185,690</text:p>
          </table:table-cell>
          <table:table-cell office:value-type="float" office:value="79.093925020064773" table:style-name="ce167">
            <text:p>79.09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2990" table:style-name="ce168">
            <text:p><text:s text:c="3"/>262,990</text:p>
          </table:table-cell>
          <table:table-cell office:value-type="float" office:value="126233" table:style-name="ce168">
            <text:p><text:s text:c="3"/>126,233</text:p>
          </table:table-cell>
          <table:table-cell office:value-type="float" office:value="136757" table:style-name="ce168">
            <text:p><text:s text:c="3"/>136,757</text:p>
          </table:table-cell>
          <table:table-cell office:value-type="float" office:value="100" table:style-name="ce169">
            <text:p>100.00</text:p>
          </table:table-cell>
          <table:table-cell office:value-type="float" office:value="32599" table:style-name="ce168">
            <text:p><text:s text:c="3"/>32,599</text:p>
          </table:table-cell>
          <table:table-cell office:value-type="float" office:value="16846" table:style-name="ce168">
            <text:p><text:s text:c="3"/>16,846</text:p>
          </table:table-cell>
          <table:table-cell office:value-type="float" office:value="15753" table:style-name="ce168">
            <text:p><text:s text:c="3"/>15,753</text:p>
          </table:table-cell>
          <table:table-cell office:value-type="float" office:value="12.39552834708544" table:style-name="ce169">
            <text:p>12.40</text:p>
          </table:table-cell>
          <table:table-cell office:value-type="float" office:value="181139" table:style-name="ce168">
            <text:p><text:s text:c="3"/>181,139</text:p>
          </table:table-cell>
          <table:table-cell office:value-type="float" office:value="87863" table:style-name="ce168">
            <text:p><text:s text:c="3"/>87,863</text:p>
          </table:table-cell>
          <table:table-cell office:value-type="float" office:value="93276" table:style-name="ce168">
            <text:p><text:s text:c="3"/>93,276</text:p>
          </table:table-cell>
          <table:table-cell office:value-type="float" office:value="68.876763375033264" table:style-name="ce169">
            <text:p>68.88</text:p>
          </table:table-cell>
          <table:table-cell office:value-type="float" office:value="49252" table:style-name="ce168">
            <text:p><text:s text:c="3"/>49,252</text:p>
          </table:table-cell>
          <table:table-cell office:value-type="float" office:value="21524" table:style-name="ce168">
            <text:p><text:s text:c="3"/>21,524</text:p>
          </table:table-cell>
          <table:table-cell office:value-type="float" office:value="27728" table:style-name="ce168">
            <text:p><text:s text:c="3"/>27,728</text:p>
          </table:table-cell>
          <table:table-cell office:value-type="float" office:value="18.727708277881291" table:style-name="ce169">
            <text:p>18.73</text:p>
          </table:table-cell>
          <table:table-cell office:value-type="float" office:value="109579" table:style-name="ce168">
            <text:p><text:s text:c="3"/>109,579</text:p>
          </table:table-cell>
          <table:table-cell office:value-type="float" office:value="53806" table:style-name="ce168">
            <text:p><text:s text:c="3"/>53,806</text:p>
          </table:table-cell>
          <table:table-cell office:value-type="float" office:value="55773" table:style-name="ce168">
            <text:p><text:s text:c="3"/>55,773</text:p>
          </table:table-cell>
          <table:table-cell office:value-type="float" office:value="41.666603292900867" table:style-name="ce169">
            <text:p>41.67</text:p>
          </table:table-cell>
          <table:table-cell office:value-type="float" office:value="217714" table:style-name="ce168">
            <text:p><text:s text:c="3"/>217,714</text:p>
          </table:table-cell>
          <table:table-cell office:value-type="float" office:value="102790" table:style-name="ce168">
            <text:p><text:s text:c="3"/>102,790</text:p>
          </table:table-cell>
          <table:table-cell office:value-type="float" office:value="114924" table:style-name="ce168">
            <text:p><text:s text:c="3"/>114,924</text:p>
          </table:table-cell>
          <table:table-cell office:value-type="float" office:value="82.784136278945965" table:style-name="ce169">
            <text:p>82.7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7696" table:style-name="ce170">
            <text:p><text:s text:c="3"/>157,696</text:p>
          </table:table-cell>
          <table:table-cell office:value-type="float" office:value="79350" table:style-name="ce170">
            <text:p><text:s text:c="3"/>79,350</text:p>
          </table:table-cell>
          <table:table-cell office:value-type="float" office:value="78346" table:style-name="ce170">
            <text:p><text:s text:c="3"/>78,346</text:p>
          </table:table-cell>
          <table:table-cell office:value-type="float" office:value="100" table:style-name="ce171">
            <text:p>100.00</text:p>
          </table:table-cell>
          <table:table-cell office:value-type="float" office:value="12842" table:style-name="ce170">
            <text:p><text:s text:c="3"/>12,842</text:p>
          </table:table-cell>
          <table:table-cell office:value-type="float" office:value="6713" table:style-name="ce170">
            <text:p><text:s text:c="3"/>6,713</text:p>
          </table:table-cell>
          <table:table-cell office:value-type="float" office:value="6129" table:style-name="ce170">
            <text:p><text:s text:c="3"/>6,129</text:p>
          </table:table-cell>
          <table:table-cell office:value-type="float" office:value="8.1435166396103895" table:style-name="ce171">
            <text:p>8.14</text:p>
          </table:table-cell>
          <table:table-cell office:value-type="float" office:value="117218" table:style-name="ce170">
            <text:p><text:s text:c="3"/>117,218</text:p>
          </table:table-cell>
          <table:table-cell office:value-type="float" office:value="59202" table:style-name="ce170">
            <text:p><text:s text:c="3"/>59,202</text:p>
          </table:table-cell>
          <table:table-cell office:value-type="float" office:value="58016" table:style-name="ce170">
            <text:p><text:s text:c="3"/>58,016</text:p>
          </table:table-cell>
          <table:table-cell office:value-type="float" office:value="74.331625405844164" table:style-name="ce171">
            <text:p>74.33</text:p>
          </table:table-cell>
          <table:table-cell office:value-type="float" office:value="27636" table:style-name="ce170">
            <text:p><text:s text:c="3"/>27,636</text:p>
          </table:table-cell>
          <table:table-cell office:value-type="float" office:value="13435" table:style-name="ce170">
            <text:p><text:s text:c="3"/>13,435</text:p>
          </table:table-cell>
          <table:table-cell office:value-type="float" office:value="14201" table:style-name="ce170">
            <text:p><text:s text:c="3"/>14,201</text:p>
          </table:table-cell>
          <table:table-cell office:value-type="float" office:value="17.52485795454546" table:style-name="ce171">
            <text:p>17.52</text:p>
          </table:table-cell>
          <table:table-cell office:value-type="float" office:value="69706" table:style-name="ce170">
            <text:p><text:s text:c="3"/>69,706</text:p>
          </table:table-cell>
          <table:table-cell office:value-type="float" office:value="35215" table:style-name="ce170">
            <text:p><text:s text:c="3"/>35,215</text:p>
          </table:table-cell>
          <table:table-cell office:value-type="float" office:value="34491" table:style-name="ce170">
            <text:p><text:s text:c="3"/>34,491</text:p>
          </table:table-cell>
          <table:table-cell office:value-type="float" office:value="44.202769886363633" table:style-name="ce171">
            <text:p>44.20</text:p>
          </table:table-cell>
          <table:table-cell office:value-type="float" office:value="138827" table:style-name="ce170">
            <text:p><text:s text:c="3"/>138,827</text:p>
          </table:table-cell>
          <table:table-cell office:value-type="float" office:value="69516" table:style-name="ce170">
            <text:p><text:s text:c="3"/>69,516</text:p>
          </table:table-cell>
          <table:table-cell office:value-type="float" office:value="69311" table:style-name="ce170">
            <text:p><text:s text:c="3"/>69,311</text:p>
          </table:table-cell>
          <table:table-cell office:value-type="float" office:value="88.034572849025977" table:style-name="ce171">
            <text:p>88.03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3727" table:style-name="ce172">
            <text:p><text:s text:c="3"/>143,727</text:p>
          </table:table-cell>
          <table:table-cell office:value-type="float" office:value="71294" table:style-name="ce172">
            <text:p><text:s text:c="3"/>71,294</text:p>
          </table:table-cell>
          <table:table-cell office:value-type="float" office:value="72433" table:style-name="ce172">
            <text:p><text:s text:c="3"/>72,433</text:p>
          </table:table-cell>
          <table:table-cell office:value-type="float" office:value="100" table:style-name="ce173">
            <text:p>100.00</text:p>
          </table:table-cell>
          <table:table-cell office:value-type="float" office:value="11428" table:style-name="ce172">
            <text:p><text:s text:c="3"/>11,428</text:p>
          </table:table-cell>
          <table:table-cell office:value-type="float" office:value="5947" table:style-name="ce172">
            <text:p><text:s text:c="3"/>5,947</text:p>
          </table:table-cell>
          <table:table-cell office:value-type="float" office:value="5481" table:style-name="ce172">
            <text:p><text:s text:c="3"/>5,481</text:p>
          </table:table-cell>
          <table:table-cell office:value-type="float" office:value="7.9511852331155604" table:style-name="ce173">
            <text:p>7.95</text:p>
          </table:table-cell>
          <table:table-cell office:value-type="float" office:value="106813" table:style-name="ce172">
            <text:p><text:s text:c="3"/>106,813</text:p>
          </table:table-cell>
          <table:table-cell office:value-type="float" office:value="53098" table:style-name="ce172">
            <text:p><text:s text:c="3"/>53,098</text:p>
          </table:table-cell>
          <table:table-cell office:value-type="float" office:value="53715" table:style-name="ce172">
            <text:p><text:s text:c="3"/>53,715</text:p>
          </table:table-cell>
          <table:table-cell office:value-type="float" office:value="74.316586305982867" table:style-name="ce173">
            <text:p>74.32</text:p>
          </table:table-cell>
          <table:table-cell office:value-type="float" office:value="25486" table:style-name="ce172">
            <text:p><text:s text:c="3"/>25,486</text:p>
          </table:table-cell>
          <table:table-cell office:value-type="float" office:value="12249" table:style-name="ce172">
            <text:p><text:s text:c="3"/>12,249</text:p>
          </table:table-cell>
          <table:table-cell office:value-type="float" office:value="13237" table:style-name="ce172">
            <text:p><text:s text:c="3"/>13,237</text:p>
          </table:table-cell>
          <table:table-cell office:value-type="float" office:value="17.73222846090157" table:style-name="ce173">
            <text:p>17.73</text:p>
          </table:table-cell>
          <table:table-cell office:value-type="float" office:value="63179" table:style-name="ce172">
            <text:p><text:s text:c="3"/>63,179</text:p>
          </table:table-cell>
          <table:table-cell office:value-type="float" office:value="31408" table:style-name="ce172">
            <text:p><text:s text:c="3"/>31,408</text:p>
          </table:table-cell>
          <table:table-cell office:value-type="float" office:value="31771" table:style-name="ce172">
            <text:p><text:s text:c="3"/>31,771</text:p>
          </table:table-cell>
          <table:table-cell office:value-type="float" office:value="43.957641918359123" table:style-name="ce173">
            <text:p>43.96</text:p>
          </table:table-cell>
          <table:table-cell office:value-type="float" office:value="126784" table:style-name="ce172">
            <text:p><text:s text:c="3"/>126,784</text:p>
          </table:table-cell>
          <table:table-cell office:value-type="float" office:value="62512" table:style-name="ce172">
            <text:p><text:s text:c="3"/>62,512</text:p>
          </table:table-cell>
          <table:table-cell office:value-type="float" office:value="64272" table:style-name="ce172">
            <text:p><text:s text:c="3"/>64,272</text:p>
          </table:table-cell>
          <table:table-cell office:value-type="float" office:value="88.211679086045066" table:style-name="ce173">
            <text:p>88.2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3969" table:style-name="ce174">
            <text:p><text:s text:c="3"/>13,969</text:p>
          </table:table-cell>
          <table:table-cell office:value-type="float" office:value="8056" table:style-name="ce174">
            <text:p><text:s text:c="3"/>8,056</text:p>
          </table:table-cell>
          <table:table-cell office:value-type="float" office:value="5913" table:style-name="ce174">
            <text:p><text:s text:c="3"/>5,913</text:p>
          </table:table-cell>
          <table:table-cell office:value-type="float" office:value="100" table:style-name="ce175">
            <text:p>100.00</text:p>
          </table:table-cell>
          <table:table-cell office:value-type="float" office:value="1414" table:style-name="ce174">
            <text:p><text:s text:c="3"/>1,414</text:p>
          </table:table-cell>
          <table:table-cell office:value-type="float" office:value="766" table:style-name="ce174">
            <text:p><text:s text:c="3"/>766</text:p>
          </table:table-cell>
          <table:table-cell office:value-type="float" office:value="648" table:style-name="ce174">
            <text:p><text:s text:c="3"/>648</text:p>
          </table:table-cell>
          <table:table-cell office:value-type="float" office:value="10.12241391652946" table:style-name="ce175">
            <text:p>10.12</text:p>
          </table:table-cell>
          <table:table-cell office:value-type="float" office:value="10405" table:style-name="ce174">
            <text:p><text:s text:c="3"/>10,405</text:p>
          </table:table-cell>
          <table:table-cell office:value-type="float" office:value="6104" table:style-name="ce174">
            <text:p><text:s text:c="3"/>6,104</text:p>
          </table:table-cell>
          <table:table-cell office:value-type="float" office:value="4301" table:style-name="ce174">
            <text:p><text:s text:c="3"/>4,301</text:p>
          </table:table-cell>
          <table:table-cell office:value-type="float" office:value="74.486362660176113" table:style-name="ce175">
            <text:p>74.49</text:p>
          </table:table-cell>
          <table:table-cell office:value-type="float" office:value="2150" table:style-name="ce174">
            <text:p><text:s text:c="3"/>2,150</text:p>
          </table:table-cell>
          <table:table-cell office:value-type="float" office:value="1186" table:style-name="ce174">
            <text:p><text:s text:c="3"/>1,186</text:p>
          </table:table-cell>
          <table:table-cell office:value-type="float" office:value="964" table:style-name="ce174">
            <text:p><text:s text:c="3"/>964</text:p>
          </table:table-cell>
          <table:table-cell office:value-type="float" office:value="15.39122342329444" table:style-name="ce175">
            <text:p>15.39</text:p>
          </table:table-cell>
          <table:table-cell office:value-type="float" office:value="6527" table:style-name="ce174">
            <text:p><text:s text:c="3"/>6,527</text:p>
          </table:table-cell>
          <table:table-cell office:value-type="float" office:value="3807" table:style-name="ce174">
            <text:p><text:s text:c="3"/>3,807</text:p>
          </table:table-cell>
          <table:table-cell office:value-type="float" office:value="2720" table:style-name="ce174">
            <text:p><text:s text:c="3"/>2,720</text:p>
          </table:table-cell>
          <table:table-cell office:value-type="float" office:value="46.724890829694317" table:style-name="ce175">
            <text:p>46.72</text:p>
          </table:table-cell>
          <table:table-cell office:value-type="float" office:value="12043" table:style-name="ce174">
            <text:p><text:s text:c="3"/>12,043</text:p>
          </table:table-cell>
          <table:table-cell office:value-type="float" office:value="7004" table:style-name="ce174">
            <text:p><text:s text:c="3"/>7,004</text:p>
          </table:table-cell>
          <table:table-cell office:value-type="float" office:value="5039" table:style-name="ce174">
            <text:p><text:s text:c="3"/>5,039</text:p>
          </table:table-cell>
          <table:table-cell office:value-type="float" office:value="86.212327296155777" table:style-name="ce175">
            <text:p>86.21</text:p>
          </table:table-cell>
          <table:table-cell table:number-columns-repeated="16359" table:style-name="ce66"/>
        </table:table-row>
        <table:table-row table:style-name="ro29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1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30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30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224"/>
        <table:table-row table:style-name="ro24">
          <table:table-cell table:style-name="ce224">
            <draw:frame draw:z-index="2" draw:id="id1" draw:style-name="a1" draw:name="Object 2" svg:x="0.15625in" svg:y="0.08333in" svg:width="6.75in" svg:height="10.08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4">
          <table:table-cell table:number-columns-repeated="16384"/>
        </table:table-row>
        <table:table-row table:style-name="ro24">
          <table:table-cell table:style-name="ce224">
            <draw:frame draw:z-index="1" draw:id="id0" draw:style-name="a0" draw:name="Object 1" svg:x="0.16667in" svg:y="0.10417in" svg:width="6.67708in" svg:height="8.82292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4">
          <table:table-cell table:number-columns-repeated="16384"/>
        </table:table-row>
        <table:table-row table:style-name="ro31">
          <table:table-cell table:number-columns-repeated="16384" table:style-name="ce224"/>
        </table:table-row>
        <table:table-row table:number-rows-repeated="15" table:style-name="ro24">
          <table:table-cell table:number-columns-repeated="16384"/>
        </table:table-row>
        <table:table-row table:number-rows-repeated="5" table:style-name="ro32">
          <table:table-cell table:number-columns-repeated="11"/>
          <table:table-cell table:style-name="ce226"/>
          <table:table-cell table:number-columns-repeated="16372"/>
        </table:table-row>
        <table:table-row table:style-name="ro32">
          <table:table-cell table:number-columns-repeated="11"/>
          <table:table-cell table:style-name="ce225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說明" table:style-name="ta5">
        <table:table-source xlink:href="file:///D:/★桂瑋/1%20月報/06速(月)報套印/113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160" table:style-name="ta5">
        <table:table-source xlink:href="file:///D:/★桂瑋/1%20月報/06速(月)報套印/113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170" table:style-name="ta5">
        <table:table-source xlink:href="file:///D:/★桂瑋/1%20月報/06速(月)報套印/113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1B0" table:style-name="ta5">
        <table:table-source xlink:href="file:///D:/★桂瑋/1%20月報/06速(月)報套印/113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1-年月別(貼01-縣市別)" table:style-name="ta5">
        <table:table-source xlink:href="file:///D:/★桂瑋/1%20月報/06速(月)報套印/113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1-縣市別" table:style-name="ta5">
        <table:table-source xlink:href="file:///D:/★桂瑋/1%20月報/06速(月)報套印/113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1-年齡結構" table:style-name="ta5">
        <table:table-source xlink:href="file:///D:/★桂瑋/1%20月報/06速(月)報套印/113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1資料分析" table:style-name="ta5">
        <table:table-source xlink:href="file:///D:/★桂瑋/1%20月報/06速(月)報套印/113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1分析(草稿)" table:style-name="ta5">
        <table:table-source xlink:href="file:///D:/★桂瑋/1%20月報/06速(月)報套印/113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2-年月別" table:style-name="ta5">
        <table:table-source xlink:href="file:///D:/★桂瑋/1%20月報/06速(月)報套印/113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2-縣市別" table:style-name="ta5">
        <table:table-source xlink:href="file:///D:/★桂瑋/1%20月報/06速(月)報套印/113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4-單一年齡" table:style-name="ta5">
        <table:table-source xlink:href="file:///D:/★桂瑋/1%20月報/06速(月)報套印/113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5-年齡結構" table:style-name="ta5">
        <table:table-source xlink:href="file:///D:/★桂瑋/1%20月報/06速(月)報套印/113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6-人口增加&amp;生死結離" table:style-name="ta5">
        <table:table-source xlink:href="file:///D:/★桂瑋/1%20月報/06速(月)報套印/113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7-年月別" table:style-name="ta5">
        <table:table-source xlink:href="file:///D:/★桂瑋/1%20月報/06速(月)報套印/113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07-縣市別" table:style-name="ta5">
        <table:table-source xlink:href="file:///D:/★桂瑋/1%20月報/06速(月)報套印/113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10-年月別" table:style-name="ta5">
        <table:table-source xlink:href="file:///D:/★桂瑋/1%20月報/06速(月)報套印/113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10-縣市別" table:style-name="ta5">
        <table:table-source xlink:href="file:///D:/★桂瑋/1%20月報/06速(月)報套印/113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6/上網各月速報公式(6月).xls'#11-遷徙" table:style-name="ta5">
        <table:table-source xlink:href="file:///D:/★桂瑋/1%20月報/06速(月)報套印/113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1</meta:generator>
    <meta:initial-creator>陳桂瑋</meta:initial-creator>
    <dc:creator>陳桂瑋</dc:creator>
    <meta:creation-date>2024-07-04T09:38:04Z</meta:creation-date>
    <dc:date>2024-07-04T09:56:50Z</dc:date>
    <meta:print-date>2022-07-14T08:53:18Z</meta:print-date>
  </office:meta>
</office:document-meta>
</file>